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75in" fo:margin-left="0in" fo:margin-top="0in" fo:margin-bottom="0in" table:align="left" style:writing-mode="lr-tb"/>
    </style:style>
    <style:style style:name="Table1.A" style:family="table-column">
      <style:table-column-properties style:column-width="1.0826in"/>
    </style:style>
    <style:style style:name="Table1.B" style:family="table-column">
      <style:table-column-properties style:column-width="0.8604in"/>
    </style:style>
    <style:style style:name="Table1.C" style:family="table-column">
      <style:table-column-properties style:column-width="0.5271in"/>
    </style:style>
    <style:style style:name="Table1.D" style:family="table-column">
      <style:table-column-properties style:column-width="1.2764in"/>
    </style:style>
    <style:style style:name="Table1.E" style:family="table-column">
      <style:table-column-properties style:column-width="1.24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4.7465in" fo:margin-left="0in" fo:margin-top="0in" fo:margin-bottom="0in" table:align="left" style:writing-mode="lr-tb"/>
    </style:style>
    <style:style style:name="Table2.A" style:family="table-column">
      <style:table-column-properties style:column-width="1.0493in"/>
    </style:style>
    <style:style style:name="Table2.B" style:family="table-column">
      <style:table-column-properties style:column-width="1.2319in"/>
    </style:style>
    <style:style style:name="Table2.D" style:family="table-column">
      <style:table-column-properties style:column-width="1.2326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0.5pt solid #ffffff" fo:border-top="1.5pt solid #000000" fo:border-bottom="1.5pt solid #000000"/>
    </style:style>
    <style:style style:name="Table2.B1" style:family="table-cell">
      <style:table-cell-properties fo:padding-left="0.0785in" fo:padding-right="0.075in" fo:padding-top="0in" fo:padding-bottom="0in" fo:border-left="0.5pt solid #ffffff" fo:border-right="0.5pt solid #ffffff" fo:border-top="1.5pt solid #000000" fo:border-bottom="1.5pt solid #000000"/>
    </style:style>
    <style:style style:name="Table2.D1" style:family="table-cell">
      <style:table-cell-properties fo:padding-left="0.0785in" fo:padding-right="0.075in" fo:padding-top="0in" fo:padding-bottom="0in" fo:border-left="0.5pt solid #ffffff" fo:border-right="0.5pt solid #000000" fo:border-top="1.5pt solid #000000" fo:border-bottom="1.5pt solid #000000"/>
    </style:style>
    <style:style style:name="Table2.A2" style:family="table-cell">
      <style:table-cell-properties fo:padding-left="0.0785in" fo:padding-right="0.075in" fo:padding-top="0in" fo:padding-bottom="0in" fo:border-left="0.5pt solid #000000" fo:border-right="0.5pt solid #000000" fo:border-top="1.5pt solid #000000" fo:border-bottom="0.5pt solid #ffffff"/>
    </style:style>
    <style:style style:name="Table2.A3" style:family="table-cell">
      <style:table-cell-properties fo:padding-left="0.0785in" fo:padding-right="0.075in" fo:padding-top="0in" fo:padding-bottom="0in" fo:border-left="0.5pt solid #000000" fo:border-right="0.5pt solid #ffffff" fo:border-top="0.5pt solid #ffffff" fo:border-bottom="0.5pt solid #000000"/>
    </style:style>
    <style:style style:name="Table2.B3" style:family="table-cell">
      <style:table-cell-properties fo:padding-left="0.0785in" fo:padding-right="0.075in" fo:padding-top="0in" fo:padding-bottom="0in" fo:border-left="0.5pt solid #ffffff" fo:border-right="0.5pt solid #ffffff" fo:border-top="0.5pt solid #ffffff" fo:border-bottom="0.5pt solid #000000"/>
    </style:style>
    <style:style style:name="Table2.D3" style:family="table-cell">
      <style:table-cell-properties fo:padding-left="0.0785in" fo:padding-right="0.075in" fo:padding-top="0in" fo:padding-bottom="0in" fo:border-left="0.5pt solid #ffffff" fo:border-right="0.5pt solid #000000" fo:border-top="0.5pt solid #ffffff" fo:border-bottom="0.5pt solid #000000"/>
    </style:style>
    <style:style style:name="Table2.A8" style:family="table-cell">
      <style:table-cell-properties fo:padding-left="0.0785in" fo:padding-right="0.075in" fo:padding-top="0in" fo:padding-bottom="0in" fo:border-left="0.5pt solid #000000" fo:border-right="0.5pt solid #000000" fo:border-top="0.5pt solid #ffffff" fo:border-bottom="0.5pt solid #ffffff"/>
    </style:style>
    <style:style style:name="Table2.A10" style:family="table-cell">
      <style:table-cell-properties fo:padding-left="0.0785in" fo:padding-right="0.075in" fo:padding-top="0in" fo:padding-bottom="0in" fo:border-left="0.5pt solid #000000" fo:border-right="0.5pt solid #ffffff" fo:border-top="0.5pt solid #000000" fo:border-bottom="0.5pt solid #000000"/>
    </style:style>
    <style:style style:name="Table2.B10" style:family="table-cell">
      <style:table-cell-properties fo:padding-left="0.0785in" fo:padding-right="0.075in" fo:padding-top="0in" fo:padding-bottom="0in" fo:border-left="0.5pt solid #ffffff" fo:border-right="0.5pt solid #ffffff" fo:border-top="0.5pt solid #000000" fo:border-bottom="0.5pt solid #000000"/>
    </style:style>
    <style:style style:name="Table2.D10" style:family="table-cell">
      <style:table-cell-properties fo:padding-left="0.0785in" fo:padding-right="0.075in" fo:padding-top="0in" fo:padding-bottom="0in" fo:border-left="0.5pt solid #ffffff" fo:border-right="0.5pt solid #000000" fo:border-top="0.5pt solid #000000" fo:border-bottom="0.5pt solid #000000"/>
    </style:style>
    <style:style style:name="Table3" style:family="table">
      <style:table-properties style:width="4.7465in" fo:margin-left="0in" fo:margin-top="0in" fo:margin-bottom="0in" table:align="left" style:writing-mode="lr-tb"/>
    </style:style>
    <style:style style:name="Table3.A" style:family="table-column">
      <style:table-column-properties style:column-width="1.0583in"/>
    </style:style>
    <style:style style:name="Table3.B" style:family="table-column">
      <style:table-column-properties style:column-width="1.8431in"/>
    </style:style>
    <style:style style:name="Table3.C" style:family="table-column">
      <style:table-column-properties style:column-width="1.8451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0.5pt solid #ffffff" fo:border-top="1.5pt solid #000000" fo:border-bottom="1.5pt solid #000000"/>
    </style:style>
    <style:style style:name="Table3.B1" style:family="table-cell">
      <style:table-cell-properties fo:padding-left="0.0785in" fo:padding-right="0.075in" fo:padding-top="0in" fo:padding-bottom="0in" fo:border-left="0.5pt solid #ffffff" fo:border-right="0.5pt solid #ffffff" fo:border-top="1.5pt solid #000000" fo:border-bottom="1.5pt solid #000000"/>
    </style:style>
    <style:style style:name="Table3.C1" style:family="table-cell">
      <style:table-cell-properties fo:padding-left="0.0785in" fo:padding-right="0.075in" fo:padding-top="0in" fo:padding-bottom="0in" fo:border-left="0.5pt solid #ffffff" fo:border-right="0.5pt solid #000000" fo:border-top="1.5pt solid #000000" fo:border-bottom="1.5pt solid #000000"/>
    </style:style>
    <style:style style:name="Table3.A2" style:family="table-cell">
      <style:table-cell-properties fo:padding-left="0.0785in" fo:padding-right="0.075in" fo:padding-top="0in" fo:padding-bottom="0in" fo:border-left="0.5pt solid #000000" fo:border-right="0.5pt solid #000000" fo:border-top="1.5pt solid #000000" fo:border-bottom="0.5pt solid #ffffff"/>
    </style:style>
    <style:style style:name="Table3.A3" style:family="table-cell">
      <style:table-cell-properties fo:padding-left="0.0785in" fo:padding-right="0.075in" fo:padding-top="0in" fo:padding-bottom="0in" fo:border-left="0.5pt solid #000000" fo:border-right="0.5pt solid #ffffff" fo:border-top="0.5pt solid #ffffff" fo:border-bottom="0.5pt solid #000000"/>
    </style:style>
    <style:style style:name="Table3.B3" style:family="table-cell">
      <style:table-cell-properties fo:padding-left="0.0785in" fo:padding-right="0.075in" fo:padding-top="0in" fo:padding-bottom="0in" fo:border-left="0.5pt solid #ffffff" fo:border-right="0.5pt solid #ffffff" fo:border-top="0.5pt solid #ffffff" fo:border-bottom="0.5pt solid #000000"/>
    </style:style>
    <style:style style:name="Table3.C3" style:family="table-cell">
      <style:table-cell-properties fo:padding-left="0.0785in" fo:padding-right="0.075in" fo:padding-top="0in" fo:padding-bottom="0in" fo:border-left="0.5pt solid #ffffff" fo:border-right="0.5pt solid #000000" fo:border-top="0.5pt solid #ffffff" fo:border-bottom="0.5pt solid #000000"/>
    </style:style>
    <style:style style:name="Table3.A5" style:family="table-cell">
      <style:table-cell-properties fo:padding-left="0.0785in" fo:padding-right="0.075in" fo:padding-top="0in" fo:padding-bottom="0in" fo:border-left="0.5pt solid #000000" fo:border-right="0.5pt solid #000000" fo:border-top="0.5pt solid #ffffff" fo:border-bottom="0.5pt solid #ffffff"/>
    </style:style>
    <style:style style:name="Table3.A10" style:family="table-cell">
      <style:table-cell-properties fo:padding-left="0.0785in" fo:padding-right="0.075in" fo:padding-top="0in" fo:padding-bottom="0in" fo:border-left="0.5pt solid #000000" fo:border-right="0.5pt solid #ffffff" fo:border-top="0.5pt solid #000000" fo:border-bottom="0.5pt solid #000000"/>
    </style:style>
    <style:style style:name="Table3.B10" style:family="table-cell">
      <style:table-cell-properties fo:padding-left="0.0785in" fo:padding-right="0.075in" fo:padding-top="0in" fo:padding-bottom="0in" fo:border-left="0.5pt solid #ffffff" fo:border-right="0.5pt solid #ffffff" fo:border-top="0.5pt solid #000000" fo:border-bottom="0.5pt solid #000000"/>
    </style:style>
    <style:style style:name="Table3.C10" style:family="table-cell">
      <style:table-cell-properties fo:padding-left="0.0785in" fo:padding-right="0.075in" fo:padding-top="0in" fo:padding-bottom="0in" fo:border-left="0.5pt solid #ffffff" fo:border-right="0.5pt solid #000000" fo:border-top="0.5pt solid #000000" fo:border-bottom="0.5pt solid #000000"/>
    </style:style>
    <style:style style:name="P1" style:family="paragraph" style:parent-style-name="Standard">
      <style:paragraph-properties fo:line-height="100%"/>
    </style:style>
    <style:style style:name="P2" style:family="paragraph" style:parent-style-name="Standard">
      <style:paragraph-properties fo:line-height="100%" fo:keep-with-next="auto"/>
    </style:style>
    <style:style style:name="P3" style:family="paragraph" style:parent-style-name="Standard">
      <style:paragraph-properties fo:line-height="100%" fo:text-align="center" style:justify-single-word="false" fo:keep-with-next="auto"/>
    </style:style>
    <style:style style:name="P4" style:family="paragraph" style:parent-style-name="Standard">
      <style:paragraph-properties fo:margin-top="0in" fo:margin-bottom="0in" loext:contextual-spacing="false" fo:line-height="100%" fo:text-align="center" style:justify-single-word="false" fo:keep-with-next="auto"/>
      <style:text-properties fo:font-style="italic" style:font-style-asian="italic"/>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left="0.3016in" fo:margin-right="0in" fo:line-height="100%" fo:text-indent="0.4465in" style:auto-text-indent="false" fo:keep-with-next="auto"/>
    </style:style>
    <style:style style:name="P8" style:family="paragraph" style:parent-style-name="Standard">
      <style:paragraph-properties fo:margin-left="0.75in" fo:margin-right="0in" fo:margin-top="0in" fo:margin-bottom="0.1665in" loext:contextual-spacing="false" fo:line-height="100%" fo:text-align="justify" style:justify-single-word="false" fo:text-indent="-0.002in" style:auto-text-indent="false">
        <style:tab-stops>
          <style:tab-stop style:position="0.75in"/>
        </style:tab-stops>
      </style:paragraph-properties>
    </style:style>
    <style:style style:name="P9" style:family="paragraph" style:parent-style-name="Standard">
      <style:paragraph-properties fo:margin-left="0.1665in" fo:margin-right="0in" fo:margin-top="0in" fo:margin-bottom="0in" loext:contextual-spacing="false" fo:line-height="100%" fo:text-indent="0in" style:auto-text-indent="false"/>
    </style:style>
    <style:style style:name="P10" style:family="paragraph" style:parent-style-name="Standard">
      <style:paragraph-properties fo:margin-top="0.111in" fo:margin-bottom="0.111in" loext:contextual-spacing="false" fo:line-height="100%" fo:text-align="center" style:justify-single-word="false" fo:keep-with-next="auto"/>
    </style:style>
    <style:style style:name="P11" style:family="paragraph" style:parent-style-name="Standard">
      <style:paragraph-properties fo:margin-left="0.4374in" fo:margin-right="0in" fo:line-height="100%" fo:text-align="justify" style:justify-single-word="false" fo:text-indent="0in" style:auto-text-indent="false"/>
    </style:style>
    <style:style style:name="P12" style:family="paragraph" style:parent-style-name="Standard">
      <style:paragraph-properties fo:margin-top="0in" fo:margin-bottom="0in" loext:contextual-spacing="true" fo:line-height="100%"/>
    </style:style>
    <style:style style:name="P13" style:family="paragraph" style:parent-style-name="Standard">
      <style:paragraph-properties fo:margin-top="0in" fo:margin-bottom="0in" loext:contextual-spacing="true" fo:line-height="100%" fo:orphans="2" fo:widows="2" fo:hyphenation-ladder-count="no-limit" fo:keep-with-next="auto"/>
      <style:text-properties fo:hyphenate="true" fo:hyphenation-remain-char-count="2" fo:hyphenation-push-char-count="2"/>
    </style:style>
    <style:style style:name="P14" style:family="paragraph" style:parent-style-name="Standard">
      <style:paragraph-properties fo:margin-left="0.25in" fo:margin-right="0in" fo:margin-top="0in" fo:margin-bottom="0in" loext:contextual-spacing="false" fo:line-height="100%" fo:text-indent="-0.25in" style:auto-text-indent="false"/>
    </style:style>
    <style:style style:name="P15" style:family="paragraph" style:parent-style-name="Footnote" style:master-page-name="Converted2">
      <style:paragraph-properties fo:margin-left="0in" fo:margin-right="0in" fo:margin-top="0in" fo:margin-bottom="0.111in" loext:contextual-spacing="false" fo:text-indent="0in" style:auto-text-indent="false" style:page-number="auto" fo:keep-with-next="auto"/>
    </style:style>
    <style:style style:name="P16" style:family="paragraph" style:parent-style-name="Footnote" style:master-page-name="Converted4">
      <style:paragraph-properties fo:margin-left="0in" fo:margin-right="0in" fo:margin-top="0in" fo:margin-bottom="0.111in" loext:contextual-spacing="false" fo:text-align="justify" style:justify-single-word="false" fo:text-indent="0in" style:auto-text-indent="false" style:page-number="auto" fo:keep-with-next="auto"/>
    </style:style>
    <style:style style:name="P17" style:family="paragraph" style:parent-style-name="Footnote" style:master-page-name="Converted6">
      <style:paragraph-properties fo:margin-left="0in" fo:margin-right="0in" fo:margin-top="0in" fo:margin-bottom="0.111in" loext:contextual-spacing="false" fo:text-indent="0in" style:auto-text-indent="false" style:page-number="auto"/>
    </style:style>
    <style:style style:name="P18" style:family="paragraph" style:parent-style-name="Footnote" style:master-page-name="Converted10">
      <style:paragraph-properties fo:margin-left="0in" fo:margin-right="0in" fo:margin-top="0in" fo:margin-bottom="0.111in" loext:contextual-spacing="false" fo:text-indent="0in" style:auto-text-indent="false" style:page-number="auto"/>
    </style:style>
    <style:style style:name="P19" style:family="paragraph" style:parent-style-name="Footnote" style:master-page-name="Converted12">
      <style:paragraph-properties fo:margin-left="0in" fo:margin-right="0in" fo:margin-top="0in" fo:margin-bottom="0.111in" loext:contextual-spacing="false" fo:text-align="justify" style:justify-single-word="false" fo:text-indent="0in" style:auto-text-indent="false" style:page-number="auto"/>
    </style:style>
    <style:style style:name="P20" style:family="paragraph" style:parent-style-name="Footnote" style:master-page-name="Converted14">
      <style:paragraph-properties fo:margin-left="0in" fo:margin-right="0in" fo:margin-top="0in" fo:margin-bottom="0.111in" loext:contextual-spacing="false" fo:text-align="justify" style:justify-single-word="false" fo:text-indent="0in" style:auto-text-indent="false" style:page-number="auto"/>
    </style:style>
    <style:style style:name="P21" style:family="paragraph" style:parent-style-name="Footnote" style:master-page-name="Converted8">
      <style:paragraph-properties fo:margin-top="0in" fo:margin-bottom="0.111in" loext:contextual-spacing="false" fo:text-align="justify" style:justify-single-word="false" style:page-number="auto"/>
    </style:style>
    <style:style style:name="P22" style:family="paragraph" style:parent-style-name="ls_5f_Abstract">
      <style:paragraph-properties fo:line-height="100%" fo:text-align="center" style:justify-single-word="false"/>
    </style:style>
    <style:style style:name="P23" style:family="paragraph" style:parent-style-name="ls_5f_Abstract">
      <style:paragraph-properties fo:line-height="100%" fo:text-align="start" style:justify-single-word="false"/>
    </style:style>
    <style:style style:name="P24" style:family="paragraph" style:parent-style-name="ls_5f_Abstract">
      <style:paragraph-properties fo:margin-top="0in" fo:margin-bottom="0in" loext:contextual-spacing="false" fo:line-height="100%" fo:text-align="center" style:justify-single-word="false"/>
    </style:style>
    <style:style style:name="P25" style:family="paragraph" style:parent-style-name="ls_5f_Abstract" style:master-page-name="Standard">
      <style:paragraph-properties fo:line-height="100%" fo:text-align="center" style:justify-single-word="false" style:page-number="auto"/>
    </style:style>
    <style:style style:name="P26" style:family="paragraph" style:parent-style-name="ls_5f_Sourceline">
      <style:paragraph-properties fo:margin-left="0in" fo:margin-right="0in" fo:text-indent="0in" style:auto-text-indent="false"/>
      <style:text-properties fo:language="de" fo:country="DE" style:language-asian="de" style:country-asian="DE" style:language-complex="ar" style:country-complex="SA"/>
    </style:style>
    <style:style style:name="P27" style:family="paragraph" style:parent-style-name="ls_5f_Sourceline">
      <style:paragraph-properties fo:margin-left="0in" fo:margin-right="0in" fo:text-indent="0in" style:auto-text-indent="false"/>
      <style:text-properties fo:font-style="normal" style:font-style-asian="normal"/>
    </style:style>
    <style:style style:name="P28" style:family="paragraph" style:parent-style-name="ls_5f_Sourceline">
      <style:paragraph-properties fo:margin-left="0in" fo:margin-right="0in" fo:text-indent="0in" style:auto-text-indent="false">
        <style:tab-stops>
          <style:tab-stop style:position="0.4374in"/>
          <style:tab-stop style:position="0.748in"/>
        </style:tab-stops>
      </style:paragraph-properties>
    </style:style>
    <style:style style:name="P29" style:family="paragraph" style:parent-style-name="ls_5f_Sourceline">
      <style:paragraph-properties fo:margin-left="0in" fo:margin-right="0in" fo:margin-top="0in" fo:margin-bottom="0.1665in" loext:contextual-spacing="false" fo:text-indent="0in" style:auto-text-indent="false">
        <style:tab-stops>
          <style:tab-stop style:position="0.4374in"/>
          <style:tab-stop style:position="0.748in"/>
        </style:tab-stops>
      </style:paragraph-properties>
    </style:style>
    <style:style style:name="P30" style:family="paragraph" style:parent-style-name="ls_5f_Sourceline" style:list-style-name="WWNum3">
      <style:paragraph-properties fo:margin-left="0.6299in" fo:margin-right="0in" fo:margin-top="0in" fo:margin-bottom="0.111in" loext:contextual-spacing="false" fo:text-indent="-0.1299in" style:auto-text-indent="false">
        <style:tab-stops/>
      </style:paragraph-properties>
    </style:style>
    <style:style style:name="P31" style:family="paragraph" style:parent-style-name="ls_5f_Sourceline">
      <style:paragraph-properties fo:keep-with-next="auto"/>
    </style:style>
    <style:style style:name="P32" style:family="paragraph" style:parent-style-name="ls_5f_Sourceline">
      <style:paragraph-properties fo:margin-left="0.4374in" fo:margin-right="0in" fo:text-indent="0in" style:auto-text-indent="false">
        <style:tab-stops/>
      </style:paragraph-properties>
      <style:text-properties fo:language="de" fo:country="DE" fo:font-style="normal" style:language-asian="de" style:country-asian="DE" style:font-style-asian="normal" style:language-complex="ar" style:country-complex="SA"/>
    </style:style>
    <style:style style:name="P33" style:family="paragraph" style:parent-style-name="ls_5f_Sourceline">
      <style:paragraph-properties fo:margin-left="0.75in" fo:margin-right="0in" fo:margin-top="0in" fo:margin-bottom="0.111in" loext:contextual-spacing="false" fo:text-indent="0in" style:auto-text-indent="false"/>
    </style:style>
    <style:style style:name="P34" style:family="paragraph" style:parent-style-name="ls_5f_Langinfo" style:list-style-name="WWNum2"/>
    <style:style style:name="P35" style:family="paragraph" style:parent-style-name="ls_5f_Langinfo" style:list-style-name=""/>
    <style:style style:name="P36" style:family="paragraph" style:parent-style-name="ls_5f_Langinfo" style:list-style-name="WWNum2">
      <style:paragraph-properties fo:margin-left="0.4374in" fo:margin-right="0in" fo:text-indent="-0.4374in" style:auto-text-indent="false"/>
    </style:style>
    <style:style style:name="P37" style:family="paragraph" style:parent-style-name="ls_5f_Langinfo" style:list-style-name="">
      <style:paragraph-properties fo:margin-top="0in" fo:margin-bottom="0.111in" loext:contextual-spacing="false"/>
    </style:style>
    <style:style style:name="P38" style:family="paragraph" style:parent-style-name="ls_5f_Langinfo" style:list-style-name="WWNum2">
      <style:paragraph-properties fo:margin-left="0.0783in" fo:margin-right="0in" fo:text-indent="0in" style:auto-text-indent="false" fo:keep-with-next="auto"/>
    </style:style>
    <style:style style:name="P39" style:family="paragraph" style:parent-style-name="ls_5f_Langinfo" style:list-style-name="">
      <style:paragraph-properties fo:margin-left="0.0783in" fo:margin-right="0in" fo:text-indent="0in" style:auto-text-indent="false">
        <style:tab-stops>
          <style:tab-stop style:position="0.4374in"/>
        </style:tab-stops>
      </style:paragraph-properties>
    </style:style>
    <style:style style:name="P40" style:family="paragraph" style:parent-style-name="ls_5f_Langinfo" style:list-style-name="WWNum3">
      <style:paragraph-properties fo:margin-left="0.6252in" fo:margin-right="0in" fo:text-indent="-0.1252in" style:auto-text-indent="false"/>
    </style:style>
    <style:style style:name="P41" style:family="paragraph" style:parent-style-name="ls_5f_Langinfo" style:list-style-name="">
      <style:paragraph-properties fo:margin-left="0.0783in" fo:margin-right="0in" fo:text-indent="0.3681in" style:auto-text-indent="false"/>
    </style:style>
    <style:style style:name="P42" style:family="paragraph" style:parent-style-name="ls_5f_Langinfo" style:list-style-name="">
      <style:paragraph-properties fo:margin-left="0.0799in" fo:margin-right="0in" fo:margin-top="0in" fo:margin-bottom="0.111in" loext:contextual-spacing="false" fo:text-indent="0in" style:auto-text-indent="false"/>
    </style:style>
    <style:style style:name="P43" style:family="paragraph" style:parent-style-name="ls_5f_Langinfo" style:list-style-name="">
      <style:paragraph-properties fo:margin-left="0.4445in" fo:margin-right="0in" fo:margin-top="0in" fo:margin-bottom="0.111in" loext:contextual-spacing="false" fo:text-indent="0in" style:auto-text-indent="false"/>
    </style:style>
    <style:style style:name="P44" style:family="paragraph" style:parent-style-name="ls_5f_Langinfo" style:list-style-name="">
      <style:paragraph-properties fo:margin-left="0.1965in" fo:margin-right="0in" fo:text-indent="0.25in" style:auto-text-indent="false"/>
    </style:style>
    <style:style style:name="P45" style:family="paragraph" style:parent-style-name="ls_5f_Langinfo" style:list-style-name="">
      <style:paragraph-properties fo:margin-left="0.498in" fo:margin-right="0in" fo:text-indent="0.25in" style:auto-text-indent="false"/>
    </style:style>
    <style:style style:name="P46" style:family="paragraph" style:parent-style-name="ls_5f_Langinfo" style:list-style-name="">
      <style:paragraph-properties fo:margin-left="0.748in" fo:margin-right="0in" fo:text-indent="0in" style:auto-text-indent="false"/>
    </style:style>
    <style:style style:name="P47" style:family="paragraph" style:parent-style-name="ls_5f_Langinfo" style:list-style-name="">
      <style:paragraph-properties fo:margin-left="0.1965in" fo:margin-right="0in" fo:text-indent="0.2409in" style:auto-text-indent="false"/>
    </style:style>
    <style:style style:name="P48" style:family="paragraph" style:parent-style-name="ls_5f_Langinfo" style:list-style-name="">
      <style:paragraph-properties fo:margin-left="0.4465in" fo:margin-right="0in" fo:text-indent="0in" style:auto-text-indent="false"/>
    </style:style>
    <style:style style:name="P49" style:family="paragraph" style:parent-style-name="ls_5f_IMT">
      <style:paragraph-properties fo:margin-left="0.4374in" fo:margin-right="0in" fo:text-indent="0in" style:auto-text-indent="false" fo:keep-with-next="auto">
        <style:tab-stops>
          <style:tab-stop style:position="0.4374in"/>
          <style:tab-stop style:position="0.748in"/>
        </style:tab-stops>
      </style:paragraph-properties>
    </style:style>
    <style:style style:name="P50" style:family="paragraph" style:parent-style-name="ls_5f_IMT">
      <style:paragraph-properties fo:margin-left="0.4374in" fo:margin-right="0in" fo:text-indent="0in" style:auto-text-indent="false" fo:keep-with-next="auto">
        <style:tab-stops/>
      </style:paragraph-properties>
    </style:style>
    <style:style style:name="P51" style:family="paragraph" style:parent-style-name="ls_5f_IMT">
      <style:paragraph-properties fo:margin-left="0.4402in" fo:margin-right="0in" fo:margin-top="0in" fo:margin-bottom="0.111in" loext:contextual-spacing="false" fo:text-indent="0in" style:auto-text-indent="false" fo:keep-with-next="auto">
        <style:tab-stops>
          <style:tab-stop style:position="0.4374in"/>
          <style:tab-stop style:position="0.748in"/>
        </style:tab-stops>
      </style:paragraph-properties>
    </style:style>
    <style:style style:name="P52" style:family="paragraph" style:parent-style-name="ls_5f_IMT">
      <style:paragraph-properties fo:margin-left="0in" fo:margin-right="0in" fo:text-indent="0in" style:auto-text-indent="false" fo:keep-with-next="auto">
        <style:tab-stops>
          <style:tab-stop style:position="0.4374in"/>
          <style:tab-stop style:position="0.748in"/>
        </style:tab-stops>
      </style:paragraph-properties>
    </style:style>
    <style:style style:name="P53" style:family="paragraph" style:parent-style-name="ls_5f_IMT">
      <style:paragraph-properties fo:keep-with-next="auto"/>
    </style:style>
    <style:style style:name="P54" style:family="paragraph" style:parent-style-name="ls_5f_IMT">
      <style:paragraph-properties fo:margin-left="0.75in" fo:margin-right="0in" fo:text-indent="0in" style:auto-text-indent="false" fo:keep-with-next="auto"/>
    </style:style>
    <style:style style:name="P55" style:family="paragraph" style:parent-style-name="ls_5f_IMT">
      <style:paragraph-properties fo:margin-left="0.75in" fo:margin-right="0in" fo:margin-top="0in" fo:margin-bottom="0.111in" loext:contextual-spacing="false" fo:text-indent="0in" style:auto-text-indent="false" fo:keep-with-next="auto"/>
    </style:style>
    <style:style style:name="P56" style:family="paragraph" style:parent-style-name="ls_5f_IMT">
      <style:paragraph-properties fo:margin-left="0.75in" fo:margin-right="0in" fo:margin-top="0in" fo:margin-bottom="0.111in" loext:contextual-spacing="false" fo:text-indent="0in" style:auto-text-indent="false"/>
    </style:style>
    <style:style style:name="P57" style:family="paragraph" style:parent-style-name="ls_5f_UnNumberedSection" style:list-style-name="WWNum0">
      <style:paragraph-properties fo:line-height="100%"/>
    </style:style>
    <style:style style:name="P58" style:family="paragraph" style:parent-style-name="ls_5f_Section1" style:list-style-name="WWNum3">
      <style:paragraph-properties fo:line-height="100%"/>
    </style:style>
    <style:style style:name="P59" style:family="paragraph" style:parent-style-name="ls_5f_Section2" style:list-style-name="WWNum3">
      <style:paragraph-properties fo:line-height="100%"/>
    </style:style>
    <style:style style:name="P60" style:family="paragraph" style:parent-style-name="ls_5f_Section3" style:list-style-name="WWNum3">
      <style:paragraph-properties fo:line-height="100%"/>
    </style:style>
    <style:style style:name="P61" style:family="paragraph" style:parent-style-name="List_20_Paragraph">
      <style:paragraph-properties fo:margin-left="0in" fo:margin-right="0in" fo:margin-top="0in" fo:margin-bottom="0in" loext:contextual-spacing="true" fo:line-height="100%" fo:text-indent="0in" style:auto-text-indent="false"/>
    </style:style>
    <style:style style:name="P62" style:family="paragraph" style:parent-style-name="List_20_Paragraph" style:list-style-name="WWNum3">
      <style:paragraph-properties fo:margin-left="0.6252in" fo:margin-right="0in" fo:text-indent="-0.1252in" style:auto-text-indent="false"/>
    </style:style>
    <style:style style:name="P63" style:family="paragraph" style:parent-style-name="List_20_Paragraph">
      <style:paragraph-properties fo:margin-left="0.4374in" fo:margin-right="0in" fo:text-align="justify" style:justify-single-word="false" fo:text-indent="0in" style:auto-text-indent="false"/>
    </style:style>
    <style:style style:name="P64" style:family="paragraph" style:parent-style-name="Text_20_body_20_indent">
      <style:paragraph-properties fo:margin-left="0.4402in" fo:margin-right="0in" fo:line-height="100%" fo:text-indent="0in" style:auto-text-indent="false"/>
    </style:style>
    <style:style style:name="P65" style:family="paragraph" style:parent-style-name="Text_20_body_20_indent">
      <style:paragraph-properties fo:margin-left="0.4374in" fo:margin-right="0in" fo:margin-top="0in" fo:margin-bottom="0.111in" loext:contextual-spacing="false" fo:line-height="100%" fo:text-indent="0in" style:auto-text-indent="false"/>
    </style:style>
    <style:style style:name="T1" style:family="text">
      <style:text-properties style:text-position="35% 100%" style:font-name="Arial" fo:font-size="28pt" fo:font-style="normal" fo:font-weight="bold" style:font-size-asian="28pt" style:font-style-asian="normal" style:font-weight-asian="bold" style:font-size-complex="28pt" style:font-weight-complex="bold"/>
    </style:style>
    <style:style style:name="T2" style:family="text">
      <style:text-properties style:font-name="Arial" fo:font-size="28pt" fo:font-style="normal" fo:font-weight="bold" style:font-size-asian="28pt" style:font-style-asian="normal" style:font-weight-asian="bold" style:font-size-complex="28pt" style:font-weight-complex="bold"/>
    </style:style>
    <style:style style:name="T3" style:family="text">
      <style:text-properties fo:font-style="normal" style:font-style-asian="normal"/>
    </style:style>
    <style:style style:name="T4" style:family="text">
      <style:text-properties fo:font-style="normal" style:font-name-asian="Times New Roman1" style:language-asian="en" style:country-asian="US" style:font-style-asian="normal" style:font-name-complex="Times New Roman1" style:language-complex="ar" style:country-complex="SA"/>
    </style:style>
    <style:style style:name="T5" style:family="text">
      <style:text-properties style:font-name-complex="Times New Roman1"/>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font-style-asian="italic" style:font-size-complex="12pt"/>
    </style:style>
    <style:style style:name="T9" style:family="text">
      <style:text-properties fo:font-style="italic" style:font-style-asian="italic" style:font-weight-complex="bold"/>
    </style:style>
    <style:style style:name="T10" style:family="text">
      <style:text-properties fo:font-style="italic" style:font-style-asian="italic" style:font-name-complex="Times New Roman1"/>
    </style:style>
    <style:style style:name="T11" style:family="text">
      <style:text-properties fo:font-style="italic" fo:font-weight="bold" style:font-style-asian="italic" style:font-weight-asian="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ize-complex="12pt" style:font-weight-complex="bold"/>
    </style:style>
    <style:style style:name="T14" style:family="text">
      <style:text-properties fo:font-style="italic" fo:font-weight="bold" style:font-name-asian="Times New Roman1" style:language-asian="en" style:country-asian="US" style:font-style-asian="italic" style:font-weight-asian="bold" style:font-name-complex="Times New Roman1" style:language-complex="ar" style:country-complex="SA"/>
    </style:style>
    <style:style style:name="T15" style:family="text">
      <style:text-properties fo:font-style="italic" fo:font-weight="bold" style:font-name-asian="Calibri1" style:font-style-asian="italic" style:font-weight-asian="bold"/>
    </style:style>
    <style:style style:name="T16" style:family="text">
      <style:text-properties fo:font-style="italic" style:font-name-asian="Times New Roman1" style:language-asian="en" style:country-asian="US" style:font-style-asian="italic" style:font-name-complex="Times New Roman1" style:language-complex="ar" style:country-complex="SA"/>
    </style:style>
    <style:style style:name="T17" style:family="text">
      <style:text-properties fo:font-style="italic" style:font-name-asian="Calibri1" style:font-style-asian="italic"/>
    </style:style>
    <style:style style:name="T18" style:family="text">
      <style:text-properties style:rfc-language-tag="es-419" fo:language="es"/>
    </style:style>
    <style:style style:name="T19" style:family="text">
      <style:text-properties style:rfc-language-tag="es-419" fo:language="es" style:font-name-complex="Times New Roman1"/>
    </style:style>
    <style:style style:name="T20" style:family="text">
      <style:text-properties style:rfc-language-tag="es-419" fo:language="es" fo:font-weight="bold" style:font-weight-asian="bold"/>
    </style:style>
    <style:style style:name="T21" style:family="text">
      <style:text-properties style:rfc-language-tag="es-419" fo:language="es" fo:font-weight="bold" style:font-name-asian="Times New Roman1" style:language-asian="en" style:country-asian="US" style:font-weight-asian="bold" style:font-name-complex="Times New Roman1" style:language-complex="ar" style:country-complex="SA"/>
    </style:style>
    <style:style style:name="T22" style:family="text">
      <style:text-properties style:rfc-language-tag="es-419" fo:language="es" style:font-name-asian="Times New Roman1" style:language-asian="en" style:country-asian="US" style:font-name-complex="Times New Roman1" style:language-complex="ar" style:country-complex="SA"/>
    </style:style>
    <style:style style:name="T23" style:family="text">
      <style:text-properties style:rfc-language-tag="es-419" fo:language="es" fo:font-style="italic" style:font-style-asian="italic"/>
    </style:style>
    <style:style style:name="T24" style:family="text">
      <style:text-properties style:rfc-language-tag="es-419" fo:language="es" fo:font-style="italic" style:font-style-asian="italic" style:font-style-complex="italic"/>
    </style:style>
    <style:style style:name="T25" style:family="text">
      <style:text-properties style:rfc-language-tag="es-419" fo:language="es" fo:font-style="italic" fo:font-weight="bold" style:font-style-asian="italic" style:font-weight-asian="bold"/>
    </style:style>
    <style:style style:name="T26" style:family="text">
      <style:text-properties style:rfc-language-tag="es-419" fo:language="es" fo:font-style="italic" fo:font-weight="bold" style:font-name-asian="Times New Roman1" style:font-style-asian="italic" style:font-weight-asian="bold"/>
    </style:style>
    <style:style style:name="T27" style:family="text">
      <style:text-properties style:rfc-language-tag="es-419" fo:language="es" fo:font-style="italic" style:font-name-asian="Times New Roman1" style:language-asian="en" style:country-asian="US" style:font-style-asian="italic" style:font-name-complex="Times New Roman1" style:language-complex="ar" style:country-complex="SA"/>
    </style:style>
    <style:style style:name="T28" style:family="text">
      <style:text-properties style:rfc-language-tag="es-419" fo:language="es" fo:font-style="italic" style:font-name-asian="Times New Roman1" style:font-style-asian="italic"/>
    </style:style>
    <style:style style:name="T29" style:family="text">
      <style:text-properties style:rfc-language-tag="es-419" fo:language="es" fo:font-style="italic" style:language-asian="en" style:country-asian="US" style:font-style-asian="italic"/>
    </style:style>
    <style:style style:name="T30" style:family="text">
      <style:text-properties style:rfc-language-tag="es-419" fo:language="es" style:language-asian="en" style:country-asian="US"/>
    </style:style>
    <style:style style:name="T31" style:family="text">
      <style:text-properties fo:language="de" fo:country="DE"/>
    </style:style>
    <style:style style:name="T32" style:family="text">
      <style:text-properties fo:language="de" fo:country="DE" style:font-name-asian="Times New Roman1" style:language-asian="de" style:country-asian="DE" style:font-size-complex="10pt"/>
    </style:style>
    <style:style style:name="T33" style:family="text">
      <style:text-properties fo:language="de" fo:country="DE" style:font-name-asian="Times New Roman1" style:language-asian="en" style:country-asian="US" style:font-name-complex="Times New Roman1" style:language-complex="ar" style:country-complex="SA"/>
    </style:style>
    <style:style style:name="T34" style:family="text">
      <style:text-properties fo:language="de" fo:country="DE" fo:font-style="italic" style:font-name-asian="Times New Roman1" style:language-asian="de" style:country-asian="DE" style:font-style-asian="italic" style:font-size-complex="10pt"/>
    </style:style>
    <style:style style:name="T35" style:family="text">
      <style:text-properties fo:language="de" fo:country="DE" fo:font-style="italic" fo:font-weight="bold" style:font-name-asian="Times New Roman1" style:language-asian="de" style:country-asian="DE" style:font-style-asian="italic" style:font-weight-asian="bold" style:font-size-complex="10pt"/>
    </style:style>
    <style:style style:name="T36" style:family="text">
      <style:text-properties fo:language="de" fo:country="DE" fo:font-style="italic" style:language-asian="de" style:country-asian="DE" style:font-style-asian="italic" style:language-complex="ar" style:country-complex="SA"/>
    </style:style>
    <style:style style:name="T37" style:family="text">
      <style:text-properties fo:language="de" fo:country="DE" fo:font-style="normal" style:font-name-asian="Times New Roman1" style:language-asian="de" style:country-asian="DE" style:font-style-asian="normal" style:font-size-complex="10pt"/>
    </style:style>
    <style:style style:name="T38" style:family="text">
      <style:text-properties fo:language="de" fo:country="DE" fo:font-style="normal" style:font-style-asian="normal"/>
    </style:style>
    <style:style style:name="T39" style:family="text">
      <style:text-properties fo:language="de" fo:country="DE" fo:font-style="normal" style:language-asian="de" style:country-asian="DE" style:font-style-asian="normal" style:language-complex="ar" style:country-complex="SA"/>
    </style:style>
    <style:style style:name="T40" style:family="text">
      <style:text-properties fo:language="de" fo:country="DE" fo:font-style="normal" fo:font-weight="bold" style:language-asian="de" style:country-asian="DE" style:font-style-asian="normal" style:font-weight-asian="bold" style:language-complex="ar" style:country-complex="SA"/>
    </style:style>
    <style:style style:name="T41" style:family="text">
      <style:text-properties fo:language="de" fo:country="DE" fo:font-weight="bold" style:font-name-asian="Times New Roman1" style:language-asian="de" style:country-asian="DE" style:font-weight-asian="bold" style:font-size-complex="10pt"/>
    </style:style>
    <style:style style:name="T42" style:family="text">
      <style:text-properties fo:language="de" fo:country="DE" fo:font-weight="bold" style:font-weight-asian="bold"/>
    </style:style>
    <style:style style:name="T43" style:family="text">
      <style:text-properties fo:language="de" fo:country="DE" fo:font-weight="bold" style:language-asian="de" style:country-asian="DE" style:font-weight-asian="bold" style:language-complex="ar" style:country-complex="SA"/>
    </style:style>
    <style:style style:name="T44" style:family="text">
      <style:text-properties fo:language="de" fo:country="DE" style:language-asian="de" style:country-asian="DE" style:language-complex="ar" style:country-complex="SA"/>
    </style:style>
    <style:style style:name="T45" style:family="text">
      <style:text-properties fo:font-variant="small-caps"/>
    </style:style>
    <style:style style:name="T46" style:family="text">
      <style:text-properties fo:font-variant="small-caps" fo:language="de" fo:country="DE"/>
    </style:style>
    <style:style style:name="T47" style:family="text">
      <style:text-properties fo:font-variant="small-caps" style:font-name-asian="Times New Roman1" style:language-asian="en" style:country-asian="US" style:font-name-complex="Times New Roman1" style:language-complex="ar" style:country-complex="SA"/>
    </style:style>
    <style:style style:name="T48" style:family="text">
      <style:text-properties fo:font-variant="small-caps" style:font-name-asian="Times New Roman1" style:language-asian="en" style:country-asian="US" style:font-name-complex="Times New Roman1" style:language-complex="en" style:country-complex="US"/>
    </style:style>
    <style:style style:name="T49" style:family="text">
      <style:text-properties fo:font-variant="small-caps" fo:font-style="normal" style:font-name-asian="Times New Roman1" style:language-asian="en" style:country-asian="US" style:font-style-asian="normal" style:font-name-complex="Times New Roman1" style:language-complex="ar" style:country-complex="SA"/>
    </style:style>
    <style:style style:name="T50" style:family="text">
      <style:text-properties fo:font-variant="small-caps" fo:font-size="10pt" style:font-name-asian="Times New Roman1" style:font-size-asian="10pt" style:language-asian="en" style:country-asian="US" style:font-name-complex="Times New Roman1" style:font-size-complex="10pt" style:language-complex="ar" style:country-complex="SA"/>
    </style:style>
    <style:style style:name="T51" style:family="text">
      <style:text-properties fo:font-variant="small-caps" fo:font-size="10pt" style:font-size-asian="10pt" style:font-style-complex="italic"/>
    </style:style>
    <style:style style:name="T52" style:family="text">
      <style:text-properties fo:font-variant="small-caps" fo:font-size="10pt" style:font-size-asian="10pt" style:font-size-complex="10pt"/>
    </style:style>
    <style:style style:name="T53" style:family="text">
      <style:text-properties fo:font-variant="small-caps" fo:font-size="10pt" fo:language="en" fo:country="US" style:font-size-asian="10pt" style:language-asian="en" style:country-asian="US"/>
    </style:style>
    <style:style style:name="T54" style:family="text">
      <style:text-properties fo:font-variant="small-caps" fo:font-size="10pt" fo:language="en" fo:country="US" style:font-name-asian="Times New Roman1" style:font-size-asian="10pt" style:language-asian="en" style:country-asian="US" style:font-name-complex="Times New Roman1" style:font-size-complex="10pt"/>
    </style:style>
    <style:style style:name="T55" style:family="text">
      <style:text-properties fo:font-variant="small-caps" fo:font-size="10pt" fo:language="de" fo:country="DE" style:font-size-asian="10pt" style:font-size-complex="10pt"/>
    </style:style>
    <style:style style:name="T56" style:family="text">
      <style:text-properties fo:font-variant="small-caps" fo:font-size="10pt" fo:font-style="normal" style:font-name-asian="Times New Roman1" style:font-size-asian="10pt" style:language-asian="en" style:country-asian="US" style:font-style-asian="normal" style:font-name-complex="Times New Roman1" style:font-size-complex="10pt" style:language-complex="ar" style:country-complex="SA"/>
    </style:style>
    <style:style style:name="T57" style:family="text">
      <style:text-properties fo:font-variant="small-caps" fo:font-size="10pt" style:rfc-language-tag="es-419" fo:language="es" style:font-name-asian="Times New Roman1" style:font-size-asian="10pt" style:language-asian="en" style:country-asian="US" style:font-name-complex="Times New Roman1" style:font-size-complex="10pt"/>
    </style:style>
    <style:style style:name="T58" style:family="text">
      <style:text-properties fo:font-variant="small-caps" fo:font-size="10pt" style:font-name-asian="Calibri1" style:font-size-asian="10pt" style:font-size-complex="10pt"/>
    </style:style>
    <style:style style:name="T59" style:family="text">
      <style:text-properties fo:font-variant="small-caps" fo:font-size="11pt" style:font-name-asian="Times New Roman1" style:font-size-asian="11pt" style:language-asian="en" style:country-asian="US" style:font-name-complex="Times New Roman1" style:font-size-complex="11pt" style:language-complex="ar" style:country-complex="SA"/>
    </style:style>
    <style:style style:name="T60" style:family="text">
      <style:text-properties fo:font-variant="small-caps" fo:font-size="11pt" style:font-size-asian="11pt" style:font-size-complex="11pt"/>
    </style:style>
    <style:style style:name="T61" style:family="text">
      <style:text-properties fo:font-variant="small-caps" fo:font-size="11pt" fo:language="de" fo:country="DE" style:font-size-asian="11pt" style:font-size-complex="11pt"/>
    </style:style>
    <style:style style:name="T62" style:family="text">
      <style:text-properties fo:font-variant="small-caps" fo:language="en" fo:country="US" style:language-asian="en" style:country-asian="US" style:font-size-complex="12pt"/>
    </style:style>
    <style:style style:name="T63" style:family="text">
      <style:text-properties fo:font-variant="small-caps" style:font-name="Times New Roman" fo:font-size="10pt" style:font-size-asian="10pt"/>
    </style:style>
    <style:style style:name="T64" style:family="text">
      <style:text-properties fo:language="en" fo:country="US" style:language-asian="hi" style:country-asian="IN" style:language-complex="hi" style:country-complex="IN"/>
    </style:style>
    <style:style style:name="T65" style:family="text">
      <style:text-properties fo:language="en" fo:country="US" fo:font-style="italic" style:language-asian="hi" style:country-asian="IN" style:font-style-asian="italic" style:language-complex="hi" style:country-complex="IN"/>
    </style:style>
    <style:style style:name="T66" style:family="text">
      <style:text-properties fo:language="en" fo:country="US" style:language-asian="en" style:country-asian="US"/>
    </style:style>
    <style:style style:name="T67" style:family="text">
      <style:text-properties fo:language="en" fo:country="US" style:language-asian="en" style:country-asian="US" style:font-size-complex="12pt"/>
    </style:style>
    <style:style style:name="T68" style:family="text">
      <style:text-properties fo:language="en" fo:country="US" fo:font-weight="bold" style:language-asian="en" style:country-asian="US" style:font-weight-asian="bold"/>
    </style:style>
    <style:style style:name="T69" style:family="text">
      <style:text-properties fo:font-size="10pt" fo:language="en" fo:country="US" fo:font-weight="bold" style:font-name-asian="Times New Roman1" style:font-size-asian="10pt" style:language-asian="en" style:country-asian="US" style:font-weight-asian="bold" style:font-name-complex="Times New Roman1" style:font-size-complex="10pt" style:font-weight-complex="bold"/>
    </style:style>
    <style:style style:name="T70" style:family="text">
      <style:text-properties fo:font-size="10pt" fo:language="en" fo:country="US" style:font-name-asian="Times New Roman1" style:font-size-asian="10pt" style:language-asian="en" style:country-asian="US" style:font-name-complex="Times New Roman1" style:font-size-complex="10pt"/>
    </style:style>
    <style:style style:name="T71" style:family="text">
      <style:text-properties fo:font-size="10pt" fo:language="en" fo:country="US" style:font-size-asian="10pt" style:language-asian="en" style:country-asian="US"/>
    </style:style>
    <style:style style:name="T72" style:family="text">
      <style:text-properties fo:font-size="10pt" fo:language="en" fo:country="US" fo:font-style="italic" style:font-name-asian="Times New Roman1" style:font-size-asian="10pt" style:language-asian="en" style:country-asian="US" style:font-style-asian="italic" style:font-name-complex="Times New Roman1" style:font-size-complex="10pt"/>
    </style:style>
    <style:style style:name="T73" style:family="text">
      <style:text-properties fo:font-size="10pt" fo:language="en" fo:country="US" fo:font-style="italic" style:font-name-asian="Times New Roman1" style:font-size-asian="10pt" style:language-asian="en" style:country-asian="US" style:font-style-asian="italic" style:font-name-complex="Times New Roman1" style:font-size-complex="10pt" style:font-style-complex="italic"/>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style:font-size-asian="10pt" style:font-weight-asian="bold" style:font-name-complex="Times New Roman1" style:font-size-complex="10pt" style:font-weight-complex="bold"/>
    </style:style>
    <style:style style:name="T76" style:family="text">
      <style:text-properties fo:font-size="10pt" style:font-size-asian="10pt"/>
    </style:style>
    <style:style style:name="T77" style:family="text">
      <style:text-properties fo:font-size="10pt" style:font-size-asian="10pt" style:font-size-complex="10pt"/>
    </style:style>
    <style:style style:name="T78" style:family="text">
      <style:text-properties fo:font-size="10pt" style:font-size-asian="10pt" style:font-style-complex="italic"/>
    </style:style>
    <style:style style:name="T79" style:family="text">
      <style:text-properties fo:font-size="10pt" style:font-size-asian="10pt" style:font-name-complex="Times New Roman1"/>
    </style:style>
    <style:style style:name="T80" style:family="text">
      <style:text-properties fo:font-size="10pt" style:font-size-asian="10pt" style:font-name-complex="Times New Roman1" style:font-size-complex="10pt"/>
    </style:style>
    <style:style style:name="T81" style:family="text">
      <style:text-properties fo:font-size="10pt" fo:language="de" fo:country="DE" fo:font-weight="bold" style:font-size-asian="10pt" style:font-weight-asian="bold" style:font-size-complex="10pt"/>
    </style:style>
    <style:style style:name="T82" style:family="text">
      <style:text-properties fo:font-size="10pt" fo:language="de" fo:country="DE" style:font-size-asian="10pt" style:font-size-complex="10pt"/>
    </style:style>
    <style:style style:name="T83" style:family="text">
      <style:text-properties fo:font-size="10pt" fo:language="de" fo:country="DE" fo:font-style="italic" fo:font-weight="bold" style:font-size-asian="10pt" style:font-style-asian="italic" style:font-weight-asian="bold" style:font-size-complex="10pt"/>
    </style:style>
    <style:style style:name="T84" style:family="text">
      <style:text-properties fo:font-size="10pt" fo:language="de" fo:country="DE" fo:font-style="italic" style:font-size-asian="10pt" style:font-style-asian="italic" style:font-size-complex="10pt"/>
    </style:style>
    <style:style style:name="T85" style:family="text">
      <style:text-properties fo:font-size="10pt" fo:language="de" fo:country="DE" style:font-name-asian="Times New Roman1" style:font-size-asian="10pt" style:language-asian="en" style:country-asian="US" style:font-name-complex="Times New Roman1" style:font-size-complex="10pt" style:language-complex="ar" style:country-complex="SA"/>
    </style:style>
    <style:style style:name="T86" style:family="text">
      <style:text-properties fo:font-size="10pt" style:font-name-asian="Times New Roman1" style:font-size-asian="10pt" style:language-asian="en" style:country-asian="US" style:font-name-complex="Times New Roman1" style:font-size-complex="10pt" style:language-complex="ar" style:country-complex="SA"/>
    </style:style>
    <style:style style:name="T87" style:family="text">
      <style:text-properties fo:font-size="10pt" style:rfc-language-tag="es-419" fo:language="es" fo:font-weight="bold" style:font-size-asian="10pt" style:font-weight-asian="bold" style:font-size-complex="10pt"/>
    </style:style>
    <style:style style:name="T88" style:family="text">
      <style:text-properties fo:font-size="10pt" style:rfc-language-tag="es-419" fo:language="es" fo:font-weight="bold" style:font-size-asian="10pt" style:font-weight-asian="bold" style:font-name-complex="Times New Roman1" style:font-size-complex="10pt" style:font-weight-complex="bold"/>
    </style:style>
    <style:style style:name="T89" style:family="text">
      <style:text-properties fo:font-size="10pt" style:rfc-language-tag="es-419" fo:language="es" fo:font-weight="bold" style:font-name-asian="Times New Roman1" style:font-size-asian="10pt" style:language-asian="en" style:country-asian="US" style:font-weight-asian="bold" style:font-name-complex="Times New Roman1" style:font-size-complex="10pt" style:font-weight-complex="bold"/>
    </style:style>
    <style:style style:name="T90" style:family="text">
      <style:text-properties fo:font-size="10pt" style:rfc-language-tag="es-419" fo:language="es" style:font-size-asian="10pt" style:font-size-complex="10pt"/>
    </style:style>
    <style:style style:name="T91" style:family="text">
      <style:text-properties fo:font-size="10pt" style:rfc-language-tag="es-419" fo:language="es" style:font-size-asian="10pt" style:font-name-complex="Times New Roman1" style:font-size-complex="10pt"/>
    </style:style>
    <style:style style:name="T92" style:family="text">
      <style:text-properties fo:font-size="10pt" style:rfc-language-tag="es-419" fo:language="es" fo:font-style="italic" style:font-name-asian="Times New Roman1" style:font-size-asian="10pt" style:language-asian="en" style:country-asian="US" style:font-style-asian="italic" style:font-name-complex="Times New Roman1" style:font-size-complex="10pt"/>
    </style:style>
    <style:style style:name="T93" style:family="text">
      <style:text-properties fo:font-size="10pt" style:rfc-language-tag="es-419" fo:language="es" fo:font-style="italic" style:font-name-asian="Times New Roman1" style:font-size-asian="10pt" style:language-asian="en" style:country-asian="US" style:font-style-asian="italic" style:font-name-complex="Times New Roman1" style:font-size-complex="10pt" style:language-complex="ar" style:country-complex="SA"/>
    </style:style>
    <style:style style:name="T94" style:family="text">
      <style:text-properties fo:font-size="10pt" style:rfc-language-tag="es-419" fo:language="es" fo:font-style="italic" style:font-size-asian="10pt" style:font-style-asian="italic"/>
    </style:style>
    <style:style style:name="T95" style:family="text">
      <style:text-properties fo:font-size="10pt" style:rfc-language-tag="es-419" fo:language="es" fo:font-style="italic" style:font-size-asian="10pt" style:font-style-asian="italic" style:font-name-complex="Times New Roman1" style:font-size-complex="10pt"/>
    </style:style>
    <style:style style:name="T96" style:family="text">
      <style:text-properties fo:font-size="10pt" style:rfc-language-tag="es-419" fo:language="es" fo:font-style="italic" fo:font-weight="bold" style:font-name-asian="Calibri1" style:font-size-asian="10pt" style:font-style-asian="italic" style:font-weight-asian="bold"/>
    </style:style>
    <style:style style:name="T97" style:family="text">
      <style:text-properties fo:font-size="10pt" style:rfc-language-tag="es-419" fo:language="es" fo:font-style="italic" style:font-name-asian="Calibri1" style:font-size-asian="10pt" style:font-style-asian="italic"/>
    </style:style>
    <style:style style:name="T98" style:family="text">
      <style:text-properties fo:font-size="10pt" style:rfc-language-tag="es-419" fo:language="es" fo:font-style="normal" fo:font-weight="bold" style:font-size-asian="10pt" style:font-style-asian="normal" style:font-weight-asian="bold" style:font-size-complex="10pt"/>
    </style:style>
    <style:style style:name="T99" style:family="text">
      <style:text-properties fo:font-size="10pt" style:rfc-language-tag="es-419" fo:language="es" fo:font-style="normal" style:font-size-asian="10pt" style:font-style-asian="normal" style:font-size-complex="10pt"/>
    </style:style>
    <style:style style:name="T100" style:family="text">
      <style:text-properties fo:font-size="10pt" style:rfc-language-tag="es-419" fo:language="es" style:font-name-asian="Times New Roman1" style:font-size-asian="10pt" style:language-asian="en" style:country-asian="US" style:font-name-complex="Times New Roman1" style:font-size-complex="10pt"/>
    </style:style>
    <style:style style:name="T101" style:family="text">
      <style:text-properties fo:font-size="10pt" fo:font-style="italic" style:font-size-asian="10pt" style:font-style-asian="italic"/>
    </style:style>
    <style:style style:name="T102" style:family="text">
      <style:text-properties fo:font-size="10pt" fo:font-style="italic" style:font-size-asian="10pt" style:font-style-asian="italic" style:font-size-complex="10pt"/>
    </style:style>
    <style:style style:name="T103" style:family="text">
      <style:text-properties fo:font-size="10pt" fo:font-style="italic" style:font-size-asian="10pt" style:font-style-asian="italic" style:font-style-complex="italic"/>
    </style:style>
    <style:style style:name="T104" style:family="text">
      <style:text-properties fo:font-size="10pt" fo:font-style="italic" style:font-size-asian="10pt" style:font-style-asian="italic" style:font-name-complex="Times New Roman1" style:font-size-complex="10pt"/>
    </style:style>
    <style:style style:name="T105" style:family="text">
      <style:text-properties fo:font-size="10pt" fo:font-style="italic" fo:font-weight="bold" style:font-size-asian="10pt" style:font-style-asian="italic" style:font-weight-asian="bold"/>
    </style:style>
    <style:style style:name="T106" style:family="text">
      <style:text-properties fo:font-size="10pt" fo:font-style="italic" fo:font-weight="bold" style:font-name-asian="Calibri1" style:font-size-asian="10pt" style:font-style-asian="italic" style:font-weight-asian="bold"/>
    </style:style>
    <style:style style:name="T107" style:family="text">
      <style:text-properties fo:font-size="10pt" fo:font-style="italic" style:font-name-asian="Times New Roman1" style:font-size-asian="10pt" style:language-asian="en" style:country-asian="US" style:font-style-asian="italic" style:font-name-complex="Times New Roman1" style:font-size-complex="10pt"/>
    </style:style>
    <style:style style:name="T108" style:family="text">
      <style:text-properties fo:font-size="10pt" fo:font-style="italic" style:font-name-asian="Times New Roman1" style:font-size-asian="10pt" style:language-asian="en" style:country-asian="US" style:font-style-asian="italic" style:font-name-complex="Times New Roman1" style:font-size-complex="10pt" style:language-complex="ar" style:country-complex="SA"/>
    </style:style>
    <style:style style:name="T109" style:family="text">
      <style:text-properties fo:font-size="10pt" fo:font-style="italic" style:font-name-asian="Calibri1" style:font-size-asian="10pt" style:font-style-asian="italic"/>
    </style:style>
    <style:style style:name="T110" style:family="text">
      <style:text-properties fo:font-size="10pt" fo:language="es" fo:country="ES" fo:font-style="italic" fo:font-weight="bold" style:font-size-asian="10pt" style:font-style-asian="italic" style:font-weight-asian="bold" style:font-size-complex="10pt"/>
    </style:style>
    <style:style style:name="T111" style:family="text">
      <style:text-properties fo:font-size="10pt" fo:language="es" fo:country="ES" fo:font-style="italic" style:font-size-asian="10pt" style:font-style-asian="italic" style:font-size-complex="10pt"/>
    </style:style>
    <style:style style:name="T112" style:family="text">
      <style:text-properties fo:font-size="10pt" fo:language="es" fo:country="ES" fo:font-style="italic" style:font-size-asian="10pt" style:font-style-asian="italic" style:font-style-complex="italic"/>
    </style:style>
    <style:style style:name="T113" style:family="text">
      <style:text-properties fo:font-size="10pt" fo:language="es" fo:country="ES" fo:font-style="italic" style:font-name-asian="Times New Roman1" style:font-size-asian="10pt" style:language-asian="en" style:country-asian="US" style:font-style-asian="italic" style:font-name-complex="Times New Roman1" style:font-size-complex="10pt"/>
    </style:style>
    <style:style style:name="T114" style:family="text">
      <style:text-properties fo:font-size="10pt" fo:language="es" fo:country="ES" fo:font-weight="bold" style:font-size-asian="10pt" style:font-weight-asian="bold" style:font-size-complex="10pt"/>
    </style:style>
    <style:style style:name="T115" style:family="text">
      <style:text-properties fo:font-size="10pt" fo:language="es" fo:country="ES" style:font-name-asian="Times New Roman1" style:font-size-asian="10pt" style:language-asian="en" style:country-asian="US" style:font-name-complex="Times New Roman1" style:font-size-complex="10pt"/>
    </style:style>
    <style:style style:name="T116" style:family="text">
      <style:text-properties fo:font-size="10pt" fo:language="es" fo:country="ES" style:font-size-asian="10pt" style:font-name-complex="Times New Roman1" style:font-size-complex="10pt"/>
    </style:style>
    <style:style style:name="T117" style:family="text">
      <style:text-properties fo:font-size="10pt" fo:font-style="normal" style:font-name-asian="Times New Roman1" style:font-size-asian="10pt" style:language-asian="en" style:country-asian="US" style:font-style-asian="normal" style:font-name-complex="Times New Roman1" style:font-size-complex="10pt" style:language-complex="ar" style:country-complex="SA"/>
    </style:style>
    <style:style style:name="T118" style:family="text">
      <style:text-properties fo:font-size="10pt" style:font-name-asian="Calibri1" style:font-size-asian="10pt" style:font-size-complex="10pt"/>
    </style:style>
    <style:style style:name="T119" style:family="text">
      <style:text-properties fo:font-weight="bold" style:font-weight-asian="bold"/>
    </style:style>
    <style:style style:name="T120" style:family="text">
      <style:text-properties fo:font-weight="bold" style:font-weight-asian="bold" style:font-weight-complex="bold"/>
    </style:style>
    <style:style style:name="T121" style:family="text">
      <style:text-properties fo:language="es" fo:country="ES"/>
    </style:style>
    <style:style style:name="T122" style:family="text">
      <style:text-properties fo:language="es" fo:country="ES" fo:font-weight="bold" style:font-weight-asian="bold"/>
    </style:style>
    <style:style style:name="T123" style:family="text">
      <style:text-properties fo:language="es" fo:country="ES" fo:font-weight="bold" style:font-weight-asian="bold" style:font-weight-complex="bold"/>
    </style:style>
    <style:style style:name="T124" style:family="text">
      <style:text-properties fo:language="es" fo:country="ES" fo:font-weight="bold" style:font-name-asian="Times New Roman1" style:language-asian="en" style:country-asian="US" style:font-weight-asian="bold" style:font-name-complex="Times New Roman1" style:language-complex="ar" style:country-complex="SA"/>
    </style:style>
    <style:style style:name="T125" style:family="text">
      <style:text-properties fo:language="es" fo:country="ES" style:font-name-asian="Times New Roman1" style:language-asian="en" style:country-asian="US" style:font-name-complex="Times New Roman1" style:language-complex="ar" style:country-complex="SA"/>
    </style:style>
    <style:style style:name="T126" style:family="text">
      <style:text-properties fo:language="es" fo:country="ES" fo:font-style="italic" style:font-style-asian="italic"/>
    </style:style>
    <style:style style:name="T127" style:family="text">
      <style:text-properties fo:language="es" fo:country="ES" fo:font-style="italic" style:font-style-asian="italic" style:font-size-complex="12pt"/>
    </style:style>
    <style:style style:name="T128" style:family="text">
      <style:text-properties fo:language="es" fo:country="ES" fo:font-style="italic" fo:font-weight="bold" style:font-style-asian="italic" style:font-weight-asian="bold"/>
    </style:style>
    <style:style style:name="T129" style:family="text">
      <style:text-properties fo:language="es" fo:country="ES" fo:font-style="italic" fo:font-weight="bold" style:font-style-asian="italic" style:font-weight-asian="bold" style:font-weight-complex="bold"/>
    </style:style>
    <style:style style:name="T130" style:family="text">
      <style:text-properties fo:language="es" fo:country="ES" fo:font-style="italic" fo:font-weight="bold" style:font-style-asian="italic" style:font-weight-asian="bold" style:font-size-complex="12pt"/>
    </style:style>
    <style:style style:name="T131" style:family="text">
      <style:text-properties fo:language="es" fo:country="ES" fo:font-style="normal" style:font-style-asian="normal"/>
    </style:style>
    <style:style style:name="T132" style:family="text">
      <style:text-properties style:font-name-asian="Times New Roman1" style:language-asian="en" style:country-asian="US" style:font-name-complex="Times New Roman1" style:language-complex="ar" style:country-complex="SA"/>
    </style:style>
    <style:style style:name="T133" style:family="text">
      <style:text-properties style:font-name-asian="Times New Roman1" style:language-asian="en" style:country-asian="US" style:font-name-complex="Times New Roman1" style:language-complex="en" style:country-complex="US"/>
    </style:style>
    <style:style style:name="T134" style:family="text">
      <style:text-properties style:font-name-asian="Times New Roman1" style:font-name-complex="Times New Roman1"/>
    </style:style>
    <style:style style:name="T135" style:family="text">
      <style:text-properties style:language-asian="en" style:country-asian="US"/>
    </style:style>
    <style:style style:name="T136" style:family="text">
      <style:text-properties fo:font-size="11pt" fo:language="de" fo:country="DE" style:font-size-asian="11pt" style:font-size-complex="11pt"/>
    </style:style>
    <style:style style:name="T137" style:family="text">
      <style:text-properties fo:font-size="11pt" fo:language="de" fo:country="DE" fo:font-weight="bold" style:font-size-asian="11pt" style:font-weight-asian="bold" style:font-size-complex="11pt"/>
    </style:style>
    <style:style style:name="T138" style:family="text">
      <style:text-properties fo:font-size="11pt" style:font-name-asian="Times New Roman1" style:font-size-asian="11pt" style:language-asian="en" style:country-asian="US" style:font-name-complex="Times New Roman1" style:font-size-complex="11pt" style:language-complex="ar" style:country-complex="SA"/>
    </style:style>
    <style:style style:name="T139" style:family="text">
      <style:text-properties fo:font-size="11pt" fo:language="es" fo:country="ES" style:font-size-asian="11pt" style:font-size-complex="11pt"/>
    </style:style>
    <style:style style:name="T140" style:family="text">
      <style:text-properties fo:font-size="11pt" fo:language="es" fo:country="ES" fo:font-weight="bold" style:font-size-asian="11pt" style:font-weight-asian="bold" style:font-size-complex="11pt"/>
    </style:style>
    <style:style style:name="T141" style:family="text">
      <style:text-properties fo:font-size="11pt" fo:language="es" fo:country="ES" fo:font-style="italic" style:font-size-asian="11pt" style:font-style-asian="italic" style:font-size-complex="11pt"/>
    </style:style>
    <style:style style:name="T142" style:family="text">
      <style:text-properties fo:font-size="11pt" fo:language="es" fo:country="ES" fo:font-style="italic" fo:font-weight="bold" style:font-size-asian="11pt" style:font-style-asian="italic" style:font-weight-asian="bold" style:font-size-complex="11pt"/>
    </style:style>
    <style:style style:name="T143" style:family="text">
      <style:text-properties fo:font-size="11pt" style:rfc-language-tag="es-419" fo:language="es" style:font-size-asian="11pt" style:font-size-complex="11pt"/>
    </style:style>
    <style:style style:name="T144" style:family="text">
      <style:text-properties fo:font-size="11pt" style:font-size-asian="11pt" style:font-size-complex="11pt"/>
    </style:style>
    <style:style style:name="T145" style:family="text">
      <style:text-properties style:font-style-complex="italic"/>
    </style:style>
    <style:style style:name="T146" style:family="text">
      <style:text-properties style:font-size-complex="12pt"/>
    </style:style>
    <style:style style:name="T147" style:family="text">
      <style:text-properties style:font-name="Times New Roman" fo:font-size="10pt" style:font-size-asian="10pt"/>
    </style:style>
    <style:style style:name="T148" style:family="text">
      <style:text-properties fo:language="en" fo:country="GB"/>
    </style:style>
    <style:style style:name="T149" style:family="text">
      <style:text-properties fo:language="en" fo:country="GB" fo:font-style="italic" style:font-style-asian="italic"/>
    </style:style>
    <style:style style:name="T150" style:family="text">
      <style:text-properties fo:color="#000000" fo:font-size="10pt" style:rfc-language-tag="es-419" fo:language="es" fo:font-style="italic" style:font-name-asian="Times New Roman1" style:font-size-asian="10pt" style:language-asian="en" style:country-asian="US" style:font-style-asian="italic" style:font-name-complex="Times New Roman1" style:font-size-complex="10pt"/>
    </style:style>
    <style:style style:name="T151" style:family="text">
      <style:text-properties fo:color="#000000" fo:font-size="10pt" style:rfc-language-tag="es-419" fo:language="es" fo:font-style="italic" style:font-size-asian="10pt" style:font-style-asian="italic" style:font-name-complex="Times New Roman1" style:font-size-complex="10pt"/>
    </style:style>
    <style:style style:name="T152" style:family="text">
      <style:text-properties fo:color="#000000" fo:font-size="10pt" style:rfc-language-tag="es-419" fo:language="es" style:font-name-asian="Times New Roman1" style:font-size-asian="10pt" style:language-asian="en" style:country-asian="US" style:font-name-complex="Times New Roman1" style:font-size-complex="10pt"/>
    </style:style>
    <style:style style:name="T153" style:family="text">
      <style:text-properties fo:color="#000000" fo:font-size="10pt" style:rfc-language-tag="es-419" fo:language="es" style:font-size-asian="10pt" style:font-name-complex="Times New Roman1" style:font-size-complex="10pt"/>
    </style:style>
    <style:style style:name="T154" style:family="text">
      <style:text-properties fo:color="#000000" fo:font-size="10pt" fo:language="en" fo:country="US" fo:font-style="italic" style:font-name-asian="Times New Roman1" style:font-size-asian="10pt" style:language-asian="en" style:country-asian="US" style:font-style-asian="italic" style:font-name-complex="Times New Roman1" style:font-size-complex="10pt"/>
    </style:style>
    <style:style style:name="T155" style:family="text">
      <style:text-properties fo:color="#000000" fo:font-size="10pt" fo:language="en" fo:country="US" style:font-name-asian="Times New Roman1" style:font-size-asian="10pt" style:language-asian="en" style:country-asian="US" style:font-name-complex="Times New Roman1" style:font-size-complex="10pt"/>
    </style:style>
    <style:style style:name="T156" style:family="text">
      <style:text-properties fo:color="#000000" fo:font-size="10pt" fo:font-style="italic" style:font-size-asian="10pt" style:font-style-asian="italic" style:font-name-complex="Times New Roman1" style:font-size-complex="10pt"/>
    </style:style>
    <style:style style:name="T157" style:family="text">
      <style:text-properties style:font-weight-complex="bold"/>
    </style:style>
    <style:style style:name="T158" style:family="text">
      <style:text-properties fo:color="#4d5156" fo:background-color="#ffffff" loext:char-shading-value="0"/>
    </style:style>
    <style:style style:name="T159" style:family="text">
      <style:text-properties style:text-position="super 58%" style:rfc-language-tag="es-419" fo:language="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The expression of possibility in </text:span><text:span text:style-name="T2">the Chabacano creoles and their adstrates </text:span></text:p>
      <text:p text:style-name="P24"><text:span text:style-name="T3">Marivic Lesho</text:span></text:p>
      <text:p text:style-name="P22"><text:span text:style-name="T3">Franklin University</text:span></text:p>
      <text:p text:style-name="P23"><text:span text:style-name="T3">This study investigates how possibility is expressed in Zamboanga and Cavite Chabacano and two of their respective adstrates, Hiligaynon and Tagalog. Following </text:span><field:fieldmark-start text:name="__Fieldmark__6_1787200729" field:type="ADDIN ZOTERO_ITEM CSL_CITATION {&quot;citationID&quot;:&quot;OoPJMdPV&quot;,&quot;properties&quot;:{&quot;formattedCitation&quot;:&quot;(Winford 2000; Winford 2018)&quot;,&quot;plainCitation&quot;:&quot;(Winford 2000; Winford 2018)&quot;,&quot;dontUpdate&quot;:true,&quot;noteIndex&quot;:0},&quot;citationItems&quot;:[{&quot;id&quot;:74,&quot;uris&quot;:[&quot;http://zotero.org/users/local/kZ8zKAPx/items/8B2LWLUQ&quot;],&quot;uri&quot;:[&quot;http://zotero.org/users/local/kZ8zKAPx/items/8B2LWLUQ&quot;],&quot;itemData&quot;:{&quot;id&quot;:74,&quot;type&quot;:&quot;article-journal&quot;,&quot;container-title&quot;:&quot;Journal of Pidgin and Creole Languages&quot;,&quot;ISSN&quot;:&quot;0920-9034, 1569-9870&quot;,&quot;issue&quot;:&quot;1&quot;,&quot;page&quot;:&quot;63-125&quot;,&quot;title&quot;:&quot;Irrealis in Sranan: Mood and modality in a radical creole&quot;,&quot;volume&quot;:&quot;15&quot;,&quot;author&quot;:[{&quot;family&quot;:&quot;Winford&quot;,&quot;given&quot;:&quot;Donald&quot;}],&quot;issued&quot;:{&quot;date-parts&quot;:[[&quot;2000&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3">W</text:span><text:bookmark-start text:name="__Fieldmark__21_1502508892"/><text:span text:style-name="T3">inford's (2000, 2018)</text:span><field:fieldmark-end/><text:bookmark-end text:name="__Fieldmark__21_1502508892"/><text:span text:style-name="T3"> call for creolists to use standard typological frameworks to describe creole modality, this study presents questionnaire data elicited for each language and classifies the modals according to categories proposed by </text:span><field:fieldmark-start text:name="__Fieldmark__13_1787200729" field:type="ADDIN ZOTERO_ITEM CSL_CITATION {&quot;citationID&quot;:&quot;LpqlDy9D&quot;,&quot;properties&quot;:{&quot;formattedCitation&quot;:&quot;(van der Auwera &amp; Plungian 1998)&quot;,&quot;plainCitation&quot;:&quot;(van der Auwera &amp; Plungian 1998)&quot;,&quot;dontUpdate&quot;:true,&quot;noteIndex&quot;:0},&quot;citationItems&quot;:[{&quot;id&quot;:70,&quot;uris&quot;:[&quot;http://zotero.org/users/local/kZ8zKAPx/items/HMEAUDMD&quot;],&quot;uri&quot;:[&quot;http://zotero.org/users/local/kZ8zKAPx/items/HMEAUDMD&quot;],&quot;itemData&quot;:{&quot;id&quot;:70,&quot;type&quot;:&quot;article-journal&quot;,&quot;container-title&quot;:&quot;Linguistic Typology&quot;,&quot;issue&quot;:&quot;1&quot;,&quot;page&quot;:&quot;79-124&quot;,&quot;title&quot;:&quot;Modality’s semantic map&quot;,&quot;volume&quot;:&quot;2&quot;,&quot;author&quot;:[{&quot;family&quot;:&quot;Auwera&quot;,&quot;given&quot;:&quot;Johan&quot;,&quot;non-dropping-particle&quot;:&quot;van der&quot;},{&quot;family&quot;:&quot;Plungian&quot;,&quot;given&quot;:&quot;Vladimir A.&quot;}],&quot;issued&quot;:{&quot;date-parts&quot;:[[&quot;1998&quot;]]}}}],&quot;schema&quot;:&quot;https://github.com/citation-style-language/schema/raw/master/csl-citation.json&quot;}"/><text:span text:style-name="T3">v</text:span><text:bookmark-start text:name="__Fieldmark__48_1502508892"/><text:span text:style-name="T3">an der Auwera &amp; Plungian (1998</text:span><field:fieldmark-end/><text:bookmark-end text:name="__Fieldmark__48_1502508892"/><text:span text:style-name="T3">), </text:span><field:fieldmark-start text:name="__Fieldmark__20_1787200729" field:type="ADDIN ZOTERO_ITEM CSL_CITATION {&quot;citationID&quot;:&quot;lm7L0u8S&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3">P</text:span><text:bookmark-start text:name="__Fieldmark__58_1502508892"/><text:span text:style-name="T3">almer (2001</text:span><field:fieldmark-end/><text:bookmark-end text:name="__Fieldmark__58_1502508892"/><text:span text:style-name="T3">), and </text:span><field:fieldmark-start text:name="__Fieldmark__27_1787200729" field:type="ADDIN ZOTERO_ITEM CSL_CITATION {&quot;citationID&quot;:&quot;O81aUdMk&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3">M</text:span><text:bookmark-start text:name="__Fieldmark__69_1502508892"/><text:span text:style-name="T3">atthewson et al. (2005</text:span><field:fieldmark-end/><text:bookmark-end text:name="__Fieldmark__69_1502508892"/><text:span text:style-name="T3">). The data demonstrate that all four languages have the same typological profile, with mixed Philippine and Spanish elements. </text:span>Pwede<text:span text:style-name="T3"> ‘can’ (&lt; Sp. </text:span>puede<text:span text:style-name="T3">)</text:span> <text:span text:style-name="T3">expresses deontic, dynamic, and epistemic possibility, as in Spanish, and in the creoles, it is also marks nonvolitional circumstances, parallel to Philippine </text:span>ma(ka)-<text:span text:style-name="T3">. Epistemic possibility is marked primarily by adverbs in each language, however, with </text:span>siguro<text:span text:style-name="T3"> ‘possibly/probably’ (&lt; Sp. </text:span>seguro<text:span text:style-name="T3"> ‘sure’) flexibly able to mark necessity. The data support recent proposals </text:span><field:fieldmark-start text:name="__Fieldmark__46_1787200729" field:type="ADDIN ZOTERO_ITEM CSL_CITATION {&quot;citationID&quot;:&quot;a6GvJ4uI&quot;,&quot;properties&quot;:{&quot;formattedCitation&quot;:&quot;(Fern\\uc0\\u225{}ndez 2006; Fern\\uc0\\u225{}ndez 2012a)&quot;,&quot;plainCitation&quot;:&quot;(Fernández 2006; Fernández 2012a)&quot;,&quot;dontUpdate&quot;:true,&quot;noteIndex&quot;:0},&quot;citationItems&quot;:[{&quot;id&quot;:18,&quot;uris&quot;:[&quot;http://zotero.org/users/local/kZ8zKAPx/items/SIJWLG4J&quot;],&quot;uri&quot;:[&quot;http://zotero.org/users/local/kZ8zKAPx/items/SIJWLG4J&quot;],&quot;itemData&quot;:{&quot;id&quot;:18,&quot;type&quot;:&quot;article-journal&quot;,&quot;container-title&quot;:&quot;Revista internacional de lingüística iberoamericana&quot;,&quot;page&quot;:&quot;9-26&quot;,&quot;title&quot;:&quot;Las lenguas de Zamboanga según los jesuitas y otros observadores occidentales&quot;,&quot;volume&quot;:&quot;7&quot;,&quot;author&quot;:[{&quot;family&quot;:&quot;Fernández&quot;,&quot;given&quot;:&quot;Mauro&quot;}],&quot;issued&quot;:{&quot;date-parts&quot;:[[&quot;2006&quot;]]}}},{&quot;id&quot;:25,&quot;uris&quot;:[&quot;http://zotero.org/users/local/kZ8zKAPx/items/WMJTC2KL&quot;],&quot;uri&quot;:[&quot;http://zotero.org/users/local/kZ8zKAPx/items/WMJTC2KL&quot;],&quot;itemData&quot;:{&quot;id&quot;:25,&quot;type&quot;:&quot;article-journal&quot;,&quot;container-title&quot;:&quot;UniverSOS: revista de lenguas indígenas y universos culturales&quot;,&quot;page&quot;:&quot;9-46&quot;,&quot;title&quot;:&quot;Leyenda e historia del chabacano de Ermita (Manila)&quot;,&quot;volume&quot;:&quot;9&quot;,&quot;author&quot;:[{&quot;family&quot;:&quot;Fernández&quot;,&quot;given&quot;:&quot;Mauro&quot;}],&quot;issued&quot;:{&quot;date-parts&quot;:[[&quot;2012&quot;]]}}}],&quot;schema&quot;:&quot;https://github.com/citation-style-language/schema/raw/master/csl-citation.json&quot;}"/><text:span text:style-name="T3">(</text:span><text:bookmark-start text:name="__Fieldmark__112_1502508892"/><text:span text:style-name="T3">Fernández 2006, 2012a;</text:span><field:fieldmark-end/><text:bookmark-end text:name="__Fieldmark__112_1502508892"/><text:span text:style-name="T3"> </text:span><field:fieldmark-start text:name="__Fieldmark__53_1787200729" field:type="ADDIN ZOTERO_ITEM CSL_CITATION {&quot;citationID&quot;:&quot;dEuGXnjZ&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3">S</text:span><text:bookmark-start text:name="__Fieldmark__123_1502508892"/><text:span text:style-name="T3">ippola &amp; Lesho 2020)</text:span><field:fieldmark-end/><text:bookmark-end text:name="__Fieldmark__123_1502508892"/><text:span text:style-name="T3"> that the Chabacano varieties are highly similar not because they descended from a single ancestor but because their adstrates are so closely related. In fact, the adstrate modal systems are nearly identical.</text:span></text:p>
      <text:list xml:id="list667312229" text:style-name="WWNum3">
        <text:list-item>
          <text:p text:style-name="P58"><text:bookmark-start text:name="__RefHeading__452_2075933062"/>Introduction<text:bookmark-end text:name="__RefHeading__452_2075933062"/></text:p>
        </text:list-item>
      </text:list>
      <text:p text:style-name="P1">This paper describes how possibility is expressed in two Philippine-Spanish creoles, Zamboanga and Cavite Chabacano, and two of their respective substrates/adstrates, Hiligaynon and Tagalog. Studies focusing on the modal systems of these languages from a semantic or typological perspective have been scarce. As Winford (2000, 2018) has observed, modality has been a neglected area of creole studies, due in large part to reliance on the coarse-grained categorization assumed by <field:fieldmark-start text:name="__Fieldmark__66_1787200729" field:type="ADDIN ZOTERO_ITEM CSL_CITATION {&quot;citationID&quot;:&quot;B629SVfV&quot;,&quot;properties&quot;:{&quot;formattedCitation&quot;:&quot;(Bickerton 1984)&quot;,&quot;plainCitation&quot;:&quot;(Bickerton 1984)&quot;,&quot;dontUpdate&quot;:true,&quot;noteIndex&quot;:0},&quot;citationItems&quot;:[{&quot;id&quot;:22,&quot;uris&quot;:[&quot;http://zotero.org/users/local/kZ8zKAPx/items/92PJU5P4&quot;],&quot;uri&quot;:[&quot;http://zotero.org/users/local/kZ8zKAPx/items/92PJU5P4&quot;],&quot;itemData&quot;:{&quot;id&quot;:22,&quot;type&quot;:&quot;article-journal&quot;,&quot;container-title&quot;:&quot;Behavioral and Brain Sciences&quot;,&quot;issue&quot;:&quot;2&quot;,&quot;page&quot;:&quot;173-188&quot;,&quot;title&quot;:&quot;The language bioprogram hypothesis&quot;,&quot;volume&quot;:&quot;7&quot;,&quot;author&quot;:[{&quot;family&quot;:&quot;Bickerton&quot;,&quot;given&quot;:&quot;Derek&quot;}],&quot;issued&quot;:{&quot;date-parts&quot;:[[&quot;1984&quot;]]}}}],&quot;schema&quot;:&quot;https://github.com/citation-style-language/schema/raw/master/csl-citation.json&quot;}"/><text:span text:style-name="T5">B</text:span><text:bookmark-start text:name="__Fieldmark__149_1502508892"/><text:span text:style-name="T5">ickerton's (1984)</text:span><field:fieldmark-end/><text:bookmark-end text:name="__Fieldmark__149_1502508892"/> concept of the ‘prototypical’ creole tense–mood–aspect (TMA) system, which he proposed as part of his language bioprogram hypothesis. This approach assumes Irrealis as a grammatical category shared across creoles, with none of the more fine-grained distinctions that are commonly assumed in other TMA literature (e.g. <field:fieldmark-start text:name="__Fieldmark__73_1787200729" field:type="ADDIN ZOTERO_ITEM CSL_CITATION {&quot;citationID&quot;:&quot;tyrzzar3&quot;,&quot;properties&quot;:{&quot;formattedCitation&quot;:&quot;(Dahl 1985)&quot;,&quot;plainCitation&quot;:&quot;(Dahl 1985)&quot;,&quot;dontUpdate&quot;:true,&quot;noteIndex&quot;:0},&quot;citationItems&quot;:[{&quot;id&quot;:6,&quot;uris&quot;:[&quot;http://zotero.org/users/local/kZ8zKAPx/items/S4MYR2HL&quot;],&quot;uri&quot;:[&quot;http://zotero.org/users/local/kZ8zKAPx/items/S4MYR2HL&quot;],&quot;itemData&quot;:{&quot;id&quot;:6,&quot;type&quot;:&quot;book&quot;,&quot;event-place&quot;:&quot;Oxford&quot;,&quot;publisher&quot;:&quot;Basil Blackwell&quot;,&quot;publisher-place&quot;:&quot;Oxford&quot;,&quot;title&quot;:&quot;Tense and aspect systems&quot;,&quot;author&quot;:[{&quot;family&quot;:&quot;Dahl&quot;,&quot;given&quot;:&quot;Östen&quot;}],&quot;issued&quot;:{&quot;date-parts&quot;:[[&quot;1985&quot;]]}}}],&quot;schema&quot;:&quot;https://github.com/citation-style-language/schema/raw/master/csl-citation.json&quot;}"/><text:span text:style-name="T5">D</text:span><text:bookmark-start text:name="__Fieldmark__167_1502508892"/><text:span text:style-name="T5">ahl 1985</text:span><field:fieldmark-end/><text:bookmark-end text:name="__Fieldmark__167_1502508892"/>, <field:fieldmark-start text:name="__Fieldmark__80_1787200729" field:type="ADDIN ZOTERO_ITEM CSL_CITATION {&quot;citationID&quot;:&quot;3h1fhtbu&quot;,&quot;properties&quot;:{&quot;formattedCitation&quot;:&quot;(Bybee, Perkins &amp; Pagliuca 1994)&quot;,&quot;plainCitation&quot;:&quot;(Bybee, Perkins &amp; Pagliuca 1994)&quot;,&quot;dontUpdate&quot;:true,&quot;noteIndex&quot;:0},&quot;citationItems&quot;:[{&quot;id&quot;:5,&quot;uris&quot;:[&quot;http://zotero.org/users/local/kZ8zKAPx/items/GAJ46AGG&quot;],&quot;uri&quot;:[&quot;http://zotero.org/users/local/kZ8zKAPx/items/GAJ46AGG&quot;],&quot;itemData&quot;:{&quot;id&quot;:5,&quot;type&quot;:&quot;book&quot;,&quot;event-place&quot;:&quot;Chicago&quot;,&quot;publisher&quot;:&quot;University of Chicago Press&quot;,&quot;publisher-place&quot;:&quot;Chicago&quot;,&quot;title&quot;:&quot;The evolution of grammar: Tense, aspect, and modality in the languages of the world&quot;,&quot;author&quot;:[{&quot;family&quot;:&quot;Bybee&quot;,&quot;given&quot;:&quot;Joan L.&quot;},{&quot;family&quot;:&quot;Perkins&quot;,&quot;given&quot;:&quot;Revere D.&quot;},{&quot;family&quot;:&quot;Pagliuca&quot;,&quot;given&quot;:&quot;William&quot;}],&quot;issued&quot;:{&quot;date-parts&quot;:[[&quot;1994&quot;]]}}}],&quot;schema&quot;:&quot;https://github.com/citation-style-language/schema/raw/master/csl-citation.json&quot;}"/><text:span text:style-name="T5">B</text:span><text:bookmark-start text:name="__Fieldmark__172_1502508892"/><text:span text:style-name="T5">ybee et al. 1994</text:span><field:fieldmark-end/><text:bookmark-end text:name="__Fieldmark__172_1502508892"/>, and <field:fieldmark-start text:name="__Fieldmark__87_1787200729" field:type="ADDIN ZOTERO_ITEM CSL_CITATION {&quot;citationID&quot;:&quot;LC3SLye3&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182_1502508892"/><text:span text:style-name="T5">almer 2001)</text:span><field:fieldmark-end/><text:bookmark-end text:name="__Fieldmark__182_1502508892"/>. There are other reasons why creole modality is relatively under explored, such as the fact that some semantic distinctions do not always occur spontaneously during naturalistic field recordings, and thus do not make it into the initial descriptions of a language; however, there is no denying that 'Bickerton’s rather idiosyncratic terminology and framework left a profound mark on the way research on creole TMA was conducted' for decades (<field:fieldmark-start text:name="__Fieldmark__94_1787200729" field:type="ADDIN ZOTERO_ITEM CSL_CITATION {&quot;citationID&quot;:&quot;yEan7qT5&quot;,&quot;properties&quot;:{&quot;formattedCitation&quot;:&quot;(Winford 2018)&quot;,&quot;plainCitation&quot;:&quot;(Winford 2018)&quot;,&quot;dontUpdate&quot;:true,&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W</text:span><text:bookmark-start text:name="__Fieldmark__189_1502508892"/><text:span text:style-name="T5">inford 2018</text:span><field:fieldmark-end/><text:bookmark-end text:name="__Fieldmark__189_1502508892"/>:1). </text:p>
      <text:p text:style-name="P1">Following these tendencies, previous Chabacano research has often discussed the preverbal TMA markers (e.g., <field:fieldmark-start text:name="__Fieldmark__103_1787200729" field:type="ADDIN ZOTERO_ITEM CSL_CITATION {&quot;citationID&quot;:&quot;ugUdGJWP&quot;,&quot;properties&quot;:{&quot;formattedCitation&quot;:&quot;(Forman 1972)&quot;,&quot;plainCitation&quot;:&quot;(Forman 1972)&quot;,&quot;dontUpdate&quot;:true,&quot;noteIndex&quot;:0},&quot;citationItems&quot;:[{&quot;id&quot;:32,&quot;uris&quot;:[&quot;http://zotero.org/users/local/kZ8zKAPx/items/5FIEU4JI&quot;],&quot;uri&quot;:[&quot;http://zotero.org/users/local/kZ8zKAPx/items/5FIEU4JI&quot;],&quot;itemData&quot;:{&quot;id&quot;:32,&quot;type&quot;:&quot;thesis&quot;,&quot;event-place&quot;:&quot;Ithaca&quot;,&quot;genre&quot;:&quot;doctoral dissertation&quot;,&quot;publisher&quot;:&quot;Cornell University&quot;,&quot;publisher-place&quot;:&quot;Ithaca&quot;,&quot;title&quot;:&quot;Zamboangueño texts with grammatical analysis: A study of Philippine Creole Spanish&quot;,&quot;author&quot;:[{&quot;family&quot;:&quot;Forman&quot;,&quot;given&quot;:&quot;Michael Lawrence&quot;}],&quot;issued&quot;:{&quot;date-parts&quot;:[[&quot;1972&quot;]]}}}],&quot;schema&quot;:&quot;https://github.com/citation-style-language/schema/raw/master/csl-citation.json&quot;}"/><text:span text:style-name="T5">F</text:span><text:bookmark-start text:name="__Fieldmark__196_1502508892"/><text:span text:style-name="T5">orman 1972</text:span><field:fieldmark-end/><text:bookmark-end text:name="__Fieldmark__196_1502508892"/>, <field:fieldmark-start text:name="__Fieldmark__110_1787200729" field:type="ADDIN ZOTERO_ITEM CSL_CITATION {&quot;citationID&quot;:&quot;eFnxYffT&quot;,&quot;properties&quot;:{&quot;formattedCitation&quot;:&quot;(Lipski &amp; Santoro 2007)&quot;,&quot;plainCitation&quot;:&quot;(Lipski &amp; Santoro 2007)&quot;,&quot;dontUpdate&quot;:true,&quot;noteIndex&quot;:0},&quot;citationItems&quot;:[{&quot;id&quot;:46,&quot;uris&quot;:[&quot;http://zotero.org/users/local/kZ8zKAPx/items/YAIEPPUZ&quot;],&quot;uri&quot;:[&quot;http://zotero.org/users/local/kZ8zKAPx/items/YAIEPPUZ&quot;],&quot;itemData&quot;:{&quot;id&quot;:46,&quot;type&quot;:&quot;chapter&quot;,&quot;container-title&quot;:&quot;Comparative creole syntax&quot;,&quot;event-place&quot;:&quot;London&quot;,&quot;page&quot;:&quot;373-398&quot;,&quot;publisher&quot;:&quot;Battlebridge Press&quot;,&quot;publisher-place&quot;:&quot;London&quot;,&quot;title&quot;:&quot;Zamboangueño Creole Spanish&quot;,&quot;author&quot;:[{&quot;family&quot;:&quot;Lipski&quot;,&quot;given&quot;:&quot;John&quot;},{&quot;family&quot;:&quot;Santoro&quot;,&quot;given&quot;:&quot;Maurizio&quot;}],&quot;editor&quot;:[{&quot;family&quot;:&quot;Holm&quot;,&quot;given&quot;:&quot;John&quot;},{&quot;family&quot;:&quot;Patrick&quot;,&quot;given&quot;:&quot;Peter&quot;}],&quot;issued&quot;:{&quot;date-parts&quot;:[[&quot;2007&quot;]]}}}],&quot;schema&quot;:&quot;https://github.com/citation-style-language/schema/raw/master/csl-citation.json&quot;}"/><text:span text:style-name="T5">L</text:span><text:bookmark-start text:name="__Fieldmark__202_1502508892"/><text:span text:style-name="T5">ipski &amp; Santoro 2007</text:span><field:fieldmark-end/><text:bookmark-end text:name="__Fieldmark__202_1502508892"/>), but only <field:fieldmark-start text:name="__Fieldmark__117_1787200729" field:type="ADDIN ZOTERO_ITEM CSL_CITATION {&quot;citationID&quot;:&quot;k34DF5ZN&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208_1502508892"/><text:span text:style-name="T5">ippola's (2011)</text:span><field:fieldmark-end/><text:bookmark-end text:name="__Fieldmark__208_1502508892"/> Ternate Chabacano grammar has provided any systematic description of modality. Focusing on two other Chabacano varieties and providing comparison with the adstrates, this paper describes how different subtypes of possibility are marked. It compares the overall modal typology of these languages from a crosslinguistic perspective and discusses how Spanish contact shaped not only the creoles but also their closely related adstrates in this complex contact setting. </text:p>
      <text:list xml:id="list82727630029209" text:continue-numbering="true" text:style-name="WWNum3">
        <text:list-item>
          <text:p text:style-name="P58"><text:bookmark-start text:name="__RefHeading__454_2075933062"/>Background<text:bookmark-end text:name="__RefHeading__454_2075933062"/></text:p>
          <text:list>
            <text:list-item>
              <text:p text:style-name="P59">Chabacano formation</text:p>
            </text:list-item>
          </text:list>
        </text:list-item>
      </text:list>
      <text:p text:style-name="P2">Chabacano is a collective name for several creoles spoken in the Philippines. In the Manila Bay region in the north, Chabacano is spoken in the towns of Ternate and Cavite City, and it was also once used in Manila and nearby provinces <field:fieldmark-start text:name="__Fieldmark__131_1787200729" field:type="ADDIN ZOTERO_ITEM CSL_CITATION {&quot;citationID&quot;:&quot;atr0cwDB&quot;,&quot;properties&quot;:{&quot;formattedCitation&quot;:&quot;(Fern\\uc0\\u225{}ndez 2011)&quot;,&quot;plainCitation&quot;:&quot;(Fernández 2011)&quot;,&quot;noteIndex&quot;:0},&quot;citationItems&quot;:[{&quot;id&quot;:16,&quot;uris&quot;:[&quot;http://zotero.org/users/local/kZ8zKAPx/items/WSIH74LY&quot;],&quot;uri&quot;:[&quot;http://zotero.org/users/local/kZ8zKAPx/items/WSIH74LY&quot;],&quot;itemData&quot;:{&quot;id&quot;:16,&quot;type&quot;:&quot;article-journal&quot;,&quot;container-title&quot;:&quot;Revista internacional de lingüística iberoamericana&quot;,&quot;issue&quot;:&quot;17&quot;,&quot;page&quot;:&quot;189-218&quot;,&quot;title&quot;:&quot;Chabacano en Tayabas: implicaciones para la historia de los criollos hispano-filipinos&quot;,&quot;author&quot;:[{&quot;family&quot;:&quot;Fernández&quot;,&quot;given&quot;:&quot;Mauro&quot;}],&quot;issued&quot;:{&quot;date-parts&quot;:[[&quot;2011&quot;]]}}}],&quot;schema&quot;:&quot;https://github.com/citation-style-language/schema/raw/master/csl-citation.json&quot;}"/><text:span text:style-name="T5">(</text:span><text:bookmark-start text:name="__Fieldmark__238_1502508892"/><text:span text:style-name="T5">Fernández 2011)</text:span><field:fieldmark-end/><text:bookmark-end text:name="__Fieldmark__238_1502508892"/>. Other Chabacano varieties are spoken in Mindanao in the south, mainly in Zamboanga City and the surrounding region, including nearby islands like Basilan and Jolo. It is also spoken to some extent in Cotabato, and was formerly used in Davao. </text:p>
      <text:p text:style-name="P2">Tagalog (Central Philippine) is the substrate/adstrate for the Manila Bay varieties. For the Mindanao varieties, Cebuano and Hiligaynon are generally considered the main substrates/adstrates, though several local languages are spoken there (e.g., Yakan and Tausug). Hiligaynon and Cebuano are in the Visayan branch of Central Philippine but are still closely related to Tagalog. In addition, the country's official languages, English and Filipino (a standardized variety based mainly on Tagalog), are now widely used across all regions. Spanish no longer has any presence in daily life for most Filipinos.</text:p>
      <text:p text:style-name="P2">The Chabacano varieties are strikingly similar. They have 95% similarity on the 100-word Swadesh list <field:fieldmark-start text:name="__Fieldmark__141_1787200729" field:type="ADDIN ZOTERO_ITEM CSL_CITATION {&quot;citationID&quot;:&quot;Aasm4e3D&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text:span><text:bookmark-start text:name="__Fieldmark__274_1502508892"/><text:span text:style-name="T5">Sippola 2011</text:span><field:fieldmark-end/><text:bookmark-end text:name="__Fieldmark__274_1502508892"/>:27) and share 64% of the value assignments for 107 features in the <text:span text:style-name="T6">Atlas of Pidgin and Creole Studies</text:span> (APiCS) <field:fieldmark-start text:name="__Fieldmark__150_1787200729" field:type="ADDIN ZOTERO_ITEM CSL_CITATION {&quot;citationID&quot;:&quot;0mpB5PA5&quot;,&quot;properties&quot;:{&quot;formattedCitation&quot;:&quot;(Michaelis et al. 2013)&quot;,&quot;plainCitation&quot;:&quot;(Michaelis et al. 2013)&quot;,&quot;noteIndex&quot;:0},&quot;citationItems&quot;:[{&quot;id&quot;:52,&quot;uris&quot;:[&quot;http://zotero.org/users/local/kZ8zKAPx/items/GTAEISMI&quot;],&quot;uri&quot;:[&quot;http://zotero.org/users/local/kZ8zKAPx/items/GTAEISMI&quot;],&quot;itemData&quot;:{&quot;id&quot;:52,&quot;type&quot;:&quot;book&quot;,&quot;event-place&quot;:&quot;Leipzig&quot;,&quot;publisher&quot;:&quot;Max Planck Institute for Evolutionary Anthropology&quot;,&quot;publisher-place&quot;:&quot;Leipzig&quot;,&quot;title&quot;:&quot;Atlas of pidgin and creole language structures&quot;,&quot;URL&quot;:&quot;http://apics-online.info/&quot;,&quot;editor&quot;:[{&quot;family&quot;:&quot;Michaelis&quot;,&quot;given&quot;:&quot;Susanne Maria&quot;},{&quot;family&quot;:&quot;Maurer&quot;,&quot;given&quot;:&quot;Philippe&quot;},{&quot;family&quot;:&quot;Haspelmath&quot;,&quot;given&quot;:&quot;Martin&quot;},{&quot;family&quot;:&quot;Huber&quot;,&quot;given&quot;:&quot;Magnus&quot;}],&quot;accessed&quot;:{&quot;date-parts&quot;:[[&quot;2019&quot;,2,20]]},&quot;issued&quot;:{&quot;date-parts&quot;:[[&quot;2013&quot;]]}}}],&quot;schema&quot;:&quot;https://github.com/citation-style-language/schema/raw/master/csl-citation.json&quot;}"/><text:span text:style-name="T5">(</text:span><text:bookmark-start text:name="__Fieldmark__285_1502508892"/><text:span text:style-name="T5">Michaelis et al. 2013)</text:span><field:fieldmark-end/><text:bookmark-end text:name="__Fieldmark__285_1502508892"/>. Speakers of the different varieties usually say they can understand each other; however, they generally consider their varieties to be distinct, due to the geographical distance between them, lexical influence from the different adstrates, and accent differences <field:fieldmark-start text:name="__Fieldmark__157_1787200729" field:type="ADDIN ZOTERO_ITEM CSL_CITATION {&quot;citationID&quot;:&quot;mZCdxmWz&quot;,&quot;properties&quot;:{&quot;formattedCitation&quot;:&quot;(Lesho &amp; Sippola 2014)&quot;,&quot;plainCitation&quot;:&quot;(Lesho &amp; Sippola 2014)&quot;,&quot;noteIndex&quot;:0},&quot;citationItems&quot;:[{&quot;id&quot;:40,&quot;uris&quot;:[&quot;http://zotero.org/users/local/kZ8zKAPx/items/8MJ4S2XA&quot;],&quot;uri&quot;:[&quot;http://zotero.org/users/local/kZ8zKAPx/items/8MJ4S2XA&quot;],&quot;itemData&quot;:{&quot;id&quot;:40,&quot;type&quot;:&quot;article-journal&quot;,&quot;container-title&quot;:&quot;Revista de crioulos de base lexical portuguesa e espanhola&quot;,&quot;page&quot;:&quot;1-46&quot;,&quot;title&quot;:&quot;Folk perceptions of variation among the Chabacano creoles&quot;,&quot;volume&quot;:&quot;5&quot;,&quot;author&quot;:[{&quot;family&quot;:&quot;Lesho&quot;,&quot;given&quot;:&quot;Marivic&quot;},{&quot;family&quot;:&quot;Sippola&quot;,&quot;given&quot;:&quot;Eeva&quot;}],&quot;issued&quot;:{&quot;date-parts&quot;:[[&quot;2014&quot;]]}}}],&quot;schema&quot;:&quot;https://github.com/citation-style-language/schema/raw/master/csl-citation.json&quot;}"/><text:span text:style-name="T5">(</text:span><text:bookmark-start text:name="__Fieldmark__294_1502508892"/><text:span text:style-name="T5">Lesho &amp; Sippola 2014)</text:span><field:fieldmark-end/><text:bookmark-end text:name="__Fieldmark__294_1502508892"/>. Historically, these three communities have not had much interaction with each other.</text:p>
      <text:p text:style-name="P2">The similarity among the varieties has led to the assumption that they are all directly related. <field:fieldmark-start text:name="__Fieldmark__166_1787200729" field:type="ADDIN ZOTERO_ITEM CSL_CITATION {&quot;citationID&quot;:&quot;3rwwRmoP&quot;,&quot;properties&quot;:{&quot;formattedCitation&quot;:&quot;(Whinnom 1956)&quot;,&quot;plainCitation&quot;:&quot;(Whinnom 1956)&quot;,&quot;dontUpdate&quot;:true,&quot;noteIndex&quot;:0},&quot;citationItems&quot;:[{&quot;id&quot;:73,&quot;uris&quot;:[&quot;http://zotero.org/users/local/kZ8zKAPx/items/4QM75EBN&quot;],&quot;uri&quot;:[&quot;http://zotero.org/users/local/kZ8zKAPx/items/4QM75EBN&quot;],&quot;itemData&quot;:{&quot;id&quot;:73,&quot;type&quot;:&quot;book&quot;,&quot;event-place&quot;:&quot;Hong Kong&quot;,&quot;publisher&quot;:&quot;Hong Kong University&quot;,&quot;publisher-place&quot;:&quot;Hong Kong&quot;,&quot;title&quot;:&quot;Spanish contact vernaculars in the Philippine Islands&quot;,&quot;author&quot;:[{&quot;family&quot;:&quot;Whinnom&quot;,&quot;given&quot;:&quot;Keith&quot;}],&quot;issued&quot;:{&quot;date-parts&quot;:[[&quot;1956&quot;]]}}}],&quot;schema&quot;:&quot;https://github.com/citation-style-language/schema/raw/master/csl-citation.json&quot;}"/><text:span text:style-name="T5">W</text:span><text:bookmark-start text:name="__Fieldmark__301_1502508892"/><text:span text:style-name="T5">hinnom (1956)</text:span><field:fieldmark-end/><text:bookmark-end text:name="__Fieldmark__301_1502508892"/> proposed that they all descend from Ternate Chabacano, which he believed originally came from a Portuguese-based contact language transplanted to the Philippines in 1659, when 200 families were transferred from the Moluccas to the Ermita district of Manila, and later resettled in Ternate. This variety would have been relexifed with Spanish and emulated by people in Manila and Cavite, and then later spread to Zamboanga after Tagalog soldiers were supposedly transferred there in 1719. </text:p>
      <text:p text:style-name="P2">Several aspects of this theory have since been disputed, however, including the supposed Portuguese influence <field:fieldmark-start text:name="__Fieldmark__175_1787200729" field:type="ADDIN ZOTERO_ITEM CSL_CITATION {&quot;citationID&quot;:&quot;A6ZmaX6W&quot;,&quot;properties&quot;:{&quot;formattedCitation&quot;:&quot;(Lipski 1988)&quot;,&quot;plainCitation&quot;:&quot;(Lipski 1988)&quot;,&quot;noteIndex&quot;:0},&quot;citationItems&quot;:[{&quot;id&quot;:41,&quot;uris&quot;:[&quot;http://zotero.org/users/local/kZ8zKAPx/items/E6XP362G&quot;],&quot;uri&quot;:[&quot;http://zotero.org/users/local/kZ8zKAPx/items/E6XP362G&quot;],&quot;itemData&quot;:{&quot;id&quot;:41,&quot;type&quot;:&quot;article-journal&quot;,&quot;container-title&quot;:&quot;Zeitschrift für Romanische Philologie&quot;,&quot;page&quot;:&quot;25-45&quot;,&quot;title&quot;:&quot;Philippine Creole Spanish: Assessing the Portuguese element&quot;,&quot;volume&quot;:&quot;104&quot;,&quot;author&quot;:[{&quot;family&quot;:&quot;Lipski&quot;,&quot;given&quot;:&quot;John&quot;}],&quot;issued&quot;:{&quot;date-parts&quot;:[[&quot;1988&quot;]]}}}],&quot;schema&quot;:&quot;https://github.com/citation-style-language/schema/raw/master/csl-citation.json&quot;}"/><text:span text:style-name="T5">(</text:span><text:bookmark-start text:name="__Fieldmark__316_1502508892"/><text:span text:style-name="T5">Lipski 1988)</text:span><field:fieldmark-end/><text:bookmark-end text:name="__Fieldmark__316_1502508892"/>; the dates being too early, based on the timing of certain Spanish sound changes that are reflected in Chabacano <field:fieldmark-start text:name="__Fieldmark__182_1787200729" field:type="ADDIN ZOTERO_ITEM CSL_CITATION {&quot;citationID&quot;:&quot;I1007EhG&quot;,&quot;properties&quot;:{&quot;formattedCitation&quot;:&quot;(Fern\\uc0\\u225{}ndez &amp; Sippola 2017)&quot;,&quot;plainCitation&quot;:&quot;(Fernández &amp; Sippola 2017)&quot;,&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text:span><text:bookmark-start text:name="__Fieldmark__321_1502508892"/><text:span text:style-name="T5">Fernández &amp; Sippola 2017)</text:span><field:fieldmark-end/><text:bookmark-end text:name="__Fieldmark__321_1502508892"/>; and the historical accuracy of the events Whinnom described <field:fieldmark-start text:name="__Fieldmark__189_1787200729" field:type="ADDIN ZOTERO_ITEM CSL_CITATION {&quot;citationID&quot;:&quot;pdM2tgQK&quot;,&quot;properties&quot;:{&quot;formattedCitation&quot;:&quot;(Fern\\uc0\\u225{}ndez 2006)&quot;,&quot;plainCitation&quot;:&quot;(Fernández 2006)&quot;,&quot;dontUpdate&quot;:true,&quot;noteIndex&quot;:0},&quot;citationItems&quot;:[{&quot;id&quot;:18,&quot;uris&quot;:[&quot;http://zotero.org/users/local/kZ8zKAPx/items/SIJWLG4J&quot;],&quot;uri&quot;:[&quot;http://zotero.org/users/local/kZ8zKAPx/items/SIJWLG4J&quot;],&quot;itemData&quot;:{&quot;id&quot;:18,&quot;type&quot;:&quot;article-journal&quot;,&quot;container-title&quot;:&quot;Revista internacional de lingüística iberoamericana&quot;,&quot;page&quot;:&quot;9-26&quot;,&quot;title&quot;:&quot;Las lenguas de Zamboanga según los jesuitas y otros observadores occidentales&quot;,&quot;volume&quot;:&quot;7&quot;,&quot;author&quot;:[{&quot;family&quot;:&quot;Fernández&quot;,&quot;given&quot;:&quot;Mauro&quot;}],&quot;issued&quot;:{&quot;date-parts&quot;:[[&quot;2006&quot;]]}}}],&quot;schema&quot;:&quot;https://github.com/citation-style-language/schema/raw/master/csl-citation.json&quot;}"/><text:span text:style-name="T5">(</text:span><text:bookmark-start text:name="__Fieldmark__326_1502508892"/><text:span text:style-name="T5">Fernández 2006</text:span><field:fieldmark-end/><text:bookmark-end text:name="__Fieldmark__326_1502508892"/>, <field:fieldmark-start text:name="__Fieldmark__196_1787200729" field:type="ADDIN ZOTERO_ITEM CSL_CITATION {&quot;citationID&quot;:&quot;C79QBg29&quot;,&quot;properties&quot;:{&quot;formattedCitation&quot;:&quot;(Fern\\uc0\\u225{}ndez 2011)&quot;,&quot;plainCitation&quot;:&quot;(Fernández 2011)&quot;,&quot;dontUpdate&quot;:true,&quot;noteIndex&quot;:0},&quot;citationItems&quot;:[{&quot;id&quot;:16,&quot;uris&quot;:[&quot;http://zotero.org/users/local/kZ8zKAPx/items/WSIH74LY&quot;],&quot;uri&quot;:[&quot;http://zotero.org/users/local/kZ8zKAPx/items/WSIH74LY&quot;],&quot;itemData&quot;:{&quot;id&quot;:16,&quot;type&quot;:&quot;article-journal&quot;,&quot;container-title&quot;:&quot;Revista internacional de lingüística iberoamericana&quot;,&quot;issue&quot;:&quot;17&quot;,&quot;page&quot;:&quot;189-218&quot;,&quot;title&quot;:&quot;Chabacano en Tayabas: implicaciones para la historia de los criollos hispano-filipinos&quot;,&quot;author&quot;:[{&quot;family&quot;:&quot;Fernández&quot;,&quot;given&quot;:&quot;Mauro&quot;}],&quot;issued&quot;:{&quot;date-parts&quot;:[[&quot;2011&quot;]]}}}],&quot;schema&quot;:&quot;https://github.com/citation-style-language/schema/raw/master/csl-citation.json&quot;}"/><text:span text:style-name="T5">2</text:span><text:bookmark-start text:name="__Fieldmark__332_1502508892"/><text:span text:style-name="T5">011</text:span><field:fieldmark-end/><text:bookmark-end text:name="__Fieldmark__332_1502508892"/>, <field:fieldmark-start text:name="__Fieldmark__203_1787200729" field:type="ADDIN ZOTERO_ITEM CSL_CITATION {&quot;citationID&quot;:&quot;8npzw8kU&quot;,&quot;properties&quot;:{&quot;formattedCitation&quot;:&quot;(Fern\\uc0\\u225{}ndez 2012a)&quot;,&quot;plainCitation&quot;:&quot;(Fernández 2012a)&quot;,&quot;dontUpdate&quot;:true,&quot;noteIndex&quot;:0},&quot;citationItems&quot;:[{&quot;id&quot;:25,&quot;uris&quot;:[&quot;http://zotero.org/users/local/kZ8zKAPx/items/WMJTC2KL&quot;],&quot;uri&quot;:[&quot;http://zotero.org/users/local/kZ8zKAPx/items/WMJTC2KL&quot;],&quot;itemData&quot;:{&quot;id&quot;:25,&quot;type&quot;:&quot;article-journal&quot;,&quot;container-title&quot;:&quot;UniverSOS: revista de lenguas indígenas y universos culturales&quot;,&quot;page&quot;:&quot;9-46&quot;,&quot;title&quot;:&quot;Leyenda e historia del chabacano de Ermita (Manila)&quot;,&quot;volume&quot;:&quot;9&quot;,&quot;author&quot;:[{&quot;family&quot;:&quot;Fernández&quot;,&quot;given&quot;:&quot;Mauro&quot;}],&quot;issued&quot;:{&quot;date-parts&quot;:[[&quot;2012&quot;]]}}}],&quot;schema&quot;:&quot;https://github.com/citation-style-language/schema/raw/master/csl-citation.json&quot;}"/><text:span text:style-name="T5">2</text:span><text:bookmark-start text:name="__Fieldmark__338_1502508892"/><text:span text:style-name="T5">012a</text:span><field:fieldmark-end/><text:bookmark-end text:name="__Fieldmark__338_1502508892"/>, <field:fieldmark-start text:name="__Fieldmark__210_1787200729" field:type="ADDIN ZOTERO_ITEM CSL_CITATION {&quot;citationID&quot;:&quot;wgbb7cE0&quot;,&quot;properties&quot;:{&quot;formattedCitation&quot;:&quot;(Fern\\uc0\\u225{}ndez 2012b)&quot;,&quot;plainCitation&quot;:&quot;(Fernández 2012b)&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5">2</text:span><text:bookmark-start text:name="__Fieldmark__344_1502508892"/><text:span text:style-name="T5">012b</text:span><field:fieldmark-end/><text:bookmark-end text:name="__Fieldmark__344_1502508892"/>, <field:fieldmark-start text:name="__Fieldmark__217_1787200729" field:type="ADDIN ZOTERO_ITEM CSL_CITATION {&quot;citationID&quot;:&quot;0qYr63Sq&quot;,&quot;properties&quot;:{&quot;formattedCitation&quot;:&quot;(Fern\\uc0\\u225{}ndez 2019)&quot;,&quot;plainCitation&quot;:&quot;(Fernández 2019)&quot;,&quot;dontUpdate&quot;:true,&quot;noteIndex&quot;:0},&quot;citationItems&quot;:[{&quot;id&quot;:29,&quot;uris&quot;:[&quot;http://zotero.org/users/local/kZ8zKAPx/items/27KVEM5N&quot;],&quot;uri&quot;:[&quot;http://zotero.org/users/local/kZ8zKAPx/items/27KVEM5N&quot;],&quot;itemData&quot;:{&quot;id&quot;:29,&quot;type&quot;:&quot;chapter&quot;,&quot;container-title&quot;:&quot;Estudios lingüísticos en homenaje a Emilio Ridruejo&quot;,&quot;event-place&quot;:&quot;Valencia&quot;,&quot;page&quot;:&quot;439-451&quot;,&quot;publisher&quot;:&quot;Universitat de València&quot;,&quot;publisher-place&quot;:&quot;Valencia&quot;,&quot;title&quot;:&quot;El escenario lingüístico de zamboanga (filipinas) a mediados del siglo XVIII&quot;,&quot;author&quot;:[{&quot;family&quot;:&quot;Fernández&quot;,&quot;given&quot;:&quot;Mauro&quot;}],&quot;editor&quot;:[{&quot;family&quot;:&quot;Briz&quot;,&quot;given&quot;:&quot;Antonio&quot;},{&quot;family&quot;:&quot;Alcalde&quot;,&quot;given&quot;:&quot;M.ª José Martínez&quot;},{&quot;family&quot;:&quot;Mendizábal&quot;,&quot;given&quot;:&quot;Nieves&quot;},{&quot;family&quot;:&quot;Gutiérrez&quot;,&quot;given&quot;:&quot;Mara Fuertes&quot;},{&quot;family&quot;:&quot;Blas&quot;,&quot;given&quot;:&quot;José Luis&quot;},{&quot;family&quot;:&quot;Porcar&quot;,&quot;given&quot;:&quot;Margarita&quot;}],&quot;issued&quot;:{&quot;date-parts&quot;:[[&quot;2019&quot;]]}}}],&quot;schema&quot;:&quot;https://github.com/citation-style-language/schema/raw/master/csl-citation.json&quot;}"/><text:span text:style-name="T5">2</text:span><text:bookmark-start text:name="__Fieldmark__350_1502508892"/><text:span text:style-name="T5">019</text:span><field:fieldmark-end/><text:bookmark-end text:name="__Fieldmark__350_1502508892"/>). For example, Tagalog speakers in Ermita would have already had intensive contact with Spanish before 1659 and thus would not have needed to borrow an outside contact vernacular to communicate (<field:fieldmark-start text:name="__Fieldmark__224_1787200729" field:type="ADDIN ZOTERO_ITEM CSL_CITATION {&quot;citationID&quot;:&quot;AUjxmwzd&quot;,&quot;properties&quot;:{&quot;formattedCitation&quot;:&quot;(Fern\\uc0\\u225{}ndez 2011)&quot;,&quot;plainCitation&quot;:&quot;(Fernández 2011)&quot;,&quot;dontUpdate&quot;:true,&quot;noteIndex&quot;:0},&quot;citationItems&quot;:[{&quot;id&quot;:16,&quot;uris&quot;:[&quot;http://zotero.org/users/local/kZ8zKAPx/items/WSIH74LY&quot;],&quot;uri&quot;:[&quot;http://zotero.org/users/local/kZ8zKAPx/items/WSIH74LY&quot;],&quot;itemData&quot;:{&quot;id&quot;:16,&quot;type&quot;:&quot;article-journal&quot;,&quot;container-title&quot;:&quot;Revista internacional de lingüística iberoamericana&quot;,&quot;issue&quot;:&quot;17&quot;,&quot;page&quot;:&quot;189-218&quot;,&quot;title&quot;:&quot;Chabacano en Tayabas: implicaciones para la historia de los criollos hispano-filipinos&quot;,&quot;author&quot;:[{&quot;family&quot;:&quot;Fernández&quot;,&quot;given&quot;:&quot;Mauro&quot;}],&quot;issued&quot;:{&quot;date-parts&quot;:[[&quot;2011&quot;]]}}}],&quot;schema&quot;:&quot;https://github.com/citation-style-language/schema/raw/master/csl-citation.json&quot;}"/><text:span text:style-name="T5">F</text:span><text:bookmark-start text:name="__Fieldmark__360_1502508892"/><text:span text:style-name="T5">ernández 2011</text:span><field:fieldmark-end/><text:bookmark-end text:name="__Fieldmark__360_1502508892"/>, <field:fieldmark-start text:name="__Fieldmark__231_1787200729" field:type="ADDIN ZOTERO_ITEM CSL_CITATION {&quot;citationID&quot;:&quot;vTnBwcmw&quot;,&quot;properties&quot;:{&quot;formattedCitation&quot;:&quot;(Fern\\uc0\\u225{}ndez 2012a)&quot;,&quot;plainCitation&quot;:&quot;(Fernández 2012a)&quot;,&quot;dontUpdate&quot;:true,&quot;noteIndex&quot;:0},&quot;citationItems&quot;:[{&quot;id&quot;:25,&quot;uris&quot;:[&quot;http://zotero.org/users/local/kZ8zKAPx/items/WMJTC2KL&quot;],&quot;uri&quot;:[&quot;http://zotero.org/users/local/kZ8zKAPx/items/WMJTC2KL&quot;],&quot;itemData&quot;:{&quot;id&quot;:25,&quot;type&quot;:&quot;article-journal&quot;,&quot;container-title&quot;:&quot;UniverSOS: revista de lenguas indígenas y universos culturales&quot;,&quot;page&quot;:&quot;9-46&quot;,&quot;title&quot;:&quot;Leyenda e historia del chabacano de Ermita (Manila)&quot;,&quot;volume&quot;:&quot;9&quot;,&quot;author&quot;:[{&quot;family&quot;:&quot;Fernández&quot;,&quot;given&quot;:&quot;Mauro&quot;}],&quot;issued&quot;:{&quot;date-parts&quot;:[[&quot;2012&quot;]]}}}],&quot;schema&quot;:&quot;https://github.com/citation-style-language/schema/raw/master/csl-citation.json&quot;}"/><text:span text:style-name="T5">2</text:span><text:bookmark-start text:name="__Fieldmark__366_1502508892"/><text:span text:style-name="T5">012a</text:span><field:fieldmark-end/><text:bookmark-end text:name="__Fieldmark__366_1502508892"/>). Historical records also do not support the idea that Tagalog soldiers played any significant role in transmitting a creole to Zamboanga <field:fieldmark-start text:name="__Fieldmark__238_1787200729" field:type="ADDIN ZOTERO_ITEM CSL_CITATION {&quot;citationID&quot;:&quot;apzq1kFc&quot;,&quot;properties&quot;:{&quot;formattedCitation&quot;:&quot;(Fern\\uc0\\u225{}ndez 2019)&quot;,&quot;plainCitation&quot;:&quot;(Fernández 2019)&quot;,&quot;noteIndex&quot;:0},&quot;citationItems&quot;:[{&quot;id&quot;:29,&quot;uris&quot;:[&quot;http://zotero.org/users/local/kZ8zKAPx/items/27KVEM5N&quot;],&quot;uri&quot;:[&quot;http://zotero.org/users/local/kZ8zKAPx/items/27KVEM5N&quot;],&quot;itemData&quot;:{&quot;id&quot;:29,&quot;type&quot;:&quot;chapter&quot;,&quot;container-title&quot;:&quot;Estudios lingüísticos en homenaje a Emilio Ridruejo&quot;,&quot;event-place&quot;:&quot;Valencia&quot;,&quot;page&quot;:&quot;439-451&quot;,&quot;publisher&quot;:&quot;Universitat de València&quot;,&quot;publisher-place&quot;:&quot;Valencia&quot;,&quot;title&quot;:&quot;El escenario lingüístico de zamboanga (filipinas) a mediados del siglo XVIII&quot;,&quot;author&quot;:[{&quot;family&quot;:&quot;Fernández&quot;,&quot;given&quot;:&quot;Mauro&quot;}],&quot;editor&quot;:[{&quot;family&quot;:&quot;Briz&quot;,&quot;given&quot;:&quot;Antonio&quot;},{&quot;family&quot;:&quot;Alcalde&quot;,&quot;given&quot;:&quot;M.ª José Martínez&quot;},{&quot;family&quot;:&quot;Mendizábal&quot;,&quot;given&quot;:&quot;Nieves&quot;},{&quot;family&quot;:&quot;Gutiérrez&quot;,&quot;given&quot;:&quot;Mara Fuertes&quot;},{&quot;family&quot;:&quot;Blas&quot;,&quot;given&quot;:&quot;José Luis&quot;},{&quot;family&quot;:&quot;Porcar&quot;,&quot;given&quot;:&quot;Margarita&quot;}],&quot;issued&quot;:{&quot;date-parts&quot;:[[&quot;2019&quot;]]}}}],&quot;schema&quot;:&quot;https://github.com/citation-style-language/schema/raw/master/csl-citation.json&quot;}"/><text:span text:style-name="T5">(</text:span><text:bookmark-start text:name="__Fieldmark__372_1502508892"/><text:span text:style-name="T5">Fernández 2019)</text:span><field:fieldmark-end/><text:bookmark-end text:name="__Fieldmark__372_1502508892"/>. </text:p>
      <text:p text:style-name="P2">Many Chabacano scholars now agree that the varieties developed for the most part independently of each other (<field:fieldmark-start text:name="__Fieldmark__247_1787200729" field:type="ADDIN ZOTERO_ITEM CSL_CITATION {&quot;citationID&quot;:&quot;AM60hjCM&quot;,&quot;properties&quot;:{&quot;formattedCitation&quot;:&quot;(Lipski 1992)&quot;,&quot;plainCitation&quot;:&quot;(Lipski 1992)&quot;,&quot;dontUpdate&quot;:true,&quot;noteIndex&quot;:0},&quot;citationItems&quot;:[{&quot;id&quot;:44,&quot;uris&quot;:[&quot;http://zotero.org/users/local/kZ8zKAPx/items/IEJTSNQW&quot;],&quot;uri&quot;:[&quot;http://zotero.org/users/local/kZ8zKAPx/items/IEJTSNQW&quot;],&quot;itemData&quot;:{&quot;id&quot;:44,&quot;type&quot;:&quot;article-journal&quot;,&quot;container-title&quot;:&quot;Language Sciences&quot;,&quot;issue&quot;:&quot;3&quot;,&quot;journalAbbreviation&quot;:&quot;Language Sciences&quot;,&quot;page&quot;:&quot;197-231&quot;,&quot;title&quot;:&quot;New thoughts on the origins of Zamboangueño (Philippine Creole Spanish)&quot;,&quot;volume&quot;:&quot;14&quot;,&quot;author&quot;:[{&quot;family&quot;:&quot;Lipski&quot;,&quot;given&quot;:&quot;John M.&quot;}],&quot;issued&quot;:{&quot;date-parts&quot;:[[&quot;1992&quot;]]}}}],&quot;schema&quot;:&quot;https://github.com/citation-style-language/schema/raw/master/csl-citation.json&quot;}"/><text:span text:style-name="T5">L</text:span><text:bookmark-start text:name="__Fieldmark__382_1502508892"/><text:span text:style-name="T5">ipski 1992</text:span><field:fieldmark-end/><text:bookmark-end text:name="__Fieldmark__382_1502508892"/>; <field:fieldmark-start text:name="__Fieldmark__254_1787200729" field:type="ADDIN ZOTERO_ITEM CSL_CITATION {&quot;citationID&quot;:&quot;JmYCE0ut&quot;,&quot;properties&quot;:{&quot;formattedCitation&quot;:&quot;(Fern\\uc0\\u225{}ndez 2011)&quot;,&quot;plainCitation&quot;:&quot;(Fernández 2011)&quot;,&quot;dontUpdate&quot;:true,&quot;noteIndex&quot;:0},&quot;citationItems&quot;:[{&quot;id&quot;:16,&quot;uris&quot;:[&quot;http://zotero.org/users/local/kZ8zKAPx/items/WSIH74LY&quot;],&quot;uri&quot;:[&quot;http://zotero.org/users/local/kZ8zKAPx/items/WSIH74LY&quot;],&quot;itemData&quot;:{&quot;id&quot;:16,&quot;type&quot;:&quot;article-journal&quot;,&quot;container-title&quot;:&quot;Revista internacional de lingüística iberoamericana&quot;,&quot;issue&quot;:&quot;17&quot;,&quot;page&quot;:&quot;189-218&quot;,&quot;title&quot;:&quot;Chabacano en Tayabas: implicaciones para la historia de los criollos hispano-filipinos&quot;,&quot;author&quot;:[{&quot;family&quot;:&quot;Fernández&quot;,&quot;given&quot;:&quot;Mauro&quot;}],&quot;issued&quot;:{&quot;date-parts&quot;:[[&quot;2011&quot;]]}}}],&quot;schema&quot;:&quot;https://github.com/citation-style-language/schema/raw/master/csl-citation.json&quot;}"/><text:span text:style-name="T5">F</text:span><text:bookmark-start text:name="__Fieldmark__387_1502508892"/><text:span text:style-name="T5">ernández 2011</text:span><field:fieldmark-end/><text:bookmark-end text:name="__Fieldmark__387_1502508892"/>, <field:fieldmark-start text:name="__Fieldmark__261_1787200729" field:type="ADDIN ZOTERO_ITEM CSL_CITATION {&quot;citationID&quot;:&quot;ba6S1NcS&quot;,&quot;properties&quot;:{&quot;formattedCitation&quot;:&quot;(Fern\\uc0\\u225{}ndez 2012; Fern\\uc0\\u225{}ndez 2012)&quot;,&quot;plainCitation&quot;:&quot;(Fernández 2012; Fernández 2012)&quot;,&quot;dontUpdate&quot;:true,&quot;noteIndex&quot;:0},&quot;citationItems&quot;:[{&quot;id&quot;:25,&quot;uris&quot;:[&quot;http://zotero.org/users/local/kZ8zKAPx/items/WMJTC2KL&quot;],&quot;uri&quot;:[&quot;http://zotero.org/users/local/kZ8zKAPx/items/WMJTC2KL&quot;],&quot;itemData&quot;:{&quot;id&quot;:25,&quot;type&quot;:&quot;article-journal&quot;,&quot;container-title&quot;:&quot;UniverSOS: revista de lenguas indígenas y universos culturales&quot;,&quot;page&quot;:&quot;9-46&quot;,&quot;title&quot;:&quot;Leyenda e historia del chabacano de Ermita (Manila)&quot;,&quot;volume&quot;:&quot;9&quot;,&quot;author&quot;:[{&quot;family&quot;:&quot;Fernández&quot;,&quot;given&quot;:&quot;Mauro&quot;}],&quot;issued&quot;:{&quot;date-parts&quot;:[[&quot;2012&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19">2</text:span><text:bookmark-start text:name="__Fieldmark__393_1502508892"/><text:span text:style-name="T19">012a, 2012b</text:span><field:fieldmark-end/><text:bookmark-end text:name="__Fieldmark__393_1502508892"/><text:span text:style-name="T18">; </text:span><field:fieldmark-start text:name="__Fieldmark__268_1787200729" field:type="ADDIN ZOTERO_ITEM CSL_CITATION {&quot;citationID&quot;:&quot;aCYv2f0b&quot;,&quot;properties&quot;:{&quot;formattedCitation&quot;:&quot;(Fern\\uc0\\u225{}ndez &amp; Sippola 2017)&quot;,&quot;plainCitation&quot;:&quot;(Fernández &amp; Sippola 2017)&quot;,&quot;dontUpdate&quot;:true,&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19">F</text:span><text:bookmark-start text:name="__Fieldmark__398_1502508892"/><text:span text:style-name="T19">ernández &amp; Sippola 2017</text:span><field:fieldmark-end/><text:bookmark-end text:name="__Fieldmark__398_1502508892"/><text:span text:style-name="T18">; </text:span><field:fieldmark-start text:name="__Fieldmark__275_1787200729" field:type="ADDIN ZOTERO_ITEM CSL_CITATION {&quot;citationID&quot;:&quot;DUNzVcT1&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19">S</text:span><text:bookmark-start text:name="__Fieldmark__403_1502508892"/><text:span text:style-name="T19">ippola &amp; Lesho 2020</text:span><field:fieldmark-end/><text:bookmark-end text:name="__Fieldmark__403_1502508892"/><text:span text:style-name="T18">). </text:span><field:fieldmark-start text:name="__Fieldmark__282_1787200729" field:type="ADDIN ZOTERO_ITEM CSL_CITATION {&quot;citationID&quot;:&quot;yRUtHMyg&quot;,&quot;properties&quot;:{&quot;formattedCitation&quot;:&quot;(Lipski 1992)&quot;,&quot;plainCitation&quot;:&quot;(Lipski 1992)&quot;,&quot;dontUpdate&quot;:true,&quot;noteIndex&quot;:0},&quot;citationItems&quot;:[{&quot;id&quot;:44,&quot;uris&quot;:[&quot;http://zotero.org/users/local/kZ8zKAPx/items/IEJTSNQW&quot;],&quot;uri&quot;:[&quot;http://zotero.org/users/local/kZ8zKAPx/items/IEJTSNQW&quot;],&quot;itemData&quot;:{&quot;id&quot;:44,&quot;type&quot;:&quot;article-journal&quot;,&quot;container-title&quot;:&quot;Language Sciences&quot;,&quot;issue&quot;:&quot;3&quot;,&quot;journalAbbreviation&quot;:&quot;Language Sciences&quot;,&quot;page&quot;:&quot;197-231&quot;,&quot;title&quot;:&quot;New thoughts on the origins of Zamboangueño (Philippine Creole Spanish)&quot;,&quot;volume&quot;:&quot;14&quot;,&quot;author&quot;:[{&quot;family&quot;:&quot;Lipski&quot;,&quot;given&quot;:&quot;John M.&quot;}],&quot;issued&quot;:{&quot;date-parts&quot;:[[&quot;1992&quot;]]}}}],&quot;schema&quot;:&quot;https://github.com/citation-style-language/schema/raw/master/csl-citation.json&quot;}"/><text:span text:style-name="T5">L</text:span><text:bookmark-start text:name="__Fieldmark__408_1502508892"/><text:span text:style-name="T5">ipski (1992</text:span><field:fieldmark-end/><text:bookmark-end text:name="__Fieldmark__408_1502508892"/>:12), for example, proposed that rather than being a simple transplant of Manila Bay Chabacano, the Zamboanga variety first formed locally in the mid-1700s 'as the natural intersection of Philippine languages which shared cognate grammatical systems, and which had already absorbed a significant quantity of Hispanisms'. He suggested that any input from Manila Bay would have been introduced only after this initial formation.</text:p>
      <text:p text:style-name="P2">More recent work by <field:fieldmark-start text:name="__Fieldmark__291_1787200729" field:type="ADDIN ZOTERO_ITEM CSL_CITATION {&quot;citationID&quot;:&quot;kEfczBX1&quot;,&quot;properties&quot;:{&quot;formattedCitation&quot;:&quot;(Fern\\uc0\\u225{}ndez 2006)&quot;,&quot;plainCitation&quot;:&quot;(Fernández 2006)&quot;,&quot;dontUpdate&quot;:true,&quot;noteIndex&quot;:0},&quot;citationItems&quot;:[{&quot;id&quot;:18,&quot;uris&quot;:[&quot;http://zotero.org/users/local/kZ8zKAPx/items/SIJWLG4J&quot;],&quot;uri&quot;:[&quot;http://zotero.org/users/local/kZ8zKAPx/items/SIJWLG4J&quot;],&quot;itemData&quot;:{&quot;id&quot;:18,&quot;type&quot;:&quot;article-journal&quot;,&quot;container-title&quot;:&quot;Revista internacional de lingüística iberoamericana&quot;,&quot;page&quot;:&quot;9-26&quot;,&quot;title&quot;:&quot;Las lenguas de Zamboanga según los jesuitas y otros observadores occidentales&quot;,&quot;volume&quot;:&quot;7&quot;,&quot;author&quot;:[{&quot;family&quot;:&quot;Fernández&quot;,&quot;given&quot;:&quot;Mauro&quot;}],&quot;issued&quot;:{&quot;date-parts&quot;:[[&quot;2006&quot;]]}}}],&quot;schema&quot;:&quot;https://github.com/citation-style-language/schema/raw/master/csl-citation.json&quot;}"/><text:span text:style-name="T5">F</text:span><text:bookmark-start text:name="__Fieldmark__420_1502508892"/><text:span text:style-name="T5">ernández (2006</text:span><field:fieldmark-end/><text:bookmark-end text:name="__Fieldmark__420_1502508892"/>, <field:fieldmark-start text:name="__Fieldmark__298_1787200729" field:type="ADDIN ZOTERO_ITEM CSL_CITATION {&quot;citationID&quot;:&quot;Tar6LbtX&quot;,&quot;properties&quot;:{&quot;formattedCitation&quot;:&quot;(Fern\\uc0\\u225{}ndez 2011)&quot;,&quot;plainCitation&quot;:&quot;(Fernández 2011)&quot;,&quot;dontUpdate&quot;:true,&quot;noteIndex&quot;:0},&quot;citationItems&quot;:[{&quot;id&quot;:16,&quot;uris&quot;:[&quot;http://zotero.org/users/local/kZ8zKAPx/items/WSIH74LY&quot;],&quot;uri&quot;:[&quot;http://zotero.org/users/local/kZ8zKAPx/items/WSIH74LY&quot;],&quot;itemData&quot;:{&quot;id&quot;:16,&quot;type&quot;:&quot;article-journal&quot;,&quot;container-title&quot;:&quot;Revista internacional de lingüística iberoamericana&quot;,&quot;issue&quot;:&quot;17&quot;,&quot;page&quot;:&quot;189-218&quot;,&quot;title&quot;:&quot;Chabacano en Tayabas: implicaciones para la historia de los criollos hispano-filipinos&quot;,&quot;author&quot;:[{&quot;family&quot;:&quot;Fernández&quot;,&quot;given&quot;:&quot;Mauro&quot;}],&quot;issued&quot;:{&quot;date-parts&quot;:[[&quot;2011&quot;]]}}}],&quot;schema&quot;:&quot;https://github.com/citation-style-language/schema/raw/master/csl-citation.json&quot;}"/><text:span text:style-name="T5">2</text:span><text:bookmark-start text:name="__Fieldmark__430_1502508892"/><text:span text:style-name="T5">011</text:span><field:fieldmark-end/><text:bookmark-end text:name="__Fieldmark__430_1502508892"/>, <field:fieldmark-start text:name="__Fieldmark__305_1787200729" field:type="ADDIN ZOTERO_ITEM CSL_CITATION {&quot;citationID&quot;:&quot;vir9TgbP&quot;,&quot;properties&quot;:{&quot;formattedCitation&quot;:&quot;(Fern\\uc0\\u225{}ndez 2012a)&quot;,&quot;plainCitation&quot;:&quot;(Fernández 2012a)&quot;,&quot;dontUpdate&quot;:true,&quot;noteIndex&quot;:0},&quot;citationItems&quot;:[{&quot;id&quot;:25,&quot;uris&quot;:[&quot;http://zotero.org/users/local/kZ8zKAPx/items/WMJTC2KL&quot;],&quot;uri&quot;:[&quot;http://zotero.org/users/local/kZ8zKAPx/items/WMJTC2KL&quot;],&quot;itemData&quot;:{&quot;id&quot;:25,&quot;type&quot;:&quot;article-journal&quot;,&quot;container-title&quot;:&quot;UniverSOS: revista de lenguas indígenas y universos culturales&quot;,&quot;page&quot;:&quot;9-46&quot;,&quot;title&quot;:&quot;Leyenda e historia del chabacano de Ermita (Manila)&quot;,&quot;volume&quot;:&quot;9&quot;,&quot;author&quot;:[{&quot;family&quot;:&quot;Fernández&quot;,&quot;given&quot;:&quot;Mauro&quot;}],&quot;issued&quot;:{&quot;date-parts&quot;:[[&quot;2012&quot;]]}}}],&quot;schema&quot;:&quot;https://github.com/citation-style-language/schema/raw/master/csl-citation.json&quot;}"/><text:span text:style-name="T5"><text:s/></text:span><text:bookmark-start text:name="__Fieldmark__436_1502508892"/><text:span text:style-name="T5">2012a</text:span><field:fieldmark-end/><text:bookmark-end text:name="__Fieldmark__436_1502508892"/>, <field:fieldmark-start text:name="__Fieldmark__312_1787200729" field:type="ADDIN ZOTERO_ITEM CSL_CITATION {&quot;citationID&quot;:&quot;8NH1Mh9o&quot;,&quot;properties&quot;:{&quot;formattedCitation&quot;:&quot;(Fern\\uc0\\u225{}ndez 2012b)&quot;,&quot;plainCitation&quot;:&quot;(Fernández 2012b)&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5">2</text:span><text:bookmark-start text:name="__Fieldmark__442_1502508892"/><text:span text:style-name="T5">012b</text:span><field:fieldmark-end/><text:bookmark-end text:name="__Fieldmark__442_1502508892"/>, <field:fieldmark-start text:name="__Fieldmark__319_1787200729" field:type="ADDIN ZOTERO_ITEM CSL_CITATION {&quot;citationID&quot;:&quot;C9lTFs3l&quot;,&quot;properties&quot;:{&quot;formattedCitation&quot;:&quot;(Fern\\uc0\\u225{}ndez 2019)&quot;,&quot;plainCitation&quot;:&quot;(Fernández 2019)&quot;,&quot;dontUpdate&quot;:true,&quot;noteIndex&quot;:0},&quot;citationItems&quot;:[{&quot;id&quot;:29,&quot;uris&quot;:[&quot;http://zotero.org/users/local/kZ8zKAPx/items/27KVEM5N&quot;],&quot;uri&quot;:[&quot;http://zotero.org/users/local/kZ8zKAPx/items/27KVEM5N&quot;],&quot;itemData&quot;:{&quot;id&quot;:29,&quot;type&quot;:&quot;chapter&quot;,&quot;container-title&quot;:&quot;Estudios lingüísticos en homenaje a Emilio Ridruejo&quot;,&quot;event-place&quot;:&quot;Valencia&quot;,&quot;page&quot;:&quot;439-451&quot;,&quot;publisher&quot;:&quot;Universitat de València&quot;,&quot;publisher-place&quot;:&quot;Valencia&quot;,&quot;title&quot;:&quot;El escenario lingüístico de zamboanga (filipinas) a mediados del siglo XVIII&quot;,&quot;author&quot;:[{&quot;family&quot;:&quot;Fernández&quot;,&quot;given&quot;:&quot;Mauro&quot;}],&quot;editor&quot;:[{&quot;family&quot;:&quot;Briz&quot;,&quot;given&quot;:&quot;Antonio&quot;},{&quot;family&quot;:&quot;Alcalde&quot;,&quot;given&quot;:&quot;M.ª José Martínez&quot;},{&quot;family&quot;:&quot;Mendizábal&quot;,&quot;given&quot;:&quot;Nieves&quot;},{&quot;family&quot;:&quot;Gutiérrez&quot;,&quot;given&quot;:&quot;Mara Fuertes&quot;},{&quot;family&quot;:&quot;Blas&quot;,&quot;given&quot;:&quot;José Luis&quot;},{&quot;family&quot;:&quot;Porcar&quot;,&quot;given&quot;:&quot;Margarita&quot;}],&quot;issued&quot;:{&quot;date-parts&quot;:[[&quot;2019&quot;]]}}}],&quot;schema&quot;:&quot;https://github.com/citation-style-language/schema/raw/master/csl-citation.json&quot;}"/><text:span text:style-name="T5">2</text:span><text:bookmark-start text:name="__Fieldmark__448_1502508892"/><text:span text:style-name="T5">019</text:span><field:fieldmark-end/><text:bookmark-end text:name="__Fieldmark__448_1502508892"/>) and <field:fieldmark-start text:name="__Fieldmark__326_1787200729" field:type="ADDIN ZOTERO_ITEM CSL_CITATION {&quot;citationID&quot;:&quot;fo9lAvdP&quot;,&quot;properties&quot;:{&quot;formattedCitation&quot;:&quot;(Fern\\uc0\\u225{}ndez &amp; Sippola 2017)&quot;,&quot;plainCitation&quot;:&quot;(Fernández &amp; Sippola 2017)&quot;,&quot;dontUpdate&quot;:true,&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F</text:span><text:bookmark-start text:name="__Fieldmark__453_1502508892"/><text:span text:style-name="T5">ernández &amp; Sippola (2017)</text:span><field:fieldmark-end/><text:bookmark-end text:name="__Fieldmark__453_1502508892"/>, based on meticulous archival research as well as linguistic evidence, has suggested later timelines and even more separate trajectories of formation. Historical accounts or literary texts featuring any mentions or examples of Chabacano were scarce before the late 1800s (see also <field:fieldmark-start text:name="__Fieldmark__333_1787200729" field:type="ADDIN ZOTERO_ITEM CSL_CITATION {&quot;citationID&quot;:&quot;3asOP6eK&quot;,&quot;properties&quot;:{&quot;formattedCitation&quot;:&quot;(Lipski 2013)&quot;,&quot;plainCitation&quot;:&quot;(Lipski 2013)&quot;,&quot;dontUpdate&quot;:true,&quot;noteIndex&quot;:0},&quot;citationItems&quot;:[{&quot;id&quot;:43,&quot;uris&quot;:[&quot;http://zotero.org/users/local/kZ8zKAPx/items/ZKQE7SUM&quot;],&quot;uri&quot;:[&quot;http://zotero.org/users/local/kZ8zKAPx/items/ZKQE7SUM&quot;],&quot;itemData&quot;:{&quot;id&quot;:43,&quot;type&quot;:&quot;article-journal&quot;,&quot;container-title&quot;:&quot;International Journal of Bilingualism&quot;,&quot;issue&quot;:&quot;4&quot;,&quot;journalAbbreviation&quot;:&quot;International Journal of Bilingualism&quot;,&quot;page&quot;:&quot;448-478&quot;,&quot;title&quot;:&quot;Remixing a mixed language: The emergence of a new pronominal system in Chabacano (Philippine Creole Spanish)&quot;,&quot;volume&quot;:&quot;17&quot;,&quot;author&quot;:[{&quot;family&quot;:&quot;Lipski&quot;,&quot;given&quot;:&quot;John M.&quot;}],&quot;issued&quot;:{&quot;date-parts&quot;:[[&quot;2013&quot;]]}}}],&quot;schema&quot;:&quot;https://github.com/citation-style-language/schema/raw/master/csl-citation.json&quot;}"/><text:span text:style-name="T5">L</text:span><text:bookmark-start text:name="__Fieldmark__468_1502508892"/><text:span text:style-name="T5">ipski 2013</text:span><field:fieldmark-end/><text:bookmark-end text:name="__Fieldmark__468_1502508892"/>). The oldest account that seems to refer to a fully restructured variety comes from 1806, in reference to Cavite, and the earliest Chabacano texts that have been identified so far come from 1859 1860 in Manila <field:fieldmark-start text:name="__Fieldmark__340_1787200729" field:type="ADDIN ZOTERO_ITEM CSL_CITATION {&quot;citationID&quot;:&quot;h0PYwQSd&quot;,&quot;properties&quot;:{&quot;formattedCitation&quot;:&quot;(Fern\\uc0\\u225{}ndez &amp; Sippola 2017)&quot;,&quot;plainCitation&quot;:&quot;(Fernández &amp; Sippola 2017)&quot;,&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text:span><text:bookmark-start text:name="__Fieldmark__473_1502508892"/><text:span text:style-name="T5">Fernández &amp; Sippola 2017)</text:span><field:fieldmark-end/><text:bookmark-end text:name="__Fieldmark__473_1502508892"/>. These facts suggest that Chabacano did not crystallize in Cavite and Manila until the late 18th or early 19th centuries, though Ternate Chabacano formed somewhat earlier <field:fieldmark-start text:name="__Fieldmark__347_1787200729" field:type="ADDIN ZOTERO_ITEM CSL_CITATION {&quot;citationID&quot;:&quot;xZYbIATN&quot;,&quot;properties&quot;:{&quot;formattedCitation&quot;:&quot;(Fern\\uc0\\u225{}ndez &amp; Sippola 2017)&quot;,&quot;plainCitation&quot;:&quot;(Fernández &amp; Sippola 2017)&quot;,&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text:span><text:bookmark-start text:name="__Fieldmark__480_1502508892"/><text:span text:style-name="T5">Fernández &amp; Sippola 2017)</text:span><field:fieldmark-end/><text:bookmark-end text:name="__Fieldmark__480_1502508892"/>. For Zamboanga, historical accounts indicate that Spanish was widely used by local people there during the early colonial period, and that Chabacano developed much later, only after the population expanded in the late 19th century (<field:fieldmark-start text:name="__Fieldmark__354_1787200729" field:type="ADDIN ZOTERO_ITEM CSL_CITATION {&quot;citationID&quot;:&quot;qc8rMQoI&quot;,&quot;properties&quot;:{&quot;formattedCitation&quot;:&quot;(Fern\\uc0\\u225{}ndez 2006)&quot;,&quot;plainCitation&quot;:&quot;(Fernández 2006)&quot;,&quot;dontUpdate&quot;:true,&quot;noteIndex&quot;:0},&quot;citationItems&quot;:[{&quot;id&quot;:18,&quot;uris&quot;:[&quot;http://zotero.org/users/local/kZ8zKAPx/items/SIJWLG4J&quot;],&quot;uri&quot;:[&quot;http://zotero.org/users/local/kZ8zKAPx/items/SIJWLG4J&quot;],&quot;itemData&quot;:{&quot;id&quot;:18,&quot;type&quot;:&quot;article-journal&quot;,&quot;container-title&quot;:&quot;Revista internacional de lingüística iberoamericana&quot;,&quot;page&quot;:&quot;9-26&quot;,&quot;title&quot;:&quot;Las lenguas de Zamboanga según los jesuitas y otros observadores occidentales&quot;,&quot;volume&quot;:&quot;7&quot;,&quot;author&quot;:[{&quot;family&quot;:&quot;Fernández&quot;,&quot;given&quot;:&quot;Mauro&quot;}],&quot;issued&quot;:{&quot;date-parts&quot;:[[&quot;2006&quot;]]}}}],&quot;schema&quot;:&quot;https://github.com/citation-style-language/schema/raw/master/csl-citation.json&quot;}"/><text:span text:style-name="T5">F</text:span><text:bookmark-start text:name="__Fieldmark__485_1502508892"/><text:span text:style-name="T5">ernández 2006</text:span><field:fieldmark-end/><text:bookmark-end text:name="__Fieldmark__485_1502508892"/>, <field:fieldmark-start text:name="__Fieldmark__361_1787200729" field:type="ADDIN ZOTERO_ITEM CSL_CITATION {&quot;citationID&quot;:&quot;VbKAFOn5&quot;,&quot;properties&quot;:{&quot;formattedCitation&quot;:&quot;(Fern\\uc0\\u225{}ndez 2012b)&quot;,&quot;plainCitation&quot;:&quot;(Fernández 2012b)&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5">2</text:span><text:bookmark-start text:name="__Fieldmark__490_1502508892"/><text:span text:style-name="T5">012b</text:span><field:fieldmark-end/><text:bookmark-end text:name="__Fieldmark__490_1502508892"/>). </text:p>
      <text:p text:style-name="P2">If the Chabacano varieties do not have a direct genetic relationship, then how is their similarity explained? The answer is that Tagalog and the Visayan languages (and the Philippine family overall) share remarkably similar syntactic structures, morphemes, and semantic features, which led to similar restructuring outcomes in each contact situation <field:fieldmark-start text:name="__Fieldmark__370_1787200729" field:type="ADDIN ZOTERO_ITEM CSL_CITATION {&quot;citationID&quot;:&quot;qlsyTMAL&quot;,&quot;properties&quot;:{&quot;formattedCitation&quot;:&quot;(Sippola &amp; Lesho 2020)&quot;,&quot;plainCitation&quot;:&quot;(Sippola &amp; Lesho 2020)&quot;,&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text:span><text:bookmark-start text:name="__Fieldmark__499_1502508892"/><text:span text:style-name="T5">Sippola &amp; Lesho 2020)</text:span><field:fieldmark-end/><text:bookmark-end text:name="__Fieldmark__499_1502508892"/>. It is also the case that the Chabacano varieties are not quite as homogenous as they have appeared to be at first glance. If all varieties really descended from one source, we might expect them to be even more similar than they are. Yet it is well known that each variety has its own unique set of pronouns; for example, the 1PL is <text:span text:style-name="T6">mihotro</text:span> in Ternate, <text:span text:style-name="T6">niso</text:span> in Cavite, and <text:span text:style-name="T6">kame</text:span> (exclusive) and <text:span text:style-name="T6">kita</text:span> (inclusive) in Zamboanga (<field:fieldmark-start text:name="__Fieldmark__385_1787200729" field:type="ADDIN ZOTERO_ITEM CSL_CITATION {&quot;citationID&quot;:&quot;PSyMcPxX&quot;,&quot;properties&quot;:{&quot;formattedCitation&quot;:&quot;(Lesho &amp; Sippola 2014)&quot;,&quot;plainCitation&quot;:&quot;(Lesho &amp; Sippola 2014)&quot;,&quot;dontUpdate&quot;:true,&quot;noteIndex&quot;:0},&quot;citationItems&quot;:[{&quot;id&quot;:40,&quot;uris&quot;:[&quot;http://zotero.org/users/local/kZ8zKAPx/items/8MJ4S2XA&quot;],&quot;uri&quot;:[&quot;http://zotero.org/users/local/kZ8zKAPx/items/8MJ4S2XA&quot;],&quot;itemData&quot;:{&quot;id&quot;:40,&quot;type&quot;:&quot;article-journal&quot;,&quot;container-title&quot;:&quot;Revista de crioulos de base lexical portuguesa e espanhola&quot;,&quot;page&quot;:&quot;1-46&quot;,&quot;title&quot;:&quot;Folk perceptions of variation among the Chabacano creoles&quot;,&quot;volume&quot;:&quot;5&quot;,&quot;author&quot;:[{&quot;family&quot;:&quot;Lesho&quot;,&quot;given&quot;:&quot;Marivic&quot;},{&quot;family&quot;:&quot;Sippola&quot;,&quot;given&quot;:&quot;Eeva&quot;}],&quot;issued&quot;:{&quot;date-parts&quot;:[[&quot;2014&quot;]]}}}],&quot;schema&quot;:&quot;https://github.com/citation-style-language/schema/raw/master/csl-citation.json&quot;}"/><text:span text:style-name="T5">L</text:span><text:bookmark-start text:name="__Fieldmark__516_1502508892"/><text:span text:style-name="T5">esho &amp; Sippola 2014</text:span><field:fieldmark-end/><text:bookmark-end text:name="__Fieldmark__516_1502508892"/>:14; <field:fieldmark-start text:name="__Fieldmark__392_1787200729" field:type="ADDIN ZOTERO_ITEM CSL_CITATION {&quot;citationID&quot;:&quot;Kb2fRSjU&quot;,&quot;properties&quot;:{&quot;formattedCitation&quot;:&quot;(Lipski 2013)&quot;,&quot;plainCitation&quot;:&quot;(Lipski 2013)&quot;,&quot;dontUpdate&quot;:true,&quot;noteIndex&quot;:0},&quot;citationItems&quot;:[{&quot;id&quot;:43,&quot;uris&quot;:[&quot;http://zotero.org/users/local/kZ8zKAPx/items/ZKQE7SUM&quot;],&quot;uri&quot;:[&quot;http://zotero.org/users/local/kZ8zKAPx/items/ZKQE7SUM&quot;],&quot;itemData&quot;:{&quot;id&quot;:43,&quot;type&quot;:&quot;article-journal&quot;,&quot;container-title&quot;:&quot;International Journal of Bilingualism&quot;,&quot;issue&quot;:&quot;4&quot;,&quot;journalAbbreviation&quot;:&quot;International Journal of Bilingualism&quot;,&quot;page&quot;:&quot;448-478&quot;,&quot;title&quot;:&quot;Remixing a mixed language: The emergence of a new pronominal system in Chabacano (Philippine Creole Spanish)&quot;,&quot;volume&quot;:&quot;17&quot;,&quot;author&quot;:[{&quot;family&quot;:&quot;Lipski&quot;,&quot;given&quot;:&quot;John M.&quot;}],&quot;issued&quot;:{&quot;date-parts&quot;:[[&quot;2013&quot;]]}}}],&quot;schema&quot;:&quot;https://github.com/citation-style-language/schema/raw/master/csl-citation.json&quot;}"/><text:span text:style-name="T5">L</text:span><text:bookmark-start text:name="__Fieldmark__523_1502508892"/><text:span text:style-name="T5">ipski 2013</text:span><field:fieldmark-end/><text:bookmark-end text:name="__Fieldmark__523_1502508892"/>:457). By comparing previously published documentation of each variety, <field:fieldmark-start text:name="__Fieldmark__399_1787200729" field:type="ADDIN ZOTERO_ITEM CSL_CITATION {&quot;citationID&quot;:&quot;fWOJo5uV&quot;,&quot;properties&quot;:{&quot;formattedCitation&quot;:&quot;(Lesho &amp; Sippola 2014)&quot;,&quot;plainCitation&quot;:&quot;(Lesho &amp; Sippola 2014)&quot;,&quot;dontUpdate&quot;:true,&quot;noteIndex&quot;:0},&quot;citationItems&quot;:[{&quot;id&quot;:40,&quot;uris&quot;:[&quot;http://zotero.org/users/local/kZ8zKAPx/items/8MJ4S2XA&quot;],&quot;uri&quot;:[&quot;http://zotero.org/users/local/kZ8zKAPx/items/8MJ4S2XA&quot;],&quot;itemData&quot;:{&quot;id&quot;:40,&quot;type&quot;:&quot;article-journal&quot;,&quot;container-title&quot;:&quot;Revista de crioulos de base lexical portuguesa e espanhola&quot;,&quot;page&quot;:&quot;1-46&quot;,&quot;title&quot;:&quot;Folk perceptions of variation among the Chabacano creoles&quot;,&quot;volume&quot;:&quot;5&quot;,&quot;author&quot;:[{&quot;family&quot;:&quot;Lesho&quot;,&quot;given&quot;:&quot;Marivic&quot;},{&quot;family&quot;:&quot;Sippola&quot;,&quot;given&quot;:&quot;Eeva&quot;}],&quot;issued&quot;:{&quot;date-parts&quot;:[[&quot;2014&quot;]]}}}],&quot;schema&quot;:&quot;https://github.com/citation-style-language/schema/raw/master/csl-citation.json&quot;}"/><text:span text:style-name="T5">L</text:span><text:bookmark-start text:name="__Fieldmark__528_1502508892"/><text:span text:style-name="T5">esho &amp; Sippola (2014</text:span><field:fieldmark-end/><text:bookmark-end text:name="__Fieldmark__528_1502508892"/>:9–16) identified several other lexical, phonological, and morphosyntactic differences among the varieties that have previously been overlooked. </text:p>
      <text:p text:style-name="P2"><field:fieldmark-start text:name="__Fieldmark__407_1787200729" field:type="ADDIN ZOTERO_ITEM CSL_CITATION {&quot;citationID&quot;:&quot;hQ6IMrvI&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540_1502508892"/><text:span text:style-name="T5">ippola &amp; Lesho (2020)</text:span><field:fieldmark-end/><text:bookmark-end text:name="__Fieldmark__540_1502508892"/> compared reciprocal marking, argument marking, and modality in Cavite, Ternate, and Zamboanga Chabacano. We demonstrated that these are areas where the varieties have often followed different grammaticalization paths, suggesting that they do not stem from one source. For example, Zamboanga and Cavite Chabacano use the Philippine circumfix <text:span text:style-name="T6">man-V-han</text:span> as well as the Spanish-derived construction <text:span text:style-name="T6">uno'y otro</text:span> or <text:span text:style-name="T6">uno a otro</text:span> ('one to another') to mark reciprocal actions, whereas Ternate Chabacano grammaticalized <text:span text:style-name="T6">hugá</text:span> &lt; (Sp. jugar 'play'), as in <text:span text:style-name="T6">hugá keré</text:span> 'love each other' (<field:fieldmark-start text:name="__Fieldmark__424_1787200729" field:type="ADDIN ZOTERO_ITEM CSL_CITATION {&quot;citationID&quot;:&quot;SlUaDQwO&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563_1502508892"/><text:span text:style-name="T5">ippola &amp; Lesho 2020</text:span><field:fieldmark-end/><text:bookmark-end text:name="__Fieldmark__563_1502508892"/>:115–116). A brief overview of the modals also showed instances where each Chabacano variety functions similarly but grammaticalized different elements from the lexifier. For example, each variety has a necessity verb grammaticalized from different Spanish sources: <text:span text:style-name="T6">ne(se)sita</text:span> in Zamboanga (&lt; Sp. <text:span text:style-name="T6">necesita</text:span> 'need'), <text:span text:style-name="T6">debi</text:span> in Cavite (&lt; Sp. <text:span text:style-name="T6">debe</text:span> 'must, owe'), and <text:span text:style-name="T6">dabli</text:span> in Ternate (&lt; Sp. <text:span text:style-name="T6">dable</text:span> 'possible, feasible') (<field:fieldmark-start text:name="__Fieldmark__443_1787200729" field:type="ADDIN ZOTERO_ITEM CSL_CITATION {&quot;citationID&quot;:&quot;9pdd0XxD&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584_1502508892"/><text:span text:style-name="T5">ippola &amp; Lesho 2020</text:span><field:fieldmark-end/><text:bookmark-end text:name="__Fieldmark__584_1502508892"/>:112–113). Taken together with the sociohistorical evidence (e.g., <field:fieldmark-start text:name="__Fieldmark__450_1787200729" field:type="ADDIN ZOTERO_ITEM CSL_CITATION {&quot;citationID&quot;:&quot;gWvObB9w&quot;,&quot;properties&quot;:{&quot;formattedCitation&quot;:&quot;(Fern\\uc0\\u225{}ndez &amp; Sippola 2017)&quot;,&quot;plainCitation&quot;:&quot;(Fernández &amp; Sippola 2017)&quot;,&quot;dontUpdate&quot;:true,&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F</text:span><text:bookmark-start text:name="__Fieldmark__589_1502508892"/><text:span text:style-name="T5">ernández &amp; Sippola 2017</text:span><field:fieldmark-end/><text:bookmark-end text:name="__Fieldmark__589_1502508892"/>), the differences that have now been documented (<field:fieldmark-start text:name="__Fieldmark__457_1787200729" field:type="ADDIN ZOTERO_ITEM CSL_CITATION {&quot;citationID&quot;:&quot;Y1cnOsQ9&quot;,&quot;properties&quot;:{&quot;formattedCitation&quot;:&quot;(Lesho &amp; Sippola 2014)&quot;,&quot;plainCitation&quot;:&quot;(Lesho &amp; Sippola 2014)&quot;,&quot;dontUpdate&quot;:true,&quot;noteIndex&quot;:0},&quot;citationItems&quot;:[{&quot;id&quot;:40,&quot;uris&quot;:[&quot;http://zotero.org/users/local/kZ8zKAPx/items/8MJ4S2XA&quot;],&quot;uri&quot;:[&quot;http://zotero.org/users/local/kZ8zKAPx/items/8MJ4S2XA&quot;],&quot;itemData&quot;:{&quot;id&quot;:40,&quot;type&quot;:&quot;article-journal&quot;,&quot;container-title&quot;:&quot;Revista de crioulos de base lexical portuguesa e espanhola&quot;,&quot;page&quot;:&quot;1-46&quot;,&quot;title&quot;:&quot;Folk perceptions of variation among the Chabacano creoles&quot;,&quot;volume&quot;:&quot;5&quot;,&quot;author&quot;:[{&quot;family&quot;:&quot;Lesho&quot;,&quot;given&quot;:&quot;Marivic&quot;},{&quot;family&quot;:&quot;Sippola&quot;,&quot;given&quot;:&quot;Eeva&quot;}],&quot;issued&quot;:{&quot;date-parts&quot;:[[&quot;2014&quot;]]}}}],&quot;schema&quot;:&quot;https://github.com/citation-style-language/schema/raw/master/csl-citation.json&quot;}"/><text:span text:style-name="T5">L</text:span><text:bookmark-start text:name="__Fieldmark__594_1502508892"/><text:span text:style-name="T5">esho &amp; Sippola 2014</text:span><field:fieldmark-end/><text:bookmark-end text:name="__Fieldmark__594_1502508892"/>, <field:fieldmark-start text:name="__Fieldmark__464_1787200729" field:type="ADDIN ZOTERO_ITEM CSL_CITATION {&quot;citationID&quot;:&quot;Sv1O6xJo&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599_1502508892"/><text:span text:style-name="T5">ippola &amp; Lesho 2020</text:span><field:fieldmark-end/><text:bookmark-end text:name="__Fieldmark__599_1502508892"/>) provide support for the idea that these three Chabacano varieties each developed locally, though the replication of related adstrate features led to similar results in each case. This paper further reinforces these points, following up on <field:fieldmark-start text:name="__Fieldmark__471_1787200729" field:type="ADDIN ZOTERO_ITEM CSL_CITATION {&quot;citationID&quot;:&quot;dhajZpDu&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606_1502508892"/><text:span text:style-name="T5">ippola &amp; Lesho (2020)</text:span><field:fieldmark-end/><text:bookmark-end text:name="__Fieldmark__606_1502508892"/> by offering an even more detailed investigation of the Chabacano modal systems and comparing them directly to those of the adstrates.</text:p>
      <text:list xml:id="list82726944993920" text:continue-numbering="true" text:style-name="WWNum3">
        <text:list-item>
          <text:list>
            <text:list-item>
              <text:p text:style-name="P59">Possibility in Chabacano</text:p>
            </text:list-item>
          </text:list>
        </text:list-item>
      </text:list>
      <text:p text:style-name="P2">Previous Chabacano descriptions have mostly glossed over modality, focusing more on the aspect markers: perfective <text:span text:style-name="T6">ya</text:span>, imperfective <text:span text:style-name="T6">ta</text:span>, and the future <text:span text:style-name="T6">ay</text:span> (in Mindanao) or <text:span text:style-name="T6">di</text:span> (in Manila Bay). <text:span text:style-name="T6">Ay</text:span> and <text:span text:style-name="T6">di</text:span> have been described as marking ‘future or unreal events’ (<field:fieldmark-start text:name="__Fieldmark__493_1787200729" field:type="ADDIN ZOTERO_ITEM CSL_CITATION {&quot;citationID&quot;:&quot;iU5Wj9YH&quot;,&quot;properties&quot;:{&quot;formattedCitation&quot;:&quot;(Lipski &amp; Santoro 2007)&quot;,&quot;plainCitation&quot;:&quot;(Lipski &amp; Santoro 2007)&quot;,&quot;dontUpdate&quot;:true,&quot;noteIndex&quot;:0},&quot;citationItems&quot;:[{&quot;id&quot;:46,&quot;uris&quot;:[&quot;http://zotero.org/users/local/kZ8zKAPx/items/YAIEPPUZ&quot;],&quot;uri&quot;:[&quot;http://zotero.org/users/local/kZ8zKAPx/items/YAIEPPUZ&quot;],&quot;itemData&quot;:{&quot;id&quot;:46,&quot;type&quot;:&quot;chapter&quot;,&quot;container-title&quot;:&quot;Comparative creole syntax&quot;,&quot;event-place&quot;:&quot;London&quot;,&quot;page&quot;:&quot;373-398&quot;,&quot;publisher&quot;:&quot;Battlebridge Press&quot;,&quot;publisher-place&quot;:&quot;London&quot;,&quot;title&quot;:&quot;Zamboangueño Creole Spanish&quot;,&quot;author&quot;:[{&quot;family&quot;:&quot;Lipski&quot;,&quot;given&quot;:&quot;John&quot;},{&quot;family&quot;:&quot;Santoro&quot;,&quot;given&quot;:&quot;Maurizio&quot;}],&quot;editor&quot;:[{&quot;family&quot;:&quot;Holm&quot;,&quot;given&quot;:&quot;John&quot;},{&quot;family&quot;:&quot;Patrick&quot;,&quot;given&quot;:&quot;Peter&quot;}],&quot;issued&quot;:{&quot;date-parts&quot;:[[&quot;2007&quot;]]}}}],&quot;schema&quot;:&quot;https://github.com/citation-style-language/schema/raw/master/csl-citation.json&quot;}"/><text:span text:style-name="T5">L</text:span><text:bookmark-start text:name="__Fieldmark__630_1502508892"/><text:span text:style-name="T5">ipski &amp; Santoro 2007</text:span><field:fieldmark-end/><text:bookmark-end text:name="__Fieldmark__630_1502508892"/>:380) or ‘both future and modality’ (<field:fieldmark-start text:name="__Fieldmark__500_1787200729" field:type="ADDIN ZOTERO_ITEM CSL_CITATION {&quot;citationID&quot;:&quot;wjaqtDoY&quot;,&quot;properties&quot;:{&quot;formattedCitation&quot;:&quot;(Lorenzino 2000)&quot;,&quot;plainCitation&quot;:&quot;(Lorenzino 2000)&quot;,&quot;dontUpdate&quot;:true,&quot;noteIndex&quot;:0},&quot;citationItems&quot;:[{&quot;id&quot;:47,&quot;uris&quot;:[&quot;http://zotero.org/users/local/kZ8zKAPx/items/6TSJUPIN&quot;],&quot;uri&quot;:[&quot;http://zotero.org/users/local/kZ8zKAPx/items/6TSJUPIN&quot;],&quot;itemData&quot;:{&quot;id&quot;:47,&quot;type&quot;:&quot;book&quot;,&quot;event-place&quot;:&quot;München&quot;,&quot;publisher&quot;:&quot;LINCOM&quot;,&quot;publisher-place&quot;:&quot;München&quot;,&quot;title&quot;:&quot;The morphosyntax of Spanish-lexified creoles&quot;,&quot;author&quot;:[{&quot;family&quot;:&quot;Lorenzino&quot;,&quot;given&quot;:&quot;Gerardo&quot;}],&quot;issued&quot;:{&quot;date-parts&quot;:[[&quot;2000&quot;]]}}}],&quot;schema&quot;:&quot;https://github.com/citation-style-language/schema/raw/master/csl-citation.json&quot;}"/><text:span text:style-name="T5">L</text:span><text:bookmark-start text:name="__Fieldmark__635_1502508892"/><text:span text:style-name="T5">orenzino 2000</text:span><field:fieldmark-end/><text:bookmark-end text:name="__Fieldmark__635_1502508892"/>:58). It is clear, however, that the future markers do not cover all types of irrealis/modal events; in fact, no creole seems to be set up that way <field:fieldmark-start text:name="__Fieldmark__507_1787200729" field:type="ADDIN ZOTERO_ITEM CSL_CITATION {&quot;citationID&quot;:&quot;Qda2tG10&quot;,&quot;properties&quot;:{&quot;formattedCitation&quot;:&quot;(Winford 2018)&quot;,&quot;plainCitation&quot;:&quot;(Winford 2018)&quot;,&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text:span><text:bookmark-start text:name="__Fieldmark__642_1502508892"/><text:span text:style-name="T5">Winford 2018)</text:span><field:fieldmark-end/><text:bookmark-end text:name="__Fieldmark__642_1502508892"/>. </text:p>
      <text:p text:style-name="P2"><text:soft-page-break/><field:fieldmark-start text:name="__Fieldmark__515_1787200729" field:type="ADDIN ZOTERO_ITEM CSL_CITATION {&quot;citationID&quot;:&quot;zRfRQkp2&quot;,&quot;properties&quot;:{&quot;formattedCitation&quot;:&quot;(Frake 1980)&quot;,&quot;plainCitation&quot;:&quot;(Frake 1980)&quot;,&quot;dontUpdate&quot;:true,&quot;noteIndex&quot;:0},&quot;citationItems&quot;:[{&quot;id&quot;:33,&quot;uris&quot;:[&quot;http://zotero.org/users/local/kZ8zKAPx/items/4R84IMPL&quot;],&quot;uri&quot;:[&quot;http://zotero.org/users/local/kZ8zKAPx/items/4R84IMPL&quot;],&quot;itemData&quot;:{&quot;id&quot;:33,&quot;type&quot;:&quot;chapter&quot;,&quot;container-title&quot;:&quot;Language and cultural description: Essays by Charles O. Frake&quot;,&quot;event-place&quot;:&quot;Stanford&quot;,&quot;page&quot;:&quot;277-310&quot;,&quot;publisher&quot;:&quot;Stanford University Press&quot;,&quot;publisher-place&quot;:&quot;Stanford&quot;,&quot;title&quot;:&quot;Zamboangueño verb expressions&quot;,&quot;author&quot;:[{&quot;family&quot;:&quot;Frake&quot;,&quot;given&quot;:&quot;Charles O.&quot;}],&quot;editor&quot;:[{&quot;family&quot;:&quot;Dil&quot;,&quot;given&quot;:&quot;Anwar S.&quot;}],&quot;issued&quot;:{&quot;date-parts&quot;:[[&quot;1980&quot;]]}}}],&quot;schema&quot;:&quot;https://github.com/citation-style-language/schema/raw/master/csl-citation.json&quot;}"/><text:span text:style-name="T5">F</text:span><text:bookmark-start text:name="__Fieldmark__648_1502508892"/><text:span text:style-name="T5">rake (1980</text:span><field:fieldmark-end/><text:bookmark-end text:name="__Fieldmark__648_1502508892"/>:297–301) listed the possibility verb <text:span text:style-name="T6">puede</text:span> ‘able’ (&lt; Sp. <text:span text:style-name="T6">puede</text:span> ‘able.3SG) among several other modals in Zamboanga Chabacano. He defined it as expressing ‘ability because of physical circumstances such as one’s strength or the lack of external strength’ (<field:fieldmark-start text:name="__Fieldmark__526_1787200729" field:type="ADDIN ZOTERO_ITEM CSL_CITATION {&quot;citationID&quot;:&quot;FXhqDPuf&quot;,&quot;properties&quot;:{&quot;formattedCitation&quot;:&quot;(Frake 1980)&quot;,&quot;plainCitation&quot;:&quot;(Frake 1980)&quot;,&quot;dontUpdate&quot;:true,&quot;noteIndex&quot;:0},&quot;citationItems&quot;:[{&quot;id&quot;:33,&quot;uris&quot;:[&quot;http://zotero.org/users/local/kZ8zKAPx/items/4R84IMPL&quot;],&quot;uri&quot;:[&quot;http://zotero.org/users/local/kZ8zKAPx/items/4R84IMPL&quot;],&quot;itemData&quot;:{&quot;id&quot;:33,&quot;type&quot;:&quot;chapter&quot;,&quot;container-title&quot;:&quot;Language and cultural description: Essays by Charles O. Frake&quot;,&quot;event-place&quot;:&quot;Stanford&quot;,&quot;page&quot;:&quot;277-310&quot;,&quot;publisher&quot;:&quot;Stanford University Press&quot;,&quot;publisher-place&quot;:&quot;Stanford&quot;,&quot;title&quot;:&quot;Zamboangueño verb expressions&quot;,&quot;author&quot;:[{&quot;family&quot;:&quot;Frake&quot;,&quot;given&quot;:&quot;Charles O.&quot;}],&quot;editor&quot;:[{&quot;family&quot;:&quot;Dil&quot;,&quot;given&quot;:&quot;Anwar S.&quot;}],&quot;issued&quot;:{&quot;date-parts&quot;:[[&quot;1980&quot;]]}}}],&quot;schema&quot;:&quot;https://github.com/citation-style-language/schema/raw/master/csl-citation.json&quot;}"/><text:span text:style-name="T5">F</text:span><text:bookmark-start text:name="__Fieldmark__661_1502508892"/><text:span text:style-name="T5">rake 1980</text:span><field:fieldmark-end/><text:bookmark-end text:name="__Fieldmark__661_1502508892"/>:298). However, there was no indication of whether it can be extended to permission or epistemic possibility, as Spanish <text:span text:style-name="T6">puede</text:span> and Tagalog <text:span text:style-name="T6">puwede</text:span> both can be. </text:p>
      <text:p text:style-name="P2"><field:fieldmark-start text:name="__Fieldmark__538_1787200729" field:type="ADDIN ZOTERO_ITEM CSL_CITATION {&quot;citationID&quot;:&quot;iXdztBtx&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R</text:span><text:bookmark-start text:name="__Fieldmark__671_1502508892"/><text:span text:style-name="T5">ubino (2008)</text:span><field:fieldmark-end/><text:bookmark-end text:name="__Fieldmark__671_1502508892"/> examined how Zamboanga Chabacano <text:span text:style-name="T6">puede</text:span> marks ‘potentive mode’, a category in Cebuano that includes not only ability but also ‘actions that are brought about accidentally, coincidentally, or without volition or instigation’ (<field:fieldmark-start text:name="__Fieldmark__547_1787200729" field:type="ADDIN ZOTERO_ITEM CSL_CITATION {&quot;citationID&quot;:&quot;5RoC4vuM&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R</text:span><text:bookmark-start text:name="__Fieldmark__683_1502508892"/><text:span text:style-name="T5">ubino 2008</text:span><field:fieldmark-end/><text:bookmark-end text:name="__Fieldmark__683_1502508892"/>:279). For example, in <text:bookmark-ref text:reference-format="number" text:ref-name="_Ref52727176">Error: Reference source not found</text:bookmark-ref>, the speaker is not discussing their ability or intention to die but rather an eventual death that will occur beyond their control.</text:p>
      <text:list xml:id="list3741010004" text:style-name="WWNum2">
        <text:list-item>
          <text:p text:style-name="P36"><text:span text:style-name="T6">Si yo </text:span><text:span text:style-name="T11">puede</text:span><text:span text:style-name="T6"> muri enterra kamo kumigo aki na presioso sitio.</text:span></text:p>
        </text:list-item>
      </text:list>
      <text:p text:style-name="P49"><text:span text:style-name="T31">If 1</text:span><text:span text:style-name="T46">sg</text:span><text:span text:style-name="T31"> able die bury 2</text:span><text:span text:style-name="T46">pl</text:span><text:span text:style-name="T31"> </text:span><text:span text:style-name="T46">1sg.acc</text:span><text:span text:style-name="T31"> here </text:span><text:span text:style-name="T46">loc</text:span><text:span text:style-name="T31"> precious site</text:span> </text:p>
      <text:p text:style-name="P51"><text:tab/>'If I die, bury me here in this precious site.' <field:fieldmark-start text:name="__Fieldmark__573_1787200729" field:type="ADDIN ZOTERO_ITEM CSL_CITATION {&quot;citationID&quot;:&quot;m3QHZaZK&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text:span><text:bookmark-start text:name="__Fieldmark__709_1502508892"/><text:span text:style-name="T5">Rubino 2008:292)</text:span><field:fieldmark-end/><text:bookmark-end text:name="__Fieldmark__709_1502508892"/></text:p>
      <text:p text:style-name="P2"><field:fieldmark-start text:name="__Fieldmark__580_1787200729" field:type="ADDIN ZOTERO_ITEM CSL_CITATION {&quot;citationID&quot;:&quot;P0B2mHlN&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718_1502508892"/><text:span text:style-name="T5">ippola (2011)</text:span><field:fieldmark-end/><text:bookmark-end text:name="__Fieldmark__718_1502508892"/>, following <field:fieldmark-start text:name="__Fieldmark__587_1787200729" field:type="ADDIN ZOTERO_ITEM CSL_CITATION {&quot;citationID&quot;:&quot;xdkeXAAR&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727_1502508892"/><text:span text:style-name="T5">almer's (2001)</text:span><field:fieldmark-end/><text:bookmark-end text:name="__Fieldmark__727_1502508892"/> framework of modal description, categorized modal markers in Ternate Chabacano. She described <text:span text:style-name="T6">pwede</text:span> ‘able’ as expressing deontic permission, epistemic possibility, or dynamic ability, and also marking accidental events, as in <text:bookmark-ref text:reference-format="number" text:ref-name="_Ref52727191">Error: Reference source not found</text:bookmark-ref>. The verb <text:span text:style-name="T6">mari</text:span> ‘able’ (&lt; Tag. <text:span text:style-name="T6">maaari</text:span> 'able') expresses the same range of notions, except for perhaps epistemic possibility (such uses did not occur in Sippola's dataset; if they do exist, they must have very low frequency).</text:p>
      <text:list xml:id="list82726958553114" text:continue-numbering="true" text:style-name="WWNum2">
        <text:list-item>
          <text:p text:style-name="P36"><text:span text:style-name="T6">A-</text:span><text:span text:style-name="T11">mari/pwedi</text:span><text:span text:style-name="T6"> miyá yo na mi panti.</text:span></text:p>
        </text:list-item>
      </text:list>
      <text:p text:style-name="P49"><text:span text:style-name="T46">pfv</text:span><text:span text:style-name="T31">-able/able pee 1</text:span><text:span text:style-name="T46">sg</text:span><text:span text:style-name="T31"> </text:span><text:span text:style-name="T46">loc</text:span><text:span text:style-name="T31"> 1.</text:span><text:span text:style-name="T46">poss</text:span><text:span text:style-name="T31"> underwear</text:span> </text:p>
      <text:p text:style-name="P51"><text:tab/>'I (accidentally) peed on my underwear.' <field:fieldmark-start text:name="__Fieldmark__618_1787200729" field:type="ADDIN ZOTERO_ITEM CSL_CITATION {&quot;citationID&quot;:&quot;InCZ5E88&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text:span><text:bookmark-start text:name="__Fieldmark__767_1502508892"/><text:span text:style-name="T5">Sippola 2011:163</text:span>–164<text:span text:style-name="T5">)</text:span><field:fieldmark-end/><text:bookmark-end text:name="__Fieldmark__767_1502508892"/></text:p>
      <text:p text:style-name="P37"><text:span text:style-name="T64">In addition, she described two epistemic adverbs, </text:span><text:span text:style-name="T65">baka</text:span><text:span text:style-name="T64"> ‘possibly’ and </text:span><text:span text:style-name="T65">sigúru</text:span><text:span text:style-name="T64"> ‘possibly’, listing the latter as marking uncertainty and the former as marking conjecture (</text:span><field:fieldmark-start text:name="__Fieldmark__634_1787200729" field:type="ADDIN ZOTERO_ITEM CSL_CITATION {&quot;citationID&quot;:&quot;vK8X94uY&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S<text:bookmark-start text:name="__Fieldmark__785_1502508892"/>ippola 2011<field:fieldmark-end/><text:bookmark-end text:name="__Fieldmark__785_1502508892"/><text:span text:style-name="T64">:208–209). </text:span></text:p>
      <text:p text:style-name="P35"><text:span text:style-name="T64">These few studies show insight into an under-explored area of Chabacano grammar and creoles more generally. In particular, </text:span><field:fieldmark-start text:name="__Fieldmark__643_1787200729" field:type="ADDIN ZOTERO_ITEM CSL_CITATION {&quot;citationID&quot;:&quot;nZCY1msG&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S<text:bookmark-start text:name="__Fieldmark__794_1502508892"/>ippola (2011)<field:fieldmark-end/><text:bookmark-end text:name="__Fieldmark__794_1502508892"/><text:span text:style-name="T64"> offers a point of comparison for work on other Chabacano varieties.</text:span></text:p>
      <text:list xml:id="list82727568568244" text:continue-list="list82726944993920" text:style-name="WWNum3">
        <text:list-item>
          <text:list>
            <text:list-item>
              <text:p text:style-name="P59">Possibility in the adstrates</text:p>
            </text:list-item>
          </text:list>
        </text:list-item>
      </text:list>
      <text:p text:style-name="P2">Tagalog has four ability/possibility markers: the ‘pseudoverbs’ <text:span text:style-name="T6">maaari</text:span>, <text:span text:style-name="T6">puwede</text:span> (&lt; Sp. <text:span text:style-name="T6">puede</text:span>), and <text:span text:style-name="T6">kaya</text:span>, and the verbal prefix <text:span text:style-name="T6">ma(ka)</text:span>-.<text:span text:style-name="Footnote_20_Symbol"> </text:span><text:span text:style-name="Footnote_20_anchor"><text:note text:id="ftn1" text:note-class="footnote"><text:note-citation>1</text:note-citation><text:note-body><text:p text:style-name="P15"><text:span text:style-name="Footnote_20_Symbol"/><text:span text:style-name="T6">M</text:span><text:span text:style-name="T7">aka-</text:span> is used in actor voice and <text:span text:style-name="T7">ma- </text:span>in other voices (e.g., object or locative voice). <text:span text:style-name="T6">Ma- </text:span>can also be used in actor voice for stative verbs. The initial consonant becomes [n] when the action is [+begun] (i.e., in the perfective or imperfective).</text:p></text:note-body></text:note></text:span><text:s/>The pseudoverbs (labeled as such because they are not inflected for aspect) exhibit some syntactic differences; unlike <text:span text:style-name="T6">puwede</text:span> and <text:span text:style-name="T6">maaari</text:span>, <text:span text:style-name="T6">kaya</text:span> ‘ability, power’ functions as a ‘modal noun’ <field:fieldmark-start text:name="__Fieldmark__690_1787200729" field:type="ADDIN ZOTERO_ITEM CSL_CITATION {&quot;citationID&quot;:&quot;cj18BOI6&quot;,&quot;properties&quot;:{&quot;formattedCitation&quot;:&quot;(Kroeger 1993)&quot;,&quot;plainCitation&quot;:&quot;(Kroeger 1993)&quot;,&quot;noteIndex&quot;:0},&quot;citationItems&quot;:[{&quot;id&quot;:78,&quot;uris&quot;:[&quot;http://zotero.org/users/local/kZ8zKAPx/items/XXV75IMQ&quot;],&quot;uri&quot;:[&quot;http://zotero.org/users/local/kZ8zKAPx/items/XXV75IMQ&quot;],&quot;itemData&quot;:{&quot;id&quot;:78,&quot;type&quot;:&quot;book&quot;,&quot;event-place&quot;:&quot;Stanford&quot;,&quot;publisher&quot;:&quot;Center for the Study of Language and Information&quot;,&quot;publisher-place&quot;:&quot;Stanford&quot;,&quot;title&quot;:&quot;Phrase structure and grammatical relations in Tagalog&quot;,&quot;author&quot;:[{&quot;family&quot;:&quot;Kroeger&quot;,&quot;given&quot;:&quot;Paul&quot;}],&quot;issued&quot;:{&quot;date-parts&quot;:[[&quot;1993&quot;]]}}}],&quot;schema&quot;:&quot;https://github.com/citation-style-language/schema/raw/master/csl-citation.json&quot;}"/><text:span text:style-name="T5">(Kroeger 1993)</text:span><text:bookmark text:name="__Fieldmark__854_1502508892"/><field:fieldmark-end/>. How they contrast in meaning, however, is not always clear. For <text:span text:style-name="T6">maaari</text:span> and <text:span text:style-name="T6">puwede</text:span>, <field:fieldmark-start text:name="__Fieldmark__702_1787200729" field:type="ADDIN ZOTERO_ITEM CSL_CITATION {&quot;citationID&quot;:&quot;c9VnEveE&quot;,&quot;properties&quot;:{&quot;formattedCitation&quot;:&quot;(Schachter &amp; Otanes 1972)&quot;,&quot;plainCitation&quot;:&quot;(Schachter &amp; Otanes 1972)&quot;,&quot;dontUpdate&quot;:true,&quot;noteIndex&quot;:0},&quot;citationItems&quot;:[{&quot;id&quot;:59,&quot;uris&quot;:[&quot;http://zotero.org/users/local/kZ8zKAPx/items/928VZBUX&quot;],&quot;uri&quot;:[&quot;http://zotero.org/users/local/kZ8zKAPx/items/928VZBUX&quot;],&quot;itemData&quot;:{&quot;id&quot;:59,&quot;type&quot;:&quot;book&quot;,&quot;event-place&quot;:&quot;Berkeley&quot;,&quot;publisher&quot;:&quot;University of California Press&quot;,&quot;publisher-place&quot;:&quot;Berkeley&quot;,&quot;title&quot;:&quot;Tagalog Reference Grammar&quot;,&quot;author&quot;:[{&quot;family&quot;:&quot;Schachter&quot;,&quot;given&quot;:&quot;Paul&quot;},{&quot;family&quot;:&quot;Otanes&quot;,&quot;given&quot;:&quot;Fe T.&quot;}],&quot;issued&quot;:{&quot;date-parts&quot;:[[&quot;1972&quot;]]}}}],&quot;schema&quot;:&quot;https://github.com/citation-style-language/schema/raw/master/csl-citation.json&quot;}"/><text:span text:style-name="T5">Schachter &amp; Otanes (1972</text:span><text:bookmark text:name="__Fieldmark__867_1502508892"/><field:fieldmark-end/>:261) indicate only that the latter is less formal. They described both as covering ability, permission, and possibility. <field:fieldmark-start text:name="__Fieldmark__710_1787200729" field:type="ADDIN ZOTERO_ITEM CSL_CITATION {&quot;citationID&quot;:&quot;b1EG6FVA&quot;,&quot;properties&quot;:{&quot;formattedCitation&quot;:&quot;(Asarina &amp; Holt 2005)&quot;,&quot;plainCitation&quot;:&quot;(Asarina &amp; Holt 2005)&quot;,&quot;dontUpdate&quot;:true,&quot;noteIndex&quot;:0},&quot;citationItems&quot;:[{&quot;id&quot;:1,&quot;uris&quot;:[&quot;http://zotero.org/users/local/kZ8zKAPx/items/EE7AFW3F&quot;],&quot;uri&quot;:[&quot;http://zotero.org/users/local/kZ8zKAPx/items/EE7AFW3F&quot;],&quot;itemData&quot;:{&quot;id&quot;:1,&quot;type&quot;:&quot;chapter&quot;,&quot;container-title&quot;:&quot;UCLA Working Papers in Linguistics, no. 12, Proceedings of AFLA XII&quot;,&quot;event-place&quot;:&quot;Los Angeles&quot;,&quot;page&quot;:&quot;1-17&quot;,&quot;publisher&quot;:&quot;University of California, Los Angeles&quot;,&quot;publisher-place&quot;:&quot;Los Angeles&quot;,&quot;title&quot;:&quot;Syntax and semantics of Tagalog modals&quot;,&quot;author&quot;:[{&quot;family&quot;:&quot;Asarina&quot;,&quot;given&quot;:&quot;Alya&quot;},{&quot;family&quot;:&quot;Holt&quot;,&quot;given&quot;:&quot;Anna&quot;}],&quot;editor&quot;:[{&quot;family&quot;:&quot;Heinz&quot;,&quot;given&quot;:&quot;Jeffrey&quot;},{&quot;family&quot;:&quot;Ntelitheos&quot;,&quot;given&quot;:&quot;Dimitris&quot;}],&quot;issued&quot;:{&quot;date-parts&quot;:[[&quot;2005&quot;]]}}}],&quot;schema&quot;:&quot;https://github.com/citation-style-language/schema/raw/master/csl-citation.json&quot;}"/><text:span text:style-name="T5">Asarina &amp; Holt (2005</text:span><text:bookmark text:name="__Fieldmark__880_1502508892"/><field:fieldmark-end/>:14–15) described them as taking deontic/dynamic readings, and <text:span text:style-name="T6">kaya</text:span> as being ‘strongly preferred’ in dynamic contexts. </text:p>
      <text:p text:style-name="P2"><text:span text:style-name="T6">Ma(ka)-</text:span> marks ability in some contexts, but it can also mean that the action was not deliberate, as in <text:bookmark-ref text:reference-format="number" text:ref-name="_Ref52727157">(3)</text:bookmark-ref>.</text:p>
      <text:list xml:id="list82727593397774" text:continue-list="list82726958553114" text:style-name="WWNum2">
        <text:list-item>
          <text:p text:style-name="P36"><text:bookmark-start text:name="_Ref52727157"/><text:span text:style-name="T11">naka</text:span><text:span text:style-name="T6">gamit siya ng manggang hilaw</text:span><text:bookmark-end text:name="_Ref52727157"/></text:p>
        </text:list-item>
      </text:list>
      <text:p text:style-name="P52"><text:span text:style-name="T31"><text:tab/></text:span><text:span text:style-name="T46">pfv.av</text:span><text:span text:style-name="T31">.able.use</text:span> <text:span text:style-name="T31">3</text:span><text:span text:style-name="T46">sg</text:span><text:span text:style-name="T31"> </text:span><text:span text:style-name="T46">gen</text:span><text:span text:style-name="T31"> mango.</text:span><text:span text:style-name="T46">lnk</text:span><text:span text:style-name="T31"> unripe</text:span> </text:p>
      <text:p text:style-name="P51"><text:tab/>'he was able to use a green mango' or 'he happened to use a green mango' (<field:fieldmark-start text:name="__Fieldmark__745_1787200729" field:type="ADDIN ZOTERO_ITEM CSL_CITATION {&quot;citationID&quot;:&quot;Spa3aInh&quot;,&quot;properties&quot;:{&quot;formattedCitation&quot;:&quot;(Schachter &amp; Otanes 1972)&quot;,&quot;plainCitation&quot;:&quot;(Schachter &amp; Otanes 1972)&quot;,&quot;dontUpdate&quot;:true,&quot;noteIndex&quot;:0},&quot;citationItems&quot;:[{&quot;id&quot;:59,&quot;uris&quot;:[&quot;http://zotero.org/users/local/kZ8zKAPx/items/928VZBUX&quot;],&quot;uri&quot;:[&quot;http://zotero.org/users/local/kZ8zKAPx/items/928VZBUX&quot;],&quot;itemData&quot;:{&quot;id&quot;:59,&quot;type&quot;:&quot;book&quot;,&quot;event-place&quot;:&quot;Berkeley&quot;,&quot;publisher&quot;:&quot;University of California Press&quot;,&quot;publisher-place&quot;:&quot;Berkeley&quot;,&quot;title&quot;:&quot;Tagalog Reference Grammar&quot;,&quot;author&quot;:[{&quot;family&quot;:&quot;Schachter&quot;,&quot;given&quot;:&quot;Paul&quot;},{&quot;family&quot;:&quot;Otanes&quot;,&quot;given&quot;:&quot;Fe T.&quot;}],&quot;issued&quot;:{&quot;date-parts&quot;:[[&quot;1972&quot;]]}}}],&quot;schema&quot;:&quot;https://github.com/citation-style-language/schema/raw/master/csl-citation.json&quot;}"/><text:span text:style-name="T5">S</text:span><text:bookmark-start text:name="__Fieldmark__920_1502508892"/><text:span text:style-name="T5">chachter &amp; Otanes 1972</text:span><field:fieldmark-end/><text:bookmark-end text:name="__Fieldmark__920_1502508892"/>:330)</text:p>
      <text:p text:style-name="P2"><text:span text:style-name="T6">Ma(ka)-</text:span> has been identified as a marker of ‘non-volitive mood’ <field:fieldmark-start text:name="__Fieldmark__755_1787200729" field:type="ADDIN ZOTERO_ITEM CSL_CITATION {&quot;citationID&quot;:&quot;meJT3nAV&quot;,&quot;properties&quot;:{&quot;formattedCitation&quot;:&quot;(Kroeger 1993)&quot;,&quot;plainCitation&quot;:&quot;(Kroeger 1993)&quot;,&quot;noteIndex&quot;:0},&quot;citationItems&quot;:[{&quot;id&quot;:78,&quot;uris&quot;:[&quot;http://zotero.org/users/local/kZ8zKAPx/items/XXV75IMQ&quot;],&quot;uri&quot;:[&quot;http://zotero.org/users/local/kZ8zKAPx/items/XXV75IMQ&quot;],&quot;itemData&quot;:{&quot;id&quot;:78,&quot;type&quot;:&quot;book&quot;,&quot;event-place&quot;:&quot;Stanford&quot;,&quot;publisher&quot;:&quot;Center for the Study of Language and Information&quot;,&quot;publisher-place&quot;:&quot;Stanford&quot;,&quot;title&quot;:&quot;Phrase structure and grammatical relations in Tagalog&quot;,&quot;author&quot;:[{&quot;family&quot;:&quot;Kroeger&quot;,&quot;given&quot;:&quot;Paul&quot;}],&quot;issued&quot;:{&quot;date-parts&quot;:[[&quot;1993&quot;]]}}}],&quot;schema&quot;:&quot;https://github.com/citation-style-language/schema/raw/master/csl-citation.json&quot;}"/><text:span text:style-name="T5">(</text:span><text:bookmark-start text:name="__Fieldmark__929_1502508892"/><text:span text:style-name="T5">Kroeger 1993)</text:span><field:fieldmark-end/><text:bookmark-end text:name="__Fieldmark__929_1502508892"/> or ‘ability/involuntary action’ (AIA) in Tagalog <field:fieldmark-start text:name="__Fieldmark__762_1787200729" field:type="ADDIN ZOTERO_ITEM CSL_CITATION {&quot;citationID&quot;:&quot;quDeb2NW&quot;,&quot;properties&quot;:{&quot;formattedCitation&quot;:&quot;(Schachter &amp; Otanes 1972)&quot;,&quot;plainCitation&quot;:&quot;(Schachter &amp; Otanes 1972)&quot;,&quot;noteIndex&quot;:0},&quot;citationItems&quot;:[{&quot;id&quot;:59,&quot;uris&quot;:[&quot;http://zotero.org/users/local/kZ8zKAPx/items/928VZBUX&quot;],&quot;uri&quot;:[&quot;http://zotero.org/users/local/kZ8zKAPx/items/928VZBUX&quot;],&quot;itemData&quot;:{&quot;id&quot;:59,&quot;type&quot;:&quot;book&quot;,&quot;event-place&quot;:&quot;Berkeley&quot;,&quot;publisher&quot;:&quot;University of California Press&quot;,&quot;publisher-place&quot;:&quot;Berkeley&quot;,&quot;title&quot;:&quot;Tagalog Reference Grammar&quot;,&quot;author&quot;:[{&quot;family&quot;:&quot;Schachter&quot;,&quot;given&quot;:&quot;Paul&quot;},{&quot;family&quot;:&quot;Otanes&quot;,&quot;given&quot;:&quot;Fe T.&quot;}],&quot;issued&quot;:{&quot;date-parts&quot;:[[&quot;1972&quot;]]}}}],&quot;schema&quot;:&quot;https://github.com/citation-style-language/schema/raw/master/csl-citation.json&quot;}"/><text:span text:style-name="T5">(</text:span><text:bookmark-start text:name="__Fieldmark__934_1502508892"/><text:span text:style-name="T5">Schachter &amp; Otanes 1972)</text:span><field:fieldmark-end/><text:bookmark-end text:name="__Fieldmark__934_1502508892"/>, and the ‘potentive mode’ in Cebuano <field:fieldmark-start text:name="__Fieldmark__769_1787200729" field:type="ADDIN ZOTERO_ITEM CSL_CITATION {&quot;citationID&quot;:&quot;sIKOcukW&quot;,&quot;properties&quot;:{&quot;formattedCitation&quot;:&quot;(Rubino 2008)&quot;,&quot;plainCitation&quot;:&quot;(Rubino 2008)&quot;,&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text:span><text:bookmark-start text:name="__Fieldmark__939_1502508892"/><text:span text:style-name="T5">Rubino 2008)</text:span><field:fieldmark-end/><text:bookmark-end text:name="__Fieldmark__939_1502508892"/>. <field:fieldmark-start text:name="__Fieldmark__776_1787200729" field:type="ADDIN ZOTERO_ITEM CSL_CITATION {&quot;citationID&quot;:&quot;q8g4l9BA&quot;,&quot;properties&quot;:{&quot;formattedCitation&quot;:&quot;(Dell 1983)&quot;,&quot;plainCitation&quot;:&quot;(Dell 1983)&quot;,&quot;dontUpdate&quot;:true,&quot;noteIndex&quot;:0},&quot;citationItems&quot;:[{&quot;id&quot;:20,&quot;uris&quot;:[&quot;http://zotero.org/users/local/kZ8zKAPx/items/G3C9XLGY&quot;],&quot;uri&quot;:[&quot;http://zotero.org/users/local/kZ8zKAPx/items/G3C9XLGY&quot;],&quot;itemData&quot;:{&quot;id&quot;:20,&quot;type&quot;:&quot;article-journal&quot;,&quot;container-title&quot;:&quot;Oceanic Linguistics&quot;,&quot;issue&quot;:&quot;1/2&quot;,&quot;page&quot;:&quot;175-206&quot;,&quot;title&quot;:&quot;An aspectual distinction in Tagalog&quot;,&quot;volume&quot;:&quot;22/23&quot;,&quot;author&quot;:[{&quot;family&quot;:&quot;Dell&quot;,&quot;given&quot;:&quot;François&quot;}],&quot;issued&quot;:{&quot;date-parts&quot;:[[&quot;1983&quot;]]}}}],&quot;schema&quot;:&quot;https://github.com/citation-style-language/schema/raw/master/csl-citation.json&quot;}"/><text:span text:style-name="T5">D</text:span><text:bookmark-start text:name="__Fieldmark__944_1502508892"/><text:span text:style-name="T5">ell (1983)</text:span><field:fieldmark-end/><text:bookmark-end text:name="__Fieldmark__944_1502508892"/> noted that Tagalog AIA verbs have an actuality entailment in the perfective. For example, the neutral form <text:span text:style-name="T6">itinulak</text:span> ‘pushed’ in (4) does not entail that the rock actually moved; in (5), however, the perfective form with <text:span text:style-name="T6">na-</text:span> entails that it did.</text:p>
      <text:list xml:id="list82727305865671" text:continue-numbering="true" text:style-name="WWNum2">
        <text:list-item>
          <text:p text:style-name="P36"><text:span text:style-name="T6">Itinulak ni Ben ang bato.</text:span></text:p>
        </text:list-item>
      </text:list>
      <text:p text:style-name="P52"><text:span text:style-name="T31"><text:tab/></text:span><text:span text:style-name="T46">pfv.ov</text:span><text:span text:style-name="T31">.push</text:span> <text:span text:style-name="T46">gen </text:span><text:span text:style-name="T31">Ben </text:span><text:span text:style-name="T46">nom </text:span><text:span text:style-name="T31">rock</text:span> </text:p>
      <text:p text:style-name="P51"><text:tab/>'Ben pushed the rock.' (<field:fieldmark-start text:name="__Fieldmark__800_1787200729" field:type="ADDIN ZOTERO_ITEM CSL_CITATION {&quot;citationID&quot;:&quot;2hWxUYsu&quot;,&quot;properties&quot;:{&quot;formattedCitation&quot;:&quot;(Dell 1983)&quot;,&quot;plainCitation&quot;:&quot;(Dell 1983)&quot;,&quot;dontUpdate&quot;:true,&quot;noteIndex&quot;:0},&quot;citationItems&quot;:[{&quot;id&quot;:20,&quot;uris&quot;:[&quot;http://zotero.org/users/local/kZ8zKAPx/items/G3C9XLGY&quot;],&quot;uri&quot;:[&quot;http://zotero.org/users/local/kZ8zKAPx/items/G3C9XLGY&quot;],&quot;itemData&quot;:{&quot;id&quot;:20,&quot;type&quot;:&quot;article-journal&quot;,&quot;container-title&quot;:&quot;Oceanic Linguistics&quot;,&quot;issue&quot;:&quot;1/2&quot;,&quot;page&quot;:&quot;175-206&quot;,&quot;title&quot;:&quot;An aspectual distinction in Tagalog&quot;,&quot;volume&quot;:&quot;22/23&quot;,&quot;author&quot;:[{&quot;family&quot;:&quot;Dell&quot;,&quot;given&quot;:&quot;François&quot;}],&quot;issued&quot;:{&quot;date-parts&quot;:[[&quot;1983&quot;]]}}}],&quot;schema&quot;:&quot;https://github.com/citation-style-language/schema/raw/master/csl-citation.json&quot;}"/><text:span text:style-name="T5">D</text:span><text:bookmark-start text:name="__Fieldmark__975_1502508892"/><text:span text:style-name="T5">ell 1983</text:span><field:fieldmark-end/><text:bookmark-end text:name="__Fieldmark__975_1502508892"/>:179–180)</text:p>
      <text:list xml:id="list82727659780834" text:continue-numbering="true" text:style-name="WWNum2">
        <text:list-item>
          <text:p text:style-name="P36"><text:soft-page-break/><text:span text:style-name="T11">Na</text:span><text:span text:style-name="T6">itulak ni Ben ang bato.</text:span></text:p>
        </text:list-item>
      </text:list>
      <text:p text:style-name="P52"><text:span text:style-name="T31"><text:tab/></text:span><text:span text:style-name="T46">pfv.ov</text:span><text:span text:style-name="T31">.able.push</text:span> <text:span text:style-name="T46">gen </text:span><text:span text:style-name="T31">Ben </text:span><text:span text:style-name="T46">nom </text:span><text:span text:style-name="T31">rock</text:span> </text:p>
      <text:p text:style-name="P51"><text:tab/>'Ben managed to push the rock’ or ‘Ben accidentally pushed the rock.' (<field:fieldmark-start text:name="__Fieldmark__821_1787200729" field:type="ADDIN ZOTERO_ITEM CSL_CITATION {&quot;citationID&quot;:&quot;j2akCwlr&quot;,&quot;properties&quot;:{&quot;formattedCitation&quot;:&quot;(Dell 1983)&quot;,&quot;plainCitation&quot;:&quot;(Dell 1983)&quot;,&quot;dontUpdate&quot;:true,&quot;noteIndex&quot;:0},&quot;citationItems&quot;:[{&quot;id&quot;:20,&quot;uris&quot;:[&quot;http://zotero.org/users/local/kZ8zKAPx/items/G3C9XLGY&quot;],&quot;uri&quot;:[&quot;http://zotero.org/users/local/kZ8zKAPx/items/G3C9XLGY&quot;],&quot;itemData&quot;:{&quot;id&quot;:20,&quot;type&quot;:&quot;article-journal&quot;,&quot;container-title&quot;:&quot;Oceanic Linguistics&quot;,&quot;issue&quot;:&quot;1/2&quot;,&quot;page&quot;:&quot;175-206&quot;,&quot;title&quot;:&quot;An aspectual distinction in Tagalog&quot;,&quot;volume&quot;:&quot;22/23&quot;,&quot;author&quot;:[{&quot;family&quot;:&quot;Dell&quot;,&quot;given&quot;:&quot;François&quot;}],&quot;issued&quot;:{&quot;date-parts&quot;:[[&quot;1983&quot;]]}}}],&quot;schema&quot;:&quot;https://github.com/citation-style-language/schema/raw/master/csl-citation.json&quot;}"/><text:span text:style-name="T5">D</text:span><text:bookmark-start text:name="__Fieldmark__1004_1502508892"/><text:span text:style-name="T5">ell 1983</text:span><field:fieldmark-end/><text:bookmark-end text:name="__Fieldmark__1004_1502508892"/>:179–180)</text:p>
      <text:p text:style-name="P2">AIA forms assert not only that a maneuver has been executed but that a result has also been achieved, whether intentionally or not (hence the two possible readings in example 5).</text:p>
      <text:p text:style-name="P2">While <text:span text:style-name="T6">ma(ka)-</text:span> marks dynamic/potentive verbs, <text:span text:style-name="T6">ma-</text:span> is also part of a separate but overlapping paradigm marking statives <field:fieldmark-start text:name="__Fieldmark__835_1787200729" field:type="ADDIN ZOTERO_ITEM CSL_CITATION {&quot;citationID&quot;:&quot;NkaHVDP5&quot;,&quot;properties&quot;:{&quot;formattedCitation&quot;:&quot;(Himmelmann 2006)&quot;,&quot;plainCitation&quot;:&quot;(Himmelmann 2006)&quot;,&quot;noteIndex&quot;:0},&quot;citationItems&quot;:[{&quot;id&quot;:36,&quot;uris&quot;:[&quot;http://zotero.org/users/local/kZ8zKAPx/items/PXJ8SKXR&quot;],&quot;uri&quot;:[&quot;http://zotero.org/users/local/kZ8zKAPx/items/PXJ8SKXR&quot;],&quot;itemData&quot;:{&quot;id&quot;:36,&quot;type&quot;:&quot;chapter&quot;,&quot;container-title&quot;:&quot;Catching language: The standing challenge of grammar writing&quot;,&quot;event-place&quot;:&quot;Berlin&quot;,&quot;page&quot;:&quot;487-526&quot;,&quot;publisher&quot;:&quot;Mouton de Gruyter&quot;,&quot;publisher-place&quot;:&quot;Berlin&quot;,&quot;title&quot;:&quot;How to miss a paradigm or two: Multifunctional ma- in Tagalog.&quot;,&quot;author&quot;:[{&quot;family&quot;:&quot;Himmelmann&quot;,&quot;given&quot;:&quot;Nikolaus P.&quot;}],&quot;editor&quot;:[{&quot;family&quot;:&quot;Ameka&quot;,&quot;given&quot;:&quot;Felix K.&quot;},{&quot;family&quot;:&quot;Dench&quot;,&quot;given&quot;:&quot;Alan&quot;},{&quot;family&quot;:&quot;Evans&quot;,&quot;given&quot;:&quot;Nicholas&quot;}],&quot;issued&quot;:{&quot;date-parts&quot;:[[&quot;2006&quot;]]}}}],&quot;schema&quot;:&quot;https://github.com/citation-style-language/schema/raw/master/csl-citation.json&quot;}"/><text:span text:style-name="T5">(</text:span><text:bookmark-start text:name="__Fieldmark__1018_1502508892"/><text:span text:style-name="T5">Himmelmann 2006)</text:span><field:fieldmark-end/><text:bookmark-end text:name="__Fieldmark__1018_1502508892"/>. Stative <text:span text:style-name="T6">ma-</text:span> can mark bodily conditions/emotional states (<text:span text:style-name="T6">magutom </text:span>‘be hungry’, <text:span text:style-name="T6">matakot</text:span> ‘be scared’), positional predicates (<text:span text:style-name="T6">maupo</text:span> ‘be seated’), and perception (<text:span text:style-name="T6">makita</text:span> ‘see’; <field:fieldmark-start text:name="__Fieldmark__852_1787200729" field:type="ADDIN ZOTERO_ITEM CSL_CITATION {&quot;citationID&quot;:&quot;UPxZyo2Y&quot;,&quot;properties&quot;:{&quot;formattedCitation&quot;:&quot;(Himmelmann 2006)&quot;,&quot;plainCitation&quot;:&quot;(Himmelmann 2006)&quot;,&quot;dontUpdate&quot;:true,&quot;noteIndex&quot;:0},&quot;citationItems&quot;:[{&quot;id&quot;:36,&quot;uris&quot;:[&quot;http://zotero.org/users/local/kZ8zKAPx/items/PXJ8SKXR&quot;],&quot;uri&quot;:[&quot;http://zotero.org/users/local/kZ8zKAPx/items/PXJ8SKXR&quot;],&quot;itemData&quot;:{&quot;id&quot;:36,&quot;type&quot;:&quot;chapter&quot;,&quot;container-title&quot;:&quot;Catching language: The standing challenge of grammar writing&quot;,&quot;event-place&quot;:&quot;Berlin&quot;,&quot;page&quot;:&quot;487-526&quot;,&quot;publisher&quot;:&quot;Mouton de Gruyter&quot;,&quot;publisher-place&quot;:&quot;Berlin&quot;,&quot;title&quot;:&quot;How to miss a paradigm or two: Multifunctional ma- in Tagalog.&quot;,&quot;author&quot;:[{&quot;family&quot;:&quot;Himmelmann&quot;,&quot;given&quot;:&quot;Nikolaus P.&quot;}],&quot;editor&quot;:[{&quot;family&quot;:&quot;Ameka&quot;,&quot;given&quot;:&quot;Felix K.&quot;},{&quot;family&quot;:&quot;Dench&quot;,&quot;given&quot;:&quot;Alan&quot;},{&quot;family&quot;:&quot;Evans&quot;,&quot;given&quot;:&quot;Nicholas&quot;}],&quot;issued&quot;:{&quot;date-parts&quot;:[[&quot;2006&quot;]]}}}],&quot;schema&quot;:&quot;https://github.com/citation-style-language/schema/raw/master/csl-citation.json&quot;}"/><text:span text:style-name="T5">H</text:span><text:bookmark-start text:name="__Fieldmark__1033_1502508892"/><text:span text:style-name="T5">immelmann 2006</text:span><field:fieldmark-end/><text:bookmark-end text:name="__Fieldmark__1033_1502508892"/>:491–494). In addition, the related adjectival <text:span text:style-name="T6">ma-</text:span> denotes qualities/properties associated with the root (<text:span text:style-name="T6">maliit</text:span> ‘small’, <text:span text:style-name="T6">mabato</text:span> ‘stony/having stones’).<text:span text:style-name="Footnote_20_anchor"><text:note text:id="ftn2" text:note-class="footnote"><text:note-citation>2</text:note-citation><text:note-body><text:p text:style-name="P16"><text:span text:style-name="Footnote_20_Symbol"/><text:span text:style-name="T6">Ma(ka)-</text:span> and adjectival <text:span text:style-name="T6">ma-</text:span> also exist somewhat productively in Chabacano with Spanish or even English-origin roots, e.g. Cav. <text:span text:style-name="T6">maka-irrita</text:span> ‘be irritated’ and <text:span text:style-name="T6">ma-</text:span>quarantine 'be quarantined' (<field:fieldmark-start text:name="__Fieldmark__886_1787200729" field:type="ADDIN ZOTERO_ITEM CSL_CITATION {&quot;citationID&quot;:&quot;s5rUDMqq&quot;,&quot;properties&quot;:{&quot;formattedCitation&quot;:&quot;(Escalante 2010)&quot;,&quot;plainCitation&quot;:&quot;(Escalante 2010)&quot;,&quot;dontUpdate&quot;:true,&quot;noteIndex&quot;:2},&quot;citationItems&quot;:[{&quot;id&quot;:12,&quot;uris&quot;:[&quot;http://zotero.org/users/local/kZ8zKAPx/items/S6ASM7LI&quot;],&quot;uri&quot;:[&quot;http://zotero.org/users/local/kZ8zKAPx/items/S6ASM7LI&quot;],&quot;itemData&quot;:{&quot;id&quot;:12,&quot;type&quot;:&quot;book&quot;,&quot;event-place&quot;:&quot;Manila&quot;,&quot;publisher&quot;:&quot;Baby Dragon Printing&quot;,&quot;publisher-place&quot;:&quot;Manila&quot;,&quot;title&quot;:&quot;Learning Chabacano: A handbook&quot;,&quot;author&quot;:[{&quot;family&quot;:&quot;Escalante&quot;,&quot;given&quot;:&quot;Enrique R.&quot;}],&quot;issued&quot;:{&quot;date-parts&quot;:[[&quot;2010&quot;]]}}}],&quot;schema&quot;:&quot;https://github.com/citation-style-language/schema/raw/master/csl-citation.json&quot;}"/><field:fieldmark-end/><text:bookmark text:name="__Fieldmark__1065_1502508892"/><text:span text:style-name="T5">Escalante 2010</text:span>:98–105), or Zam. <text:span text:style-name="T6">mapuersa </text:span>‘strong’ (i.e. ‘having strength’). </text:p></text:note-body></text:note></text:span> These various functions derive from Proto-Malayo-Polynesian <text:span text:style-name="T6">*ma-</text:span>, which marked involuntariness and states <field:fieldmark-start text:name="__Fieldmark__902_1787200729" field:type="ADDIN ZOTERO_ITEM CSL_CITATION {&quot;citationID&quot;:&quot;fEpts9q9&quot;,&quot;properties&quot;:{&quot;formattedCitation&quot;:&quot;(Evans &amp; Ross 2001)&quot;,&quot;plainCitation&quot;:&quot;(Evans &amp; Ross 2001)&quot;,&quot;noteIndex&quot;:0},&quot;citationItems&quot;:[{&quot;id&quot;:21,&quot;uris&quot;:[&quot;http://zotero.org/users/local/kZ8zKAPx/items/ALCR94LG&quot;],&quot;uri&quot;:[&quot;http://zotero.org/users/local/kZ8zKAPx/items/ALCR94LG&quot;],&quot;itemData&quot;:{&quot;id&quot;:21,&quot;type&quot;:&quot;article-journal&quot;,&quot;container-title&quot;:&quot;Oceanic Linguistics&quot;,&quot;issue&quot;:&quot;2&quot;,&quot;page&quot;:&quot;269-290&quot;,&quot;title&quot;:&quot;The history of Proto-Oceanic *ma-&quot;,&quot;volume&quot;:&quot;40&quot;,&quot;author&quot;:[{&quot;family&quot;:&quot;Evans&quot;,&quot;given&quot;:&quot;Bethwyn&quot;},{&quot;family&quot;:&quot;Ross&quot;,&quot;given&quot;:&quot;Malcolm&quot;}],&quot;issued&quot;:{&quot;date-parts&quot;:[[&quot;2001&quot;]]}}}],&quot;schema&quot;:&quot;https://github.com/citation-style-language/schema/raw/master/csl-citation.json&quot;}"/><text:span text:style-name="T5">(Evans &amp; Ross 2001)</text:span><text:bookmark text:name="__Fieldmark__1082_1502508892"/><field:fieldmark-end/>.</text:p>
      <text:p text:style-name="P2">There has been less detailed examination of Hiligaynon <text:span text:style-name="T6">ma(ka)-</text:span>, but <field:fieldmark-start text:name="__Fieldmark__914_1787200729" field:type="ADDIN ZOTERO_ITEM CSL_CITATION {&quot;citationID&quot;:&quot;Jfzr098g&quot;,&quot;properties&quot;:{&quot;formattedCitation&quot;:&quot;(Spitz 2002)&quot;,&quot;plainCitation&quot;:&quot;(Spitz 2002)&quot;,&quot;dontUpdate&quot;:true,&quot;noteIndex&quot;:0},&quot;citationItems&quot;:[{&quot;id&quot;:66,&quot;uris&quot;:[&quot;http://zotero.org/users/local/kZ8zKAPx/items/5GYQ5GCN&quot;],&quot;uri&quot;:[&quot;http://zotero.org/users/local/kZ8zKAPx/items/5GYQ5GCN&quot;],&quot;itemData&quot;:{&quot;id&quot;:66,&quot;type&quot;:&quot;chapter&quot;,&quot;container-title&quot;:&quot;The history and typology of western Austronesian voice systems&quot;,&quot;event-place&quot;:&quot;Canberra&quot;,&quot;page&quot;:&quot;379-404&quot;,&quot;publisher&quot;:&quot;Pacific Linguistics&quot;,&quot;publisher-place&quot;:&quot;Canberra&quot;,&quot;title&quot;:&quot;Voice and role in two Philippine languages&quot;,&quot;author&quot;:[{&quot;family&quot;:&quot;Spitz&quot;,&quot;given&quot;:&quot;Walter&quot;}],&quot;editor&quot;:[{&quot;family&quot;:&quot;Ross&quot;,&quot;given&quot;:&quot;Malcolm&quot;},{&quot;family&quot;:&quot;Wouk&quot;,&quot;given&quot;:&quot;Fay&quot;}],&quot;issued&quot;:{&quot;date-parts&quot;:[[&quot;2002&quot;]]}}}],&quot;schema&quot;:&quot;https://github.com/citation-style-language/schema/raw/master/csl-citation.json&quot;}"/><text:span text:style-name="T5">S</text:span><text:bookmark-start text:name="__Fieldmark__1091_1502508892"/><text:span text:style-name="T5">pitz (2002</text:span><field:fieldmark-end/><text:bookmark-end text:name="__Fieldmark__1091_1502508892"/>:383–384) lists examples showing that it covers a similar range of meanings to those described by Himmelmann (2006). In addition to AIA uses, Spitz observed that <text:span text:style-name="T6">ma-</text:span> marks experiences related to cognition/perception, body function, happenstance, or a lack of control over the circumstances (e.g., it occurs with roots like <text:span text:style-name="T6">kita</text:span> ‘see’, <text:span text:style-name="T6">uhaw</text:span> ‘thirst’, <text:span text:style-name="T6">subo</text:span> ‘sad’, <text:span text:style-name="T6">patay</text:span> ‘die’, etc.). Interestingly, <field:fieldmark-start text:name="__Fieldmark__931_1787200729" field:type="ADDIN ZOTERO_ITEM CSL_CITATION {&quot;citationID&quot;:&quot;npXHjASV&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R</text:span><text:bookmark-start text:name="__Fieldmark__1110_1502508892"/><text:span text:style-name="T5">ubino (2008</text:span><field:fieldmark-end/><text:bookmark-end text:name="__Fieldmark__1110_1502508892"/>:292) showed that Chabacano pwede occurs with verbs like <text:span text:style-name="T6">murí</text:span> ‘die’. Thus, <text:span text:style-name="T6">pwede</text:span> seems to map onto not only potentive <text:span text:style-name="T6">ma(ka)-</text:span> but also at least some of these stative uses of <text:span text:style-name="T6">ma</text:span>-.</text:p>
      <text:p text:style-name="P2"><field:fieldmark-start text:name="__Fieldmark__947_1787200729" field:type="ADDIN ZOTERO_ITEM CSL_CITATION {&quot;citationID&quot;:&quot;v00Ocqar&quot;,&quot;properties&quot;:{&quot;formattedCitation&quot;:&quot;(Asarina &amp; Holt 2005)&quot;,&quot;plainCitation&quot;:&quot;(Asarina &amp; Holt 2005)&quot;,&quot;dontUpdate&quot;:true,&quot;noteIndex&quot;:0},&quot;citationItems&quot;:[{&quot;id&quot;:1,&quot;uris&quot;:[&quot;http://zotero.org/users/local/kZ8zKAPx/items/EE7AFW3F&quot;],&quot;uri&quot;:[&quot;http://zotero.org/users/local/kZ8zKAPx/items/EE7AFW3F&quot;],&quot;itemData&quot;:{&quot;id&quot;:1,&quot;type&quot;:&quot;chapter&quot;,&quot;container-title&quot;:&quot;UCLA Working Papers in Linguistics, no. 12, Proceedings of AFLA XII&quot;,&quot;event-place&quot;:&quot;Los Angeles&quot;,&quot;page&quot;:&quot;1-17&quot;,&quot;publisher&quot;:&quot;University of California, Los Angeles&quot;,&quot;publisher-place&quot;:&quot;Los Angeles&quot;,&quot;title&quot;:&quot;Syntax and semantics of Tagalog modals&quot;,&quot;author&quot;:[{&quot;family&quot;:&quot;Asarina&quot;,&quot;given&quot;:&quot;Alya&quot;},{&quot;family&quot;:&quot;Holt&quot;,&quot;given&quot;:&quot;Anna&quot;}],&quot;editor&quot;:[{&quot;family&quot;:&quot;Heinz&quot;,&quot;given&quot;:&quot;Jeffrey&quot;},{&quot;family&quot;:&quot;Ntelitheos&quot;,&quot;given&quot;:&quot;Dimitris&quot;}],&quot;issued&quot;:{&quot;date-parts&quot;:[[&quot;2005&quot;]]}}}],&quot;schema&quot;:&quot;https://github.com/citation-style-language/schema/raw/master/csl-citation.json&quot;}"/><text:span text:style-name="T5">A</text:span><text:bookmark-start text:name="__Fieldmark__1128_1502508892"/><text:span text:style-name="T5">sarina &amp; Holt (2005)</text:span><field:fieldmark-end/><text:bookmark-end text:name="__Fieldmark__1128_1502508892"/> noted that epistemic modality is not expressed in Tagalog through modal verbs. While this claim is not strictly accurate, since <text:span text:style-name="T6">puwede</text:span> and <text:span text:style-name="T6">maaari</text:span> can be used epistemically <field:fieldmark-start text:name="__Fieldmark__958_1787200729" field:type="ADDIN ZOTERO_ITEM CSL_CITATION {&quot;citationID&quot;:&quot;pQZxLNkI&quot;,&quot;properties&quot;:{&quot;formattedCitation&quot;:&quot;(Schachter &amp; Otanes 1972)&quot;,&quot;plainCitation&quot;:&quot;(Schachter &amp; Otanes 1972)&quot;,&quot;noteIndex&quot;:0},&quot;citationItems&quot;:[{&quot;id&quot;:59,&quot;uris&quot;:[&quot;http://zotero.org/users/local/kZ8zKAPx/items/928VZBUX&quot;],&quot;uri&quot;:[&quot;http://zotero.org/users/local/kZ8zKAPx/items/928VZBUX&quot;],&quot;itemData&quot;:{&quot;id&quot;:59,&quot;type&quot;:&quot;book&quot;,&quot;event-place&quot;:&quot;Berkeley&quot;,&quot;publisher&quot;:&quot;University of California Press&quot;,&quot;publisher-place&quot;:&quot;Berkeley&quot;,&quot;title&quot;:&quot;Tagalog Reference Grammar&quot;,&quot;author&quot;:[{&quot;family&quot;:&quot;Schachter&quot;,&quot;given&quot;:&quot;Paul&quot;},{&quot;family&quot;:&quot;Otanes&quot;,&quot;given&quot;:&quot;Fe T.&quot;}],&quot;issued&quot;:{&quot;date-parts&quot;:[[&quot;1972&quot;]]}}}],&quot;schema&quot;:&quot;https://github.com/citation-style-language/schema/raw/master/csl-citation.json&quot;}"/><text:span text:style-name="T5">(</text:span><text:bookmark-start text:name="__Fieldmark__1146_1502508892"/><text:span text:style-name="T5">Schachter &amp; Otanes 1972)</text:span><field:fieldmark-end/><text:bookmark-end text:name="__Fieldmark__1146_1502508892"/>, it is true that epistemicity is expressed primarily through adverbs. <field:fieldmark-start text:name="__Fieldmark__965_1787200729" field:type="ADDIN ZOTERO_ITEM CSL_CITATION {&quot;citationID&quot;:&quot;R6k7nTgy&quot;,&quot;properties&quot;:{&quot;formattedCitation&quot;:&quot;(Bader, Werlen &amp; Wymann 1994)&quot;,&quot;plainCitation&quot;:&quot;(Bader, Werlen &amp; Wymann 1994)&quot;,&quot;dontUpdate&quot;:true,&quot;noteIndex&quot;:0},&quot;citationItems&quot;:[{&quot;id&quot;:2,&quot;uris&quot;:[&quot;http://zotero.org/users/local/kZ8zKAPx/items/2YJV9UAQ&quot;],&quot;uri&quot;:[&quot;http://zotero.org/users/local/kZ8zKAPx/items/2YJV9UAQ&quot;],&quot;itemData&quot;:{&quot;id&quot;:2,&quot;type&quot;:&quot;book&quot;,&quot;event-place&quot;:&quot;Bern&quot;,&quot;publisher&quot;:&quot;Universität Bern Institut für Sprachwissenschaft&quot;,&quot;publisher-place&quot;:&quot;Bern&quot;,&quot;title&quot;:&quot;Towards a typology of modality: The encoding of modal attitudes in Korean, Japanese, and Tagalog&quot;,&quot;author&quot;:[{&quot;family&quot;:&quot;Bader&quot;,&quot;given&quot;:&quot;Thomas&quot;},{&quot;family&quot;:&quot;Werlen&quot;,&quot;given&quot;:&quot;Iwar&quot;},{&quot;family&quot;:&quot;Wymann&quot;,&quot;given&quot;:&quot;Adrian&quot;}],&quot;issued&quot;:{&quot;date-parts&quot;:[[&quot;1994&quot;]]}}}],&quot;schema&quot;:&quot;https://github.com/citation-style-language/schema/raw/master/csl-citation.json&quot;}"/><text:span text:style-name="T5">B</text:span><text:bookmark-start text:name="__Fieldmark__1151_1502508892"/><text:span text:style-name="T5">ader et al. (1994)</text:span><field:fieldmark-end/><text:bookmark-end text:name="__Fieldmark__1151_1502508892"/> listed <text:span text:style-name="T6">baka</text:span>, <text:span text:style-name="T6">posible</text:span> (&lt; Sp. <text:span text:style-name="T6">posible</text:span> ‘possible’), and <text:span text:style-name="T6">siguro</text:span> (&lt; Sp. seguro ‘sure’) as the main epistemic adverbs; however, they glossed all three as ‘perhaps’, so it is unclear how they might be distinct. This ambiguity is also present in dictionaries for Tagalog, Hiligaynon, and Chabacano. For example, Tagalog <text:span text:style-name="T6">baka</text:span>, <text:span text:style-name="T6">siguro</text:span>, and even the verb <text:span text:style-name="T6">maaari</text:span> have all been defined as both ‘maybe/possibly’ and ‘probably/probable’ (<field:fieldmark-start text:name="__Fieldmark__986_1787200729" field:type="ADDIN ZOTERO_ITEM CSL_CITATION {&quot;citationID&quot;:&quot;9rkDHVma&quot;,&quot;properties&quot;:{&quot;formattedCitation&quot;:&quot;(English 2008)&quot;,&quot;plainCitation&quot;:&quot;(English 2008)&quot;,&quot;dontUpdate&quot;:true,&quot;noteIndex&quot;:0},&quot;citationItems&quot;:[{&quot;id&quot;:10,&quot;uris&quot;:[&quot;http://zotero.org/users/local/kZ8zKAPx/items/DA8HTY67&quot;],&quot;uri&quot;:[&quot;http://zotero.org/users/local/kZ8zKAPx/items/DA8HTY67&quot;],&quot;itemData&quot;:{&quot;id&quot;:10,&quot;type&quot;:&quot;book&quot;,&quot;event-place&quot;:&quot;Mandaluyong City&quot;,&quot;publisher&quot;:&quot;Cacho Hermanos, Inc.&quot;,&quot;publisher-place&quot;:&quot;Mandaluyong City&quot;,&quot;title&quot;:&quot;English-Tagalog dictionary&quot;,&quot;author&quot;:[{&quot;family&quot;:&quot;English&quot;,&quot;given&quot;:&quot;Leo James&quot;}],&quot;issued&quot;:{&quot;date-parts&quot;:[[&quot;2008&quot;]]}}}],&quot;schema&quot;:&quot;https://github.com/citation-style-language/schema/raw/master/csl-citation.json&quot;}"/><text:span text:style-name="T5">E</text:span><text:bookmark-start text:name="__Fieldmark__1178_1502508892"/><text:span text:style-name="T5">nglish 2008</text:span><field:fieldmark-end/><text:bookmark-end text:name="__Fieldmark__1178_1502508892"/>:785).</text:p>
      <text:list xml:id="list82727331767493" text:continue-list="list82727568568244" text:style-name="WWNum3">
        <text:list-item>
          <text:p text:style-name="P58">Methods</text:p>
          <text:list>
            <text:list-item>
              <text:p text:style-name="P59">Data collection</text:p>
            </text:list-item>
          </text:list>
        </text:list-item>
      </text:list>
      <text:p text:style-name="P2">The data come primarily from elicitation using <field:fieldmark-start text:name="__Fieldmark__997_1787200729" field:type="ADDIN ZOTERO_ITEM CSL_CITATION {&quot;citationID&quot;:&quot;s2tEfRsG&quot;,&quot;properties&quot;:{&quot;formattedCitation&quot;:&quot;(Dahl 1985)&quot;,&quot;plainCitation&quot;:&quot;(Dahl 1985)&quot;,&quot;dontUpdate&quot;:true,&quot;noteIndex&quot;:0},&quot;citationItems&quot;:[{&quot;id&quot;:6,&quot;uris&quot;:[&quot;http://zotero.org/users/local/kZ8zKAPx/items/S4MYR2HL&quot;],&quot;uri&quot;:[&quot;http://zotero.org/users/local/kZ8zKAPx/items/S4MYR2HL&quot;],&quot;itemData&quot;:{&quot;id&quot;:6,&quot;type&quot;:&quot;book&quot;,&quot;event-place&quot;:&quot;Oxford&quot;,&quot;publisher&quot;:&quot;Basil Blackwell&quot;,&quot;publisher-place&quot;:&quot;Oxford&quot;,&quot;title&quot;:&quot;Tense and aspect systems&quot;,&quot;author&quot;:[{&quot;family&quot;:&quot;Dahl&quot;,&quot;given&quot;:&quot;Östen&quot;}],&quot;issued&quot;:{&quot;date-parts&quot;:[[&quot;1985&quot;]]}}}],&quot;schema&quot;:&quot;https://github.com/citation-style-language/schema/raw/master/csl-citation.json&quot;}"/><text:span text:style-name="T5">D</text:span><text:bookmark-start text:name="__Fieldmark__1187_1502508892"/><text:span text:style-name="T5">ahl's (1985</text:span><field:fieldmark-end/><text:bookmark-end text:name="__Fieldmark__1187_1502508892"/>:198–206) TMA questionnaire, modified to include a few additional examples of intentional vs. non-intentional actions. The questionnaire was completed through elicitation sessions with speakers of Zamboanga Chabacano, Cavite Chabacano, Hiligaynon, and Tagalog, as summarized in Table 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1"><text:span text:style-name="T69">Language</text:span></text:p>
          </table:table-cell>
          <table:table-cell table:style-name="Table1.A1" office:value-type="string">
            <text:p text:style-name="P61"><text:span text:style-name="T69">Consultants</text:span></text:p>
          </table:table-cell>
          <table:table-cell table:style-name="Table1.A1" office:value-type="string">
            <text:p text:style-name="P61"><text:span text:style-name="T69">Ages</text:span></text:p>
          </table:table-cell>
          <table:table-cell table:style-name="Table1.A1" office:value-type="string">
            <text:p text:style-name="P61"><text:span text:style-name="T69">Interview location</text:span></text:p>
          </table:table-cell>
          <table:table-cell table:style-name="Table1.A1" office:value-type="string">
            <text:p text:style-name="P61"><text:span text:style-name="T69">Other languages</text:span></text:p>
          </table:table-cell>
        </table:table-row>
        <table:table-row table:style-name="Table1.1">
          <table:table-cell table:style-name="Table1.A1" office:value-type="string">
            <text:p text:style-name="P61"><text:span text:style-name="T70">Zamboanga Chabacano</text:span></text:p>
          </table:table-cell>
          <table:table-cell table:style-name="Table1.A1" office:value-type="string">
            <text:p text:style-name="P61"><text:span text:style-name="T70">6</text:span></text:p>
          </table:table-cell>
          <table:table-cell table:style-name="Table1.A1" office:value-type="string">
            <text:p text:style-name="P61"><text:span text:style-name="T70">30s-70s</text:span></text:p>
          </table:table-cell>
          <table:table-cell table:style-name="Table1.A1" office:value-type="string">
            <text:p text:style-name="P61"><text:span text:style-name="T70">Atlantic City, New Jersey (5 living there, 1 visiting from Zamboanga)</text:span></text:p>
          </table:table-cell>
          <table:table-cell table:style-name="Table1.A1" office:value-type="string">
            <text:p text:style-name="P61"><text:span text:style-name="T70">At least 4 others, some combination of: Filipino, English, Cebuano, Hiligaynon, Yakan, Tausug, Spanish or limited Spanish</text:span></text:p>
          </table:table-cell>
        </table:table-row>
        <table:table-row table:style-name="Table1.1">
          <table:table-cell table:style-name="Table1.A1" office:value-type="string">
            <text:p text:style-name="P61"><text:span text:style-name="T70">Cavite Chabacano</text:span></text:p>
          </table:table-cell>
          <table:table-cell table:style-name="Table1.A1" office:value-type="string">
            <text:p text:style-name="P61"><text:span text:style-name="T70">3</text:span></text:p>
          </table:table-cell>
          <table:table-cell table:style-name="Table1.A1" office:value-type="string">
            <text:p text:style-name="P61"><text:span text:style-name="T70">50s-60s</text:span></text:p>
          </table:table-cell>
          <table:table-cell table:style-name="Table1.A1" office:value-type="string">
            <text:p text:style-name="P61"><text:span text:style-name="T70">San Diego, California (1)</text:span></text:p>
            <text:p text:style-name="P61"><text:span text:style-name="T70">Cavite City (2)</text:span></text:p>
          </table:table-cell>
          <table:table-cell table:style-name="Table1.A1" office:value-type="string">
            <text:p text:style-name="P61"><text:span text:style-name="T70">Tagalog/Filipino, English, limited Spanish</text:span></text:p>
          </table:table-cell>
        </table:table-row>
        <table:table-row table:style-name="Table1.1">
          <table:table-cell table:style-name="Table1.A1" office:value-type="string">
            <text:p text:style-name="P61"><text:span text:style-name="T70">Tagalog/Filipino</text:span></text:p>
          </table:table-cell>
          <table:table-cell table:style-name="Table1.A1" office:value-type="string">
            <text:p text:style-name="P61"><text:span text:style-name="T70">1</text:span></text:p>
          </table:table-cell>
          <table:table-cell table:style-name="Table1.A1" office:value-type="string">
            <text:p text:style-name="P61"><text:span text:style-name="T70">20s</text:span></text:p>
          </table:table-cell>
          <table:table-cell table:style-name="Table1.A1" office:value-type="string">
            <text:p text:style-name="P61"><text:span text:style-name="T70">Columbus, Ohio</text:span></text:p>
          </table:table-cell>
          <table:table-cell table:style-name="Table1.A1" office:value-type="string">
            <text:p text:style-name="P61"><text:span text:style-name="T70">English, limited Hiligaynon</text:span></text:p>
          </table:table-cell>
        </table:table-row>
        <table:table-row table:style-name="Table1.1">
          <table:table-cell table:style-name="Table1.A1" office:value-type="string">
            <text:p text:style-name="P61"><text:span text:style-name="T70">Hiligaynon</text:span></text:p>
          </table:table-cell>
          <table:table-cell table:style-name="Table1.A1" office:value-type="string">
            <text:p text:style-name="P61"><text:span text:style-name="T70">1</text:span></text:p>
          </table:table-cell>
          <table:table-cell table:style-name="Table1.A1" office:value-type="string">
            <text:p text:style-name="P61"><text:span text:style-name="T70">20s</text:span></text:p>
          </table:table-cell>
          <table:table-cell table:style-name="Table1.A1" office:value-type="string">
            <text:p text:style-name="P61"><text:span text:style-name="T70">Columbus, Ohio</text:span></text:p>
          </table:table-cell>
          <table:table-cell table:style-name="Table1.A1" office:value-type="string">
            <text:p text:style-name="P61"><text:span text:style-name="T70">Filipino, English, Kinaray-a</text:span></text:p>
          </table:table-cell>
        </table:table-row>
      </table:table>
      <text:p text:style-name="P4"/>
      <text:p text:style-name="P3"><text:span text:style-name="T6">Table 1: Consultant backgrounds.</text:span></text:p>
      <text:p text:style-name="P2">Most of these consultants were interviewed in the US at different points during 2009–2010 and had been living there for several years, though all originally came from the Philippines and continued to use their various languages, since they maintained Filipino social networks in both countries. Additional elicitation took place in Cavite City with two Cavite Chabacano consultants in 2016. Since Tagalog and Hiligaynon are already well documented compared to the creoles, there was less focus on finding several speakers; one speaker of each was enough to obtain parallel examples to the Chabacano data.</text:p>
      <text:p text:style-name="P2">All of the consultants were multilingual. Zamboanga is a particularly linguistically diverse region, so the Zamboangueños all knew at least four languages. Only one person (from Zamboanga) reported being proficient in Spanish. All the other Chabacano speakers had some exposure to Spanish, either through college classes or from older relatives who used to speak it, but did not use it regularly or list it among the languages they speak.</text:p>
      <text:p text:style-name="P2">The consultants all came from socioeconomic backgrounds that could be considered middle class within their respective countries of residence (for example, most had occupations such as nursing or office work). Some of the Zamboangueños originally came from Zamboanga City and some from Basilan, but there were no noticeable differences in the grammatical patterns elicited for this study (although the participants sometimes commented on phonological features that vary by region). Similarly, the Cavite Chabacano speakers were uniform in their modal usage, though they came from neighborhoods with slight accent differences <field:fieldmark-start text:name="__Fieldmark__1085_1787200729" field:type="ADDIN ZOTERO_ITEM CSL_CITATION {&quot;citationID&quot;:&quot;EANnbCTM&quot;,&quot;properties&quot;:{&quot;formattedCitation&quot;:&quot;(Lesho 2018)&quot;,&quot;plainCitation&quot;:&quot;(Lesho 2018)&quot;,&quot;noteIndex&quot;:0},&quot;citationItems&quot;:[{&quot;id&quot;:38,&quot;uris&quot;:[&quot;http://zotero.org/users/local/kZ8zKAPx/items/INZ4MLFD&quot;],&quot;uri&quot;:[&quot;http://zotero.org/users/local/kZ8zKAPx/items/INZ4MLFD&quot;],&quot;itemData&quot;:{&quot;id&quot;:38,&quot;type&quot;:&quot;article-journal&quot;,&quot;container-title&quot;:&quot;Journal of Pidgin and Creole Languages&quot;,&quot;issue&quot;:&quot;1&quot;,&quot;page&quot;:&quot;1-47&quot;,&quot;title&quot;:&quot;Folk perception of variation in Cavite Chabacano&quot;,&quot;volume&quot;:&quot;33&quot;,&quot;author&quot;:[{&quot;family&quot;:&quot;Lesho&quot;,&quot;given&quot;:&quot;Marivic&quot;}],&quot;issued&quot;:{&quot;date-parts&quot;:[[&quot;2018&quot;]]}}}],&quot;schema&quot;:&quot;https://github.com/citation-style-language/schema/raw/master/csl-citation.json&quot;}"/><text:span text:style-name="T5">(</text:span><text:bookmark-start text:name="__Fieldmark__1288_1502508892"/><text:span text:style-name="T5">Lesho 2018)</text:span><field:fieldmark-end/><text:bookmark-end text:name="__Fieldmark__1288_1502508892"/>. The Hiligaynon and Tagalog consultants’ speech was representative of their original hometowns (Iloilo and Manila, respectively).</text:p>
      <text:p text:style-name="P2">The elicitation involved presenting the consultants with pragmatic contexts from the questionnaire and asking how they would respond to them. Additional follow-up questions were added spontaneously as needed (e.g., whether they could use another modal in the same context, or if they could think of any other situations where the modal might be used). Negative evidence was also obtained by presenting the consultants with alternative utterances to confirm that using a certain modal in that context would be infelicitous. <text:s/></text:p>
      <text:p text:style-name="P2"><text:soft-page-break/>The <field:fieldmark-start text:name="__Fieldmark__1095_1787200729" field:type="ADDIN ZOTERO_ITEM CSL_CITATION {&quot;citationID&quot;:&quot;7RHi9XSp&quot;,&quot;properties&quot;:{&quot;formattedCitation&quot;:&quot;(Dahl 1985)&quot;,&quot;plainCitation&quot;:&quot;(Dahl 1985)&quot;,&quot;dontUpdate&quot;:true,&quot;noteIndex&quot;:0},&quot;citationItems&quot;:[{&quot;id&quot;:6,&quot;uris&quot;:[&quot;http://zotero.org/users/local/kZ8zKAPx/items/S4MYR2HL&quot;],&quot;uri&quot;:[&quot;http://zotero.org/users/local/kZ8zKAPx/items/S4MYR2HL&quot;],&quot;itemData&quot;:{&quot;id&quot;:6,&quot;type&quot;:&quot;book&quot;,&quot;event-place&quot;:&quot;Oxford&quot;,&quot;publisher&quot;:&quot;Basil Blackwell&quot;,&quot;publisher-place&quot;:&quot;Oxford&quot;,&quot;title&quot;:&quot;Tense and aspect systems&quot;,&quot;author&quot;:[{&quot;family&quot;:&quot;Dahl&quot;,&quot;given&quot;:&quot;Östen&quot;}],&quot;issued&quot;:{&quot;date-parts&quot;:[[&quot;1985&quot;]]}}}],&quot;schema&quot;:&quot;https://github.com/citation-style-language/schema/raw/master/csl-citation.json&quot;}"/><text:span text:style-name="T5">D</text:span><text:bookmark-start text:name="__Fieldmark__1300_1502508892"/><text:span text:style-name="T5">ahl (1985)</text:span><field:fieldmark-end/><text:bookmark-end text:name="__Fieldmark__1300_1502508892"/> questionnaire is useful for systematically eliciting parallel examples for several speakers/languages and obtaining examples that may not happen to arise over the course of a natural conversation. There can be pragmatic gaps, however, and it can be difficult to elicit an intended meaning unless enough context is invented for the speakers. For this reason, a few other speakers in the Philippines were consulted for occasional follow-up questions as needed (usually via email). Occasionally, data from other sources (e.g., blogs, news websites, or grammars) were also used for additional evidence. These few examples from alternative sources are clearly labeled when presented in §4.</text:p>
      <text:list xml:id="list82726883783512" text:continue-numbering="true" text:style-name="WWNum3">
        <text:list-item>
          <text:list>
            <text:list-item>
              <text:p text:style-name="P59">Framework</text:p>
            </text:list-item>
          </text:list>
        </text:list-item>
      </text:list>
      <text:p text:style-name="P2">As <field:fieldmark-start text:name="__Fieldmark__1105_1787200729" field:type="ADDIN ZOTERO_ITEM CSL_CITATION {&quot;citationID&quot;:&quot;8gNPt2Ya&quot;,&quot;properties&quot;:{&quot;formattedCitation&quot;:&quot;(Winford 2000)&quot;,&quot;plainCitation&quot;:&quot;(Winford 2000)&quot;,&quot;dontUpdate&quot;:true,&quot;noteIndex&quot;:0},&quot;citationItems&quot;:[{&quot;id&quot;:74,&quot;uris&quot;:[&quot;http://zotero.org/users/local/kZ8zKAPx/items/8B2LWLUQ&quot;],&quot;uri&quot;:[&quot;http://zotero.org/users/local/kZ8zKAPx/items/8B2LWLUQ&quot;],&quot;itemData&quot;:{&quot;id&quot;:74,&quot;type&quot;:&quot;article-journal&quot;,&quot;container-title&quot;:&quot;Journal of Pidgin and Creole Languages&quot;,&quot;ISSN&quot;:&quot;0920-9034, 1569-9870&quot;,&quot;issue&quot;:&quot;1&quot;,&quot;page&quot;:&quot;63-125&quot;,&quot;title&quot;:&quot;Irrealis in Sranan: Mood and modality in a radical creole&quot;,&quot;volume&quot;:&quot;15&quot;,&quot;author&quot;:[{&quot;family&quot;:&quot;Winford&quot;,&quot;given&quot;:&quot;Donald&quot;}],&quot;issued&quot;:{&quot;date-parts&quot;:[[&quot;2000&quot;]]}}}],&quot;schema&quot;:&quot;https://github.com/citation-style-language/schema/raw/master/csl-citation.json&quot;}"/><text:span text:style-name="T5">W</text:span><text:bookmark-start text:name="__Fieldmark__1330_1502508892"/><text:span text:style-name="T5">inford (2000</text:span><field:fieldmark-end/><text:bookmark-end text:name="__Fieldmark__1330_1502508892"/>, <field:fieldmark-start text:name="__Fieldmark__1112_1787200729" field:type="ADDIN ZOTERO_ITEM CSL_CITATION {&quot;citationID&quot;:&quot;vHXL9bJo&quot;,&quot;properties&quot;:{&quot;formattedCitation&quot;:&quot;(Winford 2018)&quot;,&quot;plainCitation&quot;:&quot;(Winford 2018)&quot;,&quot;dontUpdate&quot;:true,&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2</text:span><text:bookmark-start text:name="__Fieldmark__1339_1502508892"/><text:span text:style-name="T5">018</text:span><field:fieldmark-end/><text:bookmark-end text:name="__Fieldmark__1339_1502508892"/>) has observed, until fairly recently, creole TMA systems have often been described in terms of the three ‘prototypical creole’ categories proposed by <field:fieldmark-start text:name="__Fieldmark__1119_1787200729" field:type="ADDIN ZOTERO_ITEM CSL_CITATION {&quot;citationID&quot;:&quot;MVeFbwOb&quot;,&quot;properties&quot;:{&quot;formattedCitation&quot;:&quot;(Bickerton 1984)&quot;,&quot;plainCitation&quot;:&quot;(Bickerton 1984)&quot;,&quot;dontUpdate&quot;:true,&quot;noteIndex&quot;:0},&quot;citationItems&quot;:[{&quot;id&quot;:22,&quot;uris&quot;:[&quot;http://zotero.org/users/local/kZ8zKAPx/items/92PJU5P4&quot;],&quot;uri&quot;:[&quot;http://zotero.org/users/local/kZ8zKAPx/items/92PJU5P4&quot;],&quot;itemData&quot;:{&quot;id&quot;:22,&quot;type&quot;:&quot;article-journal&quot;,&quot;container-title&quot;:&quot;Behavioral and Brain Sciences&quot;,&quot;issue&quot;:&quot;2&quot;,&quot;page&quot;:&quot;173-188&quot;,&quot;title&quot;:&quot;The language bioprogram hypothesis&quot;,&quot;volume&quot;:&quot;7&quot;,&quot;author&quot;:[{&quot;family&quot;:&quot;Bickerton&quot;,&quot;given&quot;:&quot;Derek&quot;}],&quot;issued&quot;:{&quot;date-parts&quot;:[[&quot;1984&quot;]]}}}],&quot;schema&quot;:&quot;https://github.com/citation-style-language/schema/raw/master/csl-citation.json&quot;}"/><text:span text:style-name="T5">B</text:span><text:bookmark-start text:name="__Fieldmark__1344_1502508892"/><text:span text:style-name="T5">ickerton (1984)</text:span><field:fieldmark-end/><text:bookmark-end text:name="__Fieldmark__1344_1502508892"/>: Anterior tense, Irrealis mood, and Nonpunctual aspect. As he has shown, however, this classification is too broad to result in accurate grammatical descriptions; it ignores the richness and complexity of individual creole systems, and it obscures variation when comparing creoles. It also makes it difficult to conduct crosslinguistic comparison to the substrates, lexifiers, or other languages in general. Instead, <field:fieldmark-start text:name="__Fieldmark__1126_1787200729" field:type="ADDIN ZOTERO_ITEM CSL_CITATION {&quot;citationID&quot;:&quot;swyBvJGW&quot;,&quot;properties&quot;:{&quot;formattedCitation&quot;:&quot;(Winford 2000)&quot;,&quot;plainCitation&quot;:&quot;(Winford 2000)&quot;,&quot;dontUpdate&quot;:true,&quot;noteIndex&quot;:0},&quot;citationItems&quot;:[{&quot;id&quot;:74,&quot;uris&quot;:[&quot;http://zotero.org/users/local/kZ8zKAPx/items/8B2LWLUQ&quot;],&quot;uri&quot;:[&quot;http://zotero.org/users/local/kZ8zKAPx/items/8B2LWLUQ&quot;],&quot;itemData&quot;:{&quot;id&quot;:74,&quot;type&quot;:&quot;article-journal&quot;,&quot;container-title&quot;:&quot;Journal of Pidgin and Creole Languages&quot;,&quot;ISSN&quot;:&quot;0920-9034, 1569-9870&quot;,&quot;issue&quot;:&quot;1&quot;,&quot;page&quot;:&quot;63-125&quot;,&quot;title&quot;:&quot;Irrealis in Sranan: Mood and modality in a radical creole&quot;,&quot;volume&quot;:&quot;15&quot;,&quot;author&quot;:[{&quot;family&quot;:&quot;Winford&quot;,&quot;given&quot;:&quot;Donald&quot;}],&quot;issued&quot;:{&quot;date-parts&quot;:[[&quot;2000&quot;]]}}}],&quot;schema&quot;:&quot;https://github.com/citation-style-language/schema/raw/master/csl-citation.json&quot;}"/><text:span text:style-name="T5">W</text:span><text:bookmark-start text:name="__Fieldmark__1356_1502508892"/><text:span text:style-name="T5">inford (2000)</text:span><field:fieldmark-end/><text:bookmark-end text:name="__Fieldmark__1356_1502508892"/> argued for examining creole TMA systems within standard typological and semantic frameworks (e.g., <field:fieldmark-start text:name="__Fieldmark__1133_1787200729" field:type="ADDIN ZOTERO_ITEM CSL_CITATION {&quot;citationID&quot;:&quot;sVk45sL4&quot;,&quot;properties&quot;:{&quot;formattedCitation&quot;:&quot;(Bybee, Perkins &amp; Pagliuca 1994)&quot;,&quot;plainCitation&quot;:&quot;(Bybee, Perkins &amp; Pagliuca 1994)&quot;,&quot;dontUpdate&quot;:true,&quot;noteIndex&quot;:0},&quot;citationItems&quot;:[{&quot;id&quot;:5,&quot;uris&quot;:[&quot;http://zotero.org/users/local/kZ8zKAPx/items/GAJ46AGG&quot;],&quot;uri&quot;:[&quot;http://zotero.org/users/local/kZ8zKAPx/items/GAJ46AGG&quot;],&quot;itemData&quot;:{&quot;id&quot;:5,&quot;type&quot;:&quot;book&quot;,&quot;event-place&quot;:&quot;Chicago&quot;,&quot;publisher&quot;:&quot;University of Chicago Press&quot;,&quot;publisher-place&quot;:&quot;Chicago&quot;,&quot;title&quot;:&quot;The evolution of grammar: Tense, aspect, and modality in the languages of the world&quot;,&quot;author&quot;:[{&quot;family&quot;:&quot;Bybee&quot;,&quot;given&quot;:&quot;Joan L.&quot;},{&quot;family&quot;:&quot;Perkins&quot;,&quot;given&quot;:&quot;Revere D.&quot;},{&quot;family&quot;:&quot;Pagliuca&quot;,&quot;given&quot;:&quot;William&quot;}],&quot;issued&quot;:{&quot;date-parts&quot;:[[&quot;1994&quot;]]}}}],&quot;schema&quot;:&quot;https://github.com/citation-style-language/schema/raw/master/csl-citation.json&quot;}"/><text:span text:style-name="T5">B</text:span><text:bookmark-start text:name="__Fieldmark__1367_1502508892"/><text:span text:style-name="T5">ybee et al. 1994</text:span><field:fieldmark-end/><text:bookmark-end text:name="__Fieldmark__1367_1502508892"/>, <field:fieldmark-start text:name="__Fieldmark__1140_1787200729" field:type="ADDIN ZOTERO_ITEM CSL_CITATION {&quot;citationID&quot;:&quot;LKeeJzsv&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1376_1502508892"/><text:span text:style-name="T5">almer 2001</text:span><field:fieldmark-end/><text:bookmark-end text:name="__Fieldmark__1376_1502508892"/>), demonstrating the value of this approach with his analysis of Sranan. While many creole TMA studies have since moved beyond the ‘first phase’ of research within Bickerton’s paradigm and into a ‘second phase’ relying on more standard terminology and frameworks of analysis, modality is still an often-neglected area <field:fieldmark-start text:name="__Fieldmark__1147_1787200729" field:type="ADDIN ZOTERO_ITEM CSL_CITATION {&quot;citationID&quot;:&quot;DyFlHzPc&quot;,&quot;properties&quot;:{&quot;formattedCitation&quot;:&quot;(Winford 2018)&quot;,&quot;plainCitation&quot;:&quot;(Winford 2018)&quot;,&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text:span><text:bookmark-start text:name="__Fieldmark__1383_1502508892"/><text:span text:style-name="T5">Winford 2018)</text:span><field:fieldmark-end/><text:bookmark-end text:name="__Fieldmark__1383_1502508892"/>.</text:p>
      <text:p text:style-name="P2">Following Winford’s recommendations, this paper examines deontic, dynamic, and epistemic possibility in Chabacano and its adstrates within frameworks more commonly used in crosslinguistic typological studies, primarily those used by <field:fieldmark-start text:name="__Fieldmark__1156_1787200729" field:type="ADDIN ZOTERO_ITEM CSL_CITATION {&quot;citationID&quot;:&quot;OWlGGiDI&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1390_1502508892"/><text:span text:style-name="T5">almer (2001)</text:span><field:fieldmark-end/><text:bookmark-end text:name="__Fieldmark__1390_1502508892"/> and <field:fieldmark-start text:name="__Fieldmark__1163_1787200729" field:type="ADDIN ZOTERO_ITEM CSL_CITATION {&quot;citationID&quot;:&quot;WDOgtQb3&quot;,&quot;properties&quot;:{&quot;formattedCitation&quot;:&quot;(van der Auwera &amp; Plungian 1998)&quot;,&quot;plainCitation&quot;:&quot;(van der Auwera &amp; Plungian 1998)&quot;,&quot;dontUpdate&quot;:true,&quot;noteIndex&quot;:0},&quot;citationItems&quot;:[{&quot;id&quot;:70,&quot;uris&quot;:[&quot;http://zotero.org/users/local/kZ8zKAPx/items/HMEAUDMD&quot;],&quot;uri&quot;:[&quot;http://zotero.org/users/local/kZ8zKAPx/items/HMEAUDMD&quot;],&quot;itemData&quot;:{&quot;id&quot;:70,&quot;type&quot;:&quot;article-journal&quot;,&quot;container-title&quot;:&quot;Linguistic Typology&quot;,&quot;issue&quot;:&quot;1&quot;,&quot;page&quot;:&quot;79-124&quot;,&quot;title&quot;:&quot;Modality’s semantic map&quot;,&quot;volume&quot;:&quot;2&quot;,&quot;author&quot;:[{&quot;family&quot;:&quot;Auwera&quot;,&quot;given&quot;:&quot;Johan&quot;,&quot;non-dropping-particle&quot;:&quot;van der&quot;},{&quot;family&quot;:&quot;Plungian&quot;,&quot;given&quot;:&quot;Vladimir A.&quot;}],&quot;issued&quot;:{&quot;date-parts&quot;:[[&quot;1998&quot;]]}}}],&quot;schema&quot;:&quot;https://github.com/citation-style-language/schema/raw/master/csl-citation.json&quot;}"/><text:span text:style-name="T5">v</text:span><text:bookmark-start text:name="__Fieldmark__1400_1502508892"/><text:span text:style-name="T5">an der Auwera &amp; Plungian (1998)</text:span><field:fieldmark-end/><text:bookmark-end text:name="__Fieldmark__1400_1502508892"/>. These types of possibility are illustrated in <text:bookmark-ref text:reference-format="number" text:ref-name="_Ref52740224">(6)</text:bookmark-ref><text:s/>for English.</text:p>
      <text:list xml:id="list82728517443104" text:continue-list="list82727659780834" text:style-name="WWNum2">
        <text:list-item>
          <text:p text:style-name="P34"><text:bookmark-start text:name="_Ref52740224"/>Possibility:<text:bookmark-end text:name="_Ref52740224"/></text:p>
          <text:list>
            <text:list-item>
              <text:p text:style-name="P38">Deontic: <text:span text:style-name="T6">John </text:span><text:span text:style-name="T11">can/may</text:span><text:span text:style-name="T6"> swim</text:span> (e.g., his father gave him permission).</text:p>
            </text:list-item>
            <text:list-item>
              <text:p text:style-name="P38">Dynamic: <text:span text:style-name="T6">John </text:span><text:span text:style-name="T11">can</text:span><text:span text:style-name="T6"> swim</text:span> (i.e., he is able/knows how).</text:p>
            </text:list-item>
            <text:list-item>
              <text:p text:style-name="P38">Epistemic: <text:span text:style-name="T6">John </text:span><text:span text:style-name="T11">could/might</text:span><text:span text:style-name="T6"> be swimming</text:span> (e.g., you are speculating on his whereabouts).</text:p>
            </text:list-item>
          </text:list>
        </text:list-item>
      </text:list>
      <text:p text:style-name="P26"/>
      <text:p text:style-name="P2">Possibility contrasts with necessity for each of these modal categories, as shown in the following examples.</text:p>
      <text:list xml:id="list82727748996333" text:continue-numbering="true" text:style-name="WWNum2">
        <text:list-item>
          <text:p text:style-name="P34">Necessity:</text:p>
          <text:list>
            <text:list-item>
              <text:p text:style-name="P38">Deontic: <text:span text:style-name="T7">John </text:span><text:span text:style-name="T12">must/has to</text:span><text:span text:style-name="T7"> swim</text:span> (e.g., his coach told him to).</text:p>
            </text:list-item>
            <text:list-item>
              <text:p text:style-name="P38">Dynamic: <text:span text:style-name="T7">John </text:span><text:span text:style-name="T12">must</text:span><text:span text:style-name="T7"> swim back to shore</text:span> (e.g., because his boat sank).</text:p>
            </text:list-item>
            <text:list-item>
              <text:p text:style-name="P38">Epistemic: <text:span text:style-name="T7">John </text:span><text:span text:style-name="T12">must</text:span><text:span text:style-name="T7"> be swimming</text:span> (e.g., you know he usually does so every day at this hour).</text:p>
            </text:list-item>
          </text:list>
        </text:list-item>
      </text:list>
      <text:p text:style-name="P27"/>
      <text:p text:style-name="P2">According to <field:fieldmark-start text:name="__Fieldmark__1210_1787200729" field:type="ADDIN ZOTERO_ITEM CSL_CITATION {&quot;citationID&quot;:&quot;8q1Q7gBd&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1455_1502508892"/><text:span text:style-name="T5">almer (2001)</text:span><field:fieldmark-end/><text:bookmark-end text:name="__Fieldmark__1455_1502508892"/>, the deontic and dynamic categories comprise the broader category of ‘event modality’. Deontic modality involves the imposition of some external authority (see 6a, 7a). In the dynamic examples, in contrast, the situations arise from general circumstances related to John’s own ability or the facts of the situation. Epistemic modality differs from event modality because it involves the speaker’s assessment of the truth value of a proposition, based on the available knowledge of the situation.</text:p>
      <text:p text:style-name="P2">Dynamic modality can include several notions, such as physical or mental ability, learned ability, or possibility arising from circumstances affecting the situation <field:fieldmark-start text:name="__Fieldmark__1219_1787200729" field:type="ADDIN ZOTERO_ITEM CSL_CITATION {&quot;citationID&quot;:&quot;VUwrfqeJ&quot;,&quot;properties&quot;:{&quot;formattedCitation&quot;:&quot;(Palmer 2001)&quot;,&quot;plainCitation&quot;:&quot;(Palmer 2001)&quot;,&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text:span><text:bookmark-start text:name="__Fieldmark__1466_1502508892"/><text:span text:style-name="T5">Palmer 2001)</text:span><field:fieldmark-end/><text:bookmark-end text:name="__Fieldmark__1466_1502508892"/>. The latter type is distinct from the first two in that, similar to deontic possibility, the possibility arises externally rather than internally to the participant <field:fieldmark-start text:name="__Fieldmark__1226_1787200729" field:type="ADDIN ZOTERO_ITEM CSL_CITATION {&quot;citationID&quot;:&quot;PRKrAOzc&quot;,&quot;properties&quot;:{&quot;formattedCitation&quot;:&quot;(van der Auwera &amp; Plungian 1998)&quot;,&quot;plainCitation&quot;:&quot;(van der Auwera &amp; Plungian 1998)&quot;,&quot;noteIndex&quot;:0},&quot;citationItems&quot;:[{&quot;id&quot;:70,&quot;uris&quot;:[&quot;http://zotero.org/users/local/kZ8zKAPx/items/HMEAUDMD&quot;],&quot;uri&quot;:[&quot;http://zotero.org/users/local/kZ8zKAPx/items/HMEAUDMD&quot;],&quot;itemData&quot;:{&quot;id&quot;:70,&quot;type&quot;:&quot;article-journal&quot;,&quot;container-title&quot;:&quot;Linguistic Typology&quot;,&quot;issue&quot;:&quot;1&quot;,&quot;page&quot;:&quot;79-124&quot;,&quot;title&quot;:&quot;Modality’s semantic map&quot;,&quot;volume&quot;:&quot;2&quot;,&quot;author&quot;:[{&quot;family&quot;:&quot;Auwera&quot;,&quot;given&quot;:&quot;Johan&quot;,&quot;non-dropping-particle&quot;:&quot;van der&quot;},{&quot;family&quot;:&quot;Plungian&quot;,&quot;given&quot;:&quot;Vladimir A.&quot;}],&quot;issued&quot;:{&quot;date-parts&quot;:[[&quot;1998&quot;]]}}}],&quot;schema&quot;:&quot;https://github.com/citation-style-language/schema/raw/master/csl-citation.json&quot;}"/><text:span text:style-name="T5">(</text:span><text:bookmark-start text:name="__Fieldmark__1471_1502508892"/><text:span text:style-name="T5">van der Auwera &amp; Plungian 1998)</text:span><field:fieldmark-end/><text:bookmark-end text:name="__Fieldmark__1471_1502508892"/>. These different subtypes of dynamic possibility are illustrated for English in <text:bookmark-ref text:reference-format="number" text:ref-name="_Ref52740274">(8)</text:bookmark-ref>.</text:p>
      <text:list xml:id="list82727148467469" text:continue-numbering="true" text:style-name="WWNum2">
        <text:list-item>
          <text:p text:style-name="P34"><text:bookmark-start text:name="_Ref52740274"/>Dynamic possibility:<text:bookmark-end text:name="_Ref52740274"/></text:p>
          <text:list>
            <text:list-item>
              <text:p text:style-name="P38">Participant-internal:</text:p>
            </text:list-item>
          </text:list>
        </text:list-item>
      </text:list>
      <text:list xml:id="list82726934279746" text:continue-list="list82726883783512" text:style-name="WWNum3">
        <text:list-item>
          <text:list>
            <text:list-item>
              <text:list>
                <text:list-item>
                  <text:list>
                    <text:list-item>
                      <text:list>
                        <text:list-item>
                          <text:list>
                            <text:list-item>
                              <text:p text:style-name="P62"><text:span text:style-name="T32">Learned ability: </text:span><text:span text:style-name="T34">John </text:span><text:span text:style-name="T35">can</text:span><text:span text:style-name="T34"> read</text:span><text:span text:style-name="T32"> (i.e., he knows how).</text:span></text:p>
                            </text:list-item>
                            <text:list-item>
                              <text:p text:style-name="P40">Capability: <text:span text:style-name="T7">John </text:span><text:span text:style-name="T12">can</text:span><text:span text:style-name="T7"> run a marathon</text:span> (i.e., he has the physical ability and mental drive).</text:p>
                            </text:list-item>
                          </text:list>
                        </text:list-item>
                      </text:list>
                    </text:list-item>
                  </text:list>
                </text:list-item>
              </text:list>
            </text:list-item>
          </text:list>
        </text:list-item>
      </text:list>
      <text:list xml:id="list82728283263617" text:continue-list="list82727148467469" text:style-name="WWNum2">
        <text:list-item>
          <text:list>
            <text:list-item>
              <text:p text:style-name="P38"><text:soft-page-break/>Participant-external:</text:p>
            </text:list-item>
          </text:list>
        </text:list-item>
      </text:list>
      <text:list xml:id="list82727304074817" text:continue-list="list82726934279746" text:style-name="WWNum3">
        <text:list-item>
          <text:list>
            <text:list-item>
              <text:list>
                <text:list-item>
                  <text:list>
                    <text:list-item>
                      <text:list>
                        <text:list-item>
                          <text:list>
                            <text:list-item>
                              <text:list>
                                <text:list-item>
                                  <text:list>
                                    <text:list-item>
                                      <text:list>
                                        <text:list-item>
                                          <text:p text:style-name="P30"><text:span text:style-name="T37">Circumstantial possibility: </text:span><text:span text:style-name="T32">John </text:span><text:span text:style-name="T41">can</text:span><text:span text:style-name="T32"> go to the beach whenever he wants</text:span><text:span text:style-name="T37"> (e.g., he has the time or lives near it).</text:span></text:p>
                                        </text:list-item>
                                      </text:list>
                                    </text:list-item>
                                  </text:list>
                                </text:list-item>
                              </text:list>
                            </text:list-item>
                          </text:list>
                        </text:list-item>
                      </text:list>
                    </text:list-item>
                  </text:list>
                </text:list-item>
              </text:list>
            </text:list-item>
          </text:list>
        </text:list-item>
      </text:list>
      <text:p text:style-name="P1">Rather than dynamic modality, some semanticists (e.g., <field:fieldmark-start text:name="__Fieldmark__1258_1787200729" field:type="ADDIN ZOTERO_ITEM CSL_CITATION {&quot;citationID&quot;:&quot;8EA75OEp&quot;,&quot;properties&quot;:{&quot;formattedCitation&quot;:&quot;(Kratzer 1991)&quot;,&quot;plainCitation&quot;:&quot;(Kratzer 1991)&quot;,&quot;dontUpdate&quot;:true,&quot;noteIndex&quot;:0},&quot;citationItems&quot;:[{&quot;id&quot;:37,&quot;uris&quot;:[&quot;http://zotero.org/users/local/kZ8zKAPx/items/B7CXRGF5&quot;],&quot;uri&quot;:[&quot;http://zotero.org/users/local/kZ8zKAPx/items/B7CXRGF5&quot;],&quot;itemData&quot;:{&quot;id&quot;:37,&quot;type&quot;:&quot;chapter&quot;,&quot;container-title&quot;:&quot;Semantics: An international handbook of contemporary research&quot;,&quot;event-place&quot;:&quot;Berlin&quot;,&quot;page&quot;:&quot;639-650&quot;,&quot;publisher&quot;:&quot;de Gruyter&quot;,&quot;publisher-place&quot;:&quot;Berlin&quot;,&quot;title&quot;:&quot;Modality&quot;,&quot;author&quot;:[{&quot;family&quot;:&quot;Kratzer&quot;,&quot;given&quot;:&quot;Angelika&quot;}],&quot;editor&quot;:[{&quot;family&quot;:&quot;Wunderlich&quot;,&quot;given&quot;:&quot;Dieter&quot;},{&quot;family&quot;:&quot;Stechow&quot;,&quot;given&quot;:&quot;Arnim&quot;,&quot;non-dropping-particle&quot;:&quot;von&quot;}],&quot;issued&quot;:{&quot;date-parts&quot;:[[&quot;1991&quot;]]}}}],&quot;schema&quot;:&quot;https://github.com/citation-style-language/schema/raw/master/csl-citation.json&quot;}"/><text:span text:style-name="T5">K</text:span><text:bookmark-start text:name="__Fieldmark__1506_1502508892"/><text:span text:style-name="T5">ratzer 1991</text:span><field:fieldmark-end/><text:bookmark-end text:name="__Fieldmark__1506_1502508892"/>, <field:fieldmark-start text:name="__Fieldmark__1265_1787200729" field:type="ADDIN ZOTERO_ITEM CSL_CITATION {&quot;citationID&quot;:&quot;4kTP09MU&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1511_1502508892"/><text:span text:style-name="T5">atthewson et al. 2005</text:span><field:fieldmark-end/><text:bookmark-end text:name="__Fieldmark__1511_1502508892"/>) refer to a category of circumstantial modality, which includes examples like that in (8b). I follow <field:fieldmark-start text:name="__Fieldmark__1272_1787200729" field:type="ADDIN ZOTERO_ITEM CSL_CITATION {&quot;citationID&quot;:&quot;krvQKSiY&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1524_1502508892"/><text:span text:style-name="T5">almer (2001)</text:span><field:fieldmark-end/><text:bookmark-end text:name="__Fieldmark__1524_1502508892"/> in using ‘dynamic’ as the overarching label because it encompasses the diverse range of notions illustrated in <text:bookmark-ref text:reference-format="number" text:ref-name="_Ref52740274">(8)</text:bookmark-ref>, and reserve the label ‘circumstantial’ as one of its subtypes. Recognizing the distinctions in <text:bookmark-ref text:reference-format="number" text:ref-name="_Ref52740274">(8)</text:bookmark-ref><text:s/>is important in describing languages like Tagalog, which encodes each of those notions in a different way (see §4). <text:s/></text:p>
      <text:p text:style-name="P1">In addition, I propose that the various potentive/AIA uses of <text:span text:style-name="T7">pwede</text:span> and <text:span text:style-name="T7">ma(ka)-</text:span> all fall under the category of participant-external dynamic possibility (which I take to be synonymous with circumstantial possibility). This categorization is inspired by the work of <field:fieldmark-start text:name="__Fieldmark__1291_1787200729" field:type="ADDIN ZOTERO_ITEM CSL_CITATION {&quot;citationID&quot;:&quot;wZsW31S5&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1561_1502508892"/><text:span text:style-name="T5">atthewson et al. (2005)</text:span><field:fieldmark-end/><text:bookmark-end text:name="__Fieldmark__1561_1502508892"/> and <field:fieldmark-start text:name="__Fieldmark__1298_1787200729" field:type="ADDIN ZOTERO_ITEM CSL_CITATION {&quot;citationID&quot;:&quot;audzx2dq&quot;,&quot;properties&quot;:{&quot;formattedCitation&quot;:&quot;(Davis, Matthewson &amp; Rullmann 2009)&quot;,&quot;plainCitation&quot;:&quot;(Davis, Matthewson &amp; Rullmann 2009)&quot;,&quot;dontUpdate&quot;:true,&quot;noteIndex&quot;:0},&quot;citationItems&quot;:[{&quot;id&quot;:7,&quot;uris&quot;:[&quot;http://zotero.org/users/local/kZ8zKAPx/items/EZCDHU2R&quot;],&quot;uri&quot;:[&quot;http://zotero.org/users/local/kZ8zKAPx/items/EZCDHU2R&quot;],&quot;itemData&quot;:{&quot;id&quot;:7,&quot;type&quot;:&quot;chapter&quot;,&quot;container-title&quot;:&quot;Cross-linguistic semantics of tense, aspect and modality&quot;,&quot;event-place&quot;:&quot;Amsterdam&quot;,&quot;page&quot;:&quot;205-244&quot;,&quot;publisher&quot;:&quot;John Benjamins&quot;,&quot;publisher-place&quot;:&quot;Amsterdam&quot;,&quot;title&quot;:&quot;‘Out of control’ marking as circumstantial modality in St’át’imcets&quot;,&quot;author&quot;:[{&quot;family&quot;:&quot;Davis&quot;,&quot;given&quot;:&quot;Henry&quot;},{&quot;family&quot;:&quot;Matthewson&quot;,&quot;given&quot;:&quot;Lisa&quot;},{&quot;family&quot;:&quot;Rullmann&quot;,&quot;given&quot;:&quot;Hotze&quot;}],&quot;editor&quot;:[{&quot;family&quot;:&quot;Hogeweg&quot;,&quot;given&quot;:&quot;Lotte&quot;},{&quot;family&quot;:&quot;Hoop&quot;,&quot;given&quot;:&quot;Helen&quot;,&quot;non-dropping-particle&quot;:&quot;de&quot;},{&quot;family&quot;:&quot;Malchukov&quot;,&quot;given&quot;:&quot;A.L.&quot;}],&quot;issued&quot;:{&quot;date-parts&quot;:[[&quot;2009&quot;]]}}}],&quot;schema&quot;:&quot;https://github.com/citation-style-language/schema/raw/master/csl-citation.json&quot;}"/><text:span text:style-name="T5">D</text:span><text:bookmark-start text:name="__Fieldmark__1574_1502508892"/><text:span text:style-name="T5">avis et al. (2009)</text:span><field:fieldmark-end/><text:bookmark-end text:name="__Fieldmark__1574_1502508892"/> on St’át’imcets, a Salishan language that has intriguing similarities to Austronesian AIA marking. Like <text:span text:style-name="T7">ma(ka)-</text:span>, St’át’imcets <text:span text:style-name="T7">ka-…-a</text:span> encompasses not only ‘be able to’ meanings but also a range of ‘out-of-control’ or nonvolitional contexts (including accidents, sudden events, ‘manage to’ readings, etc.). While the semantic parallels to the Philippine and creole languages in this study are not exact (<field:fieldmark-start text:name="__Fieldmark__1309_1787200729" field:type="ADDIN ZOTERO_ITEM CSL_CITATION {&quot;citationID&quot;:&quot;RFmYmVFS&quot;,&quot;properties&quot;:{&quot;formattedCitation&quot;:&quot;(Davis, Matthewson &amp; Rullmann 2009)&quot;,&quot;plainCitation&quot;:&quot;(Davis, Matthewson &amp; Rullmann 2009)&quot;,&quot;dontUpdate&quot;:true,&quot;noteIndex&quot;:0},&quot;citationItems&quot;:[{&quot;id&quot;:7,&quot;uris&quot;:[&quot;http://zotero.org/users/local/kZ8zKAPx/items/EZCDHU2R&quot;],&quot;uri&quot;:[&quot;http://zotero.org/users/local/kZ8zKAPx/items/EZCDHU2R&quot;],&quot;itemData&quot;:{&quot;id&quot;:7,&quot;type&quot;:&quot;chapter&quot;,&quot;container-title&quot;:&quot;Cross-linguistic semantics of tense, aspect and modality&quot;,&quot;event-place&quot;:&quot;Amsterdam&quot;,&quot;page&quot;:&quot;205-244&quot;,&quot;publisher&quot;:&quot;John Benjamins&quot;,&quot;publisher-place&quot;:&quot;Amsterdam&quot;,&quot;title&quot;:&quot;‘Out of control’ marking as circumstantial modality in St’át’imcets&quot;,&quot;author&quot;:[{&quot;family&quot;:&quot;Davis&quot;,&quot;given&quot;:&quot;Henry&quot;},{&quot;family&quot;:&quot;Matthewson&quot;,&quot;given&quot;:&quot;Lisa&quot;},{&quot;family&quot;:&quot;Rullmann&quot;,&quot;given&quot;:&quot;Hotze&quot;}],&quot;editor&quot;:[{&quot;family&quot;:&quot;Hogeweg&quot;,&quot;given&quot;:&quot;Lotte&quot;},{&quot;family&quot;:&quot;Hoop&quot;,&quot;given&quot;:&quot;Helen&quot;,&quot;non-dropping-particle&quot;:&quot;de&quot;},{&quot;family&quot;:&quot;Malchukov&quot;,&quot;given&quot;:&quot;A.L.&quot;}],&quot;issued&quot;:{&quot;date-parts&quot;:[[&quot;2009&quot;]]}}}],&quot;schema&quot;:&quot;https://github.com/citation-style-language/schema/raw/master/csl-citation.json&quot;}"/><text:span text:style-name="T5">D</text:span><text:bookmark-start text:name="__Fieldmark__1595_1502508892"/><text:span text:style-name="T5">avis et al. 2009</text:span><field:fieldmark-end/><text:bookmark-end text:name="__Fieldmark__1595_1502508892"/>:219), the similarities to St’át’imcets are close enough to justify grouping all these different semantic notions under the umbrella of participant-external dynamic or circumstantial modality. </text:p>
      <text:p text:style-name="P1">I also rely on a framework proposed by <field:fieldmark-start text:name="__Fieldmark__1318_1787200729" field:type="ADDIN ZOTERO_ITEM CSL_CITATION {&quot;citationID&quot;:&quot;0BVXq8W2&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1610_1502508892"/><text:span text:style-name="T5">atthewson et al. (2005)</text:span><field:fieldmark-end/><text:bookmark-end text:name="__Fieldmark__1610_1502508892"/> to consider the overall typology of the modal systems of the Chabacano varieties and their adstrates. They observed that modals in different languages can be lexically specified along two dimensions: modal base (i.e., circumstantial/dynamic, deontic, or epistemic), and modal force (i.e., weak modals used in possibility contexts vs. strong modals used in necessity contexts). In St’át’imcets, modals are always specified for base but not force. For example, <text:span text:style-name="T7">ka-…-a</text:span> is used only in circumstantial contexts and cannot take deontic or epistemic readings, but it has flexible force. The ability reading is the weaker one (e.g., in possibility contexts like ‘six people <text:span text:style-name="T120">can</text:span> fit in that car’), and the nonvolitional reading is the stronger one (e.g., in necessity contexts like ‘Gertie <text:span text:style-name="T120">must/had to</text:span> sneeze’, because she had a cold; <field:fieldmark-start text:name="__Fieldmark__1331_1787200729" field:type="ADDIN ZOTERO_ITEM CSL_CITATION {&quot;citationID&quot;:&quot;jEl3j6bB&quot;,&quot;properties&quot;:{&quot;formattedCitation&quot;:&quot;(Davis, Matthewson &amp; Rullmann 2009)&quot;,&quot;plainCitation&quot;:&quot;(Davis, Matthewson &amp; Rullmann 2009)&quot;,&quot;dontUpdate&quot;:true,&quot;noteIndex&quot;:0},&quot;citationItems&quot;:[{&quot;id&quot;:7,&quot;uris&quot;:[&quot;http://zotero.org/users/local/kZ8zKAPx/items/EZCDHU2R&quot;],&quot;uri&quot;:[&quot;http://zotero.org/users/local/kZ8zKAPx/items/EZCDHU2R&quot;],&quot;itemData&quot;:{&quot;id&quot;:7,&quot;type&quot;:&quot;chapter&quot;,&quot;container-title&quot;:&quot;Cross-linguistic semantics of tense, aspect and modality&quot;,&quot;event-place&quot;:&quot;Amsterdam&quot;,&quot;page&quot;:&quot;205-244&quot;,&quot;publisher&quot;:&quot;John Benjamins&quot;,&quot;publisher-place&quot;:&quot;Amsterdam&quot;,&quot;title&quot;:&quot;‘Out of control’ marking as circumstantial modality in St’át’imcets&quot;,&quot;author&quot;:[{&quot;family&quot;:&quot;Davis&quot;,&quot;given&quot;:&quot;Henry&quot;},{&quot;family&quot;:&quot;Matthewson&quot;,&quot;given&quot;:&quot;Lisa&quot;},{&quot;family&quot;:&quot;Rullmann&quot;,&quot;given&quot;:&quot;Hotze&quot;}],&quot;editor&quot;:[{&quot;family&quot;:&quot;Hogeweg&quot;,&quot;given&quot;:&quot;Lotte&quot;},{&quot;family&quot;:&quot;Hoop&quot;,&quot;given&quot;:&quot;Helen&quot;,&quot;non-dropping-particle&quot;:&quot;de&quot;},{&quot;family&quot;:&quot;Malchukov&quot;,&quot;given&quot;:&quot;A.L.&quot;}],&quot;issued&quot;:{&quot;date-parts&quot;:[[&quot;2009&quot;]]}}}],&quot;schema&quot;:&quot;https://github.com/citation-style-language/schema/raw/master/csl-citation.json&quot;}"/><text:span text:style-name="T5">D</text:span><text:bookmark-start text:name="__Fieldmark__1640_1502508892"/><text:span text:style-name="T5">avis et al. 2009</text:span><field:fieldmark-end/><text:bookmark-end text:name="__Fieldmark__1640_1502508892"/>:228, 231). Similarly, St’át’imcets deontic and epistemic modals take on both strong and weak meanings depending on the discourse context, but they are fixed to one modal base. This type of modal system is the opposite of languages like English or Spanish, which have a tendency to specify modals for force but not base; for example, <text:span text:style-name="T7">can/could </text:span>takes either deontic, epistemic, or circumstantial/dynamic readings depending on the discourse context, but it always indicates possibility and not necessity (which is covered by the stronger <text:span text:style-name="T7">must</text:span>).</text:p>
      <text:p text:style-name="P1">Later research within this framework has found that some languages have ‘mixed’ modal systems compared to St’át’imcets and English. Gitskan, for example, has circumstantial modals that are specified for modal force (as in English), but the epistemic modals have flexible force (as in St’át’imcets; <field:fieldmark-start text:name="__Fieldmark__1344_1787200729" field:type="ADDIN ZOTERO_ITEM CSL_CITATION {&quot;citationID&quot;:&quot;NODGrwl4&quot;,&quot;properties&quot;:{&quot;formattedCitation&quot;:&quot;(Matthewson 2013)&quot;,&quot;plainCitation&quot;:&quot;(Matthewson 2013)&quot;,&quot;dontUpdate&quot;:true,&quot;noteIndex&quot;:0},&quot;citationItems&quot;:[{&quot;id&quot;:48,&quot;uris&quot;:[&quot;http://zotero.org/users/local/kZ8zKAPx/items/ALIUVN2H&quot;],&quot;uri&quot;:[&quot;http://zotero.org/users/local/kZ8zKAPx/items/ALIUVN2H&quot;],&quot;itemData&quot;:{&quot;id&quot;:48,&quot;type&quot;:&quot;article-journal&quot;,&quot;container-title&quot;:&quot;International Journal of American Linguistics&quot;,&quot;issue&quot;:&quot;3&quot;,&quot;journalAbbreviation&quot;:&quot;International Journal of American Linguistics&quot;,&quot;page&quot;:&quot;349-394&quot;,&quot;title&quot;:&quot;Gitksan modals&quot;,&quot;volume&quot;:&quot;79&quot;,&quot;author&quot;:[{&quot;family&quot;:&quot;Matthewson&quot;,&quot;given&quot;:&quot;Lisa&quot;}],&quot;issued&quot;:{&quot;date-parts&quot;:[[&quot;2013&quot;]]}}}],&quot;schema&quot;:&quot;https://github.com/citation-style-language/schema/raw/master/csl-citation.json&quot;}"/><text:span text:style-name="T5">M</text:span><text:bookmark-start text:name="__Fieldmark__1666_1502508892"/><text:span text:style-name="T5">atthewson 2013</text:span><field:fieldmark-end/><text:bookmark-end text:name="__Fieldmark__1666_1502508892"/>:350). Paciran Javanese also has a strictly epistemic marker that is used with flexible force (necessity or possibility), and a necessity modal with fixed force that can be used in various non-epistemic modal contexts <field:fieldmark-start text:name="__Fieldmark__1351_1787200729" field:type="ADDIN ZOTERO_ITEM CSL_CITATION {&quot;citationID&quot;:&quot;XQkTW0oE&quot;,&quot;properties&quot;:{&quot;formattedCitation&quot;:&quot;(Vander Klok 2013)&quot;,&quot;plainCitation&quot;:&quot;(Vander Klok 2013)&quot;,&quot;noteIndex&quot;:0},&quot;citationItems&quot;:[{&quot;id&quot;:72,&quot;uris&quot;:[&quot;http://zotero.org/users/local/kZ8zKAPx/items/NYJ9Q8J5&quot;],&quot;uri&quot;:[&quot;http://zotero.org/users/local/kZ8zKAPx/items/NYJ9Q8J5&quot;],&quot;itemData&quot;:{&quot;id&quot;:72,&quot;type&quot;:&quot;article-journal&quot;,&quot;container-title&quot;:&quot;Oceanic Linguistics&quot;,&quot;issue&quot;:&quot;2&quot;,&quot;page&quot;:&quot;341-374&quot;,&quot;title&quot;:&quot;Pure possibility and pure necessity modals in Paciran Javanese&quot;,&quot;volume&quot;:&quot;52&quot;,&quot;author&quot;:[{&quot;family&quot;:&quot;Vander Klok&quot;,&quot;given&quot;:&quot;Jozina&quot;}],&quot;issued&quot;:{&quot;date-parts&quot;:[[&quot;2013&quot;]]}}}],&quot;schema&quot;:&quot;https://github.com/citation-style-language/schema/raw/master/csl-citation.json&quot;}"/><text:span text:style-name="T5">(</text:span><text:bookmark-start text:name="__Fieldmark__1671_1502508892"/><text:span text:style-name="T5">Vander Klok 2013)</text:span><field:fieldmark-end/><text:bookmark-end text:name="__Fieldmark__1671_1502508892"/>. In this paper, I consider how the Chabacano varieties and their adstrates fit into this typology. I also discuss the overall similarities and differences in the Chabacano modal systems to address questions about the relationships between these varieties and how they developed.</text:p>
      <text:list xml:id="list82727692865691" text:continue-numbering="true" text:style-name="WWNum3">
        <text:list-item>
          <text:p text:style-name="P58">Data</text:p>
        </text:list-item>
      </text:list>
      <text:p text:style-name="P1">This section presents examples of how each language in this study expresses possibility in deontic, dynamic, and epistemic contexts. A few examples of how necessity is expressed are also included to provide overall context and show how the modals contrast in meaning. The examples come from the questionnaire unless otherwise specified.</text:p>
      <text:list xml:id="list82727858834711" text:continue-numbering="true" text:style-name="WWNum3">
        <text:list-item>
          <text:list>
            <text:list-item>
              <text:p text:style-name="P59">Deontic possibility</text:p>
            </text:list-item>
          </text:list>
        </text:list-item>
      </text:list>
      <text:p text:style-name="P2">Each language uses the verb <text:span text:style-name="T6">pwede</text:span> to express deontic possibility or permission, as illustrated in <text:bookmark-ref text:reference-format="number" text:ref-name="_Ref1510171">(9)</text:bookmark-ref><text:s/>and <text:bookmark-ref text:reference-format="number" text:ref-name="_Ref52741551">(10)</text:bookmark-ref>. The examples here (and throughout §4) also highlight how structurally similar each language is overall. For example, the default word order is VSO (as in 10) unless a noun is topicalized (as in the Chabacano varieties in 9). The Chabacano tendency to place to place pronouns between the auxiliary and main verb also comes from both adstrates, as shown in <text:bookmark-ref text:reference-format="number" text:ref-name="_Ref52741551">(10)</text:bookmark-ref>. <text:s/></text:p>
      <text:list xml:id="list82727870959495" text:continue-list="list82728283263617" text:style-name="WWNum2">
        <text:list-item>
          <text:p text:style-name="P34">[Giving permission for a child to stay over at their house.] <text:bookmark text:name="_Ref1510171"/></text:p>
        </text:list-item>
      </text:list>
      <text:p text:style-name="P41">‘The child <text:span text:style-name="T120">can </text:span>stay/sleep here tonight.’</text:p>
      <text:list xml:id="list82727269894373" text:continue-numbering="true" text:style-name="WWNum2">
        <text:list-item>
          <text:list>
            <text:list-item>
              <text:p text:style-name="P38">Zam.</text:p>
            </text:list-item>
          </text:list>
        </text:list-item>
      </text:list>
      <text:p text:style-name="P31"><text:span text:style-name="T121">El bata </text:span><text:span text:style-name="T123">pwede </text:span><text:span text:style-name="T121">está akí esta noche.</text:span></text:p>
      <text:p text:style-name="P53"><text:span text:style-name="T47">det </text:span><text:span text:style-name="T132">child able stay here </text:span><text:span text:style-name="T47">det </text:span><text:span text:style-name="T132">night</text:span></text:p>
      <text:list xml:id="list82727234524954" text:continue-numbering="true" text:style-name="WWNum2">
        <text:list-item>
          <text:list>
            <text:list-item>
              <text:p text:style-name="P38">Cav.</text:p>
            </text:list-item>
          </text:list>
        </text:list-item>
      </text:list>
      <text:p text:style-name="P31"><text:span text:style-name="T18">El kratura </text:span><text:span text:style-name="T20">pwede</text:span><text:span text:style-name="T18"> estar akí esta noche.</text:span></text:p>
      <text:p text:style-name="P54"><text:span text:style-name="T47">det </text:span><text:span text:style-name="T132">child able stay here </text:span><text:span text:style-name="T47">det</text:span><text:span text:style-name="T132"> night</text:span></text:p>
      <text:list xml:id="list82727388703673" text:continue-numbering="true" text:style-name="WWNum2">
        <text:list-item>
          <text:list>
            <text:list-item>
              <text:p text:style-name="P38">Hil.</text:p>
            </text:list-item>
          </text:list>
        </text:list-item>
      </text:list>
      <text:p text:style-name="P31"><text:span text:style-name="T20">Pwede</text:span><text:span text:style-name="T18"> magtener ang bata diri subong nga gab-i.</text:span></text:p>
      <text:p text:style-name="P31"><text:span text:style-name="T4">able </text:span><text:span text:style-name="T49">av</text:span><text:span text:style-name="T4">.stay</text:span><text:bookmark-start text:name="_Hlk1414770"/><text:span text:style-name="T4"> </text:span><text:bookmark-end text:name="_Hlk1414770"/><text:span text:style-name="T49">nom</text:span><text:span text:style-name="T4"> child here now</text:span><text:bookmark-start text:name="_Hlk1414781"/><text:span text:style-name="T4"> </text:span><text:bookmark-end text:name="_Hlk1414781"/><text:span text:style-name="T49">lnk</text:span><text:span text:style-name="T4"> night</text:span></text:p>
      <text:list xml:id="list82727404116774" text:continue-numbering="true" text:style-name="WWNum2">
        <text:list-item>
          <text:list>
            <text:list-item>
              <text:p text:style-name="P38"><text:soft-page-break/>Tag.</text:p>
            </text:list-item>
          </text:list>
        </text:list-item>
      </text:list>
      <text:p text:style-name="P31"><text:span text:style-name="T20">Puwede </text:span><text:span text:style-name="T18">siyang matulog dito ngayong gabi.</text:span></text:p>
      <text:p text:style-name="P55"><text:span text:style-name="T132">able 3</text:span><text:span text:style-name="T47">sg.nom.lnk</text:span><text:span text:style-name="T16"> </text:span><text:span text:style-name="T47">stv</text:span><text:span text:style-name="T132">.sleep here today.</text:span><text:span text:style-name="T47">lnk</text:span><text:span text:style-name="T16"> </text:span><text:span text:style-name="T132">night</text:span></text:p>
      <text:list xml:id="list82727778766953" text:continue-numbering="true" text:style-name="WWNum2">
        <text:list-item>
          <text:p text:style-name="P34"><text:bookmark-start text:name="_Ref52741551"/>[Mother to child: ‘If you behave…’] </text:p>
        </text:list-item>
      </text:list>
      <text:p text:style-name="P41">‘You <text:span text:style-name="T119">can</text:span> go to the beach/sea with your friends.<text:bookmark-end text:name="_Ref52741551"/>’</text:p>
      <text:list xml:id="list82727008638387" text:continue-numbering="true" text:style-name="WWNum2">
        <text:list-item>
          <text:list>
            <text:list-item>
              <text:p text:style-name="P38">Zam.</text:p>
            </text:list-item>
          </text:list>
        </text:list-item>
      </text:list>
      <text:p text:style-name="P31"><text:span text:style-name="T20">Pwede</text:span><text:span text:style-name="T18"> tu andá na mar hunto kon tu amigo.</text:span></text:p>
      <text:p text:style-name="P53"><text:span text:style-name="T132">able 2</text:span><text:span text:style-name="T47">sg</text:span><text:span text:style-name="T132"> go </text:span><text:span text:style-name="T47">loc</text:span><text:span text:style-name="T132"> sea together with 2</text:span><text:span text:style-name="T47">sg</text:span><text:span text:style-name="T132">.</text:span><text:span text:style-name="T47">poss</text:span><text:span text:style-name="T132"> friend</text:span></text:p>
      <text:list xml:id="list82727057517636" text:continue-numbering="true" text:style-name="WWNum2">
        <text:list-item>
          <text:list>
            <text:list-item>
              <text:p text:style-name="P38">Cav.</text:p>
            </text:list-item>
          </text:list>
        </text:list-item>
      </text:list>
      <text:p text:style-name="P31"><text:span text:style-name="T20">Pwede/di pudí</text:span><text:span text:style-name="T18"> tu andá na apláya kompañero mga amigo.</text:span></text:p>
      <text:p text:style-name="P54"><text:span text:style-name="T132">able/</text:span><text:span text:style-name="T47">fut</text:span><text:span text:style-name="T132"> able 2</text:span><text:span text:style-name="T47">sg</text:span><text:span text:style-name="T132"> go </text:span><text:span text:style-name="T47">loc</text:span><text:span text:style-name="T132"> beach companion </text:span><text:span text:style-name="T47">pl</text:span><text:span text:style-name="T132"> friend</text:span></text:p>
      <text:list xml:id="list82726574113601" text:continue-numbering="true" text:style-name="WWNum2">
        <text:list-item>
          <text:list>
            <text:list-item>
              <text:p text:style-name="P38">Hil.</text:p>
            </text:list-item>
          </text:list>
        </text:list-item>
      </text:list>
      <text:p text:style-name="P31"><text:span text:style-name="T42">Pwede</text:span><text:span text:style-name="T31"> ka magkadto sa dagat kaupod imo mga abyan</text:span><text:span text:style-name="T38">.</text:span></text:p>
      <text:p text:style-name="P53"><text:span text:style-name="T132">able 2</text:span><text:span text:style-name="T47">sg</text:span><text:span text:style-name="T132">.</text:span><text:span text:style-name="T47">nom av.</text:span><text:span text:style-name="T132">go </text:span><text:span text:style-name="T47">loc</text:span><text:span text:style-name="T132"> sea companion 2</text:span><text:span text:style-name="T47">sg.gen pl</text:span><text:span text:style-name="T132"> friend</text:span></text:p>
      <text:list xml:id="list82728066162903" text:continue-numbering="true" text:style-name="WWNum2">
        <text:list-item>
          <text:list>
            <text:list-item>
              <text:p text:style-name="P38">Tag.</text:p>
            </text:list-item>
          </text:list>
        </text:list-item>
      </text:list>
      <text:p text:style-name="P31"><text:span text:style-name="T81">Puwede/maaari</text:span><text:span text:style-name="T82"> kang pumunta sa beach kasama ng mga kaibigan mo.</text:span></text:p>
      <text:p text:style-name="P55"><text:span text:style-name="T86">able/able 2</text:span><text:span text:style-name="T50">sg.nom.lnk av</text:span><text:span text:style-name="T86">.go </text:span><text:span text:style-name="T50">loc</text:span><text:span text:style-name="T86"> beach companion </text:span><text:span text:style-name="T50">gen pl</text:span><text:span text:style-name="T86"> friend 2</text:span><text:span text:style-name="T50">sg.gen</text:span></text:p>
      <text:p text:style-name="P2">While the Tagalog consultant accepted the verb <text:span text:style-name="T6">maaari</text:span> in deontic contexts (see 10d), she found it old-fashioned. <text:span text:style-name="T6">Kaya</text:span>, however, was not acceptable (see <text:bookmark-ref text:reference-format="number" text:ref-name="_Ref52743665">Error: Reference source not found</text:bookmark-ref>. For Hiligaynon and the Chabacano varieties, no cognates to Tagalog <text:span text:style-name="T6">maaari</text:span> or Ternate Chabacano <text:span text:style-name="T6">mári</text:span> were found.</text:p>
      <text:list xml:id="list82726851722396" text:continue-numbering="true" text:style-name="WWNum2">
        <text:list-item>
          <text:p text:style-name="P34">Tag.</text:p>
        </text:list-item>
      </text:list>
      <text:p text:style-name="P41"><text:span text:style-name="T11">#Kaya</text:span><text:span text:style-name="T6"> niyang matulog dito ngayong gabi.</text:span></text:p>
      <text:p text:style-name="P39"><text:span text:style-name="T119"><text:tab/></text:span>capability 3<text:span text:style-name="T45">sg.gen.lnk stv</text:span>.sleep here today.<text:span text:style-name="T45">lnk</text:span> night</text:p>
      <text:p text:style-name="P29"><text:soft-page-break/><text:span text:style-name="T39"><text:tab/>'The boy </text:span><text:span text:style-name="T40">can</text:span><text:span text:style-name="T39"> stay here tonight.'</text:span></text:p>
      <text:p text:style-name="P2">Tagalog and Hiligaynon can use <text:span text:style-name="T6">ma(ka)-</text:span> in similar contexts (see 12). In Hiligaynon (12b), it can occur alongside <text:span text:style-name="T6">pwede</text:span>.</text:p>
      <text:list xml:id="list82728527890637" text:continue-numbering="true" text:style-name="WWNum2">
        <text:list-item>
          <text:p text:style-name="P34">‘You <text:span text:style-name="T120">can</text:span> go to the beach/river with your friends.’</text:p>
          <text:list>
            <text:list-item>
              <text:p text:style-name="P38">Tag.</text:p>
            </text:list-item>
          </text:list>
        </text:list-item>
      </text:list>
      <text:p text:style-name="P31"><text:span text:style-name="T42">Maka</text:span><text:span text:style-name="T31">kapunta ka sa beach kasama ng mga kaibigan</text:span><text:span text:style-name="T38">.</text:span></text:p>
      <text:p text:style-name="P53">able.<text:span text:style-name="T45">fut</text:span>.go 2<text:span text:style-name="T45">sg</text:span> <text:span text:style-name="T45">loc</text:span> beach companion <text:span text:style-name="T45">gen pl </text:span>friend</text:p>
      <text:list xml:id="list82728352628727" text:continue-numbering="true" text:style-name="WWNum2">
        <text:list-item>
          <text:list>
            <text:list-item>
              <text:p text:style-name="P38">Hil.</text:p>
            </text:list-item>
          </text:list>
        </text:list-item>
      </text:list>
      <text:p text:style-name="P31"><text:span text:style-name="T87">Pwede</text:span><text:span text:style-name="T90"> ka </text:span><text:span text:style-name="T87">maka</text:span><text:span text:style-name="T90">kadto sa suba kaupod imo mga abyan.</text:span></text:p>
      <text:p text:style-name="P55"><text:span text:style-name="T86">able 2</text:span><text:span text:style-name="T50">sg.nom</text:span><text:span text:style-name="T86"> able.</text:span><text:span text:style-name="T50">av</text:span><text:span text:style-name="T86">.go </text:span><text:span text:style-name="T50">loc</text:span><text:span text:style-name="T86"> river companion 2</text:span><text:span text:style-name="T50">sg.gen pl</text:span><text:span text:style-name="T86"> friend</text:span></text:p>
      <text:p text:style-name="P37"><text:span text:style-name="T65">Pwede</text:span><text:span text:style-name="T64"> and </text:span><text:span text:style-name="T65">ma(ka)-</text:span><text:span text:style-name="T64"> are not used to indicate deontic necessity. Instead, necessity is expressed with the pseudoverbs </text:span><text:span text:style-name="T65">kinanlan</text:span><text:span text:style-name="T64"> in Hiligaynon (a reduced form of </text:span><text:span text:style-name="T65">kinahanglan</text:span><text:span text:style-name="T64">), and </text:span><text:span text:style-name="T65">kailangan</text:span><text:span text:style-name="T64"> in Tagalog </text:span><text:bookmark-ref text:reference-format="number" text:ref-name="_Ref51841803">(13)</text:bookmark-ref><text:span text:style-name="T64">.</text:span></text:p>
      <text:list xml:id="list82728228951080" text:continue-numbering="true" text:style-name="WWNum2">
        <text:list-item>
          <text:p text:style-name="P34"><text:bookmark-start text:name="_Ref51841803"/>[A mother is speaking to a child.]<text:bookmark-end text:name="_Ref51841803"/></text:p>
        </text:list-item>
      </text:list>
      <text:p text:style-name="P41">‘You <text:span text:style-name="T119">must</text:span> wash your hands before you eat.’</text:p>
      <text:list xml:id="list82727435500717" text:continue-numbering="true" text:style-name="WWNum2">
        <text:list-item>
          <text:list>
            <text:list-item>
              <text:p text:style-name="P38">Zam.</text:p>
            </text:list-item>
          </text:list>
        </text:list-item>
      </text:list>
      <text:p text:style-name="P31"><text:span text:style-name="T21">Nesesita</text:span><text:span text:style-name="T22"> tu labá tu mano antes de kom</text:span><text:span text:style-name="T125">é</text:span><text:span text:style-name="T18">.</text:span></text:p>
      <text:p text:style-name="P53"><text:span text:style-name="T132">must 2</text:span><text:span text:style-name="T47">sg</text:span><text:span text:style-name="T132"> wash 2</text:span><text:span text:style-name="T47">sg</text:span><text:span text:style-name="T132">.</text:span><text:span text:style-name="T47">poss</text:span><text:span text:style-name="T132"> hand before of eat</text:span></text:p>
      <text:list xml:id="list82728309206336" text:continue-numbering="true" text:style-name="WWNum2">
        <text:list-item>
          <text:list>
            <text:list-item>
              <text:p text:style-name="P38">Cav.</text:p>
            </text:list-item>
          </text:list>
        </text:list-item>
      </text:list>
      <text:p text:style-name="P31"><text:span text:style-name="T124">Debi</text:span><text:span text:style-name="T125"> tu labá tu mano bago tu kumí.</text:span></text:p>
      <text:p text:style-name="P54"><text:span text:style-name="T132">must 2</text:span><text:span text:style-name="T47">sg</text:span><text:span text:style-name="T132"> wash 2</text:span><text:span text:style-name="T47">sg</text:span><text:span text:style-name="T132">.</text:span><text:span text:style-name="T47">poss</text:span><text:span text:style-name="T132"> hand before 2</text:span><text:span text:style-name="T47">sg</text:span><text:span text:style-name="T132"> eat</text:span></text:p>
      <text:list xml:id="list82727002473762" text:continue-numbering="true" text:style-name="WWNum2">
        <text:list-item>
          <text:list>
            <text:list-item>
              <text:p text:style-name="P38">Hil.</text:p>
            </text:list-item>
          </text:list>
        </text:list-item>
      </text:list>
      <text:p text:style-name="P31"><text:span text:style-name="T42">Kinanlan</text:span><text:span text:style-name="T31"> maghugas ka sang imo kamot bago ka magkaon.</text:span></text:p>
      <text:p text:style-name="P53">must <text:span text:style-name="T45">av</text:span>.wash 2<text:span text:style-name="T45">sg</text:span> <text:span text:style-name="T45">gen</text:span> 2<text:span text:style-name="T45">sg.gen</text:span> hand before 2<text:span text:style-name="T45">sg</text:span> <text:span text:style-name="T45">av</text:span>.eat</text:p>
      <text:list xml:id="list82727106296287" text:continue-numbering="true" text:style-name="WWNum2">
        <text:list-item>
          <text:list>
            <text:list-item>
              <text:p text:style-name="P38"><text:soft-page-break/>Tag.</text:p>
            </text:list-item>
          </text:list>
        </text:list-item>
      </text:list>
      <text:p text:style-name="P31"><text:span text:style-name="T119">Kailangan</text:span> maghugas ka ng kamay bago ka kumain.</text:p>
      <text:p text:style-name="P55"><text:span text:style-name="T132">must </text:span><text:span text:style-name="T47">av</text:span><text:span text:style-name="T132">.wash 2</text:span><text:span text:style-name="T47">sg</text:span><text:span text:style-name="T132"> </text:span><text:span text:style-name="T47">gen</text:span><text:span text:style-name="T132"> hand before 2</text:span><text:span text:style-name="T47">sg</text:span><text:span text:style-name="T132"> </text:span><text:span text:style-name="T47">av</text:span><text:span text:style-name="T132">.eat</text:span></text:p>
      <text:p text:style-name="P37"><text:span text:style-name="T64">In the adstrates, </text:span><text:span text:style-name="T65">dapat</text:span><text:span text:style-name="T64"> 'should' could replace </text:span><text:span text:style-name="T65">kinanlan</text:span><text:span text:style-name="T64"> and </text:span><text:span text:style-name="T65">kailangan</text:span><text:span text:style-name="T64"> in </text:span><text:bookmark-ref text:reference-format="number" text:ref-name="_Ref51841803">(13)</text:bookmark-ref><text:span text:style-name="T64"><text:s/>to indicate a suggestion or general social obligation (i.e., 'you should wash your hands before you eat'). This is the only sense in which Zamboanga Chabacano can use the modal </text:span><text:span text:style-name="T65">debe</text:span><text:span text:style-name="T64">, as in </text:span><text:bookmark-ref text:reference-format="number" text:ref-name="_Ref52721750">(14)</text:bookmark-ref><text:span text:style-name="T64">.</text:span></text:p>
      <text:list xml:id="list82727048685165" text:continue-numbering="true" text:style-name="WWNum2">
        <text:list-item>
          <text:p text:style-name="P34"><text:bookmark-start text:name="_Ref52721750"/>Zam.</text:p>
        </text:list-item>
      </text:list>
      <text:p text:style-name="P41"><text:span text:style-name="T11">Debe</text:span><text:span text:style-name="T6"> era yo está na kasa pero ya andá yo na party.</text:span><text:bookmark-end text:name="_Ref52721750"/></text:p>
      <text:p text:style-name="P39"><text:span text:style-name="T119"><text:tab/></text:span>should <text:span text:style-name="T45">cf</text:span> 1<text:span text:style-name="T45">sg</text:span> stay <text:span text:style-name="T45">loc</text:span> house but <text:span text:style-name="T45">pfv</text:span> go 1<text:span text:style-name="T45">sg</text:span> <text:span text:style-name="T45">loc</text:span> party</text:p>
      <text:p text:style-name="P28"><text:span text:style-name="T39"><text:tab/>'I </text:span><text:span text:style-name="T40">should</text:span><text:span text:style-name="T39"> have stayed home, but I went to a party.'</text:span></text:p>
      <text:list xml:id="list82726809017858" text:continue-list="list82727858834711" text:style-name="WWNum3">
        <text:list-item>
          <text:list>
            <text:list-item>
              <text:p text:style-name="P59">Dynamic possibility</text:p>
            </text:list-item>
          </text:list>
        </text:list-item>
      </text:list>
      <text:p text:style-name="P2">There are some differences in how these four languages mark participant-internal dynamic possibility (including learned ability and capability) and participant-external dynamic possibility (i.e., circumstantial possibility, including all contexts that could be covered by the AIA marker in the adstrates). In general, the creoles make fewer lexical distinctions than the adstrates. </text:p>
      <text:list xml:id="list82728362804958" text:continue-numbering="true" text:style-name="WWNum3">
        <text:list-item>
          <text:p text:style-name="P60">Learned ability</text:p>
        </text:list-item>
      </text:list>
      <text:p text:style-name="P2">Examples of contexts involving learned ability, including either knowledge or physical skill, are shown in (15) and (16). The Zamboanga Chabacano consultants accepted either <text:span text:style-name="T6">sabe</text:span> or <text:span text:style-name="T6">pwede</text:span> in these contexts, whereas the Cavite Chabacano consultants accepted only <text:span text:style-name="T6">sabe</text:span>. Tagalog uses <text:span text:style-name="T6">marunong</text:span> ‘knowledgeable.’ </text:p>
      <text:list xml:id="list82728061473798" text:continue-list="list82727048685165" text:style-name="WWNum2">
        <text:list-item>
          <text:p text:style-name="P34"><text:bookmark-start text:name="_Ref52747014"/>‘The child <text:span text:style-name="T120">can</text:span> read well’ (i.e., they know how).<text:bookmark-end text:name="_Ref52747014"/></text:p>
          <text:list>
            <text:list-item>
              <text:p text:style-name="P38">Zam.</text:p>
            </text:list-item>
          </text:list>
        </text:list-item>
      </text:list>
      <text:p text:style-name="P31"><text:span text:style-name="T18">El bata </text:span><text:span text:style-name="T20">sabe/pwede</text:span><text:span text:style-name="T18"> le enbwenamente.</text:span></text:p>
      <text:p text:style-name="P53"><text:span text:style-name="T47">det</text:span><text:span text:style-name="T132"> child know/able read well</text:span></text:p>
      <text:list xml:id="list82726597512836" text:continue-numbering="true" text:style-name="WWNum2">
        <text:list-item>
          <text:list>
            <text:list-item>
              <text:p text:style-name="P38">Cav.</text:p>
            </text:list-item>
          </text:list>
        </text:list-item>
      </text:list>
      <text:p text:style-name="P31"><text:span text:style-name="T18">Akel kratura </text:span><text:span text:style-name="T20">sabe/#pwede</text:span><text:span text:style-name="T18"> le bweno.</text:span></text:p>
      <text:p text:style-name="P54"><text:span text:style-name="T47">det</text:span><text:span text:style-name="T132"> child know/can read good</text:span></text:p>
      <text:list xml:id="list82728114067142" text:continue-numbering="true" text:style-name="WWNum2">
        <text:list-item>
          <text:list>
            <text:list-item>
              <text:p text:style-name="P38">Tag.</text:p>
            </text:list-item>
          </text:list>
        </text:list-item>
      </text:list>
      <text:p text:style-name="P31"><text:span text:style-name="T20">Marunong</text:span><text:span text:style-name="T18"> siyang magbasa.</text:span></text:p>
      <text:p text:style-name="P55"><text:soft-page-break/><text:span text:style-name="T132">knowledgeable 3</text:span><text:span text:style-name="T47">sg.lnk</text:span><text:span text:style-name="T132"> </text:span><text:span text:style-name="T47">av</text:span><text:span text:style-name="T132">.read</text:span></text:p>
      <text:list xml:id="list82728265097054" text:continue-numbering="true" text:style-name="WWNum2">
        <text:list-item>
          <text:p text:style-name="P34"><text:bookmark-start text:name="_Ref52747029"/>‘The child <text:span text:style-name="T120">can</text:span> swim well.’<text:bookmark-end text:name="_Ref52747029"/></text:p>
          <text:list>
            <text:list-item>
              <text:p text:style-name="P38">Zam.</text:p>
            </text:list-item>
          </text:list>
        </text:list-item>
      </text:list>
      <text:p text:style-name="P31"><text:span text:style-name="T18">El bata </text:span><text:span text:style-name="T20">sabe/pwede</text:span><text:span text:style-name="T18"> nadá enbwenamente.</text:span></text:p>
      <text:p text:style-name="P53"><text:span text:style-name="T47">det</text:span><text:span text:style-name="T132"> child know/able swim well</text:span></text:p>
      <text:list xml:id="list82727290947609" text:continue-numbering="true" text:style-name="WWNum2">
        <text:list-item>
          <text:list>
            <text:list-item>
              <text:p text:style-name="P38">Cav.</text:p>
            </text:list-item>
          </text:list>
        </text:list-item>
      </text:list>
      <text:p text:style-name="P31"><text:span text:style-name="T18">Akel kratura </text:span><text:span text:style-name="T20">sábe</text:span><text:span text:style-name="T18"> nadá bweno.</text:span></text:p>
      <text:p text:style-name="P54"><text:span text:style-name="T47">det</text:span><text:span text:style-name="T132"> child know swim good</text:span></text:p>
      <text:list xml:id="list82726898685674" text:continue-numbering="true" text:style-name="WWNum2">
        <text:list-item>
          <text:list>
            <text:list-item>
              <text:p text:style-name="P38">Tag.</text:p>
            </text:list-item>
          </text:list>
        </text:list-item>
      </text:list>
      <text:p text:style-name="P31"><text:span text:style-name="T20">Marunong</text:span><text:span text:style-name="T18"> lumangoy ang bata.</text:span></text:p>
      <text:p text:style-name="P7"><text:span text:style-name="T132">knowledgeable </text:span><text:span text:style-name="T47">av</text:span><text:span text:style-name="T132">.swim </text:span><text:span text:style-name="T47">nom</text:span><text:span text:style-name="T132"> child</text:span></text:p>
      <text:p text:style-name="P2"><text:span text:style-name="T132">Because these examples involve actions that are performed well, the Hiligaynon consultant responded using </text:span><text:span text:style-name="T16">maayo</text:span><text:span text:style-name="T132"> ‘good,’ as in </text:span><text:span text:style-name="T134"><text:bookmark-ref text:reference-format="number" text:ref-name="_Ref53237001">(17)</text:bookmark-ref></text:span><text:span text:style-name="T132">; however, </text:span><text:span text:style-name="T134"><text:bookmark-ref text:reference-format="number" text:ref-name="_Ref53237112">(18)</text:bookmark-ref></text:span><text:span text:style-name="T132"><text:s/>shows that the form for ‘can/knows how’ is </text:span><text:span text:style-name="T16">kahibalo</text:span><text:span text:style-name="T132">. </text:span></text:p>
      <text:list xml:id="list82728543032371" text:continue-numbering="true" text:style-name="WWNum2">
        <text:list-item>
          <text:p text:style-name="P34"><text:bookmark-start text:name="_Ref53237001"/>Hil.<text:bookmark-end text:name="_Ref53237001"/></text:p>
        </text:list-item>
      </text:list>
      <text:p text:style-name="P41"><text:span text:style-name="T11">Maayo</text:span><text:span text:style-name="T6"> maglamoy ang bata.</text:span></text:p>
      <text:p text:style-name="P52"><text:span text:style-name="T135"><text:tab/></text:span><text:span text:style-name="T132">good </text:span><text:span text:style-name="T47">av</text:span><text:span text:style-name="T132">.swim </text:span><text:span text:style-name="T47">nom</text:span><text:span text:style-name="T132"> child</text:span></text:p>
      <text:p text:style-name="P42"><text:tab/>'The child is good at swimming.'</text:p>
      <text:list xml:id="list82727774006792" text:continue-numbering="true" text:style-name="WWNum2">
        <text:list-item>
          <text:p text:style-name="P34"><text:bookmark-start text:name="_Ref53237112"/>Hil.<text:bookmark-end text:name="_Ref53237112"/></text:p>
        </text:list-item>
      </text:list>
      <text:p text:style-name="P41"><text:span text:style-name="T6">Ako man </text:span><text:span text:style-name="T11">kahibalo</text:span><text:span text:style-name="T6"> magluto </text:span><text:span text:style-name="T23">‘sina‘</text:span><text:span text:style-name="T6">.</text:span></text:p>
      <text:p text:style-name="P52"><text:span text:style-name="T30"><text:tab/></text:span><text:span text:style-name="T132">1</text:span><text:span text:style-name="T47">sg</text:span><text:span text:style-name="T132"> also know </text:span><text:span text:style-name="T47">av</text:span><text:span text:style-name="T132">.cook that</text:span></text:p>
      <text:p text:style-name="P42"><text:tab/>'I also <text:span text:style-name="T119">know how</text:span> to cook that.' <field:fieldmark-start text:name="__Fieldmark__1767_1787200729" field:type="ADDIN ZOTERO_ITEM CSL_CITATION {&quot;citationID&quot;:&quot;u7u3vfjY&quot;,&quot;properties&quot;:{&quot;formattedCitation&quot;:&quot;(Wolfenden 1971)&quot;,&quot;plainCitation&quot;:&quot;(Wolfenden 1971)&quot;,&quot;dontUpdate&quot;:true,&quot;noteIndex&quot;:0},&quot;citationItems&quot;:[{&quot;id&quot;:79,&quot;uris&quot;:[&quot;http://zotero.org/users/local/kZ8zKAPx/items/LRWY3MHP&quot;],&quot;uri&quot;:[&quot;http://zotero.org/users/local/kZ8zKAPx/items/LRWY3MHP&quot;],&quot;itemData&quot;:{&quot;id&quot;:79,&quot;type&quot;:&quot;book&quot;,&quot;event-place&quot;:&quot;Honolulu&quot;,&quot;publisher&quot;:&quot;University of Hawaii Press&quot;,&quot;publisher-place&quot;:&quot;Honolulu&quot;,&quot;title&quot;:&quot;Hiligaynon reference grammar&quot;,&quot;author&quot;:[{&quot;family&quot;:&quot;Wolfenden&quot;,&quot;given&quot;:&quot;Elmer P.&quot;}],&quot;issued&quot;:{&quot;date-parts&quot;:[[&quot;1971&quot;]]}}}],&quot;schema&quot;:&quot;https://github.com/citation-style-language/schema/raw/master/csl-citation.json&quot;}"/>(<text:bookmark-start text:name="__Fieldmark__2488_1502508892"/>Wolfenden 1971:53)<field:fieldmark-end/><text:bookmark-end text:name="__Fieldmark__2488_1502508892"/></text:p>
      <text:list xml:id="list82727678729712" text:continue-list="list82728362804958" text:style-name="WWNum3">
        <text:list-item>
          <text:p text:style-name="P60">Capability</text:p>
        </text:list-item>
      </text:list>
      <text:p text:style-name="P2"><text:soft-page-break/>For capability, the Chabacano varieties use <text:span text:style-name="T6">pwede</text:span>, as shown in <text:bookmark-ref text:reference-format="number" text:ref-name="_Ref52810347">(19)</text:bookmark-ref>. Hiligaynon can use either <text:span text:style-name="T6">ma(ka)-</text:span> or <text:span text:style-name="T6">pwede</text:span> (see <text:bookmark-ref text:reference-format="number" text:ref-name="_Ref52810347">(19)</text:bookmark-ref>c and <text:bookmark-ref text:reference-format="number" text:ref-name="_Ref53237707">(20)</text:bookmark-ref>). In contrast, Tagalog uses <text:span text:style-name="T6">kaya</text:span>.</text:p>
      <text:list xml:id="list82728199717357" text:continue-list="list82727774006792" text:style-name="WWNum2">
        <text:list-item>
          <text:p text:style-name="P34"><text:bookmark-start text:name="_Ref52810347"/>‘When I was a child, I <text:span text:style-name="T119">could</text:span> run (very) fast.’<text:bookmark-end text:name="_Ref52810347"/></text:p>
          <text:list>
            <text:list-item>
              <text:p text:style-name="P38">Zam.</text:p>
            </text:list-item>
          </text:list>
        </text:list-item>
      </text:list>
      <text:p text:style-name="P31"><text:span text:style-name="T121">Kwando<text:tab/>bata yo, yo ta </text:span><text:span text:style-name="T122">pwede</text:span><text:span text:style-name="T121"> korré rápido.</text:span></text:p>
      <text:p text:style-name="P53"><text:span text:style-name="T132">when child 1</text:span><text:span text:style-name="T47">sg</text:span><text:span text:style-name="T132"> 1</text:span><text:span text:style-name="T47">sg</text:span><text:bookmark-start text:name="_Hlk1415056"/><text:span text:style-name="T132"> </text:span><text:span text:style-name="T47">ipfv</text:span><text:bookmark-end text:name="_Hlk1415056"/><text:span text:style-name="T132"> able run fast</text:span></text:p>
      <text:list xml:id="list82727647761291" text:continue-numbering="true" text:style-name="WWNum2">
        <text:list-item>
          <text:list>
            <text:list-item>
              <text:p text:style-name="P38">Cav.</text:p>
            </text:list-item>
          </text:list>
        </text:list-item>
      </text:list>
      <text:p text:style-name="P31"><text:span text:style-name="T18">Kwando yo chikíto, yo ta </text:span><text:span text:style-name="T20">pwede</text:span><text:span text:style-name="T18"> kurr</text:span><text:span text:style-name="T19">í</text:span><text:span text:style-name="T18"> muy rápido</text:span></text:p>
      <text:p text:style-name="P53"><text:span text:style-name="T132">when child 1</text:span><text:span text:style-name="T47">sg</text:span><text:span text:style-name="T132"> little 1</text:span><text:span text:style-name="T47">sg</text:span><text:span text:style-name="T132"> </text:span><text:span text:style-name="T47">ipfv</text:span><text:span text:style-name="T132"> able run very fast</text:span></text:p>
      <text:list xml:id="list82728278350942" text:continue-numbering="true" text:style-name="WWNum2">
        <text:list-item>
          <text:list>
            <text:list-item>
              <text:p text:style-name="P38">Hil.</text:p>
            </text:list-item>
          </text:list>
        </text:list-item>
      </text:list>
      <text:p text:style-name="P53"><text:span text:style-name="T16">Sang bata ako, </text:span><text:span text:style-name="T14">maka</text:span><text:span text:style-name="T16">dalagan ako dasig.</text:span></text:p>
      <text:p text:style-name="ls_5f_IMT"><text:span text:style-name="T132">when child 1</text:span><text:span text:style-name="T47">sg</text:span><text:span text:style-name="T132"> </text:span><text:span text:style-name="T59">av</text:span><text:span text:style-name="T132">.able.run 1</text:span><text:span text:style-name="T47">sg</text:span><text:span text:style-name="T132"> fast<text:tab/></text:span></text:p>
      <text:list xml:id="list82727050346733" text:continue-numbering="true" text:style-name="WWNum2">
        <text:list-item>
          <text:list>
            <text:list-item>
              <text:p text:style-name="P38">Tag.</text:p>
            </text:list-item>
          </text:list>
        </text:list-item>
      </text:list>
      <text:p text:style-name="P31"><text:span text:style-name="T136">Noong bata ako, </text:span><text:span text:style-name="T137">kaya</text:span><text:span text:style-name="T136">/#</text:span><text:span text:style-name="T137">puwede</text:span><text:span text:style-name="T136"> kong tumakbo nang mabilis.</text:span></text:p>
      <text:p text:style-name="P7"><text:span text:style-name="T138">when.</text:span><text:span text:style-name="T59">lnk</text:span><text:span text:style-name="T138"> child 1</text:span><text:span text:style-name="T59">sg</text:span><text:span text:style-name="T138"> capability/able 1</text:span><text:span text:style-name="T59">sg.lnk av</text:span><text:span text:style-name="T138">.run</text:span><text:span text:style-name="T59"> lnk</text:span><text:span text:style-name="T138"> fast</text:span></text:p>
      <text:list xml:id="list82728460929189" text:continue-numbering="true" text:style-name="WWNum2">
        <text:list-item>
          <text:p text:style-name="P34"><text:bookmark-start text:name="_Ref53237707"/>Hil.<text:bookmark-end text:name="_Ref53237707"/></text:p>
        </text:list-item>
      </text:list>
      <text:p text:style-name="P41"><text:span text:style-name="T11">Pwede</text:span><text:span text:style-name="T6"> siya maglamoy isa ka milya.</text:span></text:p>
      <text:p text:style-name="P41"><text:span text:style-name="T67">able 3</text:span><text:span text:style-name="T62">sg.nom</text:span><text:span text:style-name="T67"> </text:span><text:span text:style-name="T62">av</text:span><text:span text:style-name="T67">.swim one </text:span><text:span text:style-name="T62">num</text:span><text:span text:style-name="T67"> mile</text:span></text:p>
      <text:p text:style-name="P42"><text:tab/>'He can swim a mile.'</text:p>
      <text:p text:style-name="P2">Tagalog <text:span text:style-name="T6">kaya</text:span> is not limited to contexts like <text:bookmark-ref text:reference-format="number" text:ref-name="_Ref52810347">(19)</text:bookmark-ref><text:s/>that involve physical ability. It also covers other types of internal determination. For example, only <text:span text:style-name="T6">kaya</text:span> works in translating the political slogan <text:span text:style-name="T6">yes, we can</text:span> or <text:span text:style-name="T6">sí, se puede</text:span>.</text:p>
      <text:list xml:id="list82726507276816" text:continue-numbering="true" text:style-name="WWNum2">
        <text:list-item>
          <text:p text:style-name="P34">Tag.</text:p>
          <text:list>
            <text:list-item>
              <text:p text:style-name="P38"><text:span text:style-name="T126">#</text:span><text:span text:style-name="T128">Pwede</text:span><text:span text:style-name="T126"> tayo!</text:span></text:p>
            </text:list-item>
          </text:list>
        </text:list-item>
      </text:list>
      <text:p text:style-name="P50"><text:soft-page-break/><text:span text:style-name="T132">can 1</text:span><text:span text:style-name="T47">pl.nom.incl</text:span></text:p>
      <text:p text:style-name="ls_5f_Translation"><text:span text:style-name="T66">‘(Yes,) we can!’</text:span></text:p>
      <text:list xml:id="list82726998494347" text:continue-numbering="true" text:style-name="WWNum2">
        <text:list-item>
          <text:list>
            <text:list-item>
              <text:p text:style-name="P38"><text:span text:style-name="T11">Kaya</text:span><text:span text:style-name="T6"> natin!</text:span></text:p>
            </text:list-item>
          </text:list>
        </text:list-item>
      </text:list>
      <text:p text:style-name="P50"><text:span text:style-name="T132">capability 1</text:span><text:span text:style-name="T47">pl.gen.incl</text:span></text:p>
      <text:p text:style-name="ls_5f_Translation"><text:span text:style-name="T66">‘(Yes,) we can!’</text:span></text:p>
      <text:p text:style-name="P2">These examples show that <text:span text:style-name="T6">kaya</text:span> is not preferred over <text:span text:style-name="T6">puwede</text:span> in dynamic contexts overall <field:fieldmark-start text:name="__Fieldmark__1901_1787200729" field:type="ADDIN ZOTERO_ITEM CSL_CITATION {&quot;citationID&quot;:&quot;FKkMDf4X&quot;,&quot;properties&quot;:{&quot;formattedCitation&quot;:&quot;(Asarina &amp; Holt 2005)&quot;,&quot;plainCitation&quot;:&quot;(Asarina &amp; Holt 2005)&quot;,&quot;dontUpdate&quot;:true,&quot;noteIndex&quot;:0},&quot;citationItems&quot;:[{&quot;id&quot;:1,&quot;uris&quot;:[&quot;http://zotero.org/users/local/kZ8zKAPx/items/EE7AFW3F&quot;],&quot;uri&quot;:[&quot;http://zotero.org/users/local/kZ8zKAPx/items/EE7AFW3F&quot;],&quot;itemData&quot;:{&quot;id&quot;:1,&quot;type&quot;:&quot;chapter&quot;,&quot;container-title&quot;:&quot;UCLA Working Papers in Linguistics, no. 12, Proceedings of AFLA XII&quot;,&quot;event-place&quot;:&quot;Los Angeles&quot;,&quot;page&quot;:&quot;1-17&quot;,&quot;publisher&quot;:&quot;University of California, Los Angeles&quot;,&quot;publisher-place&quot;:&quot;Los Angeles&quot;,&quot;title&quot;:&quot;Syntax and semantics of Tagalog modals&quot;,&quot;author&quot;:[{&quot;family&quot;:&quot;Asarina&quot;,&quot;given&quot;:&quot;Alya&quot;},{&quot;family&quot;:&quot;Holt&quot;,&quot;given&quot;:&quot;Anna&quot;}],&quot;editor&quot;:[{&quot;family&quot;:&quot;Heinz&quot;,&quot;given&quot;:&quot;Jeffrey&quot;},{&quot;family&quot;:&quot;Ntelitheos&quot;,&quot;given&quot;:&quot;Dimitris&quot;}],&quot;issued&quot;:{&quot;date-parts&quot;:[[&quot;2005&quot;]]}}}],&quot;schema&quot;:&quot;https://github.com/citation-style-language/schema/raw/master/csl-citation.json&quot;}"/><text:span text:style-name="T5">(</text:span><text:bookmark-start text:name="__Fieldmark__2685_1502508892"/><text:span text:style-name="T5">Asarina &amp; Holt 2005</text:span><field:fieldmark-end/><text:bookmark-end text:name="__Fieldmark__2685_1502508892"/>:14); rather, it encodes a distinction between internal and external dynamic possibility not present in Spanish, Chabacano, or even Hiligaynon.</text:p>
      <text:list xml:id="list82726561892180" text:continue-list="list82727678729712" text:style-name="WWNum3">
        <text:list-item>
          <text:p text:style-name="P60">Circumstantial possibility (ability)</text:p>
        </text:list-item>
      </text:list>
      <text:p text:style-name="P1">For circumstantial possibility contexts related to ability, all four languages use <text:span text:style-name="T6">pwede</text:span>. Tagalog and Hiligaynon also use <text:span text:style-name="T6">ma(ka)-</text:span>. In <text:bookmark-ref text:reference-format="number" text:ref-name="_Ref52815116">(22)</text:bookmark-ref>, no one has granted the speaker permission to attend the party; they can go because circumstances allow it.</text:p>
      <text:list xml:id="list82726578849272" text:continue-list="list82726998494347" text:style-name="WWNum2">
        <text:list-item>
          <text:p text:style-name="P34"><text:bookmark-start text:name="_Ref52815116"/>‘(I have money now, so now) I <text:span text:style-name="T119">can</text:span> go to the party.’<text:bookmark-end text:name="_Ref52815116"/></text:p>
          <text:list>
            <text:list-item>
              <text:p text:style-name="P38">Zam.</text:p>
            </text:list-item>
          </text:list>
        </text:list-item>
      </text:list>
      <text:p text:style-name="P31"><text:span text:style-name="T121">Tyene yo sen, </text:span><text:span text:style-name="T122">pwede</text:span><text:span text:style-name="T121"> yo andá na party.</text:span></text:p>
      <text:p text:style-name="P53">have <text:span text:style-name="T45">1sg </text:span>money able <text:span text:style-name="T45">1sg </text:span>go <text:span text:style-name="T45">loc </text:span>party</text:p>
      <text:list xml:id="list82727431353703" text:continue-numbering="true" text:style-name="WWNum2">
        <text:list-item>
          <text:list>
            <text:list-item>
              <text:p text:style-name="P38">Cav.</text:p>
            </text:list-item>
          </text:list>
        </text:list-item>
      </text:list>
      <text:p text:style-name="P31"><text:span text:style-name="T121">Tyene yo sen, </text:span><text:span text:style-name="T122">pwede </text:span><text:span text:style-name="T121">ya yo andá na party.</text:span></text:p>
      <text:p text:style-name="P53">have <text:span text:style-name="T45">1sg </text:span>money able now <text:span text:style-name="T45">1sg </text:span>go <text:span text:style-name="T45">loc </text:span>party</text:p>
      <text:list xml:id="list82727144101573" text:continue-numbering="true" text:style-name="WWNum2">
        <text:list-item>
          <text:list>
            <text:list-item>
              <text:p text:style-name="P38">Hil.</text:p>
            </text:list-item>
          </text:list>
        </text:list-item>
      </text:list>
      <text:p text:style-name="P53"><text:span text:style-name="T16">Pwede ako </text:span><text:span text:style-name="T14">maka</text:span><text:span text:style-name="T16">kadto sa party.</text:span></text:p>
      <text:p text:style-name="ls_5f_IMT">able <text:span text:style-name="T45">1sg.nom</text:span> <text:span text:style-name="T45">av</text:span>.able.go <text:span text:style-name="T45">loc</text:span> party<text:span text:style-name="T132"><text:tab/></text:span></text:p>
      <text:list xml:id="list82726996240539" text:continue-numbering="true" text:style-name="WWNum2">
        <text:list-item>
          <text:list>
            <text:list-item>
              <text:p text:style-name="P38">Tag.</text:p>
            </text:list-item>
          </text:list>
        </text:list-item>
      </text:list>
      <text:p text:style-name="P31"><text:span text:style-name="T119">Puwede/maaari </text:span>akong pumunta sa party.</text:p>
      <text:p text:style-name="P7">able/able <text:span text:style-name="T45">1sg.nom.lnk</text:span> <text:span text:style-name="T45">av</text:span>.go <text:span text:style-name="T45">loc</text:span> party</text:p>
      <text:p text:style-name="P1"><text:soft-page-break/>These languages often encode circumstantial possibility in contexts where Spanish or English would not, as in <text:bookmark-ref text:reference-format="number" text:ref-name="_Ref52815371">(23)</text:bookmark-ref>, which could be replies to ‘have you ever been to Manila?’ Zamboanga Chabacano does so using <text:span text:style-name="T7">pwede</text:span>, and Cavite Chabacano uses <text:span text:style-name="T7">pudí</text:span> (&lt; Sp. <text:span text:style-name="T7">poder</text:span> ‘able.<text:span text:style-name="T45">inf</text:span>’), while the adstrates use the perfective form <text:span text:style-name="T7">na(ka)-.</text:span> The creoles also use the perfective marker <text:span text:style-name="T7">ya</text:span> in this case, even though <text:span text:style-name="T7">pwede</text:span> often goes unmarked for aspect, much like the Tagalog pseudoverb <text:span text:style-name="T7">puwede.</text:span> In fact, this aspect marking is likely why Cavite Chabacano tends to use <text:span text:style-name="T7">pudí</text:span> in these types of examples, since that form functions like a typical full verb. Perfectivity is overtly marked here because, as with Tagalog <text:span text:style-name="T7">ma(ka)</text:span>-, there is an actuality entailment in these types of examples <field:fieldmark-start text:name="__Fieldmark__1993_1787200729" field:type="ADDIN ZOTERO_ITEM CSL_CITATION {&quot;citationID&quot;:&quot;9Qrz7sjM&quot;,&quot;properties&quot;:{&quot;formattedCitation&quot;:&quot;(Dell 1983)&quot;,&quot;plainCitation&quot;:&quot;(Dell 1983)&quot;,&quot;noteIndex&quot;:0},&quot;citationItems&quot;:[{&quot;id&quot;:20,&quot;uris&quot;:[&quot;http://zotero.org/users/local/kZ8zKAPx/items/G3C9XLGY&quot;],&quot;uri&quot;:[&quot;http://zotero.org/users/local/kZ8zKAPx/items/G3C9XLGY&quot;],&quot;itemData&quot;:{&quot;id&quot;:20,&quot;type&quot;:&quot;article-journal&quot;,&quot;container-title&quot;:&quot;Oceanic Linguistics&quot;,&quot;issue&quot;:&quot;1/2&quot;,&quot;page&quot;:&quot;175-206&quot;,&quot;title&quot;:&quot;An aspectual distinction in Tagalog&quot;,&quot;volume&quot;:&quot;22/23&quot;,&quot;author&quot;:[{&quot;family&quot;:&quot;Dell&quot;,&quot;given&quot;:&quot;François&quot;}],&quot;issued&quot;:{&quot;date-parts&quot;:[[&quot;1983&quot;]]}}}],&quot;schema&quot;:&quot;https://github.com/citation-style-language/schema/raw/master/csl-citation.json&quot;}"/><text:span text:style-name="T5">(</text:span><text:bookmark-start text:name="__Fieldmark__2841_1502508892"/><text:span text:style-name="T5">Dell 1983)</text:span><field:fieldmark-end/><text:bookmark-end text:name="__Fieldmark__2841_1502508892"/>; perfective <text:span text:style-name="T7">pwede/pudí</text:span> indicate that a result has been achieved.</text:p>
      <text:list xml:id="list82726829758984" text:continue-numbering="true" text:style-name="WWNum2">
        <text:list-item>
          <text:p text:style-name="P34"><text:bookmark-start text:name="_Ref52815371"/>‘I have been to Manila.’<text:bookmark-end text:name="_Ref52815371"/></text:p>
          <text:list>
            <text:list-item>
              <text:p text:style-name="P38">Zam.</text:p>
            </text:list-item>
          </text:list>
        </text:list-item>
      </text:list>
      <text:p text:style-name="P31"><text:span text:style-name="T121">Ya </text:span><text:span text:style-name="T122">pwede</text:span><text:span text:style-name="T121"> yo andá na Manila.</text:span></text:p>
      <text:p text:style-name="P53"><text:span text:style-name="T45">pfv</text:span> able <text:span text:style-name="T45">1sg</text:span> go <text:span text:style-name="T45">loc</text:span> Manila</text:p>
      <text:list xml:id="list82728164180071" text:continue-numbering="true" text:style-name="WWNum2">
        <text:list-item>
          <text:list>
            <text:list-item>
              <text:p text:style-name="P38">Cav.</text:p>
            </text:list-item>
          </text:list>
        </text:list-item>
      </text:list>
      <text:p text:style-name="P53"><text:span text:style-name="T23">Ya </text:span><text:span text:style-name="T25">pudí</text:span><text:span text:style-name="T23"> yo andá na Manila.</text:span><text:span text:style-name="T18"> </text:span></text:p>
      <text:p text:style-name="P53"><text:span text:style-name="T45">pfv</text:span> able <text:span text:style-name="T45">1sg</text:span> go <text:span text:style-name="T45">loc</text:span> Manila</text:p>
      <text:list xml:id="list82727951076882" text:continue-numbering="true" text:style-name="WWNum2">
        <text:list-item>
          <text:list>
            <text:list-item>
              <text:p text:style-name="P38">Hil.</text:p>
            </text:list-item>
          </text:list>
        </text:list-item>
      </text:list>
      <text:p text:style-name="P53"><text:span text:style-name="T14">Naka</text:span><text:span text:style-name="T16">kadto ako sa Manila.</text:span></text:p>
      <text:p text:style-name="ls_5f_IMT"><text:span text:style-name="T45">pfv</text:span>.<text:span text:style-name="T45">av</text:span>.able.go <text:span text:style-name="T45">1sg</text:span> <text:span text:style-name="T45">loc</text:span> Manila</text:p>
      <text:list xml:id="list82727163862008" text:continue-numbering="true" text:style-name="WWNum2">
        <text:list-item>
          <text:list>
            <text:list-item>
              <text:p text:style-name="P38">Tag.</text:p>
            </text:list-item>
          </text:list>
        </text:list-item>
      </text:list>
      <text:p text:style-name="P31"><text:span text:style-name="T119">Naka</text:span>punta ako sa Manila.</text:p>
      <text:p text:style-name="P56"><text:span text:style-name="T46">pfv</text:span><text:span text:style-name="T31">.</text:span><text:span text:style-name="T46">av</text:span><text:span text:style-name="T31">.able.go </text:span><text:span text:style-name="T46">1sg</text:span><text:span text:style-name="T31"> </text:span><text:span text:style-name="T46">loc</text:span><text:span text:style-name="T31"> Manila</text:span></text:p>
      <text:p text:style-name="P1">The marking of circumstantial possibility in this type of context is related to the experiential uses of Philippine <text:span text:style-name="T6">ma(ka)-</text:span>. Another typical Tagalog example, taken from a news report, is presented in <text:bookmark-ref text:reference-format="number" text:ref-name="_Ref52815746">(24)</text:bookmark-ref>.</text:p>
      <text:list xml:id="list82726717816520" text:continue-numbering="true" text:style-name="WWNum2">
        <text:list-item>
          <text:p text:style-name="P34"><text:bookmark-start text:name="_Ref52815746"/>Tag.<text:bookmark-end text:name="_Ref52815746"/></text:p>
        </text:list-item>
      </text:list>
      <text:p text:style-name="P41"><text:span text:style-name="T105">Na</text:span><text:span text:style-name="T101">tikman mo na ba ang ice cream na salted egg flavor?</text:span></text:p>
      <text:p text:style-name="P41"><text:span text:style-name="T51">pfv.ov</text:span><text:span text:style-name="T78">.able.taste 2</text:span><text:span text:style-name="T51">sg.gen</text:span><text:span text:style-name="T78"> already </text:span><text:span text:style-name="T51">q nom</text:span><text:span text:style-name="T78"> ice cream </text:span><text:span text:style-name="T51">lnk</text:span><text:span text:style-name="T78"> salted egg flavor</text:span></text:p>
      <text:p text:style-name="P43">'Have you ever tasted salted egg flavored ice cream?' (i.e., have you ever experienced it/had the opportunity?) <field:fieldmark-start text:name="__Fieldmark__2071_1787200729" field:type="ADDIN ZOTERO_ITEM CSL_CITATION {&quot;citationID&quot;:&quot;nad9EZ0p&quot;,&quot;properties&quot;:{&quot;formattedCitation&quot;:&quot;(Santos 2018)&quot;,&quot;plainCitation&quot;:&quot;(Santos 2018)&quot;,&quot;noteIndex&quot;:0},&quot;citationItems&quot;:[{&quot;id&quot;:58,&quot;uris&quot;:[&quot;http://zotero.org/users/local/kZ8zKAPx/items/DVCHZVBE&quot;],&quot;uri&quot;:[&quot;http://zotero.org/users/local/kZ8zKAPx/items/DVCHZVBE&quot;],&quot;itemData&quot;:{&quot;id&quot;:58,&quot;type&quot;:&quot;webpage&quot;,&quot;container-title&quot;:&quot;GMA News&quot;,&quot;title&quot;:&quot;Natikman mo na ba ang ice cream na salted egg flavor?&quot;,&quot;URL&quot;:&quot;https://www.gmanetwork.com/news/balitambayan/talakayan/674621/natikman-mo-na-ba-ang-ice-cream-na-salted-egg-flavor/story/&quot;,&quot;author&quot;:[{&quot;family&quot;:&quot;Santos&quot;,&quot;given&quot;:&quot;Jamil&quot;}],&quot;accessed&quot;:{&quot;date-parts&quot;:[[&quot;2020&quot;,9,12]]},&quot;issued&quot;:{&quot;date-parts&quot;:[[&quot;2018&quot;]]}}}],&quot;schema&quot;:&quot;https://github.com/citation-style-language/schema/raw/master/csl-citation.json&quot;}"/>(<text:bookmark-start text:name="__Fieldmark__2955_1502508892"/>Santos 2018)<field:fieldmark-end/><text:bookmark-end text:name="__Fieldmark__2955_1502508892"/></text:p>
      <text:p text:style-name="P1">Similarly, <text:bookmark-ref text:reference-format="number" text:ref-name="_Ref52815732">(25)</text:bookmark-ref><text:s/>shows a Caviteña writer using <text:span text:style-name="T6">ya pudi</text:span> while recounting her travel experiences.</text:p>
      <text:list xml:id="list82726781192409" text:continue-numbering="true" text:style-name="WWNum2">
        <text:list-item>
          <text:p text:style-name="P34"><text:bookmark-start text:name="_Ref52815732"/>Cav.<text:bookmark-end text:name="_Ref52815732"/></text:p>
        </text:list-item>
      </text:list>
      <text:p text:style-name="P41"><text:bookmark-start text:name="_Ref51694026"/><text:soft-page-break/><text:span text:style-name="T101">Otro dia, </text:span><text:span text:style-name="T105">ya pudi</text:span><text:span text:style-name="T101"> entra nisos na un cueva donde hay como cristal colgante.</text:span><text:bookmark-end text:name="_Ref51694026"/></text:p>
      <text:p text:style-name="P41"><text:span text:style-name="T71">other day </text:span><text:span text:style-name="T53">pfv</text:span><text:span text:style-name="T71"> enter 1</text:span><text:span text:style-name="T53">pl loc det </text:span><text:span text:style-name="T71">cave where </text:span><text:span text:style-name="T53">exst </text:span><text:span text:style-name="T71">like crystal hanging</text:span></text:p>
      <text:p text:style-name="P43"><text:span text:style-name="T76">'On another day, we were able to enter a cave where there were things like hanging crystals' (i.e., they had the chance to do so). </text:span><field:fieldmark-start text:name="__Fieldmark__2101_1787200729" field:type="ADDIN ZOTERO_ITEM CSL_CITATION {&quot;citationID&quot;:&quot;I7cNqiNY&quot;,&quot;properties&quot;:{&quot;formattedCitation&quot;:&quot;(del Rosario 2007)&quot;,&quot;plainCitation&quot;:&quot;(del Rosario 2007)&quot;,&quot;noteIndex&quot;:0},&quot;citationItems&quot;:[{&quot;id&quot;:9,&quot;uris&quot;:[&quot;http://zotero.org/users/local/kZ8zKAPx/items/MZWB5P4F&quot;],&quot;uri&quot;:[&quot;http://zotero.org/users/local/kZ8zKAPx/items/MZWB5P4F&quot;],&quot;itemData&quot;:{&quot;id&quot;:9,&quot;type&quot;:&quot;article-newspaper&quot;,&quot;container-title&quot;:&quot;Aviso: Newsletter of Cavite City Library and Museum&quot;,&quot;edition&quot;:&quot;5(7)&quot;,&quot;event-place&quot;:&quot;Cavite City&quot;,&quot;page&quot;:&quot;1&quot;,&quot;publisher-place&quot;:&quot;Cavite City&quot;,&quot;title&quot;:&quot;Memorable viaje&quot;,&quot;author&quot;:[{&quot;family&quot;:&quot;Rosario&quot;,&quot;given&quot;:&quot;Flora&quot;,&quot;non-dropping-particle&quot;:&quot;del&quot;}],&quot;issued&quot;:{&quot;date-parts&quot;:[[&quot;2007&quot;]]}}}],&quot;schema&quot;:&quot;https://github.com/citation-style-language/schema/raw/master/csl-citation.json&quot;}"/><text:span text:style-name="T76">(</text:span><text:bookmark-start text:name="__Fieldmark__2985_1502508892"/><text:span text:style-name="T76">del Rosario 2007)</text:span><field:fieldmark-end/><text:bookmark-end text:name="__Fieldmark__2985_1502508892"/></text:p>
      <text:list xml:id="list82728353051268" text:continue-list="list82726561892180" text:style-name="WWNum3">
        <text:list-item>
          <text:p text:style-name="P60">Circumstantial possibility (nonvolition)</text:p>
        </text:list-item>
      </text:list>
      <text:p text:style-name="P2">As previously documented in Zamboanga and Ternate Chabacano (<field:fieldmark-start text:name="__Fieldmark__2110_1787200729" field:type="ADDIN ZOTERO_ITEM CSL_CITATION {&quot;citationID&quot;:&quot;NfGB1caV&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R</text:span><text:bookmark-start text:name="__Fieldmark__2992_1502508892"/><text:span text:style-name="T5">ubino 2008</text:span><field:fieldmark-end/><text:bookmark-end text:name="__Fieldmark__2992_1502508892"/>, <field:fieldmark-start text:name="__Fieldmark__2117_1787200729" field:type="ADDIN ZOTERO_ITEM CSL_CITATION {&quot;citationID&quot;:&quot;CFujJtGl&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2997_1502508892"/><text:span text:style-name="T5">ippola 2011</text:span><field:fieldmark-end/><text:bookmark-end text:name="__Fieldmark__2997_1502508892"/>), Cavite Chabacano follows the adstrates in marking nonvolitional events using an ability verb, again using <text:span text:style-name="T7">pudí</text:span> rather than <text:span text:style-name="T6">pwede</text:span>. Hiligaynon and Tagalog use the AIA marker <text:span text:style-name="T7">ma(ka)-</text:span>, and although they both use <text:span text:style-name="T7">pwede</text:span><text:span text:style-name="T145"> for ability contexts</text:span>, it is not used for nonvolition.</text:p>
      <text:p text:style-name="P2">Examples <text:bookmark-ref text:reference-format="number" text:ref-name="_Ref1510837">(26)</text:bookmark-ref><text:s/>and <text:bookmark-ref text:reference-format="number" text:ref-name="_Ref52816675">(27)</text:bookmark-ref><text:s/>show the same proposition, ‘I spilled paint on his shirt’, in two contexts. In <text:bookmark-ref text:reference-format="number" text:ref-name="_Ref1510837">(26)</text:bookmark-ref>, the spilling was accidental, while in <text:bookmark-ref text:reference-format="number" text:ref-name="_Ref52816675">(27)</text:bookmark-ref>, it was deliberate. </text:p>
      <text:list xml:id="list82726951268033" text:continue-list="list82726781192409" text:style-name="WWNum2">
        <text:list-item>
          <text:p text:style-name="P34"><text:bookmark-start text:name="_Ref1510837"/>[The speaker tripped while carrying a bucket of paint.]<text:bookmark-end text:name="_Ref1510837"/> </text:p>
        </text:list-item>
      </text:list>
      <text:p text:style-name="P44">‘I spilled paint on his shirt/clothes.’</text:p>
      <text:list xml:id="list82727651671533" text:continue-numbering="true" text:style-name="WWNum2">
        <text:list-item>
          <text:list>
            <text:list-item>
              <text:p text:style-name="P38">Zam.</text:p>
            </text:list-item>
          </text:list>
        </text:list-item>
      </text:list>
      <text:p text:style-name="P31"><text:span text:style-name="T121">Ya </text:span><text:span text:style-name="T122">pwede</text:span><text:span text:style-name="T121"> yo derramá pintura na su kamiseta.</text:span></text:p>
      <text:p text:style-name="P53"><text:span text:style-name="T45">pfv </text:span>able 1<text:span text:style-name="T45">sg </text:span>spill paint<text:span text:style-name="T45"> loc </text:span>3<text:span text:style-name="T45">sg.poss </text:span>shirt</text:p>
      <text:list xml:id="list82727140597263" text:continue-numbering="true" text:style-name="WWNum2">
        <text:list-item>
          <text:list>
            <text:list-item>
              <text:p text:style-name="P38">Cav.</text:p>
            </text:list-item>
          </text:list>
        </text:list-item>
      </text:list>
      <text:p text:style-name="P53"><text:span text:style-name="T23">Ya </text:span><text:span text:style-name="T128">pudí</text:span><text:span text:style-name="T126"> yo butá pintura na su kamiseta.</text:span></text:p>
      <text:p text:style-name="P53"><text:span text:style-name="T45">pfv</text:span> able 1<text:span text:style-name="T45">sg </text:span>spill paint<text:span text:style-name="T45"> loc </text:span>3<text:span text:style-name="T45">sg.poss </text:span>shirt</text:p>
      <text:list xml:id="list82727402303139" text:continue-numbering="true" text:style-name="WWNum2">
        <text:list-item>
          <text:list>
            <text:list-item>
              <text:p text:style-name="P38">Hil.</text:p>
            </text:list-item>
          </text:list>
        </text:list-item>
      </text:list>
      <text:p text:style-name="P53"><text:span text:style-name="T128">Na</text:span><text:span text:style-name="T126">tuluan ko pinta ang iya bayo.</text:span></text:p>
      <text:p text:style-name="ls_5f_IMT"><text:span text:style-name="T45">pfv</text:span>.<text:span text:style-name="T45">lv</text:span>.able.spill <text:span text:style-name="T45">1sg.gen</text:span> paint <text:span text:style-name="T45">nom </text:span>3<text:span text:style-name="T45">sg.gen </text:span>shirt</text:p>
      <text:list xml:id="list82726657706084" text:continue-numbering="true" text:style-name="WWNum2">
        <text:list-item>
          <text:list>
            <text:list-item>
              <text:p text:style-name="P38">Tag.</text:p>
            </text:list-item>
          </text:list>
        </text:list-item>
      </text:list>
      <text:p text:style-name="P31"><text:span text:style-name="T119">Na</text:span>tapunan ko ng pintura ang kanyang damit.</text:p>
      <text:p text:style-name="P56"><text:span text:style-name="T45">pfv</text:span>.<text:span text:style-name="T45">lv</text:span>.able.spill <text:span text:style-name="T45">1sg.gen </text:span>paint<text:span text:style-name="T45"> nom </text:span>3<text:span text:style-name="T45">sg.gen.lnk</text:span> clothes</text:p>
      <text:list xml:id="list82727189365960" text:continue-numbering="true" text:style-name="WWNum2">
        <text:list-item>
          <text:p text:style-name="P34"><text:bookmark-start text:name="_Ref52816675"/>[The speaker saw someone they have a grudge against and decided to spill paint on them.]</text:p>
        </text:list-item>
      </text:list>
      <text:p text:style-name="P44"><text:soft-page-break/>‘I spilled paint on his shirt/clothes.’<text:bookmark-end text:name="_Ref52816675"/></text:p>
      <text:list xml:id="list82727466699691" text:continue-numbering="true" text:style-name="WWNum2">
        <text:list-item>
          <text:list>
            <text:list-item>
              <text:p text:style-name="P38">Zam.</text:p>
            </text:list-item>
          </text:list>
        </text:list-item>
      </text:list>
      <text:p text:style-name="P45"><text:span text:style-name="T6">Ya derramá yo el pintura na su kamiseta.</text:span></text:p>
      <text:p text:style-name="P53"><text:span text:style-name="T45">pfv </text:span>spill 1<text:span text:style-name="T45">sg det </text:span>paint<text:span text:style-name="T45"> loc </text:span>3<text:span text:style-name="T45">sg.poss </text:span>shirt</text:p>
      <text:list xml:id="list82728307309984" text:continue-numbering="true" text:style-name="WWNum2">
        <text:list-item>
          <text:list>
            <text:list-item>
              <text:p text:style-name="P38">Cav.</text:p>
            </text:list-item>
          </text:list>
        </text:list-item>
      </text:list>
      <text:p text:style-name="P53"><text:span text:style-name="T126">Ya butá yo pintura na su kamiseta.</text:span></text:p>
      <text:p text:style-name="P53"><text:span text:style-name="T45">pfv</text:span> spill <text:span text:style-name="T45">1sg</text:span> paint <text:span text:style-name="T45">loc </text:span>3<text:span text:style-name="T45">sg.poss </text:span>shirt</text:p>
      <text:list xml:id="list82727110301386" text:continue-numbering="true" text:style-name="WWNum2">
        <text:list-item>
          <text:list>
            <text:list-item>
              <text:p text:style-name="P38">Hil.</text:p>
            </text:list-item>
          </text:list>
        </text:list-item>
      </text:list>
      <text:p text:style-name="P53"><text:span text:style-name="T27">Gintuluan ko pinta ang iya bayo.</text:span></text:p>
      <text:p text:style-name="ls_5f_IMT"><text:span text:style-name="T45">pfv</text:span>.<text:span text:style-name="T45">lv</text:span>.spill <text:span text:style-name="T45">1sg.gen </text:span>paint<text:span text:style-name="T45"> nom </text:span>3<text:span text:style-name="T45">sg.gen</text:span> shirt</text:p>
      <text:list xml:id="list82727400646801" text:continue-numbering="true" text:style-name="WWNum2">
        <text:list-item>
          <text:list>
            <text:list-item>
              <text:p text:style-name="P38">Tag.</text:p>
            </text:list-item>
          </text:list>
        </text:list-item>
      </text:list>
      <text:p text:style-name="P31"><text:span text:style-name="T31">Tinapunan ko ng pintura ang kanyang damit.</text:span></text:p>
      <text:p text:style-name="P56"><text:span text:style-name="T46">pfv</text:span><text:span text:style-name="T31">.</text:span><text:span text:style-name="T46">lv</text:span><text:span text:style-name="T31">.spill </text:span><text:span text:style-name="T46">1sg.gen </text:span><text:span text:style-name="T31">paint</text:span><text:span text:style-name="T46"> nom </text:span><text:span text:style-name="T31">3</text:span><text:span text:style-name="T46">sg.gen.lnk</text:span><text:span text:style-name="T31"> clothes</text:span></text:p>
      <text:p text:style-name="P2"><text:span text:style-name="T7">Pwede/pudí</text:span> and <text:span text:style-name="T7">ma(ka)-</text:span> also mark other unplanned events, like the sudden occurrence in <text:bookmark-ref text:reference-format="number" text:ref-name="_Ref52817365">(28)</text:bookmark-ref>. </text:p>
      <text:list xml:id="list82728416912798" text:continue-numbering="true" text:style-name="WWNum2">
        <text:list-item>
          <text:p text:style-name="P34"><text:bookmark-start text:name="_Ref52817365"/><text:bookmark-start text:name="_Ref52816750"/>[Do you know what happened to me yesterday when I was walking in the forest?]<text:bookmark-end text:name="_Ref52817365"/></text:p>
        </text:list-item>
      </text:list>
      <text:p text:style-name="P44">‘I suddenly stepped on a snake. It bit me on the leg.’<text:bookmark-end text:name="_Ref52816750"/></text:p>
      <text:list xml:id="list82727419433083" text:continue-numbering="true" text:style-name="WWNum2">
        <text:list-item>
          <text:list>
            <text:list-item>
              <text:p text:style-name="P38">Zam.</text:p>
            </text:list-item>
          </text:list>
        </text:list-item>
      </text:list>
      <text:p text:style-name="P31"><text:span text:style-name="T139">Ya </text:span><text:span text:style-name="T140">pwede</text:span><text:span text:style-name="T139"> yo pisá na kulebra. Ya mordé le konmigo la pierna.</text:span></text:p>
      <text:p text:style-name="P53"><text:span text:style-name="T60">pfv</text:span><text:span text:style-name="T144"> able </text:span><text:span text:style-name="T60">1sg</text:span><text:span text:style-name="T144"> step </text:span><text:span text:style-name="T60">loc</text:span><text:span text:style-name="T144"> snake. </text:span><text:span text:style-name="T60">pfv</text:span><text:span text:style-name="T144"> bite 3</text:span><text:span text:style-name="T61">sg</text:span><text:span text:style-name="T144"> 1</text:span><text:span text:style-name="T61">sg.obj</text:span><text:span text:style-name="T144"> </text:span><text:span text:style-name="T60">det</text:span><text:span text:style-name="T144"> leg</text:span></text:p>
      <text:list xml:id="list82728394295466" text:continue-numbering="true" text:style-name="WWNum2">
        <text:list-item>
          <text:list>
            <text:list-item>
              <text:p text:style-name="P38">Cav.</text:p>
            </text:list-item>
          </text:list>
        </text:list-item>
      </text:list>
      <text:p text:style-name="P31"><text:span text:style-name="T139">Ya </text:span><text:span text:style-name="T140">pwede</text:span><text:span text:style-name="T139"> yo pisá un kulebra. Ya mordé konmigo na mi pierna.</text:span></text:p>
      <text:p text:style-name="P53"><text:soft-page-break/><text:span text:style-name="T60">pfv</text:span><text:span text:style-name="T144"> able </text:span><text:span text:style-name="T60">1sg</text:span><text:span text:style-name="T144"> step </text:span><text:span text:style-name="T60">det</text:span><text:span text:style-name="T144"> snake. </text:span><text:span text:style-name="T60">pfv</text:span><text:span text:style-name="T144"> bite 1</text:span><text:span text:style-name="T61">sg.obj loc</text:span><text:span text:style-name="T144"> 1</text:span><text:span text:style-name="T61">sg</text:span><text:span text:style-name="T144">.</text:span><text:span text:style-name="T60">poss</text:span><text:span text:style-name="T144"> leg</text:span></text:p>
      <text:list xml:id="list82726696069134" text:continue-numbering="true" text:style-name="WWNum2">
        <text:list-item>
          <text:list>
            <text:list-item>
              <text:p text:style-name="P38"><text:s/>Hil.</text:p>
            </text:list-item>
          </text:list>
        </text:list-item>
      </text:list>
      <text:p text:style-name="P53"><text:span text:style-name="T83">Naka</text:span><text:span text:style-name="T84">tapak ako sang man-og. Kinagat niya ako sa siki.</text:span></text:p>
      <text:p text:style-name="ls_5f_IMT"><text:span text:style-name="T52">pfv.av.</text:span><text:span text:style-name="T77">able.step</text:span><text:span text:style-name="T52"> 1sg gen </text:span><text:span text:style-name="T77">snake</text:span><text:span text:style-name="T52"> pfv.ov.</text:span><text:span text:style-name="T77">bite</text:span><text:span text:style-name="T52"> </text:span><text:span text:style-name="T77">3</text:span><text:span text:style-name="T52">sg.gen </text:span><text:span text:style-name="T77">1</text:span><text:span text:style-name="T52">sg.nom loc </text:span><text:span text:style-name="T77">leg</text:span></text:p>
      <text:list xml:id="list82727769927616" text:continue-numbering="true" text:style-name="WWNum2">
        <text:list-item>
          <text:list>
            <text:list-item>
              <text:p text:style-name="P38">Tag.</text:p>
            </text:list-item>
          </text:list>
        </text:list-item>
      </text:list>
      <text:p text:style-name="P31"><text:span text:style-name="T82">Bigla akong </text:span><text:span text:style-name="T81">naka</text:span><text:span text:style-name="T82">tapak sa isang ahas. Kinagat niya ako sa paa.</text:span></text:p>
      <text:p text:style-name="P56"><text:span text:style-name="T82">suddenly </text:span><text:span text:style-name="T55">1sg.lnk pfv.av.</text:span><text:span text:style-name="T82">able.step </text:span><text:span text:style-name="T55">loc det.lnk</text:span><text:span text:style-name="T82"> snake </text:span><text:span text:style-name="T55">pfv</text:span><text:span text:style-name="T82">.</text:span><text:span text:style-name="T55">ov.</text:span><text:span text:style-name="T82">bite 3</text:span><text:span text:style-name="T55">sg.gen </text:span><text:span text:style-name="T82">1</text:span><text:span text:style-name="T55">sg.nom loc</text:span><text:span text:style-name="T82"> leg</text:span></text:p>
      <text:p text:style-name="P2">Note that the verbs for 'bite' in <text:bookmark-ref text:reference-format="number" text:ref-name="_Ref52817365">(28)</text:bookmark-ref><text:s/>do not use the possibility markers, since only the initial event is surprising.</text:p>
      <text:p text:style-name="P2">An example of <text:span text:style-name="T6">pwede/pudí</text:span> taking a coincidental reading is shown in <text:bookmark-ref text:reference-format="number" text:ref-name="_Ref52827899">(29)</text:bookmark-ref>. In this case, they are also mapped onto a stative verb, with adstrate <text:span text:style-name="T6">ma-</text:span> marking perception/experience with the root for ‘see’.</text:p>
      <text:list xml:id="list82727318500235" text:continue-numbering="true" text:style-name="WWNum2">
        <text:list-item>
          <text:p text:style-name="P34"><text:bookmark-start text:name="_Ref52827899"/><text:bookmark-start text:name="_Ref52817383"/>[The speaker was shopping and unexpectedly ran into a friend.]<text:bookmark-end text:name="_Ref52827899"/></text:p>
        </text:list-item>
      </text:list>
      <text:p text:style-name="P44">‘I saw her at the market/store.’<text:bookmark-end text:name="_Ref52817383"/></text:p>
      <text:list xml:id="list82726793278908" text:continue-numbering="true" text:style-name="WWNum2">
        <text:list-item>
          <text:list>
            <text:list-item>
              <text:p text:style-name="P38">Zam.</text:p>
            </text:list-item>
          </text:list>
        </text:list-item>
      </text:list>
      <text:p text:style-name="P31"><text:span text:style-name="T121">Ya </text:span><text:span text:style-name="T122">pwede</text:span><text:span text:style-name="T121"> yo mirá kon<text:tab/> ele na <text:s/>tyangge.</text:span></text:p>
      <text:p text:style-name="P53"><text:span text:style-name="T45">pfv</text:span> able <text:span text:style-name="T45">1sg </text:span>see<text:bookmark-start text:name="_Hlk1415298"/> <text:span text:style-name="T45">obj</text:span><text:bookmark-end text:name="_Hlk1415298"/> 3<text:span text:style-name="T45">sg</text:span> <text:span text:style-name="T45">loc</text:span> market</text:p>
      <text:list xml:id="list82727107045858" text:continue-numbering="true" text:style-name="WWNum2">
        <text:list-item>
          <text:list>
            <text:list-item>
              <text:p text:style-name="P38">Cav.</text:p>
            </text:list-item>
          </text:list>
        </text:list-item>
      </text:list>
      <text:p text:style-name="P53"><text:span text:style-name="T126">Ya </text:span><text:span text:style-name="T128">pudí</text:span><text:span text:style-name="T126"> yo mirá kon eli na plasa.</text:span></text:p>
      <text:p text:style-name="P53"><text:span text:style-name="T45">pfv </text:span>able <text:span text:style-name="T45">1sg </text:span>see <text:span text:style-name="T45">obj</text:span> 3<text:span text:style-name="T45">sg</text:span> <text:span text:style-name="T45">loc</text:span> market</text:p>
      <text:list xml:id="list82727440589021" text:continue-numbering="true" text:style-name="WWNum2">
        <text:list-item>
          <text:list>
            <text:list-item>
              <text:p text:style-name="P38">Hil.</text:p>
            </text:list-item>
          </text:list>
        </text:list-item>
      </text:list>
      <text:p text:style-name="P53"><text:span text:style-name="T128">Na</text:span><text:span text:style-name="T126">kita ko siya sa tienda.</text:span></text:p>
      <text:p text:style-name="ls_5f_IMT"><text:span text:style-name="T45">stv.pfv.</text:span>see<text:span text:style-name="T45"> </text:span>1<text:span text:style-name="T45">sg.gen </text:span>3<text:span text:style-name="T45">sg.nom loc </text:span>store</text:p>
      <text:list xml:id="list82728500630872" text:continue-numbering="true" text:style-name="WWNum2">
        <text:list-item>
          <text:list>
            <text:list-item>
              <text:p text:style-name="P38">Tag.</text:p>
            </text:list-item>
          </text:list>
        </text:list-item>
      </text:list>
      <text:p text:style-name="P46"><text:soft-page-break/><text:span text:style-name="T11">Na</text:span><text:span text:style-name="T6">kita ko siya sa tienda.</text:span></text:p>
      <text:p text:style-name="P56"><text:span text:style-name="T45">stv.pfv.</text:span>see<text:span text:style-name="T45"> </text:span>1<text:span text:style-name="T45">sg.gen </text:span>3<text:span text:style-name="T45">sg.nom loc </text:span>store</text:p>
      <text:p text:style-name="P2">In St’át’imcets, as previously discussed, the circumstantial marker has been analyzed as taking these types of nonvolitional readings in necessity contexts, whereas the ability readings arise from possibility contexts <field:fieldmark-start text:name="__Fieldmark__2414_1787200729" field:type="ADDIN ZOTERO_ITEM CSL_CITATION {&quot;citationID&quot;:&quot;39Fj5jAT&quot;,&quot;properties&quot;:{&quot;formattedCitation&quot;:&quot;(Davis, Matthewson &amp; Rullmann 2009)&quot;,&quot;plainCitation&quot;:&quot;(Davis, Matthewson &amp; Rullmann 2009)&quot;,&quot;dontUpdate&quot;:true,&quot;noteIndex&quot;:0},&quot;citationItems&quot;:[{&quot;id&quot;:7,&quot;uris&quot;:[&quot;http://zotero.org/users/local/kZ8zKAPx/items/EZCDHU2R&quot;],&quot;uri&quot;:[&quot;http://zotero.org/users/local/kZ8zKAPx/items/EZCDHU2R&quot;],&quot;itemData&quot;:{&quot;id&quot;:7,&quot;type&quot;:&quot;chapter&quot;,&quot;container-title&quot;:&quot;Cross-linguistic semantics of tense, aspect and modality&quot;,&quot;event-place&quot;:&quot;Amsterdam&quot;,&quot;page&quot;:&quot;205-244&quot;,&quot;publisher&quot;:&quot;John Benjamins&quot;,&quot;publisher-place&quot;:&quot;Amsterdam&quot;,&quot;title&quot;:&quot;‘Out of control’ marking as circumstantial modality in St’át’imcets&quot;,&quot;author&quot;:[{&quot;family&quot;:&quot;Davis&quot;,&quot;given&quot;:&quot;Henry&quot;},{&quot;family&quot;:&quot;Matthewson&quot;,&quot;given&quot;:&quot;Lisa&quot;},{&quot;family&quot;:&quot;Rullmann&quot;,&quot;given&quot;:&quot;Hotze&quot;}],&quot;editor&quot;:[{&quot;family&quot;:&quot;Hogeweg&quot;,&quot;given&quot;:&quot;Lotte&quot;},{&quot;family&quot;:&quot;Hoop&quot;,&quot;given&quot;:&quot;Helen&quot;,&quot;non-dropping-particle&quot;:&quot;de&quot;},{&quot;family&quot;:&quot;Malchukov&quot;,&quot;given&quot;:&quot;A.L.&quot;}],&quot;issued&quot;:{&quot;date-parts&quot;:[[&quot;2009&quot;]]}}}],&quot;schema&quot;:&quot;https://github.com/citation-style-language/schema/raw/master/csl-citation.json&quot;}"/><text:span text:style-name="T5">(</text:span><text:bookmark-start text:name="__Fieldmark__3466_1502508892"/><text:span text:style-name="T5">Davis et al. 2009)</text:span><field:fieldmark-end/><text:bookmark-end text:name="__Fieldmark__3466_1502508892"/>. This point is one where the Chabacano/Philippine markers differ; circumstantial necessity is expressed not with <text:span text:style-name="T6">pwede</text:span>, <text:span text:style-name="T6">pudí</text:span>, or <text:span text:style-name="T6">ma(ka)- </text:span>but with Zam. <text:span text:style-name="T7">ne(se)sita</text:span>, Cav. <text:span text:style-name="T7">debi</text:span>, Hil. <text:span text:style-name="T6">kinahanglan/</text:span><text:span text:style-name="T7">kinanlan,</text:span> and Tag. <text:span text:style-name="T7">kailangan</text:span><text:span text:style-name="T145">, as shown in </text:span><text:span text:style-name="T145"><text:bookmark-ref text:reference-format="number" text:ref-name="_Ref52827925">(30)</text:bookmark-ref></text:span>. These same markers are used for deontic but not epistemic necessity.</text:p>
      <text:list xml:id="list82727462171822" text:continue-numbering="true" text:style-name="WWNum2">
        <text:list-item>
          <text:p text:style-name="P34"><text:bookmark-start text:name="_Ref52827925"/>‘We/everyone must eat in order to live.’<text:bookmark-end text:name="_Ref52827925"/></text:p>
          <text:list>
            <text:list-item>
              <text:p text:style-name="P38">Zam.</text:p>
            </text:list-item>
          </text:list>
        </text:list-item>
      </text:list>
      <text:p text:style-name="P31"><text:span text:style-name="T122">Nesita</text:span><text:span text:style-name="T121"> kita komé para bibí.</text:span></text:p>
      <text:p text:style-name="P53">must 1<text:span text:style-name="T45">pl.incl</text:span> eat for live</text:p>
      <text:list xml:id="list82727287830487" text:continue-numbering="true" text:style-name="WWNum2">
        <text:list-item>
          <text:list>
            <text:list-item>
              <text:p text:style-name="P38">Cav.</text:p>
            </text:list-item>
          </text:list>
        </text:list-item>
      </text:list>
      <text:p text:style-name="P53"><text:span text:style-name="T28">Todo niso </text:span><text:span text:style-name="T26">debi</text:span><text:span text:style-name="T28"> komí para bibí.</text:span></text:p>
      <text:p text:style-name="P53">all 1<text:span text:style-name="T45">pl</text:span> must eat for live</text:p>
      <text:list xml:id="list82727541315294" text:continue-numbering="true" text:style-name="WWNum2">
        <text:list-item>
          <text:list>
            <text:list-item>
              <text:p text:style-name="P38">Hil.</text:p>
            </text:list-item>
          </text:list>
        </text:list-item>
      </text:list>
      <text:p text:style-name="P53"><text:span text:style-name="T25">Kinanlan</text:span><text:span text:style-name="T23"> magkaon kita para mabuhi.</text:span></text:p>
      <text:p text:style-name="ls_5f_IMT">must <text:span text:style-name="T45">av</text:span>.eat 1<text:span text:style-name="T45">incl</text:span> for <text:span text:style-name="T45">stv</text:span>.live</text:p>
      <text:list xml:id="list82728130802002" text:continue-numbering="true" text:style-name="WWNum2">
        <text:list-item>
          <text:list>
            <text:list-item>
              <text:p text:style-name="P38">Tag.</text:p>
            </text:list-item>
          </text:list>
        </text:list-item>
      </text:list>
      <text:p text:style-name="P31"><text:span text:style-name="T20">Kailangan</text:span><text:span text:style-name="T18"> nating kumain para mabuhay.</text:span></text:p>
      <text:p text:style-name="P56">must 1<text:span text:style-name="T45">pl.incl.lnk</text:span> <text:span text:style-name="T45">av</text:span>.eat for <text:span text:style-name="T45">stv</text:span>.live</text:p>
      <text:list xml:id="list82728168405664" text:continue-list="list82728353051268" text:style-name="WWNum3">
        <text:list-item>
          <text:list>
            <text:list-item>
              <text:p text:style-name="P59">Epistemic possibility</text:p>
            </text:list-item>
          </text:list>
        </text:list-item>
      </text:list>
      <text:p text:style-name="P2">All four languages use <text:span text:style-name="T7">pwede</text:span> for epistemic possibility, and Tagalog also uses <text:span text:style-name="T7">maaari</text:span>. As previously shown for Tagalog, however, each language marks epistemic modality mainly through adverbs. Spanish <text:span text:style-name="T7">posible</text:span> ‘possible’ is found in all four languages, along with the slightly stronger marker <text:span text:style-name="T7">siguro</text:span> ‘maybe/possibly/probably’ (&lt; Sp. <text:span text:style-name="T7">seguro </text:span>‘sure’).<text:span text:style-name="Footnote_20_anchor"><text:note text:id="ftn3" text:note-class="footnote"><text:note-citation>3</text:note-citation><text:note-body><text:p text:style-name="P17"><text:span text:style-name="Footnote_20_Symbol"/> The Chabacano varieties also have <text:span text:style-name="T6">s</text:span><text:span text:style-name="T7">iguraw </text:span><text:span text:style-name="T145">and the adstrates have</text:span> <text:span text:style-name="T7">sigurado</text:span> ‘surely’ (&lt; Sp. <text:span text:style-name="T7">asegurado</text:span> ‘assured’), but these markers denote complete certainty rather than mere probability.</text:p></text:note-body></text:note></text:span> In addition, Tagalog has <text:span text:style-name="T7">baka</text:span> ‘possibly’ (also used in Cavite Chabacano), and Hiligaynon has <text:span text:style-name="T7">basi </text:span>‘possibly’. The Zamboanga Chabacano consultants use all of the markers above as well as <text:span text:style-name="T7">gaha</text:span> ‘possibly’ (&lt; Cebuano <text:span text:style-name="T7">kaha</text:span>). Examples of some of these markers are shown in <text:bookmark-ref text:reference-format="number" text:ref-name="_Ref52829259">(31)</text:bookmark-ref>.</text:p>
      <text:list xml:id="list82727995972351" text:continue-list="list82728130802002" text:style-name="WWNum2">
        <text:list-item>
          <text:p text:style-name="P34"><text:bookmark-start text:name="_Ref52829259"/>‘It <text:span text:style-name="T120">might</text:span> rain (later) tonight.’<text:bookmark-end text:name="_Ref52829259"/></text:p>
          <text:list>
            <text:list-item>
              <text:p text:style-name="P38">Zam.</text:p>
            </text:list-item>
          </text:list>
        </text:list-item>
      </text:list>
      <text:p text:style-name="P31"><text:span text:style-name="T122">Posible/basi/baka</text:span><text:span text:style-name="T121"> kay ulan esta noche</text:span><text:span text:style-name="T131">.</text:span></text:p>
      <text:p text:style-name="P53"><text:soft-page-break/>possibly/possibly/possibly <text:span text:style-name="T45">comp</text:span> rain <text:span text:style-name="T45">det</text:span> night</text:p>
      <text:list xml:id="list82728186625153" text:continue-numbering="true" text:style-name="WWNum2">
        <text:list-item>
          <text:list>
            <text:list-item>
              <text:p text:style-name="P38">Zam.</text:p>
            </text:list-item>
          </text:list>
        </text:list-item>
      </text:list>
      <text:p text:style-name="P31"><text:span text:style-name="T121">Man-ulan </text:span><text:span text:style-name="T122">gaha</text:span><text:span text:style-name="T121"> ara de noche.</text:span></text:p>
      <text:p text:style-name="P53"><text:span text:style-name="T45">verb</text:span>-rain possibly now of night</text:p>
      <text:list xml:id="list82727071317784" text:continue-numbering="true" text:style-name="WWNum2">
        <text:list-item>
          <text:list>
            <text:list-item>
              <text:p text:style-name="P38">Cav.</text:p>
            </text:list-item>
          </text:list>
        </text:list-item>
      </text:list>
      <text:p text:style-name="P53"><text:span text:style-name="T128">Baka</text:span><text:span text:style-name="T126"> di llubí lwego di noche.</text:span></text:p>
      <text:p text:style-name="P53">possibly <text:span text:style-name="T45">fut</text:span> rain later of night</text:p>
      <text:list xml:id="list82727625796308" text:continue-numbering="true" text:style-name="WWNum2">
        <text:list-item>
          <text:list>
            <text:list-item>
              <text:p text:style-name="P38">Hil.</text:p>
            </text:list-item>
          </text:list>
        </text:list-item>
      </text:list>
      <text:p text:style-name="P53"><text:span text:style-name="T128">Pwede/basi/posible</text:span><text:span text:style-name="T126"> mag-ulan subong nga gab-i.</text:span></text:p>
      <text:p text:style-name="ls_5f_IMT">able/possibly/possibly<text:tab/> <text:span text:style-name="T45">av</text:span>.rain now <text:span text:style-name="T45">lnk</text:span> night</text:p>
      <text:list xml:id="list82727590036850" text:continue-numbering="true" text:style-name="WWNum2">
        <text:list-item>
          <text:list>
            <text:list-item>
              <text:p text:style-name="P38">Tag.</text:p>
            </text:list-item>
          </text:list>
        </text:list-item>
      </text:list>
      <text:p text:style-name="P31"><text:span text:style-name="T42">Baka/posibleng/#puwedeng </text:span><text:span text:style-name="T31">umulan mamayang gabi.</text:span></text:p>
      <text:p text:style-name="P8">possibly/possibly.<text:span text:style-name="T45">lnk</text:span>/able.<text:span text:style-name="T45">lnk</text:span> <text:span text:style-name="T45">av</text:span>.rain later.<text:span text:style-name="T45">lnk</text:span> night</text:p>
      <text:p text:style-name="P2">While <text:span text:style-name="T7">pwede</text:span> was also acceptable for Hiligaynon in <text:bookmark-ref text:reference-format="number" text:ref-name="_Ref52829259">(31)</text:bookmark-ref>, the Tagalog consultant rejected it for this context. However, <text:bookmark-ref text:reference-format="number" text:ref-name="_Ref52830591">(32)</text:bookmark-ref><text:s/>shows epistemic examples of <text:span text:style-name="T7">puwede</text:span> in Tagalog and Chabacano.</text:p>
      <text:list xml:id="list82728067644218" text:continue-numbering="true" text:style-name="WWNum2">
        <text:list-item>
          <text:p text:style-name="P34"><text:bookmark-start text:name="_Ref52830591"/>[There was some money on the table, but now it is missing. John is a known thief.] </text:p>
        </text:list-item>
      </text:list>
      <text:p text:style-name="P47">‘It <text:span text:style-name="T120">could</text:span> be John who took the money.’<text:bookmark-end text:name="_Ref52830591"/></text:p>
      <text:list xml:id="list82727111927823" text:continue-numbering="true" text:style-name="WWNum2">
        <text:list-item>
          <text:list>
            <text:list-item>
              <text:p text:style-name="P38">Zam.</text:p>
            </text:list-item>
          </text:list>
        </text:list-item>
      </text:list>
      <text:p text:style-name="P31"><text:span text:style-name="T122">Pwede</text:span><text:span text:style-name="T121"> le saká kon el sen.</text:span></text:p>
      <text:p text:style-name="P53"><text:span text:style-name="T132">able 3</text:span><text:span text:style-name="T47">sg</text:span><text:span text:style-name="T132"> take </text:span><text:span text:style-name="T47">obj</text:span><text:span text:style-name="T132"> </text:span><text:span text:style-name="T47">det</text:span><text:span text:style-name="T132"> money</text:span><text:tab/></text:p>
      <text:list xml:id="list82726848677214" text:continue-numbering="true" text:style-name="WWNum2">
        <text:list-item>
          <text:list>
            <text:list-item>
              <text:p text:style-name="P38">Cav.</text:p>
            </text:list-item>
          </text:list>
        </text:list-item>
      </text:list>
      <text:p text:style-name="ls_5f_Sourceline"><text:span text:style-name="T43">Baka</text:span><text:span text:style-name="T44"> John ya sak</text:span><text:span text:style-name="T18">á</text:span><text:span text:style-name="T44"> el sen.</text:span></text:p>
      <text:p text:style-name="ls_5f_IMT"><text:soft-page-break/>possibly<text:tab/>John <text:span text:style-name="T45">pfv</text:span> take <text:span text:style-name="T45">det</text:span> money</text:p>
      <text:list xml:id="list82727734876196" text:continue-numbering="true" text:style-name="WWNum2">
        <text:list-item>
          <text:list>
            <text:list-item>
              <text:p text:style-name="P38">Cav.</text:p>
            </text:list-item>
          </text:list>
        </text:list-item>
      </text:list>
      <text:p text:style-name="P53"><text:span text:style-name="T11">Pwede</text:span><text:span text:style-name="T6"> John saká el sen.</text:span></text:p>
      <text:p text:style-name="P53"><text:span text:style-name="T132">able John take </text:span><text:span text:style-name="T47">det</text:span><text:span text:style-name="T132"> money</text:span></text:p>
      <text:list xml:id="list82726800775628" text:continue-numbering="true" text:style-name="WWNum2">
        <text:list-item>
          <text:list>
            <text:list-item>
              <text:p text:style-name="P38">Hil.</text:p>
            </text:list-item>
          </text:list>
        </text:list-item>
      </text:list>
      <text:p text:style-name="P53"><text:span text:style-name="T25">Siguro</text:span><text:span text:style-name="T23"> si John ang nagkuha sang kwarta.</text:span></text:p>
      <text:p text:style-name="ls_5f_IMT">probably <text:span text:style-name="T45">nom</text:span> John <text:span text:style-name="T45">nom</text:span> <text:span text:style-name="T45">pfv.av</text:span>.take <text:span text:style-name="T45">gen</text:span> money</text:p>
      <text:list xml:id="list82728616415631" text:continue-numbering="true" text:style-name="WWNum2">
        <text:list-item>
          <text:list>
            <text:list-item>
              <text:p text:style-name="P38">Tag.</text:p>
            </text:list-item>
          </text:list>
        </text:list-item>
      </text:list>
      <text:p text:style-name="P31"><text:span text:style-name="T42">Puwedeng/maaaring</text:span><text:span text:style-name="T31"> si John ang kumuha ng pera.</text:span></text:p>
      <text:p text:style-name="P8"><text:span text:style-name="T132">able.</text:span><text:span text:style-name="T47">lnk</text:span><text:span text:style-name="T132">/able.</text:span><text:span text:style-name="T47">lnk</text:span><text:span text:style-name="T132"> </text:span><text:span text:style-name="T47">nom</text:span><text:span text:style-name="T132"> John </text:span><text:span text:style-name="T47">nom</text:span><text:span text:style-name="T132"> </text:span><text:span text:style-name="T47">pfv.av</text:span><text:span text:style-name="T132">.take </text:span><text:span text:style-name="T47">gen</text:span><text:span text:style-name="T132"> money</text:span></text:p>
      <text:p text:style-name="P2">In this case, the Hiligaynon consultant used <text:span text:style-name="T6">siguro</text:span>, since the background about John’s past suggests that he would be likely to steal. Yet the other consultants still used weaker markers.</text:p>
      <text:p text:style-name="P2">In addition to producing <text:span text:style-name="T7">puwede </text:span>and accepting <text:span text:style-name="T7">maaari</text:span> in <text:bookmark-ref text:reference-format="number" text:ref-name="_Ref52830591">(32)</text:bookmark-ref>, the Tagalog consultant also offered <text:bookmark-ref text:reference-format="number" text:ref-name="_Ref52832655">(33)</text:bookmark-ref>.</text:p>
      <text:list xml:id="list82728463462042" text:continue-numbering="true" text:style-name="WWNum2">
        <text:list-item>
          <text:p text:style-name="P34"><text:bookmark-start text:name="_Ref52832655"/>Tag.<text:bookmark-end text:name="_Ref52832655"/></text:p>
        </text:list-item>
      </text:list>
      <text:p text:style-name="P41"><text:span text:style-name="T13">Kaya</text:span><text:span text:style-name="T8"> ni John kunin yung pera.</text:span><text:span text:style-name="T146"> </text:span></text:p>
      <text:p text:style-name="P41"><text:span text:style-name="T67">capability </text:span><text:span text:style-name="T62">gen</text:span><text:span text:style-name="T67"> John </text:span><text:span text:style-name="T62">ov.</text:span><text:span text:style-name="T67">take </text:span><text:span text:style-name="T62">det</text:span><text:span text:style-name="T67"> money</text:span></text:p>
      <text:p text:style-name="P43"><text:span text:style-name="T146">'John could have taken the money.'</text:span></text:p>
      <text:p text:style-name="P2"><text:span text:style-name="T7">Kaya</text:span> implicates that not only is it possible that John took the money but that, as the consultant explained, ‘he has it in him’ to do so. This example of <text:span text:style-name="T7">kaya</text:span> in an epistemic context was the only one elicited in this study.</text:p>
      <text:p text:style-name="P2">The epistemic <text:span text:style-name="T7">pwede</text:span> in Tagalog and the Chabacano varieties in <text:bookmark-ref text:reference-format="number" text:ref-name="_Ref52830591">(32)</text:bookmark-ref><text:s/>contrasts with its dynamic/circumstantial usage in <text:bookmark-ref text:reference-format="number" text:ref-name="_Ref52832676">(34)</text:bookmark-ref>.</text:p>
      <text:list xml:id="list82728310807445" text:continue-numbering="true" text:style-name="WWNum2">
        <text:list-item>
          <text:p text:style-name="P34"><text:bookmark-start text:name="_Ref52832676"/>[John was seen near where the money was, but he’s an honest person.<text:bookmark-end text:name="_Ref52832676"/>]</text:p>
        </text:list-item>
      </text:list>
      <text:p text:style-name="P44">‘John could have taken the money, but he didn’t (take/do it).’</text:p>
      <text:p text:style-name="P32"/>
      <text:list xml:id="list82727370128272" text:continue-numbering="true" text:style-name="WWNum2">
        <text:list-item>
          <text:list>
            <text:list-item>
              <text:p text:style-name="P38"><text:soft-page-break/>Zam.</text:p>
            </text:list-item>
          </text:list>
        </text:list-item>
      </text:list>
      <text:p text:style-name="P53"><text:span text:style-name="T141">Ya</text:span><text:span text:style-name="T142"> pwede</text:span><text:span text:style-name="T141"> era saká si John el sen, pero nuay le saká.</text:span></text:p>
      <text:p text:style-name="ls_5f_IMT"><text:span text:style-name="T60">pfv</text:span><text:span text:style-name="T144"> able </text:span><text:span text:style-name="T60">cf</text:span><text:span text:style-name="T144"> take </text:span><text:span text:style-name="T60">nom</text:span><text:span text:style-name="T144"> John </text:span><text:span text:style-name="T60">det</text:span><text:span text:style-name="T144"> money but </text:span><text:span text:style-name="T60">neg</text:span><text:span text:style-name="T144">.</text:span><text:span text:style-name="T60">exst</text:span><text:span text:style-name="T144"> 3</text:span><text:span text:style-name="T60">sg</text:span><text:span text:style-name="T144"> take</text:span></text:p>
      <text:list xml:id="list82726526728422" text:continue-numbering="true" text:style-name="WWNum2">
        <text:list-item>
          <text:list>
            <text:list-item>
              <text:p text:style-name="P38">Cav.</text:p>
            </text:list-item>
          </text:list>
        </text:list-item>
      </text:list>
      <text:p text:style-name="P53"><text:span text:style-name="T128">Pwede</text:span><text:span text:style-name="T126"> saká John el sen, pero no eli ya así.</text:span></text:p>
      <text:p text:style-name="ls_5f_IMT">able take John <text:span text:style-name="T45">det</text:span> money but <text:span text:style-name="T45">neg</text:span> 3<text:span text:style-name="T45">sg pfv</text:span> do</text:p>
      <text:list xml:id="list82728460768492" text:continue-numbering="true" text:style-name="WWNum2">
        <text:list-item>
          <text:list>
            <text:list-item>
              <text:p text:style-name="P38">Hil.</text:p>
            </text:list-item>
          </text:list>
        </text:list-item>
      </text:list>
      <text:p text:style-name="P53"><text:span text:style-name="T110">Pwede</text:span><text:span text:style-name="T114">/</text:span><text:span text:style-name="T110">posible</text:span><text:span text:style-name="T111"> nga nakuha ni John ang kwarta, pero indi.</text:span></text:p>
      <text:p text:style-name="ls_5f_IMT"><text:span text:style-name="T77">able/possible </text:span><text:span text:style-name="T52">lnk pfv.ov</text:span><text:span text:style-name="T77">.able.take </text:span><text:span text:style-name="T52">gen</text:span><text:span text:style-name="T77"> John </text:span><text:span text:style-name="T52">nom</text:span><text:span text:style-name="T77"> money but </text:span><text:span text:style-name="T52">neg</text:span></text:p>
      <text:list xml:id="list82726976101787" text:continue-numbering="true" text:style-name="WWNum2">
        <text:list-item>
          <text:list>
            <text:list-item>
              <text:p text:style-name="P38">Tag.</text:p>
            </text:list-item>
          </text:list>
        </text:list-item>
      </text:list>
      <text:p text:style-name="P31"><text:span text:style-name="T98">Puwede</text:span><text:span text:style-name="T87">/</text:span><text:span text:style-name="T98">#kaya</text:span><text:span text:style-name="T99"> niyang kunin, pero hindi niya kinuha.</text:span></text:p>
      <text:p text:style-name="P33"><text:span text:style-name="T117">able/capability 3</text:span><text:span text:style-name="T56">sg.gen.lnk ov.</text:span><text:span text:style-name="T117">take but </text:span><text:span text:style-name="T56">neg</text:span><text:span text:style-name="T117"> 3</text:span><text:span text:style-name="T56">sg.gen pfv.ov</text:span><text:span text:style-name="T117">.take</text:span></text:p>
      <text:p text:style-name="P2">In this case, each language uses <text:span text:style-name="T7">pwede</text:span>. This context does not involve a judgment of likelihood, as in <text:bookmark-ref text:reference-format="number" text:ref-name="_Ref52832655">(33)</text:bookmark-ref>, but rather is concerned with whether the opportunity was even available.</text:p>
      <text:p text:style-name="P2">It was often difficult to elicit distinctions among the epistemic markers in regard to possibility vs. necessity/probability. For example, Zamboanga Chabacano consultants used <text:span text:style-name="T7">baka</text:span> in contexts intended to elicit weaker and stronger possibility in <text:bookmark-ref text:reference-format="number" text:ref-name="_Ref52833304">Error: Reference source not found</text:bookmark-ref><text:s/>and <text:bookmark-ref text:reference-format="number" text:ref-name="_Ref52833318">(36)</text:bookmark-ref>, and <text:span text:style-name="T7">siguro</text:span> was used for possibility in <text:bookmark-ref text:reference-format="number" text:ref-name="_Ref52833304">Error: Reference source not found</text:bookmark-ref>.</text:p>
      <text:list xml:id="list82727298648665" text:continue-numbering="true" text:style-name="WWNum2">
        <text:list-item>
          <text:p text:style-name="P34">Zam.</text:p>
          <text:list>
            <text:list-item>
              <text:p text:style-name="P38"><text:span text:style-name="T126">Na kasa ya </text:span><text:span text:style-name="T128">gaha</text:span><text:span text:style-name="T126"> si John.</text:span></text:p>
            </text:list-item>
          </text:list>
        </text:list-item>
      </text:list>
      <text:p text:style-name="P50"><text:span text:style-name="T47">loc</text:span><text:span text:style-name="T132"> house already possibly </text:span><text:span text:style-name="T47">nom </text:span><text:span text:style-name="T135">John</text:span></text:p>
      <text:p text:style-name="ls_5f_Translation"><text:span text:style-name="T66">‘John </text:span><text:span text:style-name="T68">might</text:span><text:span text:style-name="T66"> be at home already.’</text:span></text:p>
      <text:list xml:id="list82727852193002" text:continue-numbering="true" text:style-name="WWNum2">
        <text:list-item>
          <text:list>
            <text:list-item>
              <text:p text:style-name="P38"><text:span text:style-name="T11">Baka/siguro</text:span><text:span text:style-name="T119"> </text:span><text:span text:style-name="T6">talla na kasa ya si John.</text:span></text:p>
            </text:list-item>
          </text:list>
        </text:list-item>
      </text:list>
      <text:p text:style-name="P50"><text:span text:style-name="T132">possibly/possibly there </text:span><text:span text:style-name="T47">loc</text:span><text:span text:style-name="T132"> house already </text:span><text:span text:style-name="T47">nom </text:span><text:span text:style-name="T135">John</text:span></text:p>
      <text:p text:style-name="ls_5f_Translation"><text:span text:style-name="T66">‘John </text:span><text:span text:style-name="T68">might</text:span><text:span text:style-name="T66"> be at home already.’</text:span></text:p>
      <text:list xml:id="list82727726367020" text:continue-numbering="true" text:style-name="WWNum2">
        <text:list-item>
          <text:p text:style-name="P34"><text:bookmark-start text:name="_Ref52833318"/><text:soft-page-break/>Zam.<text:bookmark-end text:name="_Ref52833318"/></text:p>
        </text:list-item>
      </text:list>
      <text:p text:style-name="P41"><text:span text:style-name="T129">Baka</text:span><text:span text:style-name="T126">/</text:span><text:span text:style-name="T129">posible</text:span><text:span text:style-name="T126"> talla ya si John na kasa.</text:span></text:p>
      <text:p text:style-name="P41"><text:span text:style-name="T146">possibly/possibly there already </text:span><text:span text:style-name="T45">nom</text:span> <text:span text:style-name="T146">John </text:span><text:span text:style-name="T45">loc</text:span> <text:span text:style-name="T146">house</text:span></text:p>
      <text:p text:style-name="P43"><text:span text:style-name="T146">'John must be at home already.'</text:span></text:p>
      <text:p text:style-name="P2">Admittedly, there was probably not enough context provided to the consultants here, but more detailed follow-up with another Zamboanga Chabacano speaker indicated that he would have similar responses (e.g., in <text:bookmark-ref text:reference-format="number" text:ref-name="_Ref52833304">Error: Reference source not found</text:bookmark-ref>, <text:span text:style-name="T7">baka</text:span><text:span text:style-name="T145"> or </text:span><text:span text:style-name="T7">gaha </text:span>could be used if there is a possibility John might be somewhere else, like the bank or the store). This speaker found <text:span text:style-name="T7">siguro</text:span> acceptable for the sentence in <text:bookmark-ref text:reference-format="number" text:ref-name="_Ref52833318">(36)</text:bookmark-ref><text:s/>but preferred to use it in response to a more specific context (e.g., to answer a question like ‘How did Maria enter the house without a key?’).<text:span text:style-name="Footnote_20_anchor"><text:note text:id="ftn4" text:note-class="footnote"><text:note-citation>4</text:note-citation><text:note-body><text:p text:style-name="P21"><text:span text:style-name="Footnote_20_Symbol"/> Thanks to Jerome Herrera for providing this example.</text:p></text:note-body></text:note></text:span></text:p>
      <text:p text:style-name="P2">This difficulty in distinguishing epistemic meanings is partly an artifact of the limited pragmatic contexts of the questionnaire. The considerable overlap among these markers has already been documented in other grammatical descriptions and dictionaries, however, so these markers do in fact seem to be less clearly distinct from each other than English <text:span text:style-name="T7">can</text:span><text:span text:style-name="T145"> vs. </text:span><text:span text:style-name="T7">must</text:span><text:span text:style-name="T145">,</text:span> or <text:span text:style-name="T7">possibly/maybe </text:span><text:span text:style-name="T145">vs.</text:span><text:span text:style-name="T7"> probably</text:span>. A similarly blurry distinction between epistemic possibility and necessity has been found in another Austronesian language, Paciran Javanese, which has a possibility marker, <text:span text:style-name="T6">paleng</text:span>, that can flexibly take on necessity force in certain contexts <field:fieldmark-start text:name="__Fieldmark__2850_1787200729" field:type="ADDIN ZOTERO_ITEM CSL_CITATION {&quot;citationID&quot;:&quot;JS6tAYkZ&quot;,&quot;properties&quot;:{&quot;formattedCitation&quot;:&quot;(Vander Klok 2013)&quot;,&quot;plainCitation&quot;:&quot;(Vander Klok 2013)&quot;,&quot;noteIndex&quot;:0},&quot;citationItems&quot;:[{&quot;id&quot;:72,&quot;uris&quot;:[&quot;http://zotero.org/users/local/kZ8zKAPx/items/NYJ9Q8J5&quot;],&quot;uri&quot;:[&quot;http://zotero.org/users/local/kZ8zKAPx/items/NYJ9Q8J5&quot;],&quot;itemData&quot;:{&quot;id&quot;:72,&quot;type&quot;:&quot;article-journal&quot;,&quot;container-title&quot;:&quot;Oceanic Linguistics&quot;,&quot;issue&quot;:&quot;2&quot;,&quot;page&quot;:&quot;341-374&quot;,&quot;title&quot;:&quot;Pure possibility and pure necessity modals in Paciran Javanese&quot;,&quot;volume&quot;:&quot;52&quot;,&quot;author&quot;:[{&quot;family&quot;:&quot;Vander Klok&quot;,&quot;given&quot;:&quot;Jozina&quot;}],&quot;issued&quot;:{&quot;date-parts&quot;:[[&quot;2013&quot;]]}}}],&quot;schema&quot;:&quot;https://github.com/citation-style-language/schema/raw/master/csl-citation.json&quot;}"/><text:span text:style-name="T5">(</text:span><text:bookmark-start text:name="__Fieldmark__4150_1502508892"/><text:span text:style-name="T5">Vander Klok 2013)</text:span><field:fieldmark-end/><text:bookmark-end text:name="__Fieldmark__4150_1502508892"/>.</text:p>
      <text:p text:style-name="P2">With that said, it is safe to say that <text:span text:style-name="T6">siguro</text:span> is slightly stronger than the other epistemic markers, and it is possible to elicit consistent differences when there is enough context. As the Hiligaynon example in <text:bookmark-ref text:reference-format="number" text:ref-name="_Ref53166482">(37)</text:bookmark-ref><text:s/>shows, <text:span text:style-name="T6">siguro</text:span> (here reduced to <text:span text:style-name="T6">guro</text:span>)<text:span text:style-name="T6"> </text:span>is preferred when there is more evidence or there is no reason to think there could be another possibility.</text:p>
      <text:list xml:id="list82728633224449" text:continue-numbering="true" text:style-name="WWNum2">
        <text:list-item>
          <text:p text:style-name="P34"><text:bookmark-start text:name="_Ref53166482"/>Hil.<text:bookmark-end text:name="_Ref53166482"/></text:p>
        </text:list-item>
      </text:list>
      <text:p text:style-name="P6"><text:span text:style-name="T36"><text:tab/></text:span>[There are no lights on in John’s house.]</text:p>
      <text:p text:style-name="P41"><text:span text:style-name="T127">Nagtulog na </text:span><text:span text:style-name="T130">(si)guro</text:span><text:span text:style-name="T127"> si John.</text:span></text:p>
      <text:p text:style-name="P48"><text:span text:style-name="T45">pfv.av.</text:span>sleep already probably <text:span text:style-name="T45">nom</text:span> John</text:p>
      <text:p text:style-name="P43"><text:span text:style-name="T146">'John must have gone to sleep already.'</text:span></text:p>
      <text:p text:style-name="P2">According to the consultant, <text:span text:style-name="T7">basi</text:span> in this sentence would mean the speaker is just guessing, or maybe John could be doing something else, like attending a party. </text:p>
      <text:p text:style-name="P2">There is still the question of whether <text:span text:style-name="T7">siguro</text:span> has the default interpretation of necessity or possibility. As <field:fieldmark-start text:name="__Fieldmark__2890_1787200729" field:type="ADDIN ZOTERO_ITEM CSL_CITATION {&quot;citationID&quot;:&quot;iQiGR0KT&quot;,&quot;properties&quot;:{&quot;formattedCitation&quot;:&quot;(Vander Klok 2013)&quot;,&quot;plainCitation&quot;:&quot;(Vander Klok 2013)&quot;,&quot;dontUpdate&quot;:true,&quot;noteIndex&quot;:0},&quot;citationItems&quot;:[{&quot;id&quot;:72,&quot;uris&quot;:[&quot;http://zotero.org/users/local/kZ8zKAPx/items/NYJ9Q8J5&quot;],&quot;uri&quot;:[&quot;http://zotero.org/users/local/kZ8zKAPx/items/NYJ9Q8J5&quot;],&quot;itemData&quot;:{&quot;id&quot;:72,&quot;type&quot;:&quot;article-journal&quot;,&quot;container-title&quot;:&quot;Oceanic Linguistics&quot;,&quot;issue&quot;:&quot;2&quot;,&quot;page&quot;:&quot;341-374&quot;,&quot;title&quot;:&quot;Pure possibility and pure necessity modals in Paciran Javanese&quot;,&quot;volume&quot;:&quot;52&quot;,&quot;author&quot;:[{&quot;family&quot;:&quot;Vander Klok&quot;,&quot;given&quot;:&quot;Jozina&quot;}],&quot;issued&quot;:{&quot;date-parts&quot;:[[&quot;2013&quot;]]}}}],&quot;schema&quot;:&quot;https://github.com/citation-style-language/schema/raw/master/csl-citation.json&quot;}"/><text:span text:style-name="T5">V</text:span><text:bookmark-start text:name="__Fieldmark__4209_1502508892"/><text:span text:style-name="T5">ander Klok (2013</text:span><field:fieldmark-end/><text:bookmark-end text:name="__Fieldmark__4209_1502508892"/>:345) demonstrated, one test is to see whether the epistemic marker can be used in mutually exclusive propositions; for example, a possibility marker makes sense in a context like ‘maybe she's taking a nap, maybe she's not taking a nap’, but a marker meaning ‘must’ or ‘certainly’ cannot appear in both clauses. No such examples were collected in the questionnaire, but a search online confirms that Tagalog <text:span text:style-name="T7">siguro </text:span>does not get canceled in such constructions, as <text:bookmark-ref text:reference-format="number" text:ref-name="_Ref52833713">(38)</text:bookmark-ref><text:s/>shows. </text:p>
      <text:list xml:id="list82728311130175" text:continue-numbering="true" text:style-name="WWNum2">
        <text:list-item>
          <text:p text:style-name="P34"><text:bookmark-start text:name="_Ref52833713"/>Tag.<text:bookmark-end text:name="_Ref52833713"/></text:p>
        </text:list-item>
      </text:list>
      <text:p text:style-name="P48"><text:span text:style-name="T103">Mararamdaman ba natin kapag may parating na pagbabago? Siguro. </text:span><text:span text:style-name="T112">Siguro hindi. Siguro minsan.</text:span></text:p>
      <text:p text:style-name="P64"><text:span text:style-name="T63">fut.ov</text:span><text:span text:style-name="T147">.able.feel </text:span><text:span text:style-name="T63">q</text:span><text:span text:style-name="T147"> 1.</text:span><text:span text:style-name="T63">incl.gen</text:span><text:span text:style-name="T147"> when </text:span><text:span text:style-name="T63">exst</text:span><text:span text:style-name="T147"> upcoming </text:span><text:span text:style-name="T63">lnk</text:span><text:span text:style-name="T147"> change <text:tab/>maybe maybe </text:span><text:span text:style-name="T63">neg</text:span><text:span text:style-name="T147"> maybe sometimes</text:span></text:p>
      <text:p text:style-name="P65"><text:span text:style-name="T147">‘Can we feel when a change is coming? Maybe. Maybe not. Maybe sometimes.’ </text:span><field:fieldmark-start text:name="__Fieldmark__2924_1787200729" field:type="ADDIN ZOTERO_ITEM CSL_CITATION {&quot;citationID&quot;:&quot;Jwj0Vzf0&quot;,&quot;properties&quot;:{&quot;formattedCitation&quot;:&quot;(Yatchi 2012)&quot;,&quot;plainCitation&quot;:&quot;(Yatchi 2012)&quot;,&quot;noteIndex&quot;:0},&quot;citationItems&quot;:[{&quot;id&quot;:77,&quot;uris&quot;:[&quot;http://zotero.org/users/local/kZ8zKAPx/items/WG894VAS&quot;],&quot;uri&quot;:[&quot;http://zotero.org/users/local/kZ8zKAPx/items/WG894VAS&quot;],&quot;itemData&quot;:{&quot;id&quot;:77,&quot;type&quot;:&quot;webpage&quot;,&quot;container-title&quot;:&quot;Definitely Filipino&quot;,&quot;title&quot;:&quot;Change&quot;,&quot;URL&quot;:&quot;https://definitelyfilipino.com/blog/change-2/&quot;,&quot;author&quot;:[{&quot;family&quot;:&quot;Yatchi&quot;,&quot;given&quot;:&quot;&quot;}],&quot;accessed&quot;:{&quot;date-parts&quot;:[[&quot;2019&quot;,2,20]]},&quot;issued&quot;:{&quot;date-parts&quot;:[[&quot;2012&quot;]]}}}],&quot;schema&quot;:&quot;https://github.com/citation-style-language/schema/raw/master/csl-citation.json&quot;}"/><text:span text:style-name="T147">(</text:span><text:bookmark-start text:name="__Fieldmark__4264_1502508892"/><text:span text:style-name="T147">Yatchi 2012)</text:span><field:fieldmark-end/><text:bookmark-end text:name="__Fieldmark__4264_1502508892"/></text:p>
      <text:p text:style-name="P2">This example suggests that, at least in Tagalog, <text:span text:style-name="T7">siguro</text:span> is a flexible possibility marker like Paciran Javanese <text:span text:style-name="T7">paleng</text:span> rather than a pure necessity marker.</text:p>
      <text:list xml:id="list82727115372634" text:continue-list="list82728168405664" text:style-name="WWNum3">
        <text:list-item>
          <text:p text:style-name="P58">Discussion</text:p>
          <text:list>
            <text:list-item>
              <text:p text:style-name="P59">Comparison and typological classification</text:p>
            </text:list-item>
          </text:list>
        </text:list-item>
      </text:list>
      <text:p text:style-name="P1"><text:soft-page-break/><text:span text:style-name="T148">Tables 2 and 3 summarize the modal systems of Zamboanga Chabacano, Cavite Chabacano, Hiligaynon, and Tagalog. In addition, Table 2 includes Ternate Chabacano, although questionnaire data were not obtained for that variety. The categorization of the Ternate Chabacano modals is based on descriptions and examples from </text:span><field:fieldmark-start text:name="__Fieldmark__2939_1787200729" field:type="ADDIN ZOTERO_ITEM CSL_CITATION {&quot;citationID&quot;:&quot;WDAksTr0&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4280_1502508892"/><text:span text:style-name="T5">ippola (2011</text:span><field:fieldmark-end/><text:bookmark-end text:name="__Fieldmark__4280_1502508892"/><text:span text:style-name="T148">:156–166, 208–210). </text:span></text:p>
      <text:p text:style-name="P1"><text:span text:style-name="T148">The tables show that all five languages have similar modal systems. Spanish influence is evident in each language through the use of </text:span><text:span text:style-name="T149">pwede</text:span><text:span text:style-name="T148"> and </text:span><text:span text:style-name="T149">siguro</text:span><text:span text:style-name="T148">. In addition, </text:span><text:span text:style-name="T149">posible</text:span><text:span text:style-name="T148"> is listed for each language except Ternate Chabacano (it did not occur in </text:span><field:fieldmark-start text:name="__Fieldmark__2954_1787200729" field:type="ADDIN ZOTERO_ITEM CSL_CITATION {&quot;citationID&quot;:&quot;vUWQqclQ&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4297_1502508892"/><text:span text:style-name="T5">ippola's 2011</text:span><field:fieldmark-end/><text:bookmark-end text:name="__Fieldmark__4297_1502508892"/><text:span text:style-name="T148"> dataset, though it is listed as a lexical item for all </text:span>Chabacano varieties in <field:fieldmark-start text:name="__Fieldmark__2962_1787200729" field:type="ADDIN ZOTERO_ITEM CSL_CITATION {&quot;citationID&quot;:&quot;KqotXb2p&quot;,&quot;properties&quot;:{&quot;formattedCitation&quot;:&quot;(Riego de Dios 1989)&quot;,&quot;plainCitation&quot;:&quot;(Riego de Dios 1989)&quot;,&quot;dontUpdate&quot;:true,&quot;noteIndex&quot;:0},&quot;citationItems&quot;:[{&quot;id&quot;:55,&quot;uris&quot;:[&quot;http://zotero.org/users/local/kZ8zKAPx/items/TDFUNIB8&quot;],&quot;uri&quot;:[&quot;http://zotero.org/users/local/kZ8zKAPx/items/TDFUNIB8&quot;],&quot;itemData&quot;:{&quot;id&quot;:55,&quot;type&quot;:&quot;article-journal&quot;,&quot;container-title&quot;:&quot;Studies in Philippine Linguistics&quot;,&quot;issue&quot;:&quot;2&quot;,&quot;title&quot;:&quot;A composite dictionary of Philippine Creole Spanish (PCS)&quot;,&quot;volume&quot;:&quot;7&quot;,&quot;author&quot;:[{&quot;family&quot;:&quot;Riego de Dios&quot;,&quot;given&quot;:&quot;Maria Isabelita O.&quot;}],&quot;issued&quot;:{&quot;date-parts&quot;:[[&quot;1986&quot;]]}}}],&quot;schema&quot;:&quot;https://github.com/citation-style-language/schema/raw/master/csl-citation.json&quot;}"/><text:span text:style-name="T5">R</text:span><text:bookmark-start text:name="__Fieldmark__4308_1502508892"/><text:span text:style-name="T5">iego de Dios' 1989</text:span><field:fieldmark-end/><text:bookmark-end text:name="__Fieldmark__4308_1502508892"/> comparative dictionary).</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5"><text:span text:style-name="T69">Modal Type</text:span></text:p>
          </table:table-cell>
          <table:table-cell table:style-name="Table2.B1" office:value-type="string">
            <text:p text:style-name="P5"><text:span text:style-name="T69">Zam.</text:span></text:p>
          </table:table-cell>
          <table:table-cell table:style-name="Table2.B1" office:value-type="string">
            <text:p text:style-name="P5"><text:span text:style-name="T69">Cav.</text:span></text:p>
          </table:table-cell>
          <table:table-cell table:style-name="Table2.D1" office:value-type="string">
            <text:p text:style-name="P5"><text:span text:style-name="T69">Ter.</text:span></text:p>
          </table:table-cell>
        </table:table-row>
        <table:table-row table:style-name="Table2.1">
          <table:table-cell table:style-name="Table2.A2" table:number-columns-spanned="4" office:value-type="string">
            <text:p text:style-name="P5"><text:span text:style-name="T69">Deontic </text:span></text:p>
          </table:table-cell>
          <table:covered-table-cell/>
          <table:covered-table-cell/>
          <table:covered-table-cell/>
        </table:table-row>
        <table:table-row table:style-name="Table2.1">
          <table:table-cell table:style-name="Table2.A3" office:value-type="string">
            <text:p text:style-name="P9"><text:span text:style-name="T70">Necessity</text:span></text:p>
          </table:table-cell>
          <table:table-cell table:style-name="Table2.B3" office:value-type="string">
            <text:p text:style-name="P5"><text:span text:style-name="T113">ne(se)sita </text:span><text:span text:style-name="T115"><text:s/>'must' (&lt; Sp. </text:span><text:span text:style-name="T113">necesita</text:span><text:span text:style-name="T115"> ‘need’)</text:span></text:p>
            <text:p text:style-name="P5"><text:span text:style-name="T113">debe</text:span><text:span text:style-name="T115"> 'should'</text:span></text:p>
          </table:table-cell>
          <table:table-cell table:style-name="Table2.B3" office:value-type="string">
            <text:p text:style-name="P5"><text:span text:style-name="T72">debi </text:span><text:span text:style-name="T70">'must, should' (&lt; Sp. </text:span><text:span text:style-name="T72">debe</text:span><text:span text:style-name="T70"> ‘owe, must’)</text:span></text:p>
          </table:table-cell>
          <table:table-cell table:style-name="Table2.D3" office:value-type="string">
            <text:p text:style-name="P5"><text:span text:style-name="T73">dabli</text:span><text:span text:style-name="T70"> 'must' (&lt; Sp. </text:span><text:span text:style-name="T73">dable</text:span><text:span text:style-name="T70"> ‘feasible’)</text:span></text:p>
          </table:table-cell>
        </table:table-row>
        <table:table-row table:style-name="Table2.1">
          <table:table-cell table:style-name="Table2.A1" office:value-type="string">
            <text:p text:style-name="P9"><text:span text:style-name="T70">Possibility</text:span></text:p>
          </table:table-cell>
          <table:table-cell table:style-name="Table2.B1" office:value-type="string">
            <text:p text:style-name="P5"><text:span text:style-name="T72">pwede</text:span><text:span text:style-name="T70"> (&lt; Sp. </text:span><text:span text:style-name="T72">puede</text:span><text:span text:style-name="T70"> 'can.3</text:span><text:span text:style-name="T54">sg</text:span><text:span text:style-name="T70">')</text:span></text:p>
          </table:table-cell>
          <table:table-cell table:style-name="Table2.B1" office:value-type="string">
            <text:p text:style-name="P5"><text:span text:style-name="T72">pwede</text:span><text:span text:style-name="T70"> </text:span></text:p>
          </table:table-cell>
          <table:table-cell table:style-name="Table2.D1" office:value-type="string">
            <text:p text:style-name="P5"><text:span text:style-name="T72">pwede</text:span><text:span text:style-name="T70"> and reduced forms (</text:span><text:span text:style-name="T72">pwe</text:span><text:span text:style-name="T70">, </text:span><text:span text:style-name="T72">pe</text:span><text:span text:style-name="T70">, </text:span><text:span text:style-name="T72">pey</text:span><text:span text:style-name="T70">)</text:span></text:p>
            <text:p text:style-name="P5"><text:span text:style-name="T72">mari</text:span><text:span text:style-name="T70"> (&lt; Tag. </text:span><text:span text:style-name="T72">maaari </text:span><text:span text:style-name="T70">'can')</text:span></text:p>
          </table:table-cell>
        </table:table-row>
        <table:table-row table:style-name="Table2.1">
          <table:table-cell table:style-name="Table2.A2" table:number-columns-spanned="4" office:value-type="string">
            <text:p text:style-name="P5"><text:span text:style-name="T69">Dynamic: Participant-internal</text:span></text:p>
          </table:table-cell>
          <table:covered-table-cell/>
          <table:covered-table-cell/>
          <table:covered-table-cell/>
        </table:table-row>
        <table:table-row table:style-name="Table2.1">
          <table:table-cell table:style-name="Table2.A3" office:value-type="string">
            <text:p text:style-name="P9"><text:span text:style-name="T70">Capability</text:span></text:p>
          </table:table-cell>
          <table:table-cell table:style-name="Table2.B3" office:value-type="string">
            <text:p text:style-name="P5"><text:span text:style-name="T72">pwede</text:span></text:p>
          </table:table-cell>
          <table:table-cell table:style-name="Table2.B3" office:value-type="string">
            <text:p text:style-name="P5"><text:span text:style-name="T72">pwede</text:span></text:p>
          </table:table-cell>
          <table:table-cell table:style-name="Table2.D3" office:value-type="string">
            <text:p text:style-name="P5"><text:span text:style-name="T72">pwede</text:span><text:span text:style-name="T70"> and reduced forms</text:span></text:p>
            <text:p text:style-name="P5"><text:span text:style-name="T72">mari</text:span></text:p>
          </table:table-cell>
        </table:table-row>
        <table:table-row table:style-name="Table2.1">
          <table:table-cell table:style-name="Table2.A1" office:value-type="string">
            <text:p text:style-name="P9"><text:span text:style-name="T70">Learned ability</text:span></text:p>
          </table:table-cell>
          <table:table-cell table:style-name="Table2.B1" office:value-type="string">
            <text:p text:style-name="P5"><text:span text:style-name="T92">sabe </text:span><text:span text:style-name="T100">(&lt; Sp. </text:span><text:span text:style-name="T92">sabe</text:span><text:span text:style-name="T100"> 'know.3</text:span><text:span text:style-name="T57">sg</text:span><text:span text:style-name="T100">')</text:span></text:p>
            <text:p text:style-name="P5"><text:span text:style-name="T92">pwede</text:span></text:p>
          </table:table-cell>
          <table:table-cell table:style-name="Table2.B1" office:value-type="string">
            <text:p text:style-name="P5"><text:span text:style-name="T72">sabe</text:span></text:p>
          </table:table-cell>
          <table:table-cell table:style-name="Table2.D1" office:value-type="string">
            <text:p text:style-name="P5"><text:span text:style-name="T92">sabe</text:span></text:p>
            <text:p text:style-name="P5"><text:span text:style-name="T92">sabé</text:span><text:span text:style-name="T100"> (&lt; Sp. </text:span><text:span text:style-name="T92">saber</text:span><text:span text:style-name="T100"> 'know.</text:span><text:span text:style-name="T57">inf</text:span><text:span text:style-name="T100">')</text:span></text:p>
          </table:table-cell>
        </table:table-row>
        <table:table-row table:style-name="Table2.1">
          <table:table-cell table:style-name="Table2.A8" table:number-columns-spanned="4" office:value-type="string">
            <text:p text:style-name="P5"><text:span text:style-name="T69">Dynamic: Participant-external</text:span></text:p>
          </table:table-cell>
          <table:covered-table-cell/>
          <table:covered-table-cell/>
          <table:covered-table-cell/>
        </table:table-row>
        <table:table-row table:style-name="Table2.1">
          <table:table-cell table:style-name="Table2.A3" office:value-type="string">
            <text:p text:style-name="P9"><text:span text:style-name="T70">Necessity</text:span></text:p>
          </table:table-cell>
          <table:table-cell table:style-name="Table2.B3" office:value-type="string">
            <text:p text:style-name="P5"><text:span text:style-name="T72">ne(se)sita</text:span></text:p>
          </table:table-cell>
          <table:table-cell table:style-name="Table2.B3" office:value-type="string">
            <text:p text:style-name="P5"><text:span text:style-name="T72">debi</text:span></text:p>
          </table:table-cell>
          <table:table-cell table:style-name="Table2.D3" office:value-type="string">
            <text:p text:style-name="P5"><text:span text:style-name="T73">dabli</text:span><text:span text:style-name="T70"> </text:span></text:p>
          </table:table-cell>
        </table:table-row>
        <table:table-row table:style-name="Table2.1">
          <table:table-cell table:style-name="Table2.A10" office:value-type="string">
            <text:p text:style-name="P9"><text:span text:style-name="T70">Possibility (ability)</text:span></text:p>
          </table:table-cell>
          <table:table-cell table:style-name="Table2.B10" office:value-type="string">
            <text:p text:style-name="P5"><text:span text:style-name="T72">pwede</text:span></text:p>
          </table:table-cell>
          <table:table-cell table:style-name="Table2.B10" office:value-type="string">
            <text:p text:style-name="P5"><text:span text:style-name="T92">pwede</text:span></text:p>
            <text:p text:style-name="P5"><text:span text:style-name="T92">pudí</text:span><text:span text:style-name="T100"> (&lt; Sp. </text:span><text:span text:style-name="T92">poder</text:span><text:span text:style-name="T100"> 'can.</text:span><text:span text:style-name="T57">inf</text:span><text:span text:style-name="T100">')</text:span></text:p>
          </table:table-cell>
          <table:table-cell table:style-name="Table2.D10" office:value-type="string">
            <text:p text:style-name="P5"><text:span text:style-name="T72">pwede</text:span><text:span text:style-name="T70"> and reduced forms </text:span><text:span text:style-name="T72">mari</text:span><text:span text:style-name="T70"> <text:s/></text:span></text:p>
          </table:table-cell>
        </table:table-row>
        <table:table-row table:style-name="Table2.1">
          <table:table-cell table:style-name="Table2.A1" office:value-type="string">
            <text:p text:style-name="P9"><text:span text:style-name="T70">Possibility (nonvolition)</text:span></text:p>
          </table:table-cell>
          <table:table-cell table:style-name="Table2.B1" office:value-type="string">
            <text:p text:style-name="P5"><text:span text:style-name="T72">pwede</text:span></text:p>
          </table:table-cell>
          <table:table-cell table:style-name="Table2.B1" office:value-type="string">
            <text:p text:style-name="P5"><text:span text:style-name="T107">pwede</text:span></text:p>
            <text:p text:style-name="P5"><text:span text:style-name="T92">pudí</text:span><text:span text:style-name="T100"> </text:span></text:p>
          </table:table-cell>
          <table:table-cell table:style-name="Table2.D1" office:value-type="string">
            <text:p text:style-name="P5"><text:span text:style-name="T72">pwede</text:span><text:span text:style-name="T70"> </text:span></text:p>
            <text:p text:style-name="P5"><text:span text:style-name="T72">mari</text:span><text:span text:style-name="T70"> </text:span></text:p>
          </table:table-cell>
        </table:table-row>
        <table:table-row table:style-name="Table2.1">
          <table:table-cell table:style-name="Table2.A2" table:number-columns-spanned="4" office:value-type="string">
            <text:p text:style-name="P5"><text:span text:style-name="T89">Epistemic</text:span></text:p>
          </table:table-cell>
          <table:covered-table-cell/>
          <table:covered-table-cell/>
          <table:covered-table-cell/>
        </table:table-row>
        <table:table-row table:style-name="Table2.1">
          <table:table-cell table:style-name="Table2.A3" office:value-type="string">
            <text:p text:style-name="P9"><text:span text:style-name="T100">Necessity (weak)</text:span></text:p>
          </table:table-cell>
          <table:table-cell table:style-name="Table2.B3" office:value-type="string">
            <text:p text:style-name="P5"><text:span text:style-name="T150">siguro</text:span><text:span text:style-name="T152"> (&lt; Sp. </text:span><text:span text:style-name="T150">seguro </text:span><text:span text:style-name="T152">‘sure’)</text:span></text:p>
          </table:table-cell>
          <table:table-cell table:style-name="Table2.B3" office:value-type="string">
            <text:p text:style-name="P5"><text:span text:style-name="T92">siguro</text:span></text:p>
          </table:table-cell>
          <table:table-cell table:style-name="Table2.D3" office:value-type="string">
            <text:p text:style-name="P5"><text:span text:style-name="T92">siguru</text:span></text:p>
          </table:table-cell>
        </table:table-row>
        <table:table-row table:style-name="Table2.1">
          <table:table-cell table:style-name="Table2.A10" office:value-type="string">
            <text:p text:style-name="P9"><text:span text:style-name="T100">Possibility</text:span></text:p>
          </table:table-cell>
          <table:table-cell table:style-name="Table2.B10" office:value-type="string">
            <text:p text:style-name="P5"><text:span text:style-name="T150">siguro</text:span></text:p>
            <text:p text:style-name="P5"><text:span text:style-name="T150">baka </text:span><text:span text:style-name="T152">(&lt; Tag.)</text:span></text:p>
            <text:p text:style-name="P5"><text:span text:style-name="T150">basi </text:span><text:span text:style-name="T152">(&lt; Hil.)</text:span></text:p>
            <text:p text:style-name="P5"><text:span text:style-name="T150">gaha </text:span><text:span text:style-name="T152">(&lt; Ceb. </text:span><text:span text:style-name="T150">kaha</text:span><text:span text:style-name="T152">)</text:span></text:p>
            <text:p text:style-name="P5"><text:span text:style-name="T150">posible</text:span><text:span text:style-name="T152"> (&lt; Sp. </text:span><text:span text:style-name="T150">posible</text:span><text:span text:style-name="T152">)</text:span></text:p>
            <text:p text:style-name="P5"><text:span text:style-name="T150">pwede</text:span></text:p>
          </table:table-cell>
          <table:table-cell table:style-name="Table2.B10" office:value-type="string">
            <text:p text:style-name="P5"><text:span text:style-name="T154">siguro</text:span></text:p>
            <text:p text:style-name="P5"><text:span text:style-name="T154">baka</text:span></text:p>
            <text:p text:style-name="P5"><text:span text:style-name="T154">posible</text:span></text:p>
            <text:p text:style-name="P5"><text:span text:style-name="T154">pwede</text:span></text:p>
          </table:table-cell>
          <table:table-cell table:style-name="Table2.D10" office:value-type="string">
            <text:p text:style-name="P5"><text:span text:style-name="T72">siguru</text:span></text:p>
            <text:p text:style-name="P5"><text:span text:style-name="T72">baka</text:span></text:p>
            <text:p text:style-name="P5"><text:span text:style-name="T154">pwede</text:span><text:span text:style-name="T155"> </text:span><text:span text:style-name="T70">and reduced forms</text:span></text:p>
          </table:table-cell>
        </table:table-row>
      </table:table>
      <text:p text:style-name="P10"><text:span text:style-name="T6">Table 2: Zamboanga, Cavite, and Ternate Chabacano modality.</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text:span text:style-name="T69">Modal Type</text:span></text:p>
          </table:table-cell>
          <table:table-cell table:style-name="Table3.B1" office:value-type="string">
            <text:p text:style-name="P5"><text:span text:style-name="T69">Hil.</text:span></text:p>
          </table:table-cell>
          <table:table-cell table:style-name="Table3.C1" office:value-type="string">
            <text:p text:style-name="P5"><text:span text:style-name="T69">Tag.</text:span></text:p>
          </table:table-cell>
        </table:table-row>
        <table:table-row table:style-name="Table3.1">
          <table:table-cell table:style-name="Table3.A2" table:number-columns-spanned="3" office:value-type="string">
            <text:p text:style-name="P5"><text:span text:style-name="T69">Deontic</text:span></text:p>
          </table:table-cell>
          <table:covered-table-cell/>
          <table:covered-table-cell/>
        </table:table-row>
        <table:table-row table:style-name="Table3.1">
          <table:table-cell table:style-name="Table3.A3" office:value-type="string">
            <text:p text:style-name="P9"><text:span text:style-name="T70">Necessity</text:span></text:p>
          </table:table-cell>
          <table:table-cell table:style-name="Table3.B3" office:value-type="string">
            <text:p text:style-name="P5"><text:span text:style-name="T72">kinahanglan/kinanlan</text:span><text:span text:style-name="T70"> ‘must’</text:span></text:p>
            <text:p text:style-name="P5"><text:span text:style-name="T72">dapat</text:span><text:span text:style-name="T70"> ‘should’</text:span></text:p>
          </table:table-cell>
          <table:table-cell table:style-name="Table3.C3" office:value-type="string">
            <text:p text:style-name="P5"><text:span text:style-name="T72">kailangan</text:span><text:span text:style-name="T70"> ‘must’</text:span></text:p>
            <text:p text:style-name="P5"><text:span text:style-name="T72">dapat</text:span><text:span text:style-name="T70"> ‘should’</text:span></text:p>
          </table:table-cell>
        </table:table-row>
        <table:table-row table:style-name="Table3.1">
          <table:table-cell table:style-name="Table3.A1" office:value-type="string">
            <text:p text:style-name="P9"><text:span text:style-name="T70">Possibility</text:span></text:p>
          </table:table-cell>
          <table:table-cell table:style-name="Table3.B1" office:value-type="string">
            <text:p text:style-name="P5"><text:span text:style-name="T72">pwede</text:span></text:p>
            <text:p text:style-name="P5"><text:span text:style-name="T72">ma(ka)-</text:span></text:p>
          </table:table-cell>
          <table:table-cell table:style-name="Table3.C1" office:value-type="string">
            <text:p text:style-name="P5"><text:span text:style-name="T72">puwede</text:span></text:p>
            <text:p text:style-name="P5"><text:span text:style-name="T72">maaari</text:span></text:p>
            <text:p text:style-name="P5"><text:span text:style-name="T72">ma(ka)-</text:span></text:p>
          </table:table-cell>
        </table:table-row>
        <table:table-row table:style-name="Table3.1">
          <table:table-cell table:style-name="Table3.A5" table:number-columns-spanned="3" office:value-type="string">
            <text:p text:style-name="P5"><text:span text:style-name="T69">Dynamic: Participant-internal</text:span></text:p>
          </table:table-cell>
          <table:covered-table-cell/>
          <table:covered-table-cell/>
        </table:table-row>
        <table:table-row table:style-name="Table3.1">
          <table:table-cell table:style-name="Table3.A3" office:value-type="string">
            <text:p text:style-name="P9"><text:span text:style-name="T70">Capability</text:span></text:p>
          </table:table-cell>
          <table:table-cell table:style-name="Table3.B3" office:value-type="string">
            <text:p text:style-name="P5"><text:span text:style-name="T72">pwede</text:span></text:p>
          </table:table-cell>
          <table:table-cell table:style-name="Table3.C3" office:value-type="string">
            <text:p text:style-name="P5"><text:span text:style-name="T72">kaya</text:span><text:span text:style-name="T70"> 'capability, power'</text:span></text:p>
          </table:table-cell>
        </table:table-row>
        <table:table-row table:style-name="Table3.1">
          <table:table-cell table:style-name="Table3.A1" office:value-type="string">
            <text:p text:style-name="P9"><text:span text:style-name="T70">Learned ability</text:span></text:p>
          </table:table-cell>
          <table:table-cell table:style-name="Table3.B1" office:value-type="string">
            <text:p text:style-name="P5"><text:span text:style-name="T92">kahibalo</text:span><text:span text:style-name="T100"> 'know'</text:span></text:p>
          </table:table-cell>
          <table:table-cell table:style-name="Table3.C1" office:value-type="string">
            <text:p text:style-name="P5"><text:span text:style-name="T72">marunong</text:span><text:span text:style-name="T70"> 'knowledgeable'</text:span></text:p>
          </table:table-cell>
        </table:table-row>
        <table:table-row table:style-name="Table3.1">
          <table:table-cell table:style-name="Table3.A2" table:number-columns-spanned="3" office:value-type="string">
            <text:p text:style-name="P5"><text:span text:style-name="T69">Dynamic: Participant-external</text:span></text:p>
          </table:table-cell>
          <table:covered-table-cell/>
          <table:covered-table-cell/>
        </table:table-row>
        <table:table-row table:style-name="Table3.1">
          <table:table-cell table:style-name="Table3.A3" office:value-type="string">
            <text:p text:style-name="P9"><text:span text:style-name="T70">Necessity</text:span></text:p>
          </table:table-cell>
          <table:table-cell table:style-name="Table3.B3" office:value-type="string">
            <text:p text:style-name="P5"><text:span text:style-name="T72">kinahanglan/kinanlan</text:span></text:p>
          </table:table-cell>
          <table:table-cell table:style-name="Table3.C3" office:value-type="string">
            <text:p text:style-name="P5"><text:span text:style-name="T72">kailangan</text:span></text:p>
          </table:table-cell>
        </table:table-row>
        <table:table-row table:style-name="Table3.1">
          <table:table-cell table:style-name="Table3.A10" office:value-type="string">
            <text:p text:style-name="P9"><text:span text:style-name="T70">Possibility (ability)</text:span></text:p>
          </table:table-cell>
          <table:table-cell table:style-name="Table3.B10" office:value-type="string">
            <text:p text:style-name="P5"><text:span text:style-name="T72">pwede</text:span></text:p>
            <text:p text:style-name="P5"><text:span text:style-name="T72">ma(ka)-</text:span></text:p>
          </table:table-cell>
          <table:table-cell table:style-name="Table3.C10" office:value-type="string">
            <text:p text:style-name="P5"><text:span text:style-name="T72">pwede</text:span></text:p>
            <text:p text:style-name="P5"><text:span text:style-name="T72">maaari</text:span></text:p>
            <text:p text:style-name="P5"><text:span text:style-name="T72">ma(ka)-</text:span></text:p>
          </table:table-cell>
        </table:table-row>
        <table:table-row table:style-name="Table3.1">
          <table:table-cell table:style-name="Table3.A1" office:value-type="string">
            <text:p text:style-name="P9"><text:span text:style-name="T70">Possibility (nonvolition)</text:span></text:p>
          </table:table-cell>
          <table:table-cell table:style-name="Table3.B1" office:value-type="string">
            <text:p text:style-name="P5"><text:span text:style-name="T72">ma(ka)-</text:span></text:p>
          </table:table-cell>
          <table:table-cell table:style-name="Table3.C1" office:value-type="string">
            <text:p text:style-name="P5"><text:span text:style-name="T72">ma(ka)-</text:span></text:p>
          </table:table-cell>
        </table:table-row>
        <table:table-row table:style-name="Table3.1">
          <table:table-cell table:style-name="Table3.A2" table:number-columns-spanned="3" office:value-type="string">
            <text:p text:style-name="P5"><text:span text:style-name="T89">Epistemic</text:span></text:p>
          </table:table-cell>
          <table:covered-table-cell/>
          <table:covered-table-cell/>
        </table:table-row>
        <table:table-row table:style-name="Table3.1">
          <table:table-cell table:style-name="Table3.A3" office:value-type="string">
            <text:p text:style-name="P9"><text:span text:style-name="T100">Necessity (weak)</text:span></text:p>
          </table:table-cell>
          <table:table-cell table:style-name="Table3.B3" office:value-type="string">
            <text:p text:style-name="P5"><text:span text:style-name="T92">siguro</text:span><text:span text:style-name="T100"> </text:span></text:p>
          </table:table-cell>
          <table:table-cell table:style-name="Table3.C3" office:value-type="string">
            <text:p text:style-name="P5"><text:span text:style-name="T92">siguro</text:span><text:span text:style-name="T100"> </text:span></text:p>
          </table:table-cell>
        </table:table-row>
        <table:table-row table:style-name="Table3.1">
          <table:table-cell table:style-name="Table3.A10" office:value-type="string">
            <text:p text:style-name="P9"><text:span text:style-name="T100">Possibility</text:span></text:p>
          </table:table-cell>
          <table:table-cell table:style-name="Table3.B10" office:value-type="string">
            <text:p text:style-name="P5"><text:span text:style-name="T72">siguro</text:span></text:p>
            <text:p text:style-name="P5"><text:span text:style-name="T72">basi</text:span><text:span text:style-name="T70"> </text:span></text:p>
            <text:p text:style-name="P5"><text:span text:style-name="T72">posible</text:span></text:p>
            <text:p text:style-name="P5"><text:span text:style-name="T72">pwede</text:span></text:p>
          </table:table-cell>
          <table:table-cell table:style-name="Table3.C10" office:value-type="string">
            <text:p text:style-name="P5"><text:span text:style-name="T150">siguro</text:span></text:p>
            <text:p text:style-name="P5"><text:span text:style-name="T150">baka</text:span><text:span text:style-name="T152"> </text:span></text:p>
            <text:p text:style-name="P5"><text:span text:style-name="T150">posible</text:span></text:p>
            <text:p text:style-name="P5"><text:span text:style-name="T150">pwede</text:span></text:p>
            <text:p text:style-name="P5"><text:span text:style-name="T150">maaari</text:span></text:p>
          </table:table-cell>
        </table:table-row>
      </table:table>
      <text:p text:style-name="P10"><text:span text:style-name="T6">Table 3: Hiligaynon and Tagalog modality.</text:span></text:p>
      <text:p text:style-name="P1"><text:span text:style-name="T157">Within the typological framework used by </text:span><field:fieldmark-start text:name="__Fieldmark__3313_1787200729" field:type="ADDIN ZOTERO_ITEM CSL_CITATION {&quot;citationID&quot;:&quot;htrcREBS&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4687_1502508892"/><text:span text:style-name="T5">atthewson et al. (2005)</text:span><field:fieldmark-end/><text:bookmark-end text:name="__Fieldmark__4687_1502508892"/><text:span text:style-name="T157"> and </text:span><field:fieldmark-start text:name="__Fieldmark__3320_1787200729" field:type="ADDIN ZOTERO_ITEM CSL_CITATION {&quot;citationID&quot;:&quot;3t5Cyc4j&quot;,&quot;properties&quot;:{&quot;formattedCitation&quot;:&quot;(Vander Klok 2013)&quot;,&quot;plainCitation&quot;:&quot;(Vander Klok 2013)&quot;,&quot;dontUpdate&quot;:true,&quot;noteIndex&quot;:0},&quot;citationItems&quot;:[{&quot;id&quot;:72,&quot;uris&quot;:[&quot;http://zotero.org/users/local/kZ8zKAPx/items/NYJ9Q8J5&quot;],&quot;uri&quot;:[&quot;http://zotero.org/users/local/kZ8zKAPx/items/NYJ9Q8J5&quot;],&quot;itemData&quot;:{&quot;id&quot;:72,&quot;type&quot;:&quot;article-journal&quot;,&quot;container-title&quot;:&quot;Oceanic Linguistics&quot;,&quot;issue&quot;:&quot;2&quot;,&quot;page&quot;:&quot;341-374&quot;,&quot;title&quot;:&quot;Pure possibility and pure necessity modals in Paciran Javanese&quot;,&quot;volume&quot;:&quot;52&quot;,&quot;author&quot;:[{&quot;family&quot;:&quot;Vander Klok&quot;,&quot;given&quot;:&quot;Jozina&quot;}],&quot;issued&quot;:{&quot;date-parts&quot;:[[&quot;2013&quot;]]}}}],&quot;schema&quot;:&quot;https://github.com/citation-style-language/schema/raw/master/csl-citation.json&quot;}"/><text:span text:style-name="T5">V</text:span><text:bookmark-start text:name="__Fieldmark__4700_1502508892"/><text:span text:style-name="T5">ander Klok (2013)</text:span><field:fieldmark-end/><text:bookmark-end text:name="__Fieldmark__4700_1502508892"/><text:span text:style-name="T157">, each language can be described as having a mixed modal system. </text:span><text:span text:style-name="T9">Pwede</text:span><text:span text:style-name="T157"> has fixed possibility force in all five languages, and the base is left to context, as in many European languages; except for Tagalog </text:span><text:span text:style-name="T9">maaari</text:span><text:span text:style-name="T157">, it is the only verb in any of the languages that can cover epistemic contexts. The various verbs that express necessity in each language also have fixed modal force and can flexibly express deontic or dynamic (but not epistemic) modality. Finally, most of the epistemic markers cannot be used for other types of modality and have a base fixed to possibility contexts, but </text:span><text:span text:style-name="T9">siguro</text:span><text:span text:style-name="T157"> appears to have somewhat flexible force, and is therefore listed in the tables for now under both possibility and weak necessity. </text:span></text:p>
      <text:p text:style-name="P1">The facts about Chabacano align with <field:fieldmark-start text:name="__Fieldmark__3335_1787200729" field:type="ADDIN ZOTERO_ITEM CSL_CITATION {&quot;citationID&quot;:&quot;9sSTX77L&quot;,&quot;properties&quot;:{&quot;formattedCitation&quot;:&quot;(Winford 2018)&quot;,&quot;plainCitation&quot;:&quot;(Winford 2018)&quot;,&quot;dontUpdate&quot;:true,&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W</text:span><text:bookmark-start text:name="__Fieldmark__4726_1502508892"/><text:span text:style-name="T5">inford's (2018)</text:span><field:fieldmark-end/><text:bookmark-end text:name="__Fieldmark__4726_1502508892"/> observation that it is common for creoles to have at least two modal auxiliaries: one corresponding to <text:span text:style-name="T7">must </text:span>(necessity) and one to <text:span text:style-name="T7">can </text:span>(possibility), with both categories covering a range of deontic, dynamic, and epistemic contexts. This pattern is not surprising, given how common this type of polyfunctionality is in the European lexifiers (<field:fieldmark-start text:name="__Fieldmark__3346_1787200729" field:type="ADDIN ZOTERO_ITEM CSL_CITATION {&quot;citationID&quot;:&quot;zItkmxjY&quot;,&quot;properties&quot;:{&quot;formattedCitation&quot;:&quot;(van der Auwera, Ammann &amp; Kindt 2005)&quot;,&quot;plainCitation&quot;:&quot;(van der Auwera, Ammann &amp; Kindt 2005)&quot;,&quot;dontUpdate&quot;:true,&quot;noteIndex&quot;:0},&quot;citationItems&quot;:[{&quot;id&quot;:69,&quot;uris&quot;:[&quot;http://zotero.org/users/local/kZ8zKAPx/items/EFDZA59F&quot;],&quot;uri&quot;:[&quot;http://zotero.org/users/local/kZ8zKAPx/items/EFDZA59F&quot;],&quot;itemData&quot;:{&quot;id&quot;:69,&quot;type&quot;:&quot;chapter&quot;,&quot;container-title&quot;:&quot;Modality: Studies in form and function&quot;,&quot;event-place&quot;:&quot;London&quot;,&quot;page&quot;:&quot;247-272&quot;,&quot;publisher&quot;:&quot;Equinox Publishing&quot;,&quot;publisher-place&quot;:&quot;London&quot;,&quot;title&quot;:&quot;polyfunctionality and Standard Average European&quot;,&quot;author&quot;:[{&quot;family&quot;:&quot;Auwera&quot;,&quot;given&quot;:&quot;Johan&quot;,&quot;non-dropping-particle&quot;:&quot;van der&quot;},{&quot;family&quot;:&quot;Ammann&quot;,&quot;given&quot;:&quot;Andreas&quot;},{&quot;family&quot;:&quot;Kindt&quot;,&quot;given&quot;:&quot;Saskia&quot;}],&quot;editor&quot;:[{&quot;family&quot;:&quot;Klinge&quot;,&quot;given&quot;:&quot;Alex&quot;},{&quot;family&quot;:&quot;Müller&quot;,&quot;given&quot;:&quot;Henrik Høeg&quot;}],&quot;issued&quot;:{&quot;date-parts&quot;:[[&quot;2005&quot;]]}}}],&quot;schema&quot;:&quot;https://github.com/citation-style-language/schema/raw/master/csl-citation.json&quot;}"/><text:span text:style-name="T5">v</text:span><text:bookmark-start text:name="__Fieldmark__4744_1502508892"/><text:span text:style-name="T5">an der Auwera et al. 2005</text:span><field:fieldmark-end/><text:bookmark-end text:name="__Fieldmark__4744_1502508892"/>, <field:fieldmark-start text:name="__Fieldmark__3353_1787200729" field:type="ADDIN ZOTERO_ITEM CSL_CITATION {&quot;citationID&quot;:&quot;WI9uMmU5&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4753_1502508892"/><text:span text:style-name="T5">atthewson et al. 2005</text:span><field:fieldmark-end/><text:bookmark-end text:name="__Fieldmark__4753_1502508892"/>). The fact that <text:span text:style-name="T6">p</text:span><text:span text:style-name="T7">wede</text:span> works this way in all Chabacano varieties is a somewhat new finding, since the current descriptions of Zamboanga and Ternate Chabacano in APiCS state that the ability verb is not used to express epistemic possibility (feature 55, <field:fieldmark-start text:name="__Fieldmark__3363_1787200729" field:type="ADDIN ZOTERO_ITEM CSL_CITATION {&quot;citationID&quot;:&quot;3bXAKxRt&quot;,&quot;properties&quot;:{&quot;formattedCitation&quot;:&quot;(Maurer &amp; the APiCS Consortium 2013)&quot;,&quot;plainCitation&quot;:&quot;(Maurer &amp; the APiCS Consortium 2013)&quot;,&quot;dontUpdate&quot;:true,&quot;noteIndex&quot;:0},&quot;citationItems&quot;:[{&quot;id&quot;:51,&quot;uris&quot;:[&quot;http://zotero.org/users/local/kZ8zKAPx/items/A9VV9RXP&quot;],&quot;uri&quot;:[&quot;http://zotero.org/users/local/kZ8zKAPx/items/A9VV9RXP&quot;],&quot;itemData&quot;:{&quot;id&quot;:51,&quot;type&quot;:&quot;chapter&quot;,&quot;container-title&quot;:&quot;Atlas of pidgin and creole language structures&quot;,&quot;event-place&quot;:&quot;Leipzig&quot;,&quot;publisher&quot;:&quot;Max Planck Institute for Evolutionary Anthropology&quot;,&quot;publisher-place&quot;:&quot;Leipzig&quot;,&quot;title&quot;:&quot;Ability verb and epistemic possibility&quot;,&quot;URL&quot;:&quot;https://apics-online.info/parameters/55#2/16.5/10.0&quot;,&quot;author&quot;:[{&quot;family&quot;:&quot;Maurer&quot;,&quot;given&quot;:&quot;Philippe&quot;},{&quot;family&quot;:&quot;the APiCS Consortium&quot;,&quot;given&quot;:&quot;&quot;}],&quot;accessed&quot;:{&quot;date-parts&quot;:[[&quot;2019&quot;,2,20]]},&quot;issued&quot;:{&quot;date-parts&quot;:[[&quot;2013&quot;]]}}}],&quot;schema&quot;:&quot;https://github.com/citation-style-language/schema/raw/master/csl-citation.json&quot;}"/><text:span text:style-name="T5">M</text:span><text:bookmark-start text:name="__Fieldmark__4765_1502508892"/><text:span text:style-name="T5">aurer et al. 2013</text:span><field:fieldmark-end/><text:bookmark-end text:name="__Fieldmark__4765_1502508892"/>; but see also <field:fieldmark-start text:name="__Fieldmark__3370_1787200729" field:type="ADDIN ZOTERO_ITEM CSL_CITATION {&quot;citationID&quot;:&quot;ZQHIRsTO&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4774_1502508892"/><text:span text:style-name="T5">ippola 2011</text:span><field:fieldmark-end/><text:bookmark-end text:name="__Fieldmark__4774_1502508892"/>, which shows that <text:span text:style-name="T6">pwede</text:span> can be epistemic in Ternate). The extension of the ability verb to epistemic contexts is also found in Palenquero and Papiamentu <field:fieldmark-start text:name="__Fieldmark__3379_1787200729" field:type="ADDIN ZOTERO_ITEM CSL_CITATION {&quot;citationID&quot;:&quot;dXe7UFTX&quot;,&quot;properties&quot;:{&quot;formattedCitation&quot;:&quot;(Maurer &amp; the APiCS Consortium 2013)&quot;,&quot;plainCitation&quot;:&quot;(Maurer &amp; the APiCS Consortium 2013)&quot;,&quot;dontUpdate&quot;:true,&quot;noteIndex&quot;:0},&quot;citationItems&quot;:[{&quot;id&quot;:51,&quot;uris&quot;:[&quot;http://zotero.org/users/local/kZ8zKAPx/items/A9VV9RXP&quot;],&quot;uri&quot;:[&quot;http://zotero.org/users/local/kZ8zKAPx/items/A9VV9RXP&quot;],&quot;itemData&quot;:{&quot;id&quot;:51,&quot;type&quot;:&quot;chapter&quot;,&quot;container-title&quot;:&quot;Atlas of pidgin and creole language structures&quot;,&quot;event-place&quot;:&quot;Leipzig&quot;,&quot;publisher&quot;:&quot;Max Planck Institute for Evolutionary Anthropology&quot;,&quot;publisher-place&quot;:&quot;Leipzig&quot;,&quot;title&quot;:&quot;Ability verb and epistemic possibility&quot;,&quot;URL&quot;:&quot;https://apics-online.info/parameters/55#2/16.5/10.0&quot;,&quot;author&quot;:[{&quot;family&quot;:&quot;Maurer&quot;,&quot;given&quot;:&quot;Philippe&quot;},{&quot;family&quot;:&quot;the APiCS Consortium&quot;,&quot;given&quot;:&quot;&quot;}],&quot;accessed&quot;:{&quot;date-parts&quot;:[[&quot;2019&quot;,2,20]]},&quot;issued&quot;:{&quot;date-parts&quot;:[[&quot;2013&quot;]]}}}],&quot;schema&quot;:&quot;https://github.com/citation-style-language/schema/raw/master/csl-citation.json&quot;}"/><text:span text:style-name="T5">(</text:span><text:bookmark-start text:name="__Fieldmark__4781_1502508892"/><text:span text:style-name="T5">Maurer et al. 2013)</text:span><field:fieldmark-end/><text:bookmark-end text:name="__Fieldmark__4781_1502508892"/>, so this feature appears to be common to all Spanish-lexified creoles. </text:p>
      <text:p text:style-name="P1">The expression of possibility in the Chabacano varieties is significantly influenced by the adstrates in at least two ways. First, Chabacano epistemic modality is expressed primarily through adverbs, which are of both Philippine and Spanish origin. Tagalog <text:span text:style-name="T6">baka </text:span>is used in every Chabacano variety, although in Zamboanga, this word is likely a fairly recent borrowing,<text:span text:style-name="Footnote_20_anchor"><text:note text:id="ftn5" text:note-class="footnote"><text:note-citation>5</text:note-citation><text:note-body><text:p text:style-name="P18"><text:span text:style-name="Footnote_20_Symbol"/>As <field:fieldmark-start text:name="__Fieldmark__3397_1787200729" field:type="ADDIN ZOTERO_ITEM CSL_CITATION {&quot;citationID&quot;:&quot;CIcV3vgP&quot;,&quot;properties&quot;:{&quot;formattedCitation&quot;:&quot;(Lipski 2013)&quot;,&quot;plainCitation&quot;:&quot;(Lipski 2013)&quot;,&quot;dontUpdate&quot;:true,&quot;noteIndex&quot;:5},&quot;citationItems&quot;:[{&quot;id&quot;:43,&quot;uris&quot;:[&quot;http://zotero.org/users/local/kZ8zKAPx/items/ZKQE7SUM&quot;],&quot;uri&quot;:[&quot;http://zotero.org/users/local/kZ8zKAPx/items/ZKQE7SUM&quot;],&quot;itemData&quot;:{&quot;id&quot;:43,&quot;type&quot;:&quot;article-journal&quot;,&quot;container-title&quot;:&quot;International Journal of Bilingualism&quot;,&quot;issue&quot;:&quot;4&quot;,&quot;journalAbbreviation&quot;:&quot;International Journal of Bilingualism&quot;,&quot;page&quot;:&quot;448-478&quot;,&quot;title&quot;:&quot;Remixing a mixed language: The emergence of a new pronominal system in Chabacano (Philippine Creole Spanish)&quot;,&quot;volume&quot;:&quot;17&quot;,&quot;author&quot;:[{&quot;family&quot;:&quot;Lipski&quot;,&quot;given&quot;:&quot;John M.&quot;}],&quot;issued&quot;:{&quot;date-parts&quot;:[[&quot;2013&quot;]]}}}],&quot;schema&quot;:&quot;https://github.com/citation-style-language/schema/raw/master/csl-citation.json&quot;}"/><field:fieldmark-end/><text:bookmark text:name="__Fieldmark__4803_1502508892"/><text:span text:style-name="T5">Lipski (2013</text:span>:461) observed, it is only recent decades that Tagalog/Filipino has become influential enough in Mindanao for people to start borrowing grammatical items from it.</text:p></text:note-body></text:note></text:span> and the Visayan equivalents <text:span text:style-name="T6">basi </text:span>(&lt; Hil.) and <text:span text:style-name="T6">gaha </text:span>(&lt; Ceb.) are still used. <text:span text:style-name="T6">Siguro</text:span> was semantically weakened as it was grammaticalized from Spanish <text:span text:style-name="T6">seguro </text:span>'surely' in Chabacano as well as the adstrates. It consistently marks a higher degree of necessity or probability than the markers of Philippine origin, under the right contexts. Yet it also seems to mark possibility or general uncertainty, with the native markers left to indicate a more remote possibility. </text:p>
      <text:p text:style-name="P1">Second, each Chabacano variety uses <text:span text:style-name="T6">pwede</text:span> or a related form to mark not only ability but also nonvolitional circumstances, mapping onto the functions of adstrate <text:span text:style-name="T7">ma(ka)-</text:span>. While the nonvolitional function of <text:span text:style-name="T7">pwede</text:span> was already documented in Zamboanga and Ternate Chabacano (<field:fieldmark-start text:name="__Fieldmark__3422_1787200729" field:type="ADDIN ZOTERO_ITEM CSL_CITATION {&quot;citationID&quot;:&quot;5zHfHvDZ&quot;,&quot;properties&quot;:{&quot;formattedCitation&quot;:&quot;(Rubino 2008)&quot;,&quot;plainCitation&quot;:&quot;(Rubino 2008)&quot;,&quot;dontUpdate&quot;:true,&quot;noteIndex&quot;:0},&quot;citationItems&quot;:[{&quot;id&quot;:56,&quot;uris&quot;:[&quot;http://zotero.org/users/local/kZ8zKAPx/items/P5K9RW8X&quot;],&quot;uri&quot;:[&quot;http://zotero.org/users/local/kZ8zKAPx/items/P5K9RW8X&quot;],&quot;itemData&quot;:{&quot;id&quot;:56,&quot;type&quot;:&quot;chapter&quot;,&quot;container-title&quot;:&quot;Roots of creole structures: Weighing the contribution of substrates and superstrates&quot;,&quot;event-place&quot;:&quot;Amsterdam&quot;,&quot;page&quot;:&quot;279-300&quot;,&quot;publisher&quot;:&quot;John Benjamins&quot;,&quot;publisher-place&quot;:&quot;Amsterdam&quot;,&quot;title&quot;:&quot;Zamboangueño Chavacano and the potentive mode&quot;,&quot;author&quot;:[{&quot;family&quot;:&quot;Rubino&quot;,&quot;given&quot;:&quot;Carl&quot;}],&quot;editor&quot;:[{&quot;family&quot;:&quot;Michaelis&quot;,&quot;given&quot;:&quot;Susanne&quot;}],&quot;issued&quot;:{&quot;date-parts&quot;:[[&quot;2008&quot;]]}}}],&quot;schema&quot;:&quot;https://github.com/citation-style-language/schema/raw/master/csl-citation.json&quot;}"/><text:span text:style-name="T5">R</text:span><text:bookmark-start text:name="__Fieldmark__4849_1502508892"/><text:span text:style-name="T5">ubino 2008</text:span><field:fieldmark-end/><text:bookmark-end text:name="__Fieldmark__4849_1502508892"/>, <field:fieldmark-start text:name="__Fieldmark__3429_1787200729" field:type="ADDIN ZOTERO_ITEM CSL_CITATION {&quot;citationID&quot;:&quot;mKku1Ksv&quot;,&quot;properties&quot;:{&quot;formattedCitation&quot;:&quot;(Sippola 2011)&quot;,&quot;plainCitation&quot;:&quot;(Sippola 2011)&quot;,&quot;dontUpdate&quot;:true,&quot;noteIndex&quot;:0},&quot;citationItems&quot;:[{&quot;id&quot;:60,&quot;uris&quot;:[&quot;http://zotero.org/users/local/kZ8zKAPx/items/SXHYS3IX&quot;],&quot;uri&quot;:[&quot;http://zotero.org/users/local/kZ8zKAPx/items/SXHYS3IX&quot;],&quot;itemData&quot;:{&quot;id&quot;:60,&quot;type&quot;:&quot;thesis&quot;,&quot;event-place&quot;:&quot;Helsinki&quot;,&quot;genre&quot;:&quot;doctoral dissertation&quot;,&quot;publisher&quot;:&quot;University of Helsinki&quot;,&quot;publisher-place&quot;:&quot;Helsinki&quot;,&quot;title&quot;:&quot;Una gramática descriptiva del chabacano de Ternate&quot;,&quot;author&quot;:[{&quot;family&quot;:&quot;Sippola&quot;,&quot;given&quot;:&quot;Eeva&quot;}],&quot;issued&quot;:{&quot;date-parts&quot;:[[&quot;2011&quot;]]}}}],&quot;schema&quot;:&quot;https://github.com/citation-style-language/schema/raw/master/csl-citation.json&quot;}"/><text:span text:style-name="T5">S</text:span><text:bookmark-start text:name="__Fieldmark__4854_1502508892"/><text:span text:style-name="T5">ippola 2011</text:span><field:fieldmark-end/><text:bookmark-end text:name="__Fieldmark__4854_1502508892"/>), this data shows that the same is true in Cavite, but using <text:span text:style-name="T6">pudí</text:span>. Furthermore, this study demonstrates just how closely the Chabacano varieties track with the adstrates in overtly marking <text:span text:style-name="T7">pwede/</text:span><text:span text:style-name="T6">pudí</text:span> for perfective aspect in these contexts, in order to mark that a result has been achieved (whether intentionally or not). These circumstantial uses of <text:span text:style-name="T7">pwede </text:span><text:span text:style-name="T145">or </text:span><text:span text:style-name="T7">pudí</text:span><text:span text:style-name="T145"> </text:span>are also related to the experience-marking functions of <text:span text:style-name="T7">ma(ka)-</text:span><text:span text:style-name="T145"> and some uses of stative </text:span><text:span text:style-name="T7">ma-</text:span><text:span text:style-name="T145"> (e.g., for verbs like ‘see’ and ‘die’)</text:span>. </text:p>
      <text:p text:style-name="P1">From a broader crosslinguistic perspective, another finding is that while Chabacano <text:span text:style-name="T6">pwede/pudí</text:span> and Philippine <text:span text:style-name="T6">ma(ka)-</text:span> have remarkably similar functions to the circumstantial marker in St’át’imcets, they differ in some crucial ways. They are not fixed to a dynamic/circumstantial base, and they do not have flexible force (the opposite of how the St’át’imcets marker is specified). Unlike in St’át’imcets, the nonvolitional uses of these markers fall under the realm of possibility and not necessity.</text:p>
      <text:p text:style-name="P1">The data also clearly demonstrate that the Hiligaynon and Tagalog systems are nearly identical to each other. They share some Philippine and Spanish forms that are exactly the same (<text:span text:style-name="T6">dapat </text:span>'should', <text:span text:style-name="T6">maka-</text:span> 'able', <text:span text:style-name="T6">pwede</text:span> 'able', etc.) and others that are also close Philippine cognates (Hil. <text:span text:style-name="T6">kinahanglan/kinanlan</text:span> 'must'<text:span text:style-name="T6">, </text:span>Tag. <text:span text:style-name="T6">kailangan</text:span> 'must'). <text:span text:style-name="T6">P</text:span><text:span text:style-name="T7">wede </text:span>does not cover nonvolitional circumstances in either language. It overlaps with <text:span text:style-name="T7">ma(ka)-</text:span> to some extent, but the prefix is not used in epistemic contexts; rather, it is restricted to participant-external event modality (i.e., deontic and circumstantial possibility, including nonvolitional events).<text:span text:style-name="T7"> </text:span>The only major differences between the adstrates are that Tagalog marks more distinctions between subtypes of dynamic possibility (using <text:span text:style-name="T6">kaya</text:span> for capability instead of <text:span text:style-name="T6">pwede</text:span>), and it still sometimes uses <text:span text:style-name="T6">maaari</text:span> as a more formal native equivalent to <text:span text:style-name="T6">pwede</text:span>.</text:p>
      <text:list xml:id="list82728195012992" text:continue-numbering="true" text:style-name="WWNum3">
        <text:list-item>
          <text:list>
            <text:list-item>
              <text:p text:style-name="P59">Development of the Chabacano modal systems</text:p>
            </text:list-item>
          </text:list>
        </text:list-item>
      </text:list>
      <text:p text:style-name="P1">Given the similarity of the creole modal systems, it might be tempting to assume that came from a common ancestor. Apart from the modals, the examples in §4 are also remarkably similar overall in their syntax and lexicon. I argue, however, that these systems developed separately but congruently because there are few substantial differences in the modal systems and overall structure of the substrates. </text:p>
      <text:p text:style-name="P1">The slight lexical differences in the modal systems should not be overlooked, as <field:fieldmark-start text:name="__Fieldmark__3488_1787200729" field:type="ADDIN ZOTERO_ITEM CSL_CITATION {&quot;citationID&quot;:&quot;PWo3r9sb&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4924_1502508892"/><text:span text:style-name="T5">ippola &amp; Lesho (2020)</text:span><field:fieldmark-end/><text:bookmark-end text:name="__Fieldmark__4924_1502508892"/> have already argued. For example, while it would not have been out of the realm of possibility for one Chabacano variety to have selected either Spanish <text:span text:style-name="T6">necesita</text:span> or <text:span text:style-name="T6">debe</text:span> as the main necessity verb during the process of creole formation, and then another variety to have later switched to the other through internal change, this does not seem to be what happened. The supposed parent variety in Ternate did not grammaticalize either of these forms but rather uses <text:span text:style-name="T6">dabli</text:span> <field:fieldmark-start text:name="__Fieldmark__3501_1787200729" field:type="ADDIN ZOTERO_ITEM CSL_CITATION {&quot;citationID&quot;:&quot;Hq5rU80V&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text:span><text:bookmark-start text:name="__Fieldmark__4944_1502508892"/><text:span text:style-name="T5">Sippola &amp; Lesho 2020</text:span><field:fieldmark-end/><text:bookmark-end text:name="__Fieldmark__4944_1502508892"/>:112). The more plausible explanation is that each variety selected different forms because they were separated geographically and socially, and formed during slightly different time periods (as historical evidence also suggests). </text:p>
      <text:p text:style-name="P1">The possibility modals also have slight differences in form that are suggestive of development along separate trajectories. <text:span text:style-name="T6">Pwede</text:span> is found in all three Chabacano varieties, but in Ternate, it is often reduced to just the first syllable, possibly indicating a higher degree of grammaticalization <field:fieldmark-start text:name="__Fieldmark__3512_1787200729" field:type="ADDIN ZOTERO_ITEM CSL_CITATION {&quot;citationID&quot;:&quot;ebypiaS7&quot;,&quot;properties&quot;:{&quot;formattedCitation&quot;:&quot;(Sippola &amp; Lesho 2020)&quot;,&quot;plainCitation&quot;:&quot;(Sippola &amp; Lesho 2020)&quot;,&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text:span><text:bookmark-start text:name="__Fieldmark__4961_1502508892"/><text:span text:style-name="T5">Sippola &amp; Lesho 2020)</text:span><field:fieldmark-end/><text:bookmark-end text:name="__Fieldmark__4961_1502508892"/>. This reduction occasionally happens in Cavite but appears to be much less frequent, and it has not yet been documented for the Zamboanga variety. It is also notable that Cavite Chabacano is the only current variety that uses <text:span text:style-name="T6">pudí</text:span> in addition to <text:span text:style-name="T6">pwede</text:span>, and Ternate Chabacano is the only variety that uses <text:span text:style-name="T6">mari</text:span>.</text:p>
      <text:p text:style-name="P1">Ideally, there would be more diachronic data to base this discussion on, but old Chabacano samples are scarce. There are a handful of illuminating examples in the oldest available texts written in the Manila Bay and Mindanao varieties, however. They come from a set of stories from 1859/1860 in Manila Chabacano (reproduced in <field:fieldmark-start text:name="__Fieldmark__3527_1787200729" field:type="ADDIN ZOTERO_ITEM CSL_CITATION {&quot;citationID&quot;:&quot;OHhpFzTh&quot;,&quot;properties&quot;:{&quot;formattedCitation&quot;:&quot;(Fern\\uc0\\u225{}ndez &amp; Sippola 2017)&quot;,&quot;plainCitation&quot;:&quot;(Fernández &amp; Sippola 2017)&quot;,&quot;dontUpdate&quot;:true,&quot;noteIndex&quot;:0},&quot;citationItems&quot;:[{&quot;id&quot;:30,&quot;uris&quot;:[&quot;http://zotero.org/users/local/kZ8zKAPx/items/TX8FX2GK&quot;],&quot;uri&quot;:[&quot;http://zotero.org/users/local/kZ8zKAPx/items/TX8FX2GK&quot;],&quot;itemData&quot;:{&quot;id&quot;:30,&quot;type&quot;:&quot;article-journal&quot;,&quot;container-title&quot;:&quot;Journal of Pidgin and Creole Languages&quot;,&quot;issue&quot;:&quot;2&quot;,&quot;page&quot;:&quot;304-338&quot;,&quot;title&quot;:&quot;A new window into the history of Chabacano&quot;,&quot;volume&quot;:&quot;32&quot;,&quot;author&quot;:[{&quot;family&quot;:&quot;Fernández&quot;,&quot;given&quot;:&quot;Mauro&quot;},{&quot;family&quot;:&quot;Sippola&quot;,&quot;given&quot;:&quot;Eeva&quot;}],&quot;issued&quot;:{&quot;date-parts&quot;:[[&quot;2017&quot;]]}}}],&quot;schema&quot;:&quot;https://github.com/citation-style-language/schema/raw/master/csl-citation.json&quot;}"/><text:span text:style-name="T5">F</text:span><text:bookmark-start text:name="__Fieldmark__4974_1502508892"/><text:span text:style-name="T5">ernández &amp; Sippola 2017)</text:span><field:fieldmark-end/><text:bookmark-end text:name="__Fieldmark__4974_1502508892"/> and a set of dialogues from 1883 in Cotabato Chabacano (reproduced in <field:fieldmark-start text:name="__Fieldmark__3534_1787200729" field:type="ADDIN ZOTERO_ITEM CSL_CITATION {&quot;citationID&quot;:&quot;9J7TP3RR&quot;,&quot;properties&quot;:{&quot;formattedCitation&quot;:&quot;(Fern\\uc0\\u225{}ndez 2012)&quot;,&quot;plainCitation&quot;:&quot;(Fernández 2012)&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5">F</text:span><text:bookmark-start text:name="__Fieldmark__4979_1502508892"/><text:span text:style-name="T5">ernández 2012b)</text:span><field:fieldmark-end/><text:bookmark-end text:name="__Fieldmark__4979_1502508892"/>. </text:p>
      <text:p text:style-name="P1">The Manila texts feature six examples each of <text:span text:style-name="T6">puede</text:span> (in bare form) and <text:span text:style-name="T6">pod</text:span><text:span text:style-name="T10">é</text:span><text:span text:style-name="T5"> (usually marked for aspect).</text:span> The use of <text:span text:style-name="T6">pod</text:span><text:span text:style-name="T10">é</text:span><text:span text:style-name="T5"> is notable because it is similar in form and function to Cavite Chabacano </text:span><text:span text:style-name="T6">pudí</text:span>. This similarity makes sense given that Manila and Cavite are so close together and, unlike Cavite and Ternate (let alone Cavite and Zamboanga), have always had a strong social link. </text:p>
      <text:p text:style-name="P1">In the Cotabato dialogues, there is one token of <text:span text:style-name="T6">puede</text:span> and two of <text:span text:style-name="T6">puedé</text:span>, with a final accent mark, which may be evidence of yet another form that does not seem to be found in other Chabacano varieties.<text:span text:style-name="Footnote_20_Symbol"> </text:span><text:span text:style-name="Footnote_20_anchor"><text:note text:id="ftn6" text:note-class="footnote"><text:note-citation>6</text:note-citation><text:note-body><text:p text:style-name="P19"><text:span text:style-name="Footnote_20_Symbol"/> The accents could be writing errors, of course, but the author clearly knew Spanish and Chabacano and took care in how accents were marked throughout the text.</text:p></text:note-body></text:note></text:span><text:s/>Another notable feature of this text, shown in <text:bookmark-ref text:reference-format="number" text:ref-name="_Ref53168856">(39)</text:bookmark-ref>, is that <text:span text:style-name="T6">puedé/puede</text:span> were used to mark an accident (with <text:span text:style-name="T6">trompesá</text:span> 'trip') and an involuntary lack of experience/cognition (with <text:span text:style-name="T6">mirá</text:span> 'see'). </text:p>
      <text:list xml:id="list82727693091664" text:continue-list="list82728311130175" text:style-name="WWNum2">
        <text:list-item>
          <text:p text:style-name="P34"><text:bookmark-start text:name="_Ref53168856"/>Cot.<text:bookmark-end text:name="_Ref53168856"/></text:p>
        </text:list-item>
      </text:list>
      <text:p text:style-name="P48"><text:span text:style-name="T109">… yá </text:span><text:span text:style-name="T106">puedé</text:span><text:span text:style-name="T109"> lang yó trompesá su pié, ni no hay gane yó </text:span><text:span text:style-name="T96">puede</text:span><text:span text:style-name="T97"> mirá cay estaba yó tá apurá el modo de sacá aguja que tá pidí si ñor Quicon.</text:span></text:p>
      <text:p text:style-name="P63"><text:span text:style-name="T58">pfv</text:span><text:span text:style-name="T118"> able only 1</text:span><text:span text:style-name="T58">sg</text:span><text:span text:style-name="T118"> trip 3</text:span><text:span text:style-name="T58">sg.poss</text:span><text:span text:style-name="T118"> foot </text:span><text:span text:style-name="T58">neg</text:span><text:span text:style-name="T118">.even </text:span><text:span text:style-name="T58">neg exst emph</text:span><text:span text:style-name="T118"> 1</text:span><text:span text:style-name="T58">sg </text:span><text:span text:style-name="T118">able see because was 1</text:span><text:span text:style-name="T58">sg</text:span><text:span text:style-name="T118"> </text:span><text:span text:style-name="T58">ipfv</text:span><text:span text:style-name="T118"> hurry </text:span><text:span text:style-name="T58">det</text:span><text:span text:style-name="T118"> manner of get needle </text:span><text:span text:style-name="T58">comp ipfv </text:span><text:span text:style-name="T118">ask</text:span><text:span text:style-name="T58"> nom </text:span><text:span text:style-name="T118">Mr. Quicon</text:span></text:p>
      <text:p text:style-name="P11"><text:span text:style-name="T118">'… I only accidentally tripped over his foot, I didn't even see (him) because I was in a hurry to get a needle that Mr. Quicon was asking for.' </text:span><field:fieldmark-start text:name="__Fieldmark__3612_1787200729" field:type="ADDIN ZOTERO_ITEM CSL_CITATION {&quot;citationID&quot;:&quot;X2Qthb9g&quot;,&quot;properties&quot;:{&quot;formattedCitation&quot;:&quot;(Fern\\uc0\\u225{}ndez 2012b)&quot;,&quot;plainCitation&quot;:&quot;(Fernández 2012b)&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79">(</text:span><text:bookmark-start text:name="__Fieldmark__5171_1502508892"/><text:span text:style-name="T79">Fernández 2012b</text:span><field:fieldmark-end/><text:bookmark-end text:name="__Fieldmark__5171_1502508892"/><text:span text:style-name="T77">:</text:span><text:span text:style-name="T118">308)</text:span></text:p>
      <text:p text:style-name="P1">These uses of <text:span text:style-name="T6">puedé/puede </text:span>can be attributed to influence from the Visayan languages, since they occur with other specifically Visayan features, like the emphatic <text:span text:style-name="T6">gane</text:span> and the use of <text:span text:style-name="T6">no hay</text:span> to negate a perfective verb (modeled after how <text:span text:style-name="T6">wala</text:span> ‘<text:span text:style-name="T58">neg.exst</text:span>’ is used in Hiligaynon/Cebuano but not in Tagalog). Tagalog influence, of course, could result in constructions like <text:span text:style-name="T6">y</text:span><text:span text:style-name="T17">á</text:span><text:span text:style-name="T6"> </text:span><text:span text:style-name="T15">puedé</text:span><text:span text:style-name="T17"> lang yó trompesá</text:span>, and indeed, modern Ternate and Cavite Chabacano speakers would say it almost exactly the same way, with only slight differences in the form of the possibility verb. The similarity, however, is only because their ancestors grafted the same Spanish lexical items onto identical substrate structures. There is no historical evidence that speakers of any Manila Bay language were involved in the formation of Cotabato Chabacano; in fact, as <field:fieldmark-start text:name="__Fieldmark__3638_1787200729" field:type="ADDIN ZOTERO_ITEM CSL_CITATION {&quot;citationID&quot;:&quot;NxfZM5k9&quot;,&quot;properties&quot;:{&quot;formattedCitation&quot;:&quot;(Fern\\uc0\\u225{}ndez 2012)&quot;,&quot;plainCitation&quot;:&quot;(Fernández 2012)&quot;,&quot;dontUpdate&quot;:true,&quot;noteIndex&quot;:0},&quot;citationItems&quot;:[{&quot;id&quot;:27,&quot;uris&quot;:[&quot;http://zotero.org/users/local/kZ8zKAPx/items/P9J2VQ9A&quot;],&quot;uri&quot;:[&quot;http://zotero.org/users/local/kZ8zKAPx/items/P9J2VQ9A&quot;],&quot;itemData&quot;:{&quot;id&quot;:27,&quot;type&quot;:&quot;chapter&quot;,&quot;container-title&quot;:&quot;Cum corde et in nova grammatica: estudios ofrecidos a Guillermo Rojo&quot;,&quot;event-place&quot;:&quot;Santiago de Compostela&quot;,&quot;page&quot;:&quot;295-313&quot;,&quot;publisher&quot;:&quot;Servicio de Publicaciones e Intercambio Científico&quot;,&quot;publisher-place&quot;:&quot;Santiago de Compostela&quot;,&quot;title&quot;:&quot;El chabacano de Cotabato: el documento que Schuchardt no pudo utilizar&quot;,&quot;author&quot;:[{&quot;family&quot;:&quot;Fernández&quot;,&quot;given&quot;:&quot;Mauro&quot;}],&quot;editor&quot;:[{&quot;family&quot;:&quot;Juliá&quot;,&quot;given&quot;:&quot;Tomás Eduardo Jiménez&quot;},{&quot;family&quot;:&quot;Meirama&quot;,&quot;given&quot;:&quot;Belén López&quot;},{&quot;family&quot;:&quot;Rozas&quot;,&quot;given&quot;:&quot;Victoria Vázquez&quot;},{&quot;family&quot;:&quot;Veiga&quot;,&quot;given&quot;:&quot;Alexandre&quot;}],&quot;issued&quot;:{&quot;date-parts&quot;:[[&quot;2012&quot;]]}}}],&quot;schema&quot;:&quot;https://github.com/citation-style-language/schema/raw/master/csl-citation.json&quot;}"/><text:span text:style-name="T5">F</text:span><text:bookmark-start text:name="__Fieldmark__5217_1502508892"/><text:span text:style-name="T5">ernández (2012b)</text:span><field:fieldmark-end/><text:bookmark-end text:name="__Fieldmark__5217_1502508892"/> observed, the existence of this text from this time period even calls into question the common assumption in Chabacano studies that this variety is a direct offshoot of Zamboanga Chabacano. <text:s/></text:p>
      <text:list xml:id="list82728424922695" text:continue-list="list82728195012992" text:style-name="WWNum3">
        <text:list-item>
          <text:list>
            <text:list-item>
              <text:p text:style-name="P59">Spanish influence on the adstrates</text:p>
            </text:list-item>
          </text:list>
        </text:list-item>
      </text:list>
      <text:p text:style-name="P1"><text:soft-page-break/>The data in this study also show just how deeply the adstrate modal systems were affected by Spanish contact, which is remarkable, given <field:fieldmark-start text:name="__Fieldmark__3648_1787200729" field:type="ADDIN ZOTERO_ITEM CSL_CITATION {&quot;citationID&quot;:&quot;Jgi0MFCw&quot;,&quot;properties&quot;:{&quot;formattedCitation&quot;:&quot;(Stolz 2002)&quot;,&quot;plainCitation&quot;:&quot;(Stolz 2002)&quot;,&quot;dontUpdate&quot;:true,&quot;noteIndex&quot;:0},&quot;citationItems&quot;:[{&quot;id&quot;:67,&quot;uris&quot;:[&quot;http://zotero.org/users/local/kZ8zKAPx/items/VN5ZMER3&quot;],&quot;uri&quot;:[&quot;http://zotero.org/users/local/kZ8zKAPx/items/VN5ZMER3&quot;],&quot;itemData&quot;:{&quot;id&quot;:67,&quot;type&quot;:&quot;article-journal&quot;,&quot;container-title&quot;:&quot;Bulletin of Hispanic Studies&quot;,&quot;issue&quot;:&quot;2&quot;,&quot;page&quot;:&quot;133-158&quot;,&quot;title&quot;:&quot;General linguistic aspects of Spanish-indigenous language contacts with special focus on Austronesia&quot;,&quot;volume&quot;:&quot;79&quot;,&quot;author&quot;:[{&quot;family&quot;:&quot;Stolz&quot;,&quot;given&quot;:&quot;Thomas&quot;}],&quot;issued&quot;:{&quot;date-parts&quot;:[[&quot;2002&quot;]]}}}],&quot;schema&quot;:&quot;https://github.com/citation-style-language/schema/raw/master/csl-citation.json&quot;}"/><text:span text:style-name="T5">S</text:span><text:bookmark-start text:name="__Fieldmark__5236_1502508892"/><text:span text:style-name="T5">tolz's (2002)</text:span><field:fieldmark-end/><text:bookmark-end text:name="__Fieldmark__5236_1502508892"/> observation that Spanish grammatical influence on Philippine languages has been mostly superficial. For example, borrowed grammatical features such as gender marking have low productivity, and many borrowed function words are doublets of still existing native equivalents. Stolz suggested, however, that investigating more ‘covert’ borrowing, including the semantics of borrowed words, might reveal other grammatical areas where a greater degree of hispanization has taken place. Indeed, this study shows that modality is one such area. Functional doublets are still present (e.g., Tagalog <text:span text:style-name="T7">puwede</text:span> and <text:span text:style-name="T7">maaari</text:span>), but the borrowing of Spanish modals led to changes in the overall structure of the modal system.</text:p>
      <text:p text:style-name="P1">The data raise a number of semantic and diachronic issues. Due to the nature of the Philippine contact setting, the directionality and timing of borrowed elements can be unclear. It is often difficult to tell if an item has been borrowed directly from Spanish into a Philippine language, or if it has filtered indirectly into one Philippine language from another. Diachronic analysis is needed to determine the grammaticalization paths of elements of both Spanish and Philippine origin. </text:p>
      <text:p text:style-name="P1">One question is whether <text:span text:style-name="T7">siguro </text:span>introduced a distinction between epistemic necessity and possibility into Philippine languages, or if it simply replaced some older lexical item(s) related to probability. <text:span text:style-name="T7">Malamang </text:span>‘apt, likely’ (root: <text:span text:style-name="T7">lamang </text:span>‘only’) and <text:span text:style-name="T7">marahil </text:span>‘possibly, probably’ (root: <text:span text:style-name="T7">dahil </text:span>‘reason/cause’) are two Tagalog candidates for older options. <field:fieldmark-start text:name="__Fieldmark__3672_1787200729" field:type="ADDIN ZOTERO_ITEM CSL_CITATION {&quot;citationID&quot;:&quot;w4mUH5TV&quot;,&quot;properties&quot;:{&quot;formattedCitation&quot;:&quot;(Bader, Werlen &amp; Wymann 1994)&quot;,&quot;plainCitation&quot;:&quot;(Bader, Werlen &amp; Wymann 1994)&quot;,&quot;dontUpdate&quot;:true,&quot;noteIndex&quot;:0},&quot;citationItems&quot;:[{&quot;id&quot;:2,&quot;uris&quot;:[&quot;http://zotero.org/users/local/kZ8zKAPx/items/2YJV9UAQ&quot;],&quot;uri&quot;:[&quot;http://zotero.org/users/local/kZ8zKAPx/items/2YJV9UAQ&quot;],&quot;itemData&quot;:{&quot;id&quot;:2,&quot;type&quot;:&quot;book&quot;,&quot;event-place&quot;:&quot;Bern&quot;,&quot;publisher&quot;:&quot;Universität Bern Institut für Sprachwissenschaft&quot;,&quot;publisher-place&quot;:&quot;Bern&quot;,&quot;title&quot;:&quot;Towards a typology of modality: The encoding of modal attitudes in Korean, Japanese, and Tagalog&quot;,&quot;author&quot;:[{&quot;family&quot;:&quot;Bader&quot;,&quot;given&quot;:&quot;Thomas&quot;},{&quot;family&quot;:&quot;Werlen&quot;,&quot;given&quot;:&quot;Iwar&quot;},{&quot;family&quot;:&quot;Wymann&quot;,&quot;given&quot;:&quot;Adrian&quot;}],&quot;issued&quot;:{&quot;date-parts&quot;:[[&quot;1994&quot;]]}}}],&quot;schema&quot;:&quot;https://github.com/citation-style-language/schema/raw/master/csl-citation.json&quot;}"/><text:span text:style-name="T5">B</text:span><text:bookmark-start text:name="__Fieldmark__5272_1502508892"/><text:span text:style-name="T5">ader et al. (1994)</text:span><field:fieldmark-end/><text:bookmark-end text:name="__Fieldmark__5272_1502508892"/> did not consider these items to have been as grammaticalized as <text:span text:style-name="T6">baka</text:span> and <text:span text:style-name="T6">siguro</text:span>, however, since unlike those markers, they occur with low frequency and still take the linking particle <text:span text:style-name="T6">-ng/na</text:span>, as modifiers normally do. Dictionaries indicate that these other markers also have some overlap with weaker possibility modals, lending further support to the idea that epistemic markers have rather flexible force in this language (e.g., <field:fieldmark-start text:name="__Fieldmark__3685_1787200729" field:type="ADDIN ZOTERO_ITEM CSL_CITATION {&quot;citationID&quot;:&quot;8oQJKYGT&quot;,&quot;properties&quot;:{&quot;formattedCitation&quot;:&quot;(English 2010)&quot;,&quot;plainCitation&quot;:&quot;(English 2010)&quot;,&quot;dontUpdate&quot;:true,&quot;noteIndex&quot;:0},&quot;citationItems&quot;:[{&quot;id&quot;:11,&quot;uris&quot;:[&quot;http://zotero.org/users/local/kZ8zKAPx/items/VJEVAVBH&quot;],&quot;uri&quot;:[&quot;http://zotero.org/users/local/kZ8zKAPx/items/VJEVAVBH&quot;],&quot;itemData&quot;:{&quot;id&quot;:11,&quot;type&quot;:&quot;book&quot;,&quot;event-place&quot;:&quot;Mandaluyong City&quot;,&quot;publisher&quot;:&quot;Cacho Hermanos, Inc.&quot;,&quot;publisher-place&quot;:&quot;Mandaluyong City&quot;,&quot;title&quot;:&quot;Tagalog-English dictionary&quot;,&quot;author&quot;:[{&quot;family&quot;:&quot;English&quot;,&quot;given&quot;:&quot;Leo James&quot;}],&quot;issued&quot;:{&quot;date-parts&quot;:[[&quot;2010&quot;]]}}}],&quot;schema&quot;:&quot;https://github.com/citation-style-language/schema/raw/master/csl-citation.json&quot;}"/><text:span text:style-name="T5">E</text:span><text:bookmark-start text:name="__Fieldmark__5299_1502508892"/><text:span text:style-name="T5">nglish 2010</text:span><field:fieldmark-end/><text:bookmark-end text:name="__Fieldmark__5299_1502508892"/>:765 lists <text:span text:style-name="T7">maaari</text:span> ‘possibly’ as a synonym of <text:span text:style-name="T7">malamang</text:span><text:span text:style-name="T145"> 'likely'</text:span>). </text:p>
      <text:p text:style-name="P1">Another question is whether Tagalog <text:span text:style-name="T7">maaari</text:span> was used epistemically before <text:span text:style-name="T7">puwede </text:span>was borrowed, since the language otherwise maintains a distinction between epistemic and event modality. The root <text:span text:style-name="T7">ari</text:span> is related to possession/ownership, suggesting that <text:span text:style-name="T7">maaari</text:span> originally had a deontic or dynamic meaning. Another sign that the original meanings were more strictly deontic/dynamic is that the form used in Ternate Chabacano, <text:span text:style-name="T6">mari</text:span>, does not seem to occur in epistemic contexts. Hiligaynon does not have modal counterparts to <text:span text:style-name="T7">maaari</text:span> or <text:span text:style-name="T7">kaya</text:span>, suggesting that, unlike the older <text:span text:style-name="T7">ma(ka)-</text:span>, these items grammaticalized independently in Tagalog. </text:p>
      <text:p text:style-name="P1">Finally, it seems likely that <text:span text:style-name="T7">siguro </text:span>and <text:span text:style-name="T7">puwede </text:span>entered Philippine languages from Spanish and/or Chabacano late into the colonial period, given the way they are still used alongside native counterparts, and the fact that Spanish influence was strongest in the late 19th century.<text:span text:style-name="Footnote_20_anchor"><text:note text:id="ftn7" text:note-class="footnote"><text:note-citation>7</text:note-citation><text:note-body><text:p text:style-name="P20"><text:span text:style-name="Footnote_20_Symbol"/> Spanish was not widely accessible to most Filipinos until the mid/late 1800s, when it became more widespread due to changes to the education system and social class structure <field:fieldmark-start text:name="__Fieldmark__3729_1787200729" field:type="ADDIN ZOTERO_ITEM CSL_CITATION {&quot;citationID&quot;:&quot;CzJdpT9t&quot;,&quot;properties&quot;:{&quot;formattedCitation&quot;:&quot;(Lesho 2018)&quot;,&quot;plainCitation&quot;:&quot;(Lesho 2018)&quot;,&quot;dontUpdate&quot;:true,&quot;noteIndex&quot;:7},&quot;citationItems&quot;:[{&quot;id&quot;:38,&quot;uris&quot;:[&quot;http://zotero.org/users/local/kZ8zKAPx/items/INZ4MLFD&quot;],&quot;uri&quot;:[&quot;http://zotero.org/users/local/kZ8zKAPx/items/INZ4MLFD&quot;],&quot;itemData&quot;:{&quot;id&quot;:38,&quot;type&quot;:&quot;article-journal&quot;,&quot;container-title&quot;:&quot;Journal of Pidgin and Creole Languages&quot;,&quot;issue&quot;:&quot;1&quot;,&quot;page&quot;:&quot;1-47&quot;,&quot;title&quot;:&quot;Folk perception of variation in Cavite Chabacano&quot;,&quot;volume&quot;:&quot;33&quot;,&quot;author&quot;:[{&quot;family&quot;:&quot;Lesho&quot;,&quot;given&quot;:&quot;Marivic&quot;}],&quot;issued&quot;:{&quot;date-parts&quot;:[[&quot;2018&quot;]]}}}],&quot;schema&quot;:&quot;https://github.com/citation-style-language/schema/raw/master/csl-citation.json&quot;}"/><field:fieldmark-end/><text:bookmark text:name="__Fieldmark__5353_1502508892"/><text:span text:style-name="T5">(Lesho 2018</text:span>:5). </text:p></text:note-body></text:note></text:span> <field:fieldmark-start text:name="__Fieldmark__3739_1787200729" field:type="ADDIN ZOTERO_ITEM CSL_CITATION {&quot;citationID&quot;:&quot;cqocxo2D&quot;,&quot;properties&quot;:{&quot;formattedCitation&quot;:&quot;(Stolz 2002)&quot;,&quot;plainCitation&quot;:&quot;(Stolz 2002)&quot;,&quot;dontUpdate&quot;:true,&quot;noteIndex&quot;:0},&quot;citationItems&quot;:[{&quot;id&quot;:67,&quot;uris&quot;:[&quot;http://zotero.org/users/local/kZ8zKAPx/items/VN5ZMER3&quot;],&quot;uri&quot;:[&quot;http://zotero.org/users/local/kZ8zKAPx/items/VN5ZMER3&quot;],&quot;itemData&quot;:{&quot;id&quot;:67,&quot;type&quot;:&quot;article-journal&quot;,&quot;container-title&quot;:&quot;Bulletin of Hispanic Studies&quot;,&quot;issue&quot;:&quot;2&quot;,&quot;page&quot;:&quot;133-158&quot;,&quot;title&quot;:&quot;General linguistic aspects of Spanish-indigenous language contacts with special focus on Austronesia&quot;,&quot;volume&quot;:&quot;79&quot;,&quot;author&quot;:[{&quot;family&quot;:&quot;Stolz&quot;,&quot;given&quot;:&quot;Thomas&quot;}],&quot;issued&quot;:{&quot;date-parts&quot;:[[&quot;2002&quot;]]}}}],&quot;schema&quot;:&quot;https://github.com/citation-style-language/schema/raw/master/csl-citation.json&quot;}"/><text:span text:style-name="T5">Stolz (2002</text:span><text:bookmark text:name="__Fieldmark__5360_1502508892"/><field:fieldmark-end/>:151<text:span text:style-name="T158">–</text:span>152) made a similar argument for the large number of function words borrowed into Philippine languages (e.g., <text:span text:style-name="T6">pero</text:span> 'but', <text:span text:style-name="T6">maskin</text:span> 'even though', <text:span text:style-name="T6">para</text:span> 'for', etc.), pointing out that Filipinos of that era would have used such words as a way to mark their education level and participate in colonial power structures and discourse styles. A look into Philippine texts from different points of the colonial period could help to illuminate some of this speculation about the timing of the borrowings.</text:p>
      <text:list xml:id="list82727959235439" text:continue-numbering="true" text:style-name="WWNum3">
        <text:list-item>
          <text:p text:style-name="P58">Conclusion</text:p>
        </text:list-item>
      </text:list>
      <text:p text:style-name="P1">In an attempt to follow <field:fieldmark-start text:name="__Fieldmark__3758_1787200729" field:type="ADDIN ZOTERO_ITEM CSL_CITATION {&quot;citationID&quot;:&quot;gOpy58NN&quot;,&quot;properties&quot;:{&quot;formattedCitation&quot;:&quot;(Winford 2000)&quot;,&quot;plainCitation&quot;:&quot;(Winford 2000)&quot;,&quot;dontUpdate&quot;:true,&quot;noteIndex&quot;:0},&quot;citationItems&quot;:[{&quot;id&quot;:74,&quot;uris&quot;:[&quot;http://zotero.org/users/local/kZ8zKAPx/items/8B2LWLUQ&quot;],&quot;uri&quot;:[&quot;http://zotero.org/users/local/kZ8zKAPx/items/8B2LWLUQ&quot;],&quot;itemData&quot;:{&quot;id&quot;:74,&quot;type&quot;:&quot;article-journal&quot;,&quot;container-title&quot;:&quot;Journal of Pidgin and Creole Languages&quot;,&quot;ISSN&quot;:&quot;0920-9034, 1569-9870&quot;,&quot;issue&quot;:&quot;1&quot;,&quot;page&quot;:&quot;63-125&quot;,&quot;title&quot;:&quot;Irrealis in Sranan: Mood and modality in a radical creole&quot;,&quot;volume&quot;:&quot;15&quot;,&quot;author&quot;:[{&quot;family&quot;:&quot;Winford&quot;,&quot;given&quot;:&quot;Donald&quot;}],&quot;issued&quot;:{&quot;date-parts&quot;:[[&quot;2000&quot;]]}}}],&quot;schema&quot;:&quot;https://github.com/citation-style-language/schema/raw/master/csl-citation.json&quot;}"/><text:span text:style-name="T5">W</text:span><text:bookmark-start text:name="__Fieldmark__5383_1502508892"/><text:span text:style-name="T5">inford's (2000</text:span><field:fieldmark-end/><text:bookmark-end text:name="__Fieldmark__5383_1502508892"/>, <field:fieldmark-start text:name="__Fieldmark__3765_1787200729" field:type="ADDIN ZOTERO_ITEM CSL_CITATION {&quot;citationID&quot;:&quot;lGxlmcbo&quot;,&quot;properties&quot;:{&quot;formattedCitation&quot;:&quot;(Winford 2018)&quot;,&quot;plainCitation&quot;:&quot;(Winford 2018)&quot;,&quot;dontUpdate&quot;:true,&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2</text:span><text:bookmark-start text:name="__Fieldmark__5396_1502508892"/><text:span text:style-name="T5">018</text:span><field:fieldmark-end/><text:bookmark-end text:name="__Fieldmark__5396_1502508892"/>) footsteps, this paper has provided a detailed look into how possibility is expressed in the Zamboanga and Cavite Chabacano varieties and their adstrates. By using crosslinguistic frameworks of analysis (<field:fieldmark-start text:name="__Fieldmark__3772_1787200729" field:type="ADDIN ZOTERO_ITEM CSL_CITATION {&quot;citationID&quot;:&quot;ox0lT1FQ&quot;,&quot;properties&quot;:{&quot;formattedCitation&quot;:&quot;(van der Auwera &amp; Plungian 1998)&quot;,&quot;plainCitation&quot;:&quot;(van der Auwera &amp; Plungian 1998)&quot;,&quot;dontUpdate&quot;:true,&quot;noteIndex&quot;:0},&quot;citationItems&quot;:[{&quot;id&quot;:70,&quot;uris&quot;:[&quot;http://zotero.org/users/local/kZ8zKAPx/items/HMEAUDMD&quot;],&quot;uri&quot;:[&quot;http://zotero.org/users/local/kZ8zKAPx/items/HMEAUDMD&quot;],&quot;itemData&quot;:{&quot;id&quot;:70,&quot;type&quot;:&quot;article-journal&quot;,&quot;container-title&quot;:&quot;Linguistic Typology&quot;,&quot;issue&quot;:&quot;1&quot;,&quot;page&quot;:&quot;79-124&quot;,&quot;title&quot;:&quot;Modality’s semantic map&quot;,&quot;volume&quot;:&quot;2&quot;,&quot;author&quot;:[{&quot;family&quot;:&quot;Auwera&quot;,&quot;given&quot;:&quot;Johan&quot;,&quot;non-dropping-particle&quot;:&quot;van der&quot;},{&quot;family&quot;:&quot;Plungian&quot;,&quot;given&quot;:&quot;Vladimir A.&quot;}],&quot;issued&quot;:{&quot;date-parts&quot;:[[&quot;1998&quot;]]}}}],&quot;schema&quot;:&quot;https://github.com/citation-style-language/schema/raw/master/csl-citation.json&quot;}"/><text:span text:style-name="T5">v</text:span><text:bookmark-start text:name="__Fieldmark__5403_1502508892"/><text:span text:style-name="T5">an der Auwera &amp; Plungian 1998</text:span><field:fieldmark-end/><text:bookmark-end text:name="__Fieldmark__5403_1502508892"/>, <field:fieldmark-start text:name="__Fieldmark__3779_1787200729" field:type="ADDIN ZOTERO_ITEM CSL_CITATION {&quot;citationID&quot;:&quot;R8bTvpRz&quot;,&quot;properties&quot;:{&quot;formattedCitation&quot;:&quot;(Palmer 2001)&quot;,&quot;plainCitation&quot;:&quot;(Palmer 2001)&quot;,&quot;dontUpdate&quot;:true,&quot;noteIndex&quot;:0},&quot;citationItems&quot;:[{&quot;id&quot;:57,&quot;uris&quot;:[&quot;http://zotero.org/users/local/kZ8zKAPx/items/CIA7MVDU&quot;],&quot;uri&quot;:[&quot;http://zotero.org/users/local/kZ8zKAPx/items/CIA7MVDU&quot;],&quot;itemData&quot;:{&quot;id&quot;:57,&quot;type&quot;:&quot;book&quot;,&quot;event-place&quot;:&quot;Cambridge&quot;,&quot;publisher&quot;:&quot;Cambridge University Press&quot;,&quot;publisher-place&quot;:&quot;Cambridge&quot;,&quot;title&quot;:&quot;Mood and modality&quot;,&quot;author&quot;:[{&quot;family&quot;:&quot;Palmer&quot;,&quot;given&quot;:&quot;Frank R.&quot;}],&quot;issued&quot;:{&quot;date-parts&quot;:[[&quot;2001&quot;]]}}}],&quot;schema&quot;:&quot;https://github.com/citation-style-language/schema/raw/master/csl-citation.json&quot;}"/><text:span text:style-name="T5">P</text:span><text:bookmark-start text:name="__Fieldmark__5408_1502508892"/><text:span text:style-name="T5">almer 2001</text:span><field:fieldmark-end/><text:bookmark-end text:name="__Fieldmark__5408_1502508892"/>, <field:fieldmark-start text:name="__Fieldmark__3786_1787200729" field:type="ADDIN ZOTERO_ITEM CSL_CITATION {&quot;citationID&quot;:&quot;LOkbsvzB&quot;,&quot;properties&quot;:{&quot;formattedCitation&quot;:&quot;(Matthewson, Rullmann &amp; Davis 2005)&quot;,&quot;plainCitation&quot;:&quot;(Matthewson, Rullmann &amp; Davis 2005)&quot;,&quot;dontUpdate&quot;:true,&quot;noteIndex&quot;:0},&quot;citationItems&quot;:[{&quot;id&quot;:50,&quot;uris&quot;:[&quot;http://zotero.org/users/local/kZ8zKAPx/items/X852E5SU&quot;],&quot;uri&quot;:[&quot;http://zotero.org/users/local/kZ8zKAPx/items/X852E5SU&quot;],&quot;itemData&quot;:{&quot;id&quot;:50,&quot;type&quot;:&quot;chapter&quot;,&quot;container-title&quot;:&quot;Papers for the 40th international conference on Salish and neighbouring languages&quot;,&quot;event-place&quot;:&quot;Vancouver&quot;,&quot;page&quot;:&quot;166-183&quot;,&quot;publisher&quot;:&quot;University of British Columbia Working Papers in Linguistics&quot;,&quot;publisher-place&quot;:&quot;Vancouver&quot;,&quot;title&quot;:&quot;Modality in St’át’imcets&quot;,&quot;author&quot;:[{&quot;family&quot;:&quot;Matthewson&quot;,&quot;given&quot;:&quot;Lisa&quot;},{&quot;family&quot;:&quot;Rullmann&quot;,&quot;given&quot;:&quot;Hotze&quot;},{&quot;family&quot;:&quot;Davis&quot;,&quot;given&quot;:&quot;Henry&quot;}],&quot;editor&quot;:[{&quot;family&quot;:&quot;Brown&quot;,&quot;given&quot;:&quot;J.C.&quot;},{&quot;family&quot;:&quot;Kiyota&quot;,&quot;given&quot;:&quot;M.&quot;},{&quot;family&quot;:&quot;Peterson&quot;,&quot;given&quot;:&quot;T.&quot;}],&quot;issued&quot;:{&quot;date-parts&quot;:[[&quot;2005&quot;]]}}}],&quot;schema&quot;:&quot;https://github.com/citation-style-language/schema/raw/master/csl-citation.json&quot;}"/><text:span text:style-name="T5">M</text:span><text:bookmark-start text:name="__Fieldmark__5413_1502508892"/><text:span text:style-name="T5">atthewson et al. 2005</text:span><field:fieldmark-end/><text:bookmark-end text:name="__Fieldmark__5413_1502508892"/>), this paper was able to provide parallel descriptions of these four languages, describe their overall typology, and identify the similarities and subtle differences in how they mark fine-grained subcategories of possibility. The creoles were shown to have rich systems beyond what focusing on only the three 'prototypical' creole TMA categories would suggest. </text:p>
      <text:p text:style-name="P1">The data demonstrate that the Chabacano creoles, Hiligaynon, and Tagalog each exhibit ‘mixed’ modal systems in two different senses. First, they combine Philippine and Spanish ways of expressing possibility. The data from these languages show more generally how modal systems can be shaped by both language contact and internal change. Second, these languages all have the same typology in how possibility markers are specified according to base and force, with <text:span text:style-name="T6">pwede</text:span> being lexically unspecified for modal base but having fixed possibility force, and several markers having a fixed epistemic base and mostly fixed possibility force (except for <text:span text:style-name="T6">siguro</text:span>, which can also express necessity). These languages still preserve a division between event modality and epistemic modality in most ways, but language contact somewhat blurred these lines through the introduction of <text:span text:style-name="T6">pwede</text:span>. In the creoles, the use of <text:span text:style-name="T6">pwede</text:span> was extended even further, as it came to be used to cover all the functions of Philippine <text:span text:style-name="T6">ma(ka)-</text:span>.</text:p>
      <text:p text:style-name="P1">Finally, the findings also help to illuminate the grammatical and historical relationships among these languages. This detailed comparison between the creoles and their respective adstrates lends support to theories of Chabacano formation that posit separate but parallel development in each of the Chabacano-speaking communities during different time periods. While the varieties may appear to be homogenous, subtle differences in modality as well as in other aspects of the grammar and lexicon suggest that they do not actually stem from a single source (<field:fieldmark-start text:name="__Fieldmark__3806_1787200729" field:type="ADDIN ZOTERO_ITEM CSL_CITATION {&quot;citationID&quot;:&quot;yhk5MwdO&quot;,&quot;properties&quot;:{&quot;formattedCitation&quot;:&quot;(Lesho &amp; Sippola 2014)&quot;,&quot;plainCitation&quot;:&quot;(Lesho &amp; Sippola 2014)&quot;,&quot;dontUpdate&quot;:true,&quot;noteIndex&quot;:0},&quot;citationItems&quot;:[{&quot;id&quot;:40,&quot;uris&quot;:[&quot;http://zotero.org/users/local/kZ8zKAPx/items/8MJ4S2XA&quot;],&quot;uri&quot;:[&quot;http://zotero.org/users/local/kZ8zKAPx/items/8MJ4S2XA&quot;],&quot;itemData&quot;:{&quot;id&quot;:40,&quot;type&quot;:&quot;article-journal&quot;,&quot;container-title&quot;:&quot;Revista de crioulos de base lexical portuguesa e espanhola&quot;,&quot;page&quot;:&quot;1-46&quot;,&quot;title&quot;:&quot;Folk perceptions of variation among the Chabacano creoles&quot;,&quot;volume&quot;:&quot;5&quot;,&quot;author&quot;:[{&quot;family&quot;:&quot;Lesho&quot;,&quot;given&quot;:&quot;Marivic&quot;},{&quot;family&quot;:&quot;Sippola&quot;,&quot;given&quot;:&quot;Eeva&quot;}],&quot;issued&quot;:{&quot;date-parts&quot;:[[&quot;2014&quot;]]}}}],&quot;schema&quot;:&quot;https://github.com/citation-style-language/schema/raw/master/csl-citation.json&quot;}"/><text:span text:style-name="T5">L</text:span><text:bookmark-start text:name="__Fieldmark__5443_1502508892"/><text:span text:style-name="T5">esho &amp; Sippola 2014</text:span><field:fieldmark-end/><text:bookmark-end text:name="__Fieldmark__5443_1502508892"/>, <field:fieldmark-start text:name="__Fieldmark__3813_1787200729" field:type="ADDIN ZOTERO_ITEM CSL_CITATION {&quot;citationID&quot;:&quot;GkoIL7Zz&quot;,&quot;properties&quot;:{&quot;formattedCitation&quot;:&quot;(Sippola &amp; Lesho 2020)&quot;,&quot;plainCitation&quot;:&quot;(Sippola &amp; Lesho 2020)&quot;,&quot;dontUpdate&quot;:true,&quot;noteIndex&quot;:0},&quot;citationItems&quot;:[{&quot;id&quot;:64,&quot;uris&quot;:[&quot;http://zotero.org/users/local/kZ8zKAPx/items/GFW9AUSU&quot;],&quot;uri&quot;:[&quot;http://zotero.org/users/local/kZ8zKAPx/items/GFW9AUSU&quot;],&quot;itemData&quot;:{&quot;id&quot;:64,&quot;type&quot;:&quot;article-journal&quot;,&quot;container-title&quot;:&quot;Bulletin of Hispanic Studies&quot;,&quot;issue&quot;:&quot;1&quot;,&quot;page&quot;:&quot;105-123&quot;,&quot;title&quot;:&quot;Contact-induced grammatical change and independent development in the Chabacano creoles&quot;,&quot;volume&quot;:&quot;97&quot;,&quot;author&quot;:[{&quot;family&quot;:&quot;Sippola&quot;,&quot;given&quot;:&quot;Eeva&quot;},{&quot;family&quot;:&quot;Lesho&quot;,&quot;given&quot;:&quot;Marivic&quot;}],&quot;issued&quot;:{&quot;date-parts&quot;:[[&quot;2020&quot;]]}}}],&quot;schema&quot;:&quot;https://github.com/citation-style-language/schema/raw/master/csl-citation.json&quot;}"/><text:span text:style-name="T5">S</text:span><text:bookmark-start text:name="__Fieldmark__5448_1502508892"/><text:span text:style-name="T5">ippola &amp; Lesho 2020</text:span><field:fieldmark-end/><text:bookmark-end text:name="__Fieldmark__5448_1502508892"/>). Chabacano is now in at least the ‘second phase’ of creole TMA research <field:fieldmark-start text:name="__Fieldmark__3820_1787200729" field:type="ADDIN ZOTERO_ITEM CSL_CITATION {&quot;citationID&quot;:&quot;7XbtoOZH&quot;,&quot;properties&quot;:{&quot;formattedCitation&quot;:&quot;(Winford 2018)&quot;,&quot;plainCitation&quot;:&quot;(Winford 2018)&quot;,&quot;noteIndex&quot;:0},&quot;citationItems&quot;:[{&quot;id&quot;:76,&quot;uris&quot;:[&quot;http://zotero.org/users/local/kZ8zKAPx/items/QIV5BBGW&quot;],&quot;uri&quot;:[&quot;http://zotero.org/users/local/kZ8zKAPx/items/QIV5BBGW&quot;],&quot;itemData&quot;:{&quot;id&quot;:76,&quot;type&quot;:&quot;article-journal&quot;,&quot;container-title&quot;:&quot;Annual Review of Linguistics&quot;,&quot;issue&quot;:&quot;1&quot;,&quot;page&quot;:&quot;193-212&quot;,&quot;title&quot;:&quot;Creole Tense–Mood–Aspect systems&quot;,&quot;volume&quot;:&quot;4&quot;,&quot;author&quot;:[{&quot;family&quot;:&quot;Winford&quot;,&quot;given&quot;:&quot;Donald&quot;}],&quot;issued&quot;:{&quot;date-parts&quot;:[[&quot;2018&quot;]]}}}],&quot;schema&quot;:&quot;https://github.com/citation-style-language/schema/raw/master/csl-citation.json&quot;}"/><text:span text:style-name="T5">(</text:span><text:bookmark-start text:name="__Fieldmark__5453_1502508892"/><text:span text:style-name="T5">Winford 2018)</text:span><field:fieldmark-end/><text:bookmark-end text:name="__Fieldmark__5453_1502508892"/>, and these findings provide a foundation for further research into the usage of these modals and how these systems developed.</text:p>
      <text:p text:style-name="P57">Acknowledgements</text:p>
      <text:p text:style-name="P1">First and foremost, thanks go to Don Winford not only for inspiring this work and guiding me through its earliest stages, but for his mentorship as my advisor and his friendship ever since. There are few who have modeled such a generous and kind approach to scholarship. In addition, I also thank Judith Tonhauser, Scott Schwenter, and Michelle Dionisio for their feedback on earlier versions of this work. I am also grateful to the language consultants and other correspondents in New Jersey, California, Ohio, Zamboanga, and Cavite for their hospitality and patience in answering my endless questions. </text:p>
      <text:p text:style-name="P57">Abbreviations</text:p>
      <text:p text:style-name="P12"><text:span text:style-name="T48">acc<text:tab/></text:span><text:span text:style-name="T133">accusative</text:span></text:p>
      <text:p text:style-name="P13"><text:span text:style-name="T47">av<text:tab/></text:span><text:span text:style-name="T132">actor voice</text:span></text:p>
      <text:p text:style-name="P13"><text:span text:style-name="T47">cf<text:tab/></text:span><text:span text:style-name="T132">counterfactual</text:span></text:p>
      <text:p text:style-name="P13"><text:span text:style-name="T47">comp<text:tab/></text:span><text:span text:style-name="T132">complementizer</text:span></text:p>
      <text:p text:style-name="P13"><text:span text:style-name="T47">det<text:tab/></text:span><text:span text:style-name="T132">determiner</text:span></text:p>
      <text:p text:style-name="P13"><text:span text:style-name="T47">emph<text:tab/></text:span><text:span text:style-name="T132">emphatic</text:span></text:p>
      <text:p text:style-name="P13"><text:span text:style-name="T47">exst<text:tab/></text:span><text:span text:style-name="T132">existential</text:span></text:p>
      <text:p text:style-name="P13"><text:span text:style-name="T47">fut<text:tab/></text:span><text:span text:style-name="T132">future/contemplative</text:span></text:p>
      <text:p text:style-name="P13"><text:span text:style-name="T47">gen<text:tab/></text:span><text:span text:style-name="T132">genitive</text:span></text:p>
      <text:p text:style-name="P13"><text:soft-page-break/><text:span text:style-name="T47">incl<text:tab/></text:span><text:span text:style-name="T132">inclusive</text:span></text:p>
      <text:p text:style-name="P13"><text:span text:style-name="T47">inf<text:tab/></text:span><text:span text:style-name="T132">infinitive</text:span></text:p>
      <text:p text:style-name="P13"><text:span text:style-name="T47">ipfv<text:tab/></text:span><text:span text:style-name="T132">imperfective</text:span></text:p>
      <text:p text:style-name="P13"><text:span text:style-name="T47">lnk<text:tab/></text:span><text:span text:style-name="T132">linker</text:span></text:p>
      <text:p text:style-name="P13"><text:span text:style-name="T48">loc<text:tab/></text:span><text:span text:style-name="T133">locative</text:span></text:p>
      <text:p text:style-name="P13"><text:span text:style-name="T48">lv<text:tab/></text:span><text:span text:style-name="T133">locative voice</text:span></text:p>
      <text:p text:style-name="P13"><text:span text:style-name="T47">neg<text:tab/></text:span><text:span text:style-name="T132">negative</text:span></text:p>
      <text:p text:style-name="P13"><text:span text:style-name="T47">nom<text:tab/></text:span><text:span text:style-name="T132">nominative</text:span></text:p>
      <text:p text:style-name="P13"><text:span text:style-name="T47">num<text:tab/></text:span><text:span text:style-name="T132">numeral</text:span></text:p>
      <text:p text:style-name="P13"><text:span text:style-name="T47">obj<text:tab/></text:span><text:span text:style-name="T132">object</text:span></text:p>
      <text:p text:style-name="P13"><text:span text:style-name="T47">ov<text:tab/></text:span><text:span text:style-name="T132">object voice</text:span></text:p>
      <text:p text:style-name="P13"><text:span text:style-name="T47">pfv<text:tab/></text:span><text:span text:style-name="T132">perfective</text:span></text:p>
      <text:p text:style-name="P13"><text:span text:style-name="T48">pl<text:tab/></text:span><text:span text:style-name="T133">plural</text:span></text:p>
      <text:p text:style-name="P13"><text:span text:style-name="T47">poss<text:tab/></text:span><text:span text:style-name="T132">possessive</text:span></text:p>
      <text:p text:style-name="P13"><text:span text:style-name="T48">q<text:tab/></text:span><text:span text:style-name="T133">question marker</text:span></text:p>
      <text:p text:style-name="P13"><text:span text:style-name="T48">sg<text:tab/></text:span><text:span text:style-name="T133">singular</text:span></text:p>
      <text:p text:style-name="P13"><text:span text:style-name="T48">stv<text:tab/></text:span><text:span text:style-name="T133">stative</text:span></text:p>
      <text:p text:style-name="P13"><text:span text:style-name="T48">verb<text:tab/></text:span><text:span text:style-name="T133">verb marker</text:span></text:p>
      <text:p text:style-name="P57">References</text:p>
      <text:p text:style-name="Bibliography"><field:fieldmark-start text:name="__Fieldmark__3913_1787200729" field:type="ADDIN ZOTERO_BIBL {&quot;uncited&quot;:[],&quot;omitted&quot;:[],&quot;custom&quot;:[]} CSL_BIBLIOGRAPHY"/>A<text:bookmark-start text:name="__Fieldmark__5545_1502508892"/>sarina, Alya &amp; Anna Holt. 2005. Syntax and semantics of Tagalog modals. In Jeffrey Heinz &amp; Dimitris Ntelitheos (eds.), <text:span text:style-name="T7">UCLA Working Papers in Linguistics, no. 12, Proceedings of AFLA XII</text:span>, 1–17. Los Angeles: University of California, Los Angeles.<field:fieldmark-end/><text:bookmark-end text:name="__Fieldmark__5545_1502508892"/></text:p>
      <text:p text:style-name="Bibliography">Bader, Thomas, Iwar Werlen &amp; Adrian Wymann. 1994. <text:span text:style-name="T7">Towards a typology of modality: The encoding of modal attitudes in Korean, Japanese, and Tagalog</text:span>. Bern: Universität Bern Institut für Sprachwissenschaft.</text:p>
      <text:p text:style-name="Bibliography"><text:soft-page-break/>Bickerton, Derek. 1984. The language bioprogram hypothesis. <text:span text:style-name="T7">Behavioral and Brain Sciences</text:span> 7(2). 173–188.</text:p>
      <text:p text:style-name="Bibliography">Bybee, Joan L., Revere D. Perkins &amp; William Pagliuca. 1994. <text:span text:style-name="T7">The evolution of grammar: Tense, aspect, and modality in the languages of the world</text:span>. Chicago: University of Chicago Press.</text:p>
      <text:p text:style-name="Bibliography">Dahl, Östen. 1985. <text:span text:style-name="T7">Tense and aspect systems</text:span>. Oxford: Basil Blackwell.</text:p>
      <text:p text:style-name="Bibliography">Davis, Henry, Lisa Matthewson &amp; Hotze Rullmann. 2009. ‘Out of control’ marking as circumstantial modality in St’át’imcets. In Lotte Hogeweg, Helen de Hoop &amp; A.L. Malchukov (eds.), <text:span text:style-name="T7">Cross-linguistic semantics of tense, aspect and modality</text:span>, 205–244. Amsterdam: John Benjamins.</text:p>
      <text:p text:style-name="Bibliography">del Rosario, Flora. 2007. Memorable viaje. <text:span text:style-name="T7">Aviso: Newsletter of Cavite City Library and Museum</text:span>. Cavite City, 5(7) edition.</text:p>
      <text:p text:style-name="Bibliography">Dell, François. 1983. An aspectual distinction in Tagalog. <text:span text:style-name="T7">Oceanic Linguistics</text:span> 22/23(1/2). 175–206.</text:p>
      <text:p text:style-name="Bibliography">English, Leo James. 2008. <text:span text:style-name="T7">English-Tagalog dictionary</text:span>. Mandaluyong City: Cacho Hermanos, Inc.</text:p>
      <text:p text:style-name="Bibliography">English, Leo James. 2010. <text:span text:style-name="T7">Tagalog-English dictionary</text:span>. <text:span text:style-name="T18">Mandaluyong City: Cacho Hermanos, Inc.</text:span></text:p>
      <text:p text:style-name="Bibliography">Escalante, Enrique R. 2010. <text:span text:style-name="T7">Learning Chabacano: A handbook</text:span>. Manila: Baby Dragon Printing.</text:p>
      <text:p text:style-name="Bibliography">Evans, Bethwyn &amp; Malcolm Ross. 2001. The history of Proto-Oceanic *ma-. <text:span text:style-name="T24">Oceanic Linguistics</text:span><text:span text:style-name="T18"> 40(2). 269–290.</text:span></text:p>
      <text:p text:style-name="Bibliography"><text:span text:style-name="T18">Fernández, Mauro. 2006. Las lenguas de Zamboanga según los jesuitas y otros observadores occidentales. </text:span><text:span text:style-name="T24">Revista internacional de lingüística iberoamericana</text:span><text:span text:style-name="T18"> 7. 9–26.</text:span></text:p>
      <text:p text:style-name="Bibliography"><text:span text:style-name="T18">Fernández, Mauro. 2011. Chabacano en Tayabas: implicaciones para la historia de los criollos hispano-filipinos. </text:span><text:span text:style-name="T24">Revista internacional de lingüística iberoamericana</text:span><text:span text:style-name="T18"> (17). 189–218.</text:span></text:p>
      <text:p text:style-name="Bibliography"><text:span text:style-name="T18">Fernández, Mauro. 2012a. Leyenda e historia del chabacano de Ermita (Manila). </text:span><text:span text:style-name="T24">UniverSOS: revista de lenguas indígenas y universos culturales</text:span><text:span text:style-name="T18"> 9. 9–46.</text:span></text:p>
      <text:p text:style-name="Bibliography"><text:span text:style-name="T18">Fernández, Mauro. 2012b. El chabacano de Cotabato: el documento que Schuchardt no pudo utilizar. In Tomás Eduardo Jiménez Juliá, Belén López Meirama, Victoria Vázquez Rozas &amp; Alexandre Veiga (eds.), </text:span><text:span text:style-name="T24">Cum corde et in nova grammatica: estudios ofrecidos a Guillermo Rojo</text:span><text:span text:style-name="T18">, 295–313. Santiago de Compostela: Servicio de Publicaciones e Intercambio Científico.</text:span></text:p>
      <text:p text:style-name="Bibliography"><text:span text:style-name="T18">Fernández, Mauro. 2019. El escenario lingüístico de zamboanga (filipinas) a mediados del siglo XVIII. In Antonio Briz, M.</text:span><text:span text:style-name="T159">a</text:span><text:span text:style-name="T18"> José Martínez Alcalde, Nieves Mendizábal, Mara Fuertes Gutiérrez, José Luis Blas &amp; Margarita Porcar (eds.), </text:span><text:span text:style-name="T24">Estudios lingüísticos en homenaje a Emilio Ridruejo</text:span><text:span text:style-name="T18">, 439–451. </text:span>Valencia: Universitat de València.</text:p>
      <text:p text:style-name="Bibliography">Fernández, Mauro &amp; Eeva Sippola. 2017. A new window into the history of Chabacano. <text:span text:style-name="T7">Journal of Pidgin and Creole Languages</text:span> 32(2). 304–338.</text:p>
      <text:p text:style-name="Bibliography">Forman, Michael Lawrence. 1972. <text:span text:style-name="T7">Zamboangueño texts with grammatical analysis: A study of Philippine Creole Spanish</text:span>. Ithaca: Cornell University doctoral dissertation.</text:p>
      <text:p text:style-name="Bibliography">Frake, Charles O. 1980. Zamboangueño verb expressions. In Anwar S. Dil (ed.), <text:span text:style-name="T7">Language and cultural description: Essays by Charles O. Frake</text:span>, 277–310. Stanford: Stanford University Press.</text:p>
      <text:p text:style-name="Bibliography">Himmelmann, Nikolaus P. 2006. How to miss a paradigm or two: Multifunctional ma- in Tagalog. In Felix K. Ameka, Alan Dench &amp; Nicholas Evans (eds.), <text:span text:style-name="T7">Catching language: The standing challenge of grammar writing</text:span>, 487–526. Berlin: Mouton de Gruyter.</text:p>
      <text:p text:style-name="Bibliography">Kratzer, Angelika. 1991. Modality. In Dieter Wunderlich &amp; Arnim von Stechow (eds.), <text:span text:style-name="T7">Semantics: An international handbook of contemporary research</text:span>, 639–650. Berlin: de Gruyter.</text:p>
      <text:p text:style-name="Bibliography">Kroeger, Paul. 1993. <text:span text:style-name="T7">Phrase structure and grammatical relations in Tagalog</text:span>. Stanford: Center for the Study of Language and Information.</text:p>
      <text:p text:style-name="Bibliography"><text:soft-page-break/>Lesho, Marivic. 2018. Folk perception of variation in Cavite Chabacano. <text:span text:style-name="T7">Journal of Pidgin and Creole Languages</text:span> 33(1). 1–47.</text:p>
      <text:p text:style-name="Bibliography">Lesho, Marivic &amp; Eeva Sippola. 2014. Folk perceptions of variation among the Chabacano creoles. <text:span text:style-name="T24">Revista de crioulos de base lexical portuguesa e espanhola</text:span><text:span text:style-name="T18"> 5. 1–46.</text:span></text:p>
      <text:p text:style-name="Bibliography"><text:span text:style-name="T18">Lipski, John. 1988. </text:span>Philippine Creole Spanish: Assessing the Portuguese element. <text:span text:style-name="T7">Zeitschrift für Romanische Philologie</text:span> 104. 25–45.</text:p>
      <text:p text:style-name="Bibliography">Lipski, John M. 1992. New thoughts on the origins of Zamboangueño (Philippine Creole Spanish). <text:span text:style-name="T7">Language Sciences</text:span> 14(3). 197–231.</text:p>
      <text:p text:style-name="Bibliography">Lipski, John M. 2013. Remixing a mixed language: The emergence of a new pronominal system in Chabacano (Philippine Creole Spanish). <text:span text:style-name="T7">International Journal of Bilingualism</text:span> 17(4). 448–478.</text:p>
      <text:p text:style-name="Bibliography">Lipski, John &amp; Maurizio Santoro. 2007. Zamboangueño Creole Spanish. In John Holm &amp; Peter Patrick (eds.), <text:span text:style-name="T7">Comparative creole syntax</text:span>, 373–398. London: Battlebridge Press.</text:p>
      <text:p text:style-name="Bibliography">Lorenzino, Gerardo. 2000. <text:span text:style-name="T7">The morphosyntax of Spanish-lexified creoles</text:span>. München: LINCOM.</text:p>
      <text:p text:style-name="Bibliography">Matthewson, Lisa. 2013. Gitksan modals. <text:span text:style-name="T7">International Journal of American Linguistics</text:span> 79(3). 349–394.</text:p>
      <text:p text:style-name="Bibliography">Matthewson, Lisa, Hotze Rullmann &amp; Henry Davis. 2005. Modality in St’át’imcets. In J.C. Brown, M. Kiyota &amp; T. Peterson (eds.), <text:span text:style-name="T7">Papers for the 40th international conference on Salish and neighbouring languages</text:span>, 166–183. Vancouver: University of British Columbia Working Papers in Linguistics.</text:p>
      <text:p text:style-name="Bibliography">Maurer, Philippe &amp; the APiCS Consortium. 2013. Ability verb and epistemic possibility. In <text:span text:style-name="T7">Atlas of pidgin and creole language structures</text:span>. Leipzig: Max Planck Institute for Evolutionary Anthropology. https://apics-online.info/parameters/55#2/16.5/10.0 (20 February, 2019).</text:p>
      <text:p text:style-name="Bibliography">Michaelis, Susanne Maria, Philippe Maurer, Martin Haspelmath &amp; Magnus Huber (eds.). 2013. <text:span text:style-name="T7">Atlas of pidgin and creole language structures</text:span>. Leipzig: Max Planck Institute for Evolutionary Anthropology. http://apics-online.info/ (20 February, 2019).</text:p>
      <text:p text:style-name="Bibliography">Palmer, Frank R. 2001. <text:span text:style-name="T7">Mood and modality</text:span>. <text:span text:style-name="T18">Cambridge: Cambridge University Press.</text:span></text:p>
      <text:p text:style-name="Bibliography"><text:span text:style-name="T18">Riego de Dios, Maria Isabelita O. 1986. </text:span>A composite dictionary of Philippine Creole Spanish (PCS). <text:span text:style-name="T7">Studies in Philippine Linguistics</text:span> 7(2).</text:p>
      <text:p text:style-name="Bibliography">Rubino, Carl. 2008. Zamboangueño Chavacano and the potentive mode. In Susanne Michaelis (ed.), <text:span text:style-name="T7">Roots of creole structures: Weighing the contribution of substrates and superstrates</text:span>, 279–300. Amsterdam: John Benjamins.</text:p>
      <text:p text:style-name="Bibliography">Santos, Jamil. 2018. Natikman mo na ba ang ice cream na salted egg flavor? <text:span text:style-name="T7">GMA News</text:span>. https://www.gmanetwork.com/news/balitambayan/talakayan/674621/natikman-mo-na-ba-ang-ice-cream-na-salted-egg-flavor/story/ (12 September, 2020).</text:p>
      <text:p text:style-name="Bibliography">Schachter, Paul &amp; Fe T. Otanes. 1972. <text:span text:style-name="T7">Tagalog Reference Grammar</text:span>. Berkeley: University of California Press.</text:p>
      <text:p text:style-name="Bibliography"><text:span text:style-name="T18">Sippola, Eeva. 2011. </text:span><text:span text:style-name="T24">Una gramática descriptiva del chabacano de Ternate</text:span><text:span text:style-name="T18">. </text:span>Helsinki: University of Helsinki doctoral dissertation.</text:p>
      <text:p text:style-name="Bibliography">Sippola, Eeva &amp; Marivic Lesho. 2020. Contact-induced grammatical change and independent development in the Chabacano creoles. <text:span text:style-name="T7">Bulletin of Hispanic Studies</text:span> 97(1). 105–123.</text:p>
      <text:p text:style-name="Bibliography">Spitz, Walter. 2002. Voice and role in two Philippine languages. In Malcolm Ross &amp; Fay Wouk (eds.), <text:span text:style-name="T7">The history and typology of western Austronesian voice systems</text:span>, 379–404. Canberra: Pacific Linguistics.</text:p>
      <text:p text:style-name="Bibliography">Stolz, Thomas. 2002. General linguistic aspects of Spanish-indigenous language contacts with special focus on Austronesia. <text:span text:style-name="T7">Bulletin of Hispanic Studies</text:span> 79(2). 133–158.</text:p>
      <text:p text:style-name="Bibliography">van der Auwera, Johan, Andreas Ammann &amp; Saskia Kindt. 2005. polyfunctionality and Standard Average European. In Alex Klinge &amp; Henrik Høeg Müller (eds.), <text:span text:style-name="T7">Modality: Studies in form and function</text:span>, 247–272. London: Equinox Publishing.</text:p>
      <text:p text:style-name="Bibliography"><text:soft-page-break/>van der Auwera, Johan &amp; Vladimir A. Plungian. 1998. Modality’s semantic map. <text:span text:style-name="T7">Linguistic Typology</text:span> 2(1). 79–124.</text:p>
      <text:p text:style-name="Bibliography">Vander Klok, Jozina. 2013. Pure possibility and pure necessity modals in Paciran Javanese. <text:span text:style-name="T7">Oceanic Linguistics</text:span> 52(2). 341–374.</text:p>
      <text:p text:style-name="Bibliography">Whinnom, Keith. 1956. <text:span text:style-name="T7">Spanish contact vernaculars in the Philippine Islands</text:span>. Hong Kong: Hong Kong University.</text:p>
      <text:p text:style-name="Bibliography">Winford, Donald. 2000. Irrealis in Sranan: Mood and modality in a radical creole. <text:span text:style-name="T7">Journal of Pidgin and Creole Languages</text:span> 15(1). 63–125.</text:p>
      <text:p text:style-name="Bibliography">Winford, Donald. 2018. Creole Tense–Mood–Aspect systems. <text:span text:style-name="T7">Annual Review of Linguistics</text:span> 4(1). 193–212.</text:p>
      <text:p text:style-name="Bibliography">Wolfenden, Elmer P. 1971. <text:span text:style-name="T7">Hiligaynon reference grammar</text:span>. Honolulu: University of Hawaii Press.</text:p>
      <text:p text:style-name="Bibliography">Yatchi. 2012. Change. <text:span text:style-name="T7">Definitely Filipino</text:span>. https://definitelyfilipino.com/blog/change-2/ (20 February, 2019).</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F" style:font-size-asian="10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F" style:font-size-asian="10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use-window-font-color="true" style:font-name="Times New Roman" fo:font-family="'Times New Roman'" style:font-family-generic="roman" style:font-pitch="variable" fo:font-size="12pt" fo:language="en" fo:country="US" fo:font-style="italic" style:letter-kerning="fals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0799in" fo:margin-right="0in" fo:margin-top="0in" fo:margin-bottom="0.1665in" loext:contextual-spacing="false" fo:line-height="100%" fo:text-align="start" style:justify-single-word="false" fo:orphans="2" fo:widows="2" fo:hyphenation-ladder-count="no-limit" fo:text-indent="0.3575in" style:auto-text-indent="false" fo:keep-with-next="always" style:writing-mode="lr-tb"/>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s_5f_Langinfo" style:display-name="ls_Langinfo" style:family="paragraph" style:default-outline-level="">
      <style:paragraph-properties fo:margin-top="0in" fo:margin-bottom="0in" loext:contextual-spacing="false" fo:line-height="100%" fo:text-align="start" style:justify-single-word="false" fo:orphans="2" fo:widows="2" fo:keep-with-next="always" style:writing-mode="lr-tb"/>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ls_5f_UnNumberedSection" style:display-name="ls_UnNumberedSection" style:family="paragraph" style:parent-style-name="ls_5f_Section1" style:nex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orphans="2" fo:widows="2" fo:hyphenation-ladder-count="no-limit" fo:text-indent="0in" style:auto-text-indent="false" fo:keep-with-next="auto"/>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Text_20_body_20_indent" style:display-name="Text body indent" style:family="paragraph" style:parent-style-name="Standard" style:default-outline-level="" style:class="text">
      <style:paragraph-properties fo:margin-left="0.25in" fo:margin-right="0in" fo:margin-top="0in" fo:margin-bottom="0in" loext:contextual-spacing="false" style:line-height-at-least="0.2083in" fo:orphans="2" fo:widows="2" fo:hyphenation-ladder-count="no-limit" fo:text-indent="-0.3126in" style:auto-text-indent="false" fo:keep-with-next="auto"/>
      <style:text-properties style:font-name="Times" fo:font-family="Times"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Title_20_Char" style:display-name="Title Char" style:family="text" style:parent-style-name="Default_20_Paragraph_20_Font">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Quote_20_Char" style:display-name="Quote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Body_20_Text_20_Indent_20_Char" style:display-name="Body Text Indent Char" style:family="text" style:parent-style-name="Default_20_Paragraph_20_Font">
      <style:text-properties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fo:language="en" fo:country="US" fo:font-style="normal" style:font-style-asian="normal"/>
    </style:style>
    <style:style style:name="ListLabel_20_2" style:display-name="ListLabel 2" style:family="text">
      <style:text-properties fo:font-style="normal" style:font-style-asian="normal"/>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language="en" fo:country="US" fo:font-style="normal" style:font-style-asian="normal"/>
    </style:style>
    <style:style style:name="ListLabel_20_7" style:display-name="ListLabel 7" style:family="text">
      <style:text-properties fo:font-style="normal" style:font-style-asian="normal"/>
    </style:style>
    <style:style style:name="ListLabel_20_8" style:display-name="ListLabel 8" style:family="text">
      <style:text-properties fo:language="en" fo:country="US" fo:font-style="normal" style:font-style-asian="normal"/>
    </style:style>
    <style:style style:name="ListLabel_20_9" style:display-name="ListLabel 9"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8"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ListLabel_20_9"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1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3T21:13:00</meta:creation-date>
    <meta:initial-creator>Me</meta:initial-creator>
    <dc:language>en-US</dc:language>
    <dc:creator>Gooden, Shelome Antonette</dc:creator>
    <meta:print-date>1900-01-01T05:00:00</meta:print-date>
    <dc:date>2020-11-23T21:13:00</dc:date>
    <meta:editing-cycles>2</meta:editing-cycles>
    <meta:editing-duration>PT1M</meta:editing-duration>
    <meta:generator>LibreOffice/6.0.7.3$Linux_X86_64 LibreOffice_project/00m0$Build-3</meta:generator>
    <meta:document-statistic meta:table-count="3" meta:image-count="0" meta:object-count="0" meta:page-count="27" meta:paragraph-count="668" meta:word-count="12423" meta:character-count="77239" meta:non-whitespace-character-count="66050"/>
    <meta:user-defined meta:name="AppVersion">16.0000</meta:user-defined>
    <meta:user-defined meta:name="Company">Freie Universitaet Berlin</meta:user-defined>
    <meta:user-defined meta:name="ContentTypeId">0x0101005EA00E42EEB2D54F8BF16BF57D05A76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dN87gEyZ"/&gt;&lt;style id="http://www.zotero.org/styles/unified-style-sheet-for-linguistics" hasBibliography="1" bibliographyStyleHasBeenSet="1"/&gt;&lt;prefs&gt;&lt;pref name="fieldType" value="Field"/&gt;&lt;pref nam</meta:user-defined>
    <meta:user-defined meta:name="ZOTERO_PREF_2" meta:value-type="string">e="automaticJournalAbbreviations" value="true"/&gt;&lt;/prefs&gt;&lt;/data&gt;</meta:user-defined>
    <meta:template xlink:type="simple" xlink:actuate="onRequest" xlink:title="C:\Users\Me\Dropbox\Work\Projects\AHRC contact LADO\Handbook\Templates\lsp-arabic-template-3.dotx" xlink:href=""/>
  </office:meta>
</office:document-meta>
</file>